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tyles.xml"/>
  <manifest:file-entry manifest:media-type="text/xml" manifest:full-path="Object 10/meta.xml"/>
  <manifest:file-entry manifest:media-type="application/vnd.oasis.opendocument.chart" manifest:full-path="Object 10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meta.xml"/>
  <manifest:file-entry manifest:media-type="application/vnd.oasis.opendocument.chart" manifest:full-path="Object 11/"/>
  <manifest:file-entry manifest:media-type="text/xml" manifest:full-path="Object 12/content.xml"/>
  <manifest:file-entry manifest:media-type="text/xml" manifest:full-path="Object 12/styles.xml"/>
  <manifest:file-entry manifest:media-type="text/xml" manifest:full-path="Object 12/meta.xml"/>
  <manifest:file-entry manifest:media-type="application/vnd.oasis.opendocument.chart" manifest:full-path="Object 12/"/>
  <manifest:file-entry manifest:media-type="text/xml" manifest:full-path="Object 13/content.xml"/>
  <manifest:file-entry manifest:media-type="text/xml" manifest:full-path="Object 13/styles.xml"/>
  <manifest:file-entry manifest:media-type="text/xml" manifest:full-path="Object 13/meta.xml"/>
  <manifest:file-entry manifest:media-type="application/vnd.oasis.opendocument.chart" manifest:full-path="Object 13/"/>
  <manifest:file-entry manifest:media-type="text/xml" manifest:full-path="Object 14/content.xml"/>
  <manifest:file-entry manifest:media-type="text/xml" manifest:full-path="Object 14/styles.xml"/>
  <manifest:file-entry manifest:media-type="text/xml" manifest:full-path="Object 14/meta.xml"/>
  <manifest:file-entry manifest:media-type="application/vnd.oasis.opendocument.chart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tyles.xml"/>
  <manifest:file-entry manifest:media-type="text/xml" manifest:full-path="Object 15/meta.xml"/>
  <manifest:file-entry manifest:media-type="application/vnd.oasis.opendocument.chart" manifest:full-path="Object 15/"/>
  <manifest:file-entry manifest:media-type="text/xml" manifest:full-path="Object 16/content.xml"/>
  <manifest:file-entry manifest:media-type="text/xml" manifest:full-path="Object 16/styles.xml"/>
  <manifest:file-entry manifest:media-type="text/xml" manifest:full-path="Object 16/meta.xml"/>
  <manifest:file-entry manifest:media-type="application/vnd.oasis.opendocument.chart" manifest:full-path="Object 16/"/>
  <manifest:file-entry manifest:media-type="text/xml" manifest:full-path="Object 17/content.xml"/>
  <manifest:file-entry manifest:media-type="text/xml" manifest:full-path="Object 17/styles.xml"/>
  <manifest:file-entry manifest:media-type="text/xml" manifest:full-path="Object 17/meta.xml"/>
  <manifest:file-entry manifest:media-type="application/vnd.oasis.opendocument.chart" manifest:full-path="Object 17/"/>
  <manifest:file-entry manifest:media-type="text/xml" manifest:full-path="Object 18/content.xml"/>
  <manifest:file-entry manifest:media-type="text/xml" manifest:full-path="Object 18/styles.xml"/>
  <manifest:file-entry manifest:media-type="text/xml" manifest:full-path="Object 18/meta.xml"/>
  <manifest:file-entry manifest:media-type="application/vnd.oasis.opendocument.chart" manifest:full-path="Object 18/"/>
  <manifest:file-entry manifest:media-type="text/xml" manifest:full-path="Object 19/content.xml"/>
  <manifest:file-entry manifest:media-type="text/xml" manifest:full-path="Object 19/styles.xml"/>
  <manifest:file-entry manifest:media-type="text/xml" manifest:full-path="Object 19/meta.xml"/>
  <manifest:file-entry manifest:media-type="application/vnd.oasis.opendocument.chart" manifest:full-path="Object 19/"/>
  <manifest:file-entry manifest:media-type="text/xml" manifest:full-path="Object 20/content.xml"/>
  <manifest:file-entry manifest:media-type="text/xml" manifest:full-path="Object 20/styles.xml"/>
  <manifest:file-entry manifest:media-type="text/xml" manifest:full-path="Object 20/meta.xml"/>
  <manifest:file-entry manifest:media-type="application/vnd.oasis.opendocument.chart" manifest:full-path="Object 20/"/>
  <manifest:file-entry manifest:media-type="text/xml" manifest:full-path="Object 21/content.xml"/>
  <manifest:file-entry manifest:media-type="text/xml" manifest:full-path="Object 21/styles.xml"/>
  <manifest:file-entry manifest:media-type="text/xml" manifest:full-path="Object 21/meta.xml"/>
  <manifest:file-entry manifest:media-type="application/vnd.oasis.opendocument.chart" manifest:full-path="Object 21/"/>
  <manifest:file-entry manifest:media-type="text/xml" manifest:full-path="Object 22/content.xml"/>
  <manifest:file-entry manifest:media-type="text/xml" manifest:full-path="Object 22/styles.xml"/>
  <manifest:file-entry manifest:media-type="text/xml" manifest:full-path="Object 22/meta.xml"/>
  <manifest:file-entry manifest:media-type="application/vnd.oasis.opendocument.chart" manifest:full-path="Object 22/"/>
  <manifest:file-entry manifest:media-type="text/xml" manifest:full-path="Object 23/content.xml"/>
  <manifest:file-entry manifest:media-type="text/xml" manifest:full-path="Object 23/styles.xml"/>
  <manifest:file-entry manifest:media-type="text/xml" manifest:full-path="Object 23/meta.xml"/>
  <manifest:file-entry manifest:media-type="application/vnd.oasis.opendocument.chart" manifest:full-path="Object 23/"/>
  <manifest:file-entry manifest:media-type="text/xml" manifest:full-path="Object 24/content.xml"/>
  <manifest:file-entry manifest:media-type="text/xml" manifest:full-path="Object 24/styles.xml"/>
  <manifest:file-entry manifest:media-type="text/xml" manifest:full-path="Object 24/meta.xml"/>
  <manifest:file-entry manifest:media-type="application/vnd.oasis.opendocument.chart" manifest:full-path="Object 24/"/>
  <manifest:file-entry manifest:media-type="text/xml" manifest:full-path="Object 25/content.xml"/>
  <manifest:file-entry manifest:media-type="text/xml" manifest:full-path="Object 25/styles.xml"/>
  <manifest:file-entry manifest:media-type="text/xml" manifest:full-path="Object 25/meta.xml"/>
  <manifest:file-entry manifest:media-type="application/vnd.oasis.opendocument.chart" manifest:full-path="Object 25/"/>
  <manifest:file-entry manifest:media-type="text/xml" manifest:full-path="Object 26/content.xml"/>
  <manifest:file-entry manifest:media-type="text/xml" manifest:full-path="Object 26/styles.xml"/>
  <manifest:file-entry manifest:media-type="text/xml" manifest:full-path="Object 26/meta.xml"/>
  <manifest:file-entry manifest:media-type="application/vnd.oasis.opendocument.chart" manifest:full-path="Object 26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3.799cm"/>
    </style:style>
    <style:style style:name="co4" style:family="table-column">
      <style:table-column-properties fo:break-before="auto" style:column-width="2.986cm"/>
    </style:style>
    <style:style style:name="co5" style:family="table-column">
      <style:table-column-properties fo:break-before="auto" style:column-width="3.471cm"/>
    </style:style>
    <style:style style:name="co6" style:family="table-column">
      <style:table-column-properties fo:break-before="auto" style:column-width="4.408cm"/>
    </style:style>
    <style:style style:name="co7" style:family="table-column">
      <style:table-column-properties fo:break-before="auto" style:column-width="3.15cm"/>
    </style:style>
    <style:style style:name="co8" style:family="table-column">
      <style:table-column-properties fo:break-before="auto" style:column-width="2.623cm"/>
    </style:style>
    <style:style style:name="co9" style:family="table-column">
      <style:table-column-properties fo:break-before="auto" style:column-width="2.796cm"/>
    </style:style>
    <style:style style:name="co10" style:family="table-column">
      <style:table-column-properties fo:break-before="auto" style:column-width="2.768cm"/>
    </style:style>
    <style:style style:name="co11" style:family="table-column">
      <style:table-column-properties fo:break-before="auto" style:column-width="2.604cm"/>
    </style:style>
    <style:style style:name="co12" style:family="table-column">
      <style:table-column-properties fo:break-before="auto" style:column-width="2.35cm"/>
    </style:style>
    <style:style style:name="co13" style:family="table-column">
      <style:table-column-properties fo:break-before="auto" style:column-width="3.343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0"/>
    <style:style style:name="ce3" style:family="table-cell" style:parent-style-name="Default" style:data-style-name="N37"/>
    <style:style style:name="ce4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  <style:style style:name="gr2" style:family="graphic">
      <style:graphic-properties draw:textarea-horizontal-align="justify" draw:textarea-vertical-align="middle" draw:auto-grow-height="false" fo:min-height="0cm" fo:min-width="0cm" fo:wrap-option="no-wrap"/>
    </style:style>
    <style:style style:name="gr3" style:family="graphic">
      <style:graphic-properties draw:marker-start="Arrowheads_20_1" draw:marker-start-width="0.2cm" draw:marker-start-center="false" draw:fill="solid" draw:fill-color="#ffffc0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fo:min-height="0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Sum 1 job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Backup NB</text:p>
          </table:table-cell>
          <table:table-cell office:value-type="string">
            <text:p>Time sqlite</text:p>
          </table:table-cell>
          <table:table-cell office:value-type="string">
            <text:p>Time pgsql</text:p>
          </table:table-cell>
          <table:table-cell office:value-type="string">
            <text:p>Time mysql</text:p>
          </table:table-cell>
          <table:table-cell>
            <draw:frame table:end-cell-address="'Sum 1 job'.L23" table:end-x="0.276cm" table:end-y="0.326cm" draw:z-index="0" draw:style-name="gr1" svg:width="14.88cm" svg:height="9.681cm" svg:x="1.203cm" svg:y="0cm">
              <draw:object draw:notify-on-update-of-ranges="'Sum 1 job'.B1:'Sum 1 job'.B1 'Sum 1 job'.B2:'Sum 1 job'.B13 'Sum 1 job'.A2:'Sum 1 job'.A13 'Sum 1 job'.C1:'Sum 1 job'.C1 'Sum 1 job'.C2:'Sum 1 job'.C13 'Sum 1 job'.A2:'Sum 1 job'.A13 'Sum 1 job'.D1:'Sum 1 job'.D1 'Sum 1 job'.D2:'Sum 1 job'.D13 'Sum 1 job'.A2:'Sum 1 job'.A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table:formula="of:=[maous_sqlite_1.C13]" office:value-type="float" office:value="62">
            <text:p>62</text:p>
          </table:table-cell>
          <table:table-cell table:formula="of:=[maous_psql_1.C13]" office:value-type="float" office:value="727">
            <text:p>727</text:p>
          </table:table-cell>
          <table:table-cell table:formula="of:=[maous_mysql_1.C13]" office:value-type="float" office:value="268">
            <text:p>268</text:p>
          </table:table-cell>
          <table:table-cell table:number-columns-repeated="7"/>
          <table:table-cell>
            <draw:frame table:end-cell-address="'Sum 1 job'.S24" table:end-x="2.258cm" table:end-y="0.425cm" draw:z-index="2" draw:style-name="gr1" svg:width="16.78cm" svg:height="9.574cm" svg:x="1.285cm" svg:y="0.207cm">
              <draw:object draw:notify-on-update-of-ranges="'Sum 1 job'.C1:'Sum 1 job'.C1 'Sum 1 job'.C2:'Sum 1 job'.C13 'Sum 1 job'.A2:'Sum 1 job'.A13 'Sum 1 job'.D1:'Sum 1 job'.D1 'Sum 1 job'.D2:'Sum 1 job'.D13 'Sum 1 job'.A2:'Sum 1 job'.A1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maous_sqlite_1.C14]" office:value-type="float" office:value="664">
            <text:p>664</text:p>
          </table:table-cell>
          <table:table-cell table:formula="of:=[maous_psql_1.C14]" office:value-type="float" office:value="471">
            <text:p>471</text:p>
          </table:table-cell>
          <table:table-cell table:formula="of:=[maous_mysql_1.C14]" office:value-type="float" office:value="544">
            <text:p>544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formula="of:=[maous_sqlite_1.C15]" office:value-type="float" office:value="821">
            <text:p>821</text:p>
          </table:table-cell>
          <table:table-cell table:formula="of:=[maous_psql_1.C15]" office:value-type="float" office:value="480">
            <text:p>480</text:p>
          </table:table-cell>
          <table:table-cell table:formula="of:=[maous_mysql_1.C15]" office:value-type="float" office:value="533">
            <text:p>533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formula="of:=[maous_sqlite_1.C16]" office:value-type="float" office:value="1152">
            <text:p>1152</text:p>
          </table:table-cell>
          <table:table-cell table:formula="of:=[maous_psql_1.C16]" office:value-type="float" office:value="495">
            <text:p>495</text:p>
          </table:table-cell>
          <table:table-cell table:formula="of:=[maous_mysql_1.C16]" office:value-type="float" office:value="522">
            <text:p>522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formula="of:=[maous_sqlite_1.C17]" office:value-type="float" office:value="1736">
            <text:p>1736</text:p>
          </table:table-cell>
          <table:table-cell table:formula="of:=[maous_psql_1.C17]" office:value-type="float" office:value="506">
            <text:p>506</text:p>
          </table:table-cell>
          <table:table-cell table:formula="of:=[maous_mysql_1.C17]" office:value-type="float" office:value="518">
            <text:p>518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formula="of:=[maous_sqlite_1.C18]" office:value-type="float" office:value="2267">
            <text:p>2267</text:p>
          </table:table-cell>
          <table:table-cell table:formula="of:=[maous_psql_1.C18]" office:value-type="float" office:value="523">
            <text:p>523</text:p>
          </table:table-cell>
          <table:table-cell table:formula="of:=[maous_mysql_1.C18]" office:value-type="float" office:value="526">
            <text:p>526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formula="of:=[maous_sqlite_1.C19]" office:value-type="float" office:value="2792">
            <text:p>2792</text:p>
          </table:table-cell>
          <table:table-cell table:formula="of:=[maous_psql_1.C19]" office:value-type="float" office:value="540">
            <text:p>540</text:p>
          </table:table-cell>
          <table:table-cell table:formula="of:=[maous_mysql_1.C19]" office:value-type="float" office:value="545">
            <text:p>545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formula="of:=[maous_sqlite_1.C20]" office:value-type="float" office:value="3256">
            <text:p>3256</text:p>
          </table:table-cell>
          <table:table-cell table:formula="of:=[maous_psql_1.C20]" office:value-type="float" office:value="595">
            <text:p>595</text:p>
          </table:table-cell>
          <table:table-cell table:formula="of:=[maous_mysql_1.C20]" office:value-type="float" office:value="536">
            <text:p>536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formula="of:=[maous_sqlite_1.C21]" office:value-type="float" office:value="3517">
            <text:p>3517</text:p>
          </table:table-cell>
          <table:table-cell table:formula="of:=[maous_psql_1.C21]" office:value-type="float" office:value="587">
            <text:p>587</text:p>
          </table:table-cell>
          <table:table-cell table:formula="of:=[maous_mysql_1.C21]" office:value-type="float" office:value="538">
            <text:p>538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formula="of:=[maous_sqlite_1.C22]" office:value-type="float" office:value="3876">
            <text:p>3876</text:p>
          </table:table-cell>
          <table:table-cell table:formula="of:=[maous_psql_1.C22]" office:value-type="float" office:value="699">
            <text:p>699</text:p>
          </table:table-cell>
          <table:table-cell table:formula="of:=[maous_mysql_1.C22]" office:value-type="float" office:value="540">
            <text:p>540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table:formula="of:=[maous_sqlite_1.C23]" office:value-type="float" office:value="4250">
            <text:p>4250</text:p>
          </table:table-cell>
          <table:table-cell table:formula="of:=[maous_psql_1.C23]" office:value-type="float" office:value="804">
            <text:p>804</text:p>
          </table:table-cell>
          <table:table-cell table:formula="of:=[maous_mysql_1.C23]" office:value-type="float" office:value="553">
            <text:p>553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table:formula="of:=[maous_sqlite_1.C24]" office:value-type="float" office:value="4686">
            <text:p>4686</text:p>
          </table:table-cell>
          <table:table-cell table:formula="of:=[maous_psql_1.C24]" office:value-type="float" office:value="866">
            <text:p>866</text:p>
          </table:table-cell>
          <table:table-cell table:formula="of:=[maous_mysql_1.C24]" office:value-type="float" office:value="544">
            <text:p>544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table:formula="of:=[maous_sqlite_1.C25]" office:value-type="float" office:value="127">
            <text:p>127</text:p>
          </table:table-cell>
          <table:table-cell table:formula="of:=[maous_psql_1.C25]" office:value-type="float" office:value="101">
            <text:p>101</text:p>
          </table:table-cell>
          <table:table-cell table:formula="of:=[maous_mysql_1.C25]" office:value-type="float" office:value="79">
            <text:p>79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table:formula="of:=[maous_sqlite_1.C26]" office:value-type="float" office:value="55">
            <text:p>55</text:p>
          </table:table-cell>
          <table:table-cell table:formula="of:=[maous_psql_1.C26]" office:value-type="float" office:value="43">
            <text:p>43</text:p>
          </table:table-cell>
          <table:table-cell table:formula="of:=[maous_mysql_1.C26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table:formula="of:=[maous_sqlite_1.C27]" office:value-type="float" office:value="61">
            <text:p>61</text:p>
          </table:table-cell>
          <table:table-cell table:formula="of:=[maous_psql_1.C27]" office:value-type="float" office:value="41">
            <text:p>41</text:p>
          </table:table-cell>
          <table:table-cell table:formula="of:=[maous_mysql_1.C27]" office:value-type="float" office:value="48">
            <text:p>48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table:formula="of:=[maous_sqlite_1.C28]" office:value-type="float" office:value="52">
            <text:p>52</text:p>
          </table:table-cell>
          <table:table-cell table:formula="of:=[maous_psql_1.C28]" office:value-type="float" office:value="47">
            <text:p>47</text:p>
          </table:table-cell>
          <table:table-cell table:formula="of:=[maous_mysql_1.C28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table:formula="of:=[maous_sqlite_1.C29]" office:value-type="float" office:value="57">
            <text:p>57</text:p>
          </table:table-cell>
          <table:table-cell table:formula="of:=[maous_psql_1.C29]" office:value-type="float" office:value="47">
            <text:p>47</text:p>
          </table:table-cell>
          <table:table-cell table:formula="of:=[maous_mysql_1.C29]" office:value-type="float" office:value="45">
            <text:p>45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table:formula="of:=[maous_sqlite_1.C30]" office:value-type="float" office:value="50">
            <text:p>50</text:p>
          </table:table-cell>
          <table:table-cell table:formula="of:=[maous_psql_1.C30]" office:value-type="float" office:value="53">
            <text:p>53</text:p>
          </table:table-cell>
          <table:table-cell table:formula="of:=[maous_mysql_1.C30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table:formula="of:=[maous_sqlite_1.C31]" office:value-type="float" office:value="75">
            <text:p>75</text:p>
          </table:table-cell>
          <table:table-cell table:formula="of:=[maous_psql_1.C31]" office:value-type="float" office:value="72">
            <text:p>72</text:p>
          </table:table-cell>
          <table:table-cell table:formula="of:=[maous_mysql_1.C31]" office:value-type="float" office:value="49">
            <text:p>49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table:formula="of:=[maous_sqlite_1.C32]" office:value-type="float" office:value="70">
            <text:p>70</text:p>
          </table:table-cell>
          <table:table-cell table:formula="of:=[maous_psql_1.C32]" office:value-type="float" office:value="51">
            <text:p>51</text:p>
          </table:table-cell>
          <table:table-cell table:formula="of:=[maous_mysql_1.C32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table:formula="of:=[maous_sqlite_1.C33]" office:value-type="float" office:value="92">
            <text:p>92</text:p>
          </table:table-cell>
          <table:table-cell table:formula="of:=[maous_psql_1.C33]" office:value-type="float" office:value="59">
            <text:p>59</text:p>
          </table:table-cell>
          <table:table-cell table:formula="of:=[maous_mysql_1.C33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float" office:value="22">
            <text:p>22</text:p>
          </table:table-cell>
          <table:table-cell table:formula="of:=[maous_sqlite_1.C34]" office:value-type="float" office:value="94">
            <text:p>94</text:p>
          </table:table-cell>
          <table:table-cell table:formula="of:=[maous_psql_1.C34]" office:value-type="float" office:value="52">
            <text:p>52</text:p>
          </table:table-cell>
          <table:table-cell table:formula="of:=[maous_mysql_1.C34]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float" office:value="23">
            <text:p>23</text:p>
          </table:table-cell>
          <table:table-cell table:formula="of:=[maous_sqlite_1.C35]" office:value-type="float" office:value="118">
            <text:p>118</text:p>
          </table:table-cell>
          <table:table-cell table:formula="of:=[maous_psql_1.C35]" office:value-type="float" office:value="45">
            <text:p>45</text:p>
          </table:table-cell>
          <table:table-cell table:formula="of:=[maous_mysql_1.C35]"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float" office:value="24">
            <text:p>24</text:p>
          </table:table-cell>
          <table:table-cell table:formula="of:=[maous_sqlite_1.C36]" office:value-type="float" office:value="101">
            <text:p>101</text:p>
          </table:table-cell>
          <table:table-cell table:formula="of:=[maous_psql_1.C36]" office:value-type="float" office:value="42">
            <text:p>42</text:p>
          </table:table-cell>
          <table:table-cell table:formula="of:=[maous_mysql_1.C36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table:formula="of:=[maous_sqlite_1.C37]" office:value-type="float" office:value="119">
            <text:p>119</text:p>
          </table:table-cell>
          <table:table-cell table:formula="of:=[maous_psql_1.C37]" office:value-type="float" office:value="46">
            <text:p>46</text:p>
          </table:table-cell>
          <table:table-cell table:formula="of:=[maous_mysql_1.C37]" office:value-type="float" office:value="44">
            <text:p>44</text:p>
          </table:table-cell>
          <table:table-cell>
            <draw:frame table:end-cell-address="'Sum 1 job'.L45" table:end-x="0.468cm" table:end-y="0.08cm" draw:z-index="1" draw:style-name="gr1" svg:width="15.127cm" svg:height="7.979cm" svg:x="1.148cm" svg:y="0.181cm">
              <draw:object draw:notify-on-update-of-ranges="'Sum 1 job'.B1:'Sum 1 job'.B1 'Sum 1 job'.B14:'Sum 1 job'.B39 'Sum 1 job'.A14:'Sum 1 job'.A39 'Sum 1 job'.C1:'Sum 1 job'.C1 'Sum 1 job'.C14:'Sum 1 job'.C39 'Sum 1 job'.A14:'Sum 1 job'.A39 'Sum 1 job'.D1:'Sum 1 job'.D1 'Sum 1 job'.D14:'Sum 1 job'.D39 'Sum 1 job'.A14:'Sum 1 job'.A3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table:end-cell-address="'Sum 1 job'.S44" table:end-x="2.093cm" table:end-y="0.053cm" draw:z-index="3" draw:style-name="gr1" svg:width="16.478cm" svg:height="7.66cm" svg:x="1.422cm" svg:y="0.048cm">
              <draw:object draw:notify-on-update-of-ranges="'Sum 1 job'.C1:'Sum 1 job'.C1 'Sum 1 job'.C15:'Sum 1 job'.C39 'Sum 1 job'.A15:'Sum 1 job'.A39 'Sum 1 job'.D1:'Sum 1 job'.D1 'Sum 1 job'.D15:'Sum 1 job'.D39 'Sum 1 job'.A15:'Sum 1 job'.A39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maous_sqlite_1.C38]" office:value-type="float" office:value="99">
            <text:p>99</text:p>
          </table:table-cell>
          <table:table-cell table:formula="of:=[maous_psql_1.C38]" office:value-type="float" office:value="39">
            <text:p>39</text:p>
          </table:table-cell>
          <table:table-cell table:formula="of:=[maous_mysql_1.C38]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table:formula="of:=[maous_sqlite_1.C39]" office:value-type="float" office:value="92">
            <text:p>92</text:p>
          </table:table-cell>
          <table:table-cell table:formula="of:=[maous_psql_1.C39]" office:value-type="float" office:value="45">
            <text:p>45</text:p>
          </table:table-cell>
          <table:table-cell table:formula="of:=[maous_mysql_1.C39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table:formula="of:=[maous_sqlite_1.C40]" office:value-type="float" office:value="98">
            <text:p>98</text:p>
          </table:table-cell>
          <table:table-cell table:formula="of:=[maous_psql_1.C40]" office:value-type="float" office:value="45">
            <text:p>45</text:p>
          </table:table-cell>
          <table:table-cell table:formula="of:=[maous_mysql_1.C40]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table:formula="of:=[maous_sqlite_1.C41]" office:value-type="float" office:value="116">
            <text:p>116</text:p>
          </table:table-cell>
          <table:table-cell table:formula="of:=[maous_psql_1.C41]" office:value-type="float" office:value="52">
            <text:p>52</text:p>
          </table:table-cell>
          <table:table-cell table:formula="of:=[maous_mysql_1.C41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table:formula="of:=[maous_sqlite_1.C42]" office:value-type="float" office:value="103">
            <text:p>103</text:p>
          </table:table-cell>
          <table:table-cell table:formula="of:=[maous_psql_1.C42]" office:value-type="float" office:value="40">
            <text:p>40</text:p>
          </table:table-cell>
          <table:table-cell table:formula="of:=[maous_mysql_1.C42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table:formula="of:=[maous_sqlite_1.C43]" office:value-type="float" office:value="118">
            <text:p>118</text:p>
          </table:table-cell>
          <table:table-cell table:formula="of:=[maous_psql_1.C43]" office:value-type="float" office:value="46">
            <text:p>46</text:p>
          </table:table-cell>
          <table:table-cell table:formula="of:=[maous_mysql_1.C43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formula="of:=[maous_sqlite_1.C44]" office:value-type="float" office:value="100">
            <text:p>100</text:p>
          </table:table-cell>
          <table:table-cell table:formula="of:=[maous_psql_1.C44]" office:value-type="float" office:value="43">
            <text:p>43</text:p>
          </table:table-cell>
          <table:table-cell table:formula="of:=[maous_mysql_1.C44]" office:value-type="float" office:value="40">
            <text:p>40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formula="of:=[maous_sqlite_1.C45]" office:value-type="float" office:value="117">
            <text:p>117</text:p>
          </table:table-cell>
          <table:table-cell table:formula="of:=[maous_psql_1.C45]" office:value-type="float" office:value="50">
            <text:p>50</text:p>
          </table:table-cell>
          <table:table-cell table:formula="of:=[maous_mysql_1.C45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formula="of:=[maous_sqlite_1.C46]" office:value-type="float" office:value="104">
            <text:p>104</text:p>
          </table:table-cell>
          <table:table-cell table:formula="of:=[maous_psql_1.C46]" office:value-type="float" office:value="44">
            <text:p>44</text:p>
          </table:table-cell>
          <table:table-cell table:formula="of:=[maous_mysql_1.C46]" office:value-type="float" office:value="39">
            <text:p>39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formula="of:=[maous_sqlite_1.C47]" office:value-type="float" office:value="117">
            <text:p>117</text:p>
          </table:table-cell>
          <table:table-cell table:formula="of:=[maous_psql_1.C47]" office:value-type="float" office:value="44">
            <text:p>44</text:p>
          </table:table-cell>
          <table:table-cell table:formula="of:=[maous_mysql_1.C47]" office:value-type="float" office:value="43">
            <text:p>43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formula="of:=[maous_sqlite_1.C48]" office:value-type="float" office:value="105">
            <text:p>105</text:p>
          </table:table-cell>
          <table:table-cell table:formula="of:=[maous_psql_1.C48]" office:value-type="float" office:value="39">
            <text:p>39</text:p>
          </table:table-cell>
          <table:table-cell table:formula="of:=[maous_mysql_1.C48]" office:value-type="float" office:value="42">
            <text:p>42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formula="of:=[maous_sqlite_1.C49]" office:value-type="float" office:value="123">
            <text:p>123</text:p>
          </table:table-cell>
          <table:table-cell table:formula="of:=[maous_psql_1.C49]" office:value-type="float" office:value="44">
            <text:p>44</text:p>
          </table:table-cell>
          <table:table-cell table:formula="of:=[maous_mysql_1.C49]" office:value-type="float" office:value="46">
            <text:p>46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formula="of:=[maous_sqlite_1.C50]" office:value-type="float" office:value="101">
            <text:p>101</text:p>
          </table:table-cell>
          <table:table-cell table:formula="of:=[maous_psql_1.C50]" office:value-type="float" office:value="39">
            <text:p>39</text:p>
          </table:table-cell>
          <table:table-cell table:formula="of:=[maous_mysql_1.C50]" office:value-type="float" office:value="41">
            <text:p>41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formula="of:=[maous_sqlite_1.C51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formula="of:=[maous_sqlite_1.C52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formula="of:=[maous_sqlite_1.C53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formula="of:=[maous_sqlite_1.C54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formula="of:=[maous_sqlite_1.C55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formula="of:=[maous_sqlite_1.C56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formula="of:=[maous_sqlite_1.C57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formula="of:=[maous_sqlite_1.C58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formula="of:=[maous_sqlite_1.C59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formula="of:=[maous_sqlite_1.C60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formula="of:=[maous_sqlite_1.C61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formula="of:=[maous_sqlite_1.C62]" office:value-type="float" office:value="0">
            <text:p>0</text:p>
          </table:table-cell>
          <table:table-cell table:number-columns-repeated="10"/>
        </table:table-row>
      </table:table>
      <table:table table:name="maous_sqlite_1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number-columns-repeated="5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DB Type</text:p>
          </table:table-cell>
          <table:table-cell table:style-name="ce1" office:value-type="string">
            <text:p>sqlite3</text:p>
          </table:table-cell>
          <table:table-cell table:style-name="Default" table:number-columns-repeated="2"/>
          <table:table-cell table:number-columns-repeated="3"/>
          <table:table-cell office:value-type="string">
            <text:p>Level</text:p>
          </table:table-cell>
          <table:table-cell office:value-type="string">
            <text:p>grep Level $log <text:s/>| sed 's/,//' | awk '{print $3}'</text:p>
          </table:table-cell>
        </table:table-row>
        <table:table-row table:style-name="ro1">
          <table:table-cell office:value-type="string">
            <text:p>Version</text:p>
          </table:table-cell>
          <table:table-cell table:style-name="ce1" office:value-type="string">
            <text:p>3.4.2-2</text:p>
          </table:table-cell>
          <table:table-cell table:style-name="Default" table:number-columns-repeated="2"/>
          <table:table-cell table:number-columns-repeated="3"/>
          <table:table-cell office:value-type="string">
            <text:p>StartTime</text:p>
          </table:table-cell>
          <table:table-cell office:value-type="string">
            <text:p>grep 'Start time' $log <text:s/>| sed 's/,//' | awk '{print $4 }</text:p>
          </table:table-cell>
        </table:table-row>
        <table:table-row table:style-name="ro1">
          <table:table-cell office:value-type="string">
            <text:p>Host</text:p>
          </table:table-cell>
          <table:table-cell table:style-name="ce1" office:value-type="string">
            <text:p>maous</text:p>
          </table:table-cell>
          <table:table-cell table:style-name="Default" table:number-columns-repeated="2"/>
          <table:table-cell table:number-columns-repeated="3"/>
          <table:table-cell office:value-type="string">
            <text:p>EndTime</text:p>
          </table:table-cell>
          <table:table-cell office:value-type="string">
            <text:p>grep 'End time' $log <text:s/>| sed 's/,//' | awk '{print $4 }</text:p>
          </table:table-cell>
        </table:table-row>
        <table:table-row table:style-name="ro1">
          <table:table-cell office:value-type="string">
            <text:p>Memory</text:p>
          </table:table-cell>
          <table:table-cell table:style-name="ce1" office:value-type="float" office:value="8002">
            <text:p>8002</text:p>
          </table:table-cell>
          <table:table-cell table:style-name="Default" table:number-columns-repeated="2"/>
          <table:table-cell table:number-columns-repeated="3"/>
          <table:table-cell office:value-type="string">
            <text:p>Files</text:p>
          </table:table-cell>
          <table:table-cell office:value-type="string">
            <text:p>grep 'FD Files' $log <text:s/>| sed 's/,//g' | awk '{print $4 }'</text:p>
          </table:table-cell>
        </table:table-row>
        <table:table-row table:style-name="ro1">
          <table:table-cell office:value-type="string">
            <text:p>Disk system</text:p>
          </table:table-cell>
          <table:table-cell table:style-name="ce1" office:value-type="string">
            <text:p>1 SATA</text:p>
          </table:table-cell>
          <table:table-cell table:style-name="Default" table:number-columns-repeated="2"/>
          <table:table-cell table:number-columns-repeated="3"/>
          <table:table-cell office:value-type="string">
            <text:p>Duration</text:p>
          </table:table-cell>
          <table:table-cell office:value-type="string">
            <text:p>grep Elap log--with-sqlite3-2009-09-20_02-11.log | awk -F: '{ print $2 }' | while read a; do ./time_to_sec.pl $a ; done</text:p>
          </table:table-cell>
        </table:table-row>
        <table:table-row table:style-name="ro1">
          <table:table-cell office:value-type="string">
            <text:p>OS</text:p>
          </table:table-cell>
          <table:table-cell table:style-name="ce1" office:value-type="string">
            <text:p>Ubuntu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FS type</text:p>
          </table:table-cell>
          <table:table-cell table:style-name="ce1" office:value-type="string">
            <text:p>reiserfs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Nb jobs //</text:p>
          </table:table-cell>
          <table:table-cell office:value-type="float" office:value="1">
            <text:p>1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Nb cpus</text:p>
          </table:table-cell>
          <table:table-cell office:value-type="float" office:value="8">
            <text:p>8</text:p>
          </table:table-cell>
          <table:table-cell table:style-name="Default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>
            <text:p>Backup NB</text:p>
          </table:table-cell>
          <table:table-cell office:value-type="string">
            <text:p>Level</text:p>
          </table:table-cell>
          <table:table-cell table:style-name="Default" office:value-type="string">
            <text:p>Old index</text:p>
          </table:table-cell>
          <table:table-cell table:style-name="Default" office:value-type="string">
            <text:p>New index</text:p>
          </table:table-cell>
          <table:table-cell office:value-type="string">
            <text:p>Nb Files</text:p>
          </table:table-cell>
          <table:table-cell office:value-type="string">
            <text:p>Catalog Files</text:p>
          </table:table-cell>
          <table:table-cell>
            <draw:frame table:end-cell-address="maous_sqlite_1.M29" table:end-x="0.523cm" table:end-y="0.081cm" draw:z-index="0" draw:style-name="gr1" svg:width="13.173cm" svg:height="7.264cm" svg:x="0.899cm" svg:y="0.047cm">
              <draw:object draw:notify-on-update-of-ranges="maous_sqlite_1.C12:maous_sqlite_1.C12 maous_sqlite_1.C13:maous_sqlite_1.C50 maous_sqlite_1.A13:maous_sqlite_1.A50 maous_sqlite_1.D12:maous_sqlite_1.D12 maous_sqlite_1.D13:maous_sqlite_1.D50 maous_sqlite_1.A13:maous_sqlite_1.A50" xlink:href="./Object 19" xlink:type="simple" xlink:show="embed" xlink:actuate="onLoad"/>
              <draw:image xlink:href="./ObjectReplacements/Object 19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62">
            <text:p>62</text:p>
          </table:table-cell>
          <table:table-cell office:value-type="float" office:value="448">
            <text:p>448</text:p>
          </table:table-cell>
          <table:table-cell office:value-type="float" office:value="1507533">
            <text:p>1507533</text:p>
          </table:table-cell>
          <table:table-cell table:formula="of:=[.E13]" office:value-type="float" office:value="1507533">
            <text:p>1507533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ll</text:p>
          </table:table-cell>
          <table:table-cell office:value-type="float" office:value="664">
            <text:p>664</text:p>
          </table:table-cell>
          <table:table-cell office:value-type="float" office:value="444">
            <text:p>444</text:p>
          </table:table-cell>
          <table:table-cell office:value-type="float" office:value="1507533">
            <text:p>1507533</text:p>
          </table:table-cell>
          <table:table-cell table:formula="of:=SUM([.$E$13:.$E14])" office:value-type="float" office:value="3015066">
            <text:p>3015066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ull</text:p>
          </table:table-cell>
          <table:table-cell office:value-type="float" office:value="821">
            <text:p>821</text:p>
          </table:table-cell>
          <table:table-cell office:value-type="float" office:value="418">
            <text:p>418</text:p>
          </table:table-cell>
          <table:table-cell office:value-type="float" office:value="1507533">
            <text:p>1507533</text:p>
          </table:table-cell>
          <table:table-cell table:formula="of:=SUM([.$E$13:.$E15])" office:value-type="float" office:value="4522599">
            <text:p>4522599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ull</text:p>
          </table:table-cell>
          <table:table-cell office:value-type="float" office:value="1152">
            <text:p>1152</text:p>
          </table:table-cell>
          <table:table-cell office:value-type="float" office:value="430">
            <text:p>430</text:p>
          </table:table-cell>
          <table:table-cell office:value-type="float" office:value="1507533">
            <text:p>1507533</text:p>
          </table:table-cell>
          <table:table-cell table:formula="of:=SUM([.$E$13:.$E16])" office:value-type="float" office:value="6030132">
            <text:p>603013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ull</text:p>
          </table:table-cell>
          <table:table-cell office:value-type="float" office:value="1736">
            <text:p>1736</text:p>
          </table:table-cell>
          <table:table-cell office:value-type="float" office:value="413">
            <text:p>413</text:p>
          </table:table-cell>
          <table:table-cell office:value-type="float" office:value="1507533">
            <text:p>1507533</text:p>
          </table:table-cell>
          <table:table-cell table:formula="of:=SUM([.$E$13:.$E17])" office:value-type="float" office:value="7537665">
            <text:p>753766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ull</text:p>
          </table:table-cell>
          <table:table-cell office:value-type="float" office:value="2267">
            <text:p>2267</text:p>
          </table:table-cell>
          <table:table-cell office:value-type="float" office:value="402">
            <text:p>402</text:p>
          </table:table-cell>
          <table:table-cell office:value-type="float" office:value="1507533">
            <text:p>1507533</text:p>
          </table:table-cell>
          <table:table-cell table:formula="of:=SUM([.$E$13:.$E18])" office:value-type="float" office:value="9045198">
            <text:p>904519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ull</text:p>
          </table:table-cell>
          <table:table-cell office:value-type="float" office:value="2792">
            <text:p>2792</text:p>
          </table:table-cell>
          <table:table-cell office:value-type="float" office:value="455">
            <text:p>455</text:p>
          </table:table-cell>
          <table:table-cell office:value-type="float" office:value="1507533">
            <text:p>1507533</text:p>
          </table:table-cell>
          <table:table-cell table:formula="of:=SUM([.$E$13:.$E19])" office:value-type="float" office:value="10552731">
            <text:p>10552731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ull</text:p>
          </table:table-cell>
          <table:table-cell office:value-type="float" office:value="3256">
            <text:p>3256</text:p>
          </table:table-cell>
          <table:table-cell office:value-type="float" office:value="433">
            <text:p>433</text:p>
          </table:table-cell>
          <table:table-cell office:value-type="float" office:value="1507533">
            <text:p>1507533</text:p>
          </table:table-cell>
          <table:table-cell table:formula="of:=SUM([.$E$13:.$E20])" office:value-type="float" office:value="12060264">
            <text:p>12060264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ull</text:p>
          </table:table-cell>
          <table:table-cell office:value-type="float" office:value="3517">
            <text:p>3517</text:p>
          </table:table-cell>
          <table:table-cell office:value-type="float" office:value="469">
            <text:p>469</text:p>
          </table:table-cell>
          <table:table-cell office:value-type="float" office:value="1507533">
            <text:p>1507533</text:p>
          </table:table-cell>
          <table:table-cell table:formula="of:=SUM([.$E$13:.$E21])" office:value-type="float" office:value="13567797">
            <text:p>13567797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ull</text:p>
          </table:table-cell>
          <table:table-cell office:value-type="float" office:value="3876">
            <text:p>3876</text:p>
          </table:table-cell>
          <table:table-cell office:value-type="float" office:value="520">
            <text:p>520</text:p>
          </table:table-cell>
          <table:table-cell office:value-type="float" office:value="1507533">
            <text:p>1507533</text:p>
          </table:table-cell>
          <table:table-cell table:formula="of:=SUM([.$E$13:.$E22])" office:value-type="float" office:value="15075330">
            <text:p>1507533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ull</text:p>
          </table:table-cell>
          <table:table-cell office:value-type="float" office:value="4250">
            <text:p>4250</text:p>
          </table:table-cell>
          <table:table-cell office:value-type="float" office:value="474">
            <text:p>474</text:p>
          </table:table-cell>
          <table:table-cell office:value-type="float" office:value="1507533">
            <text:p>1507533</text:p>
          </table:table-cell>
          <table:table-cell table:formula="of:=SUM([.$E$13:.$E23])" office:value-type="float" office:value="16582863">
            <text:p>16582863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ull</text:p>
          </table:table-cell>
          <table:table-cell office:value-type="float" office:value="4686">
            <text:p>4686</text:p>
          </table:table-cell>
          <table:table-cell office:value-type="float" office:value="466">
            <text:p>466</text:p>
          </table:table-cell>
          <table:table-cell office:value-type="float" office:value="1507533">
            <text:p>1507533</text:p>
          </table:table-cell>
          <table:table-cell table:formula="of:=SUM([.$E$13:.$E24])" office:value-type="float" office:value="18090396">
            <text:p>18090396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ncremental</text:p>
          </table:table-cell>
          <table:table-cell office:value-type="float" office:value="127">
            <text:p>127</text:p>
          </table:table-cell>
          <table:table-cell/>
          <table:table-cell office:value-type="float" office:value="28847">
            <text:p>28847</text:p>
          </table:table-cell>
          <table:table-cell table:formula="of:=SUM([.$E$13:.$E25])" office:value-type="float" office:value="18119243">
            <text:p>18119243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Incremental</text:p>
          </table:table-cell>
          <table:table-cell office:value-type="float" office:value="55">
            <text:p>55</text:p>
          </table:table-cell>
          <table:table-cell/>
          <table:table-cell office:value-type="float" office:value="28847">
            <text:p>28847</text:p>
          </table:table-cell>
          <table:table-cell table:formula="of:=SUM([.$E$13:.$E26])" office:value-type="float" office:value="18148090">
            <text:p>18148090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cremental</text:p>
          </table:table-cell>
          <table:table-cell office:value-type="float" office:value="61">
            <text:p>61</text:p>
          </table:table-cell>
          <table:table-cell/>
          <table:table-cell office:value-type="float" office:value="28847">
            <text:p>28847</text:p>
          </table:table-cell>
          <table:table-cell table:formula="of:=SUM([.$E$13:.$E27])" office:value-type="float" office:value="18176937">
            <text:p>18176937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Incremental</text:p>
          </table:table-cell>
          <table:table-cell office:value-type="float" office:value="52">
            <text:p>52</text:p>
          </table:table-cell>
          <table:table-cell/>
          <table:table-cell office:value-type="float" office:value="28847">
            <text:p>28847</text:p>
          </table:table-cell>
          <table:table-cell table:formula="of:=SUM([.$E$13:.$E28])" office:value-type="float" office:value="18205784">
            <text:p>18205784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ncremental</text:p>
          </table:table-cell>
          <table:table-cell office:value-type="float" office:value="57">
            <text:p>57</text:p>
          </table:table-cell>
          <table:table-cell/>
          <table:table-cell office:value-type="float" office:value="28847">
            <text:p>28847</text:p>
          </table:table-cell>
          <table:table-cell table:formula="of:=SUM([.$E$13:.$E29])" office:value-type="float" office:value="18234631">
            <text:p>18234631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Incremental</text:p>
          </table:table-cell>
          <table:table-cell office:value-type="float" office:value="50">
            <text:p>50</text:p>
          </table:table-cell>
          <table:table-cell/>
          <table:table-cell office:value-type="float" office:value="28846">
            <text:p>28846</text:p>
          </table:table-cell>
          <table:table-cell table:formula="of:=SUM([.$E$13:.$E30])" office:value-type="float" office:value="18263477">
            <text:p>18263477</text:p>
          </table:table-cell>
          <table:table-cell>
            <draw:frame table:end-cell-address="maous_sqlite_1.M46" table:end-x="0.358cm" table:end-y="0.321cm" draw:z-index="1" draw:style-name="gr1" svg:width="12.457cm" svg:height="6.893cm" svg:x="1.45cm" svg:y="0.232cm">
              <draw:object draw:notify-on-update-of-ranges="maous_sqlite_1.C12:maous_sqlite_1.C12 maous_sqlite_1.C13:maous_sqlite_1.C24 maous_sqlite_1.A13:maous_sqlite_1.A24 maous_sqlite_1.D12:maous_sqlite_1.D12 maous_sqlite_1.D13:maous_sqlite_1.D24 maous_sqlite_1.A13:maous_sqlite_1.A24" xlink:href="./Object 24" xlink:type="simple" xlink:show="embed" xlink:actuate="onLoad"/>
              <draw:image xlink:href="./ObjectReplacements/Object 24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Incremental</text:p>
          </table:table-cell>
          <table:table-cell office:value-type="float" office:value="75">
            <text:p>75</text:p>
          </table:table-cell>
          <table:table-cell/>
          <table:table-cell office:value-type="float" office:value="28846">
            <text:p>28846</text:p>
          </table:table-cell>
          <table:table-cell table:formula="of:=SUM([.$E$13:.$E31])" office:value-type="float" office:value="18292323">
            <text:p>18292323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Incremental</text:p>
          </table:table-cell>
          <table:table-cell office:value-type="float" office:value="70">
            <text:p>70</text:p>
          </table:table-cell>
          <table:table-cell/>
          <table:table-cell office:value-type="float" office:value="28846">
            <text:p>28846</text:p>
          </table:table-cell>
          <table:table-cell table:formula="of:=SUM([.$E$13:.$E32])" office:value-type="float" office:value="18321169">
            <text:p>18321169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Incremental</text:p>
          </table:table-cell>
          <table:table-cell office:value-type="float" office:value="92">
            <text:p>92</text:p>
          </table:table-cell>
          <table:table-cell/>
          <table:table-cell office:value-type="float" office:value="28846">
            <text:p>28846</text:p>
          </table:table-cell>
          <table:table-cell table:formula="of:=SUM([.$E$13:.$E33])" office:value-type="float" office:value="18350015">
            <text:p>18350015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Incremental</text:p>
          </table:table-cell>
          <table:table-cell office:value-type="float" office:value="94">
            <text:p>94</text:p>
          </table:table-cell>
          <table:table-cell/>
          <table:table-cell office:value-type="float" office:value="28846">
            <text:p>28846</text:p>
          </table:table-cell>
          <table:table-cell table:formula="of:=SUM([.$E$13:.$E34])" office:value-type="float" office:value="18378861">
            <text:p>18378861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Incremental</text:p>
          </table:table-cell>
          <table:table-cell office:value-type="float" office:value="118">
            <text:p>118</text:p>
          </table:table-cell>
          <table:table-cell/>
          <table:table-cell office:value-type="float" office:value="28846">
            <text:p>28846</text:p>
          </table:table-cell>
          <table:table-cell table:formula="of:=SUM([.$E$13:.$E35])" office:value-type="float" office:value="18407707">
            <text:p>18407707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ncremental</text:p>
          </table:table-cell>
          <table:table-cell office:value-type="float" office:value="101">
            <text:p>101</text:p>
          </table:table-cell>
          <table:table-cell/>
          <table:table-cell office:value-type="float" office:value="28846">
            <text:p>28846</text:p>
          </table:table-cell>
          <table:table-cell table:formula="of:=SUM([.$E$13:.$E36])" office:value-type="float" office:value="18436553">
            <text:p>18436553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Incremental</text:p>
          </table:table-cell>
          <table:table-cell office:value-type="float" office:value="119">
            <text:p>119</text:p>
          </table:table-cell>
          <table:table-cell/>
          <table:table-cell office:value-type="float" office:value="28846">
            <text:p>28846</text:p>
          </table:table-cell>
          <table:table-cell table:formula="of:=SUM([.$E$13:.$E37])" office:value-type="float" office:value="18465399">
            <text:p>18465399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Incremental</text:p>
          </table:table-cell>
          <table:table-cell office:value-type="float" office:value="99">
            <text:p>99</text:p>
          </table:table-cell>
          <table:table-cell/>
          <table:table-cell office:value-type="float" office:value="28846">
            <text:p>28846</text:p>
          </table:table-cell>
          <table:table-cell table:formula="of:=SUM([.$E$13:.$E38])" office:value-type="float" office:value="18494245">
            <text:p>18494245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Incremental</text:p>
          </table:table-cell>
          <table:table-cell office:value-type="float" office:value="92">
            <text:p>92</text:p>
          </table:table-cell>
          <table:table-cell/>
          <table:table-cell office:value-type="float" office:value="28846">
            <text:p>28846</text:p>
          </table:table-cell>
          <table:table-cell table:formula="of:=SUM([.$E$13:.$E39])" office:value-type="float" office:value="18523091">
            <text:p>18523091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Incremental</text:p>
          </table:table-cell>
          <table:table-cell office:value-type="float" office:value="98">
            <text:p>98</text:p>
          </table:table-cell>
          <table:table-cell/>
          <table:table-cell office:value-type="float" office:value="28846">
            <text:p>28846</text:p>
          </table:table-cell>
          <table:table-cell table:formula="of:=SUM([.$E$13:.$E40])" office:value-type="float" office:value="18551937">
            <text:p>18551937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Incremental</text:p>
          </table:table-cell>
          <table:table-cell office:value-type="float" office:value="116">
            <text:p>116</text:p>
          </table:table-cell>
          <table:table-cell/>
          <table:table-cell office:value-type="float" office:value="28846">
            <text:p>28846</text:p>
          </table:table-cell>
          <table:table-cell table:formula="of:=SUM([.$E$13:.$E41])" office:value-type="float" office:value="18580783">
            <text:p>18580783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Incremental</text:p>
          </table:table-cell>
          <table:table-cell office:value-type="float" office:value="103">
            <text:p>103</text:p>
          </table:table-cell>
          <table:table-cell/>
          <table:table-cell office:value-type="float" office:value="28846">
            <text:p>28846</text:p>
          </table:table-cell>
          <table:table-cell table:formula="of:=SUM([.$E$13:.$E42])" office:value-type="float" office:value="18609629">
            <text:p>18609629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Incremental</text:p>
          </table:table-cell>
          <table:table-cell office:value-type="float" office:value="118">
            <text:p>118</text:p>
          </table:table-cell>
          <table:table-cell/>
          <table:table-cell office:value-type="float" office:value="28846">
            <text:p>28846</text:p>
          </table:table-cell>
          <table:table-cell table:formula="of:=SUM([.$E$13:.$E43])" office:value-type="float" office:value="18638475">
            <text:p>18638475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ncremental</text:p>
          </table:table-cell>
          <table:table-cell office:value-type="float" office:value="100">
            <text:p>100</text:p>
          </table:table-cell>
          <table:table-cell/>
          <table:table-cell office:value-type="float" office:value="28846">
            <text:p>28846</text:p>
          </table:table-cell>
          <table:table-cell table:formula="of:=SUM([.$E$13:.$E44])" office:value-type="float" office:value="18667321">
            <text:p>18667321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ncremental</text:p>
          </table:table-cell>
          <table:table-cell office:value-type="float" office:value="117">
            <text:p>117</text:p>
          </table:table-cell>
          <table:table-cell/>
          <table:table-cell office:value-type="float" office:value="28846">
            <text:p>28846</text:p>
          </table:table-cell>
          <table:table-cell table:formula="of:=SUM([.$E$13:.$E45])" office:value-type="float" office:value="18696167">
            <text:p>18696167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ncremental</text:p>
          </table:table-cell>
          <table:table-cell office:value-type="float" office:value="104">
            <text:p>104</text:p>
          </table:table-cell>
          <table:table-cell/>
          <table:table-cell office:value-type="float" office:value="28846">
            <text:p>28846</text:p>
          </table:table-cell>
          <table:table-cell table:formula="of:=SUM([.$E$13:.$E46])" office:value-type="float" office:value="18725013">
            <text:p>18725013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ncremental</text:p>
          </table:table-cell>
          <table:table-cell office:value-type="float" office:value="117">
            <text:p>117</text:p>
          </table:table-cell>
          <table:table-cell/>
          <table:table-cell office:value-type="float" office:value="28846">
            <text:p>28846</text:p>
          </table:table-cell>
          <table:table-cell table:formula="of:=SUM([.$E$13:.$E47])" office:value-type="float" office:value="18753859">
            <text:p>18753859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Incremental</text:p>
          </table:table-cell>
          <table:table-cell office:value-type="float" office:value="105">
            <text:p>105</text:p>
          </table:table-cell>
          <table:table-cell/>
          <table:table-cell office:value-type="float" office:value="28846">
            <text:p>28846</text:p>
          </table:table-cell>
          <table:table-cell table:formula="of:=SUM([.$E$13:.$E48])" office:value-type="float" office:value="18782705">
            <text:p>18782705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cremental</text:p>
          </table:table-cell>
          <table:table-cell office:value-type="float" office:value="123">
            <text:p>123</text:p>
          </table:table-cell>
          <table:table-cell/>
          <table:table-cell office:value-type="float" office:value="28846">
            <text:p>28846</text:p>
          </table:table-cell>
          <table:table-cell table:formula="of:=SUM([.$E$13:.$E49])" office:value-type="float" office:value="18811551">
            <text:p>18811551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ncremental</text:p>
          </table:table-cell>
          <table:table-cell office:value-type="float" office:value="101">
            <text:p>101</text:p>
          </table:table-cell>
          <table:table-cell/>
          <table:table-cell office:value-type="float" office:value="28846">
            <text:p>28846</text:p>
          </table:table-cell>
          <table:table-cell table:formula="of:=SUM([.$E$13:.$E50])" office:value-type="float" office:value="18840397">
            <text:p>18840397</text:p>
          </table:table-cell>
          <table:table-cell table:number-columns-repeated="3"/>
        </table:table-row>
      </table:table>
      <table:table table:name="maous_psql_1" table:style-name="ta1" table:print="false">
        <table:table-column table:style-name="co1" table:number-columns-repeated="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DB Type</text:p>
          </table:table-cell>
          <table:table-cell table:style-name="ce1" office:value-type="string">
            <text:p>sqlite3</text:p>
          </table:table-cell>
          <table:table-cell table:number-columns-repeated="4"/>
          <table:table-cell office:value-type="string">
            <text:p>Level</text:p>
          </table:table-cell>
          <table:table-cell office:value-type="string">
            <text:p>grep Level $log <text:s/>| sed 's/,//' | awk '{print $3}'</text:p>
          </table:table-cell>
        </table:table-row>
        <table:table-row table:style-name="ro1">
          <table:table-cell office:value-type="string">
            <text:p>Version</text:p>
          </table:table-cell>
          <table:table-cell table:style-name="ce1" office:value-type="string">
            <text:p>3.4.2-2</text:p>
          </table:table-cell>
          <table:table-cell table:number-columns-repeated="4"/>
          <table:table-cell office:value-type="string">
            <text:p>StartTime</text:p>
          </table:table-cell>
          <table:table-cell office:value-type="string">
            <text:p>grep 'Start time' $log <text:s/>| sed 's/,//' | awk '{print $4 }</text:p>
          </table:table-cell>
        </table:table-row>
        <table:table-row table:style-name="ro1">
          <table:table-cell office:value-type="string">
            <text:p>Host</text:p>
          </table:table-cell>
          <table:table-cell table:style-name="ce1" office:value-type="string">
            <text:p>maous</text:p>
          </table:table-cell>
          <table:table-cell table:number-columns-repeated="4"/>
          <table:table-cell office:value-type="string">
            <text:p>EndTime</text:p>
          </table:table-cell>
          <table:table-cell office:value-type="string">
            <text:p>grep 'End time' $log <text:s/>| sed 's/,//' | awk '{print $4 }</text:p>
          </table:table-cell>
        </table:table-row>
        <table:table-row table:style-name="ro1">
          <table:table-cell office:value-type="string">
            <text:p>Memory</text:p>
          </table:table-cell>
          <table:table-cell table:style-name="ce1" office:value-type="float" office:value="8002">
            <text:p>8002</text:p>
          </table:table-cell>
          <table:table-cell table:number-columns-repeated="4"/>
          <table:table-cell office:value-type="string">
            <text:p>Files</text:p>
          </table:table-cell>
          <table:table-cell office:value-type="string">
            <text:p>grep 'FD Files' $log <text:s/>| sed 's/,//g' | awk '{print $4 }'</text:p>
          </table:table-cell>
        </table:table-row>
        <table:table-row table:style-name="ro1">
          <table:table-cell office:value-type="string">
            <text:p>Disk system</text:p>
          </table:table-cell>
          <table:table-cell table:style-name="ce1" office:value-type="string">
            <text:p>1 SATA</text:p>
          </table:table-cell>
          <table:table-cell table:number-columns-repeated="4"/>
          <table:table-cell office:value-type="string">
            <text:p>Duration</text:p>
          </table:table-cell>
          <table:table-cell office:value-type="string">
            <text:p>grep Elap $log | awk -F: '{ print $2 }' | while read a; do ./time_to_sec.pl $a ; done</text:p>
          </table:table-cell>
        </table:table-row>
        <table:table-row table:style-name="ro1">
          <table:table-cell office:value-type="string">
            <text:p>OS</text:p>
          </table:table-cell>
          <table:table-cell table:style-name="ce1" office:value-type="string">
            <text:p>Ubuntu</text:p>
          </table:table-cell>
          <table:table-cell table:number-columns-repeated="6"/>
        </table:table-row>
        <table:table-row table:style-name="ro1">
          <table:table-cell office:value-type="string">
            <text:p>FS type</text:p>
          </table:table-cell>
          <table:table-cell table:style-name="ce1" office:value-type="string">
            <text:p>reiserfs</text:p>
          </table:table-cell>
          <table:table-cell table:number-columns-repeated="6"/>
        </table:table-row>
        <table:table-row table:style-name="ro1">
          <table:table-cell office:value-type="string">
            <text:p>Nb jobs //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Nb cpus</text:p>
          </table:table-cell>
          <table:table-cell office:value-type="float" office:value="8">
            <text:p>8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Backup NB</text:p>
          </table:table-cell>
          <table:table-cell office:value-type="string">
            <text:p>Level</text:p>
          </table:table-cell>
          <table:table-cell office:value-type="string">
            <text:p>Duration</text:p>
          </table:table-cell>
          <table:table-cell office:value-type="string">
            <text:p>Nb Files</text:p>
          </table:table-cell>
          <table:table-cell office:value-type="string">
            <text:p>Catalog Files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727">
            <text:p>727</text:p>
          </table:table-cell>
          <table:table-cell office:value-type="float" office:value="1507531">
            <text:p>1507531</text:p>
          </table:table-cell>
          <table:table-cell table:formula="of:=[.D13]" office:value-type="float" office:value="1507531">
            <text:p>1507531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ll</text:p>
          </table:table-cell>
          <table:table-cell office:value-type="float" office:value="471">
            <text:p>471</text:p>
          </table:table-cell>
          <table:table-cell office:value-type="float" office:value="1507531">
            <text:p>1507531</text:p>
          </table:table-cell>
          <table:table-cell table:formula="of:=SUM([.$D$13:.$D14])" office:value-type="float" office:value="3015062">
            <text:p>301506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ull</text:p>
          </table:table-cell>
          <table:table-cell office:value-type="float" office:value="480">
            <text:p>480</text:p>
          </table:table-cell>
          <table:table-cell office:value-type="float" office:value="1507531">
            <text:p>1507531</text:p>
          </table:table-cell>
          <table:table-cell table:formula="of:=SUM([.$D$13:.$D15])" office:value-type="float" office:value="4522593">
            <text:p>452259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ull</text:p>
          </table:table-cell>
          <table:table-cell office:value-type="float" office:value="495">
            <text:p>495</text:p>
          </table:table-cell>
          <table:table-cell office:value-type="float" office:value="1507531">
            <text:p>1507531</text:p>
          </table:table-cell>
          <table:table-cell table:formula="of:=SUM([.$D$13:.$D16])" office:value-type="float" office:value="6030124">
            <text:p>603012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ull</text:p>
          </table:table-cell>
          <table:table-cell office:value-type="float" office:value="506">
            <text:p>506</text:p>
          </table:table-cell>
          <table:table-cell office:value-type="float" office:value="1507531">
            <text:p>1507531</text:p>
          </table:table-cell>
          <table:table-cell table:formula="of:=SUM([.$D$13:.$D17])" office:value-type="float" office:value="7537655">
            <text:p>753765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ull</text:p>
          </table:table-cell>
          <table:table-cell office:value-type="float" office:value="523">
            <text:p>523</text:p>
          </table:table-cell>
          <table:table-cell office:value-type="float" office:value="1507531">
            <text:p>1507531</text:p>
          </table:table-cell>
          <table:table-cell table:formula="of:=SUM([.$D$13:.$D18])" office:value-type="float" office:value="9045186">
            <text:p>904518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ull</text:p>
          </table:table-cell>
          <table:table-cell office:value-type="float" office:value="540">
            <text:p>540</text:p>
          </table:table-cell>
          <table:table-cell office:value-type="float" office:value="1507531">
            <text:p>1507531</text:p>
          </table:table-cell>
          <table:table-cell table:formula="of:=SUM([.$D$13:.$D19])" office:value-type="float" office:value="10552717">
            <text:p>1055271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ull</text:p>
          </table:table-cell>
          <table:table-cell office:value-type="float" office:value="595">
            <text:p>595</text:p>
          </table:table-cell>
          <table:table-cell office:value-type="float" office:value="1507531">
            <text:p>1507531</text:p>
          </table:table-cell>
          <table:table-cell table:formula="of:=SUM([.$D$13:.$D20])" office:value-type="float" office:value="12060248">
            <text:p>1206024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ull</text:p>
          </table:table-cell>
          <table:table-cell office:value-type="float" office:value="587">
            <text:p>587</text:p>
          </table:table-cell>
          <table:table-cell office:value-type="float" office:value="1507531">
            <text:p>1507531</text:p>
          </table:table-cell>
          <table:table-cell table:formula="of:=SUM([.$D$13:.$D21])" office:value-type="float" office:value="13567779">
            <text:p>1356777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ull</text:p>
          </table:table-cell>
          <table:table-cell office:value-type="float" office:value="699">
            <text:p>699</text:p>
          </table:table-cell>
          <table:table-cell office:value-type="float" office:value="1507531">
            <text:p>1507531</text:p>
          </table:table-cell>
          <table:table-cell table:formula="of:=SUM([.$D$13:.$D22])" office:value-type="float" office:value="15075310">
            <text:p>1507531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ull</text:p>
          </table:table-cell>
          <table:table-cell office:value-type="float" office:value="804">
            <text:p>804</text:p>
          </table:table-cell>
          <table:table-cell office:value-type="float" office:value="1507531">
            <text:p>1507531</text:p>
          </table:table-cell>
          <table:table-cell table:formula="of:=SUM([.$D$13:.$D23])" office:value-type="float" office:value="16582841">
            <text:p>16582841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ull</text:p>
          </table:table-cell>
          <table:table-cell office:value-type="float" office:value="866">
            <text:p>866</text:p>
          </table:table-cell>
          <table:table-cell office:value-type="float" office:value="1507531">
            <text:p>1507531</text:p>
          </table:table-cell>
          <table:table-cell table:formula="of:=SUM([.$D$13:.$D24])" office:value-type="float" office:value="18090372">
            <text:p>18090372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ncremental</text:p>
          </table:table-cell>
          <table:table-cell office:value-type="float" office:value="101">
            <text:p>101</text:p>
          </table:table-cell>
          <table:table-cell office:value-type="float" office:value="28847">
            <text:p>28847</text:p>
          </table:table-cell>
          <table:table-cell table:formula="of:=SUM([.$D$13:.$D25])" office:value-type="float" office:value="18119219">
            <text:p>18119219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Incremental</text:p>
          </table:table-cell>
          <table:table-cell office:value-type="float" office:value="43">
            <text:p>43</text:p>
          </table:table-cell>
          <table:table-cell office:value-type="float" office:value="28847">
            <text:p>28847</text:p>
          </table:table-cell>
          <table:table-cell table:formula="of:=SUM([.$D$13:.$D26])" office:value-type="float" office:value="18148066">
            <text:p>18148066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cremental</text:p>
          </table:table-cell>
          <table:table-cell office:value-type="float" office:value="41">
            <text:p>41</text:p>
          </table:table-cell>
          <table:table-cell office:value-type="float" office:value="28847">
            <text:p>28847</text:p>
          </table:table-cell>
          <table:table-cell table:formula="of:=SUM([.$D$13:.$D27])" office:value-type="float" office:value="18176913">
            <text:p>18176913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Incremental</text:p>
          </table:table-cell>
          <table:table-cell office:value-type="float" office:value="47">
            <text:p>47</text:p>
          </table:table-cell>
          <table:table-cell office:value-type="float" office:value="28847">
            <text:p>28847</text:p>
          </table:table-cell>
          <table:table-cell table:formula="of:=SUM([.$D$13:.$D28])" office:value-type="float" office:value="18205760">
            <text:p>18205760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ncremental</text:p>
          </table:table-cell>
          <table:table-cell office:value-type="float" office:value="47">
            <text:p>47</text:p>
          </table:table-cell>
          <table:table-cell office:value-type="float" office:value="28847">
            <text:p>28847</text:p>
          </table:table-cell>
          <table:table-cell table:formula="of:=SUM([.$D$13:.$D29])" office:value-type="float" office:value="18234607">
            <text:p>18234607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Incremental</text:p>
          </table:table-cell>
          <table:table-cell office:value-type="float" office:value="53">
            <text:p>53</text:p>
          </table:table-cell>
          <table:table-cell office:value-type="float" office:value="28846">
            <text:p>28846</text:p>
          </table:table-cell>
          <table:table-cell table:formula="of:=SUM([.$D$13:.$D30])" office:value-type="float" office:value="18263453">
            <text:p>1826345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Incremental</text:p>
          </table:table-cell>
          <table:table-cell office:value-type="float" office:value="72">
            <text:p>72</text:p>
          </table:table-cell>
          <table:table-cell office:value-type="float" office:value="28846">
            <text:p>28846</text:p>
          </table:table-cell>
          <table:table-cell table:formula="of:=SUM([.$D$13:.$D31])" office:value-type="float" office:value="18292299">
            <text:p>18292299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Incremental</text:p>
          </table:table-cell>
          <table:table-cell office:value-type="float" office:value="51">
            <text:p>51</text:p>
          </table:table-cell>
          <table:table-cell office:value-type="float" office:value="28846">
            <text:p>28846</text:p>
          </table:table-cell>
          <table:table-cell table:formula="of:=SUM([.$D$13:.$D32])" office:value-type="float" office:value="18321145">
            <text:p>18321145</text:p>
          </table:table-cell>
          <table:table-cell table:number-columns-repeated="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Incremental</text:p>
          </table:table-cell>
          <table:table-cell office:value-type="float" office:value="59">
            <text:p>59</text:p>
          </table:table-cell>
          <table:table-cell office:value-type="float" office:value="28846">
            <text:p>28846</text:p>
          </table:table-cell>
          <table:table-cell table:formula="of:=SUM([.$D$13:.$D33])" office:value-type="float" office:value="18349991">
            <text:p>18349991</text:p>
          </table:table-cell>
          <table:table-cell table:number-columns-repeated="3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Incremental</text:p>
          </table:table-cell>
          <table:table-cell office:value-type="float" office:value="52">
            <text:p>52</text:p>
          </table:table-cell>
          <table:table-cell office:value-type="float" office:value="28846">
            <text:p>28846</text:p>
          </table:table-cell>
          <table:table-cell table:formula="of:=SUM([.$D$13:.$D34])" office:value-type="float" office:value="18378837">
            <text:p>18378837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Incremental</text:p>
          </table:table-cell>
          <table:table-cell office:value-type="float" office:value="45">
            <text:p>45</text:p>
          </table:table-cell>
          <table:table-cell office:value-type="float" office:value="28846">
            <text:p>28846</text:p>
          </table:table-cell>
          <table:table-cell table:formula="of:=SUM([.$D$13:.$D35])" office:value-type="float" office:value="18407683">
            <text:p>18407683</text:p>
          </table:table-cell>
          <table:table-cell table:number-columns-repeated="3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ncremental</text:p>
          </table:table-cell>
          <table:table-cell office:value-type="float" office:value="42">
            <text:p>42</text:p>
          </table:table-cell>
          <table:table-cell office:value-type="float" office:value="28846">
            <text:p>28846</text:p>
          </table:table-cell>
          <table:table-cell table:formula="of:=SUM([.$D$13:.$D36])" office:value-type="float" office:value="18436529">
            <text:p>18436529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Incremental</text:p>
          </table:table-cell>
          <table:table-cell office:value-type="float" office:value="46">
            <text:p>46</text:p>
          </table:table-cell>
          <table:table-cell office:value-type="float" office:value="28846">
            <text:p>28846</text:p>
          </table:table-cell>
          <table:table-cell table:formula="of:=SUM([.$D$13:.$D37])" office:value-type="float" office:value="18465375">
            <text:p>18465375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Incremental</text:p>
          </table:table-cell>
          <table:table-cell office:value-type="float" office:value="39">
            <text:p>39</text:p>
          </table:table-cell>
          <table:table-cell office:value-type="float" office:value="28846">
            <text:p>28846</text:p>
          </table:table-cell>
          <table:table-cell table:formula="of:=SUM([.$D$13:.$D38])" office:value-type="float" office:value="18494221">
            <text:p>18494221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Incremental</text:p>
          </table:table-cell>
          <table:table-cell office:value-type="float" office:value="45">
            <text:p>45</text:p>
          </table:table-cell>
          <table:table-cell office:value-type="float" office:value="28846">
            <text:p>28846</text:p>
          </table:table-cell>
          <table:table-cell table:formula="of:=SUM([.$D$13:.$D39])" office:value-type="float" office:value="18523067">
            <text:p>18523067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Incremental</text:p>
          </table:table-cell>
          <table:table-cell office:value-type="float" office:value="45">
            <text:p>45</text:p>
          </table:table-cell>
          <table:table-cell office:value-type="float" office:value="28846">
            <text:p>28846</text:p>
          </table:table-cell>
          <table:table-cell table:formula="of:=SUM([.$D$13:.$D40])" office:value-type="float" office:value="18551913">
            <text:p>18551913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Incremental</text:p>
          </table:table-cell>
          <table:table-cell office:value-type="float" office:value="52">
            <text:p>52</text:p>
          </table:table-cell>
          <table:table-cell office:value-type="float" office:value="28846">
            <text:p>28846</text:p>
          </table:table-cell>
          <table:table-cell table:formula="of:=SUM([.$D$13:.$D41])" office:value-type="float" office:value="18580759">
            <text:p>18580759</text:p>
          </table:table-cell>
          <table:table-cell table:number-columns-repeated="3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Incremental</text:p>
          </table:table-cell>
          <table:table-cell office:value-type="float" office:value="40">
            <text:p>40</text:p>
          </table:table-cell>
          <table:table-cell office:value-type="float" office:value="28846">
            <text:p>28846</text:p>
          </table:table-cell>
          <table:table-cell table:formula="of:=SUM([.$D$13:.$D42])" office:value-type="float" office:value="18609605">
            <text:p>18609605</text:p>
          </table:table-cell>
          <table:table-cell table:number-columns-repeated="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Incremental</text:p>
          </table:table-cell>
          <table:table-cell office:value-type="float" office:value="46">
            <text:p>46</text:p>
          </table:table-cell>
          <table:table-cell office:value-type="float" office:value="28846">
            <text:p>28846</text:p>
          </table:table-cell>
          <table:table-cell table:formula="of:=SUM([.$D$13:.$D43])" office:value-type="float" office:value="18638451">
            <text:p>18638451</text:p>
          </table:table-cell>
          <table:table-cell table:number-columns-repeated="3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ncremental</text:p>
          </table:table-cell>
          <table:table-cell office:value-type="float" office:value="43">
            <text:p>43</text:p>
          </table:table-cell>
          <table:table-cell office:value-type="float" office:value="28846">
            <text:p>28846</text:p>
          </table:table-cell>
          <table:table-cell table:formula="of:=SUM([.$D$13:.$D44])" office:value-type="float" office:value="18667297">
            <text:p>18667297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ncremental</text:p>
          </table:table-cell>
          <table:table-cell office:value-type="float" office:value="50">
            <text:p>50</text:p>
          </table:table-cell>
          <table:table-cell office:value-type="float" office:value="28846">
            <text:p>28846</text:p>
          </table:table-cell>
          <table:table-cell table:formula="of:=SUM([.$D$13:.$D45])" office:value-type="float" office:value="18696143">
            <text:p>18696143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ncremental</text:p>
          </table:table-cell>
          <table:table-cell office:value-type="float" office:value="44">
            <text:p>44</text:p>
          </table:table-cell>
          <table:table-cell office:value-type="float" office:value="28846">
            <text:p>28846</text:p>
          </table:table-cell>
          <table:table-cell table:formula="of:=SUM([.$D$13:.$D46])" office:value-type="float" office:value="18724989">
            <text:p>18724989</text:p>
          </table:table-cell>
          <table:table-cell table:number-columns-repeated="3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ncremental</text:p>
          </table:table-cell>
          <table:table-cell office:value-type="float" office:value="44">
            <text:p>44</text:p>
          </table:table-cell>
          <table:table-cell office:value-type="float" office:value="28846">
            <text:p>28846</text:p>
          </table:table-cell>
          <table:table-cell table:formula="of:=SUM([.$D$13:.$D47])" office:value-type="float" office:value="18753835">
            <text:p>18753835</text:p>
          </table:table-cell>
          <table:table-cell table:number-columns-repeated="3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Incremental</text:p>
          </table:table-cell>
          <table:table-cell office:value-type="float" office:value="39">
            <text:p>39</text:p>
          </table:table-cell>
          <table:table-cell office:value-type="float" office:value="28846">
            <text:p>28846</text:p>
          </table:table-cell>
          <table:table-cell table:formula="of:=SUM([.$D$13:.$D48])" office:value-type="float" office:value="18782681">
            <text:p>18782681</text:p>
          </table:table-cell>
          <table:table-cell table:number-columns-repeated="3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Incremental</text:p>
          </table:table-cell>
          <table:table-cell office:value-type="float" office:value="44">
            <text:p>44</text:p>
          </table:table-cell>
          <table:table-cell office:value-type="float" office:value="28846">
            <text:p>28846</text:p>
          </table:table-cell>
          <table:table-cell table:formula="of:=SUM([.$D$13:.$D49])" office:value-type="float" office:value="18811527">
            <text:p>18811527</text:p>
          </table:table-cell>
          <table:table-cell table:number-columns-repeated="3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Incremental</text:p>
          </table:table-cell>
          <table:table-cell office:value-type="float" office:value="39">
            <text:p>39</text:p>
          </table:table-cell>
          <table:table-cell office:value-type="float" office:value="28846">
            <text:p>28846</text:p>
          </table:table-cell>
          <table:table-cell table:formula="of:=SUM([.$D$13:.$D50])" office:value-type="float" office:value="18840373">
            <text:p>18840373</text:p>
          </table:table-cell>
          <table:table-cell table:number-columns-repeated="3"/>
        </table:table-row>
      </table:table>
      <table:table table:name="maous_mysql_1" table:style-name="ta1" table:print="false">
        <table:table-column table:style-name="co1" table:number-columns-repeated="8" table:default-cell-style-name="Default"/>
        <table:table-row table:style-name="ro1">
          <table:table-cell office:value-type="string">
            <text:p>DB server</text:p>
          </table:table-cell>
          <table:table-cell table:style-name="ce1" office:value-type="string">
            <text:p>localhost</text:p>
          </table:table-cell>
          <table:table-cell table:number-columns-repeated="6"/>
        </table:table-row>
        <table:table-row table:style-name="ro1">
          <table:table-cell office:value-type="string">
            <text:p>DB Type</text:p>
          </table:table-cell>
          <table:table-cell table:style-name="ce1" office:value-type="string">
            <text:p>sqlite3</text:p>
          </table:table-cell>
          <table:table-cell table:number-columns-repeated="4"/>
          <table:table-cell office:value-type="string">
            <text:p>Level</text:p>
          </table:table-cell>
          <table:table-cell office:value-type="string">
            <text:p>grep Level $log <text:s/>| sed 's/,//' | awk '{print $3}'</text:p>
          </table:table-cell>
        </table:table-row>
        <table:table-row table:style-name="ro1">
          <table:table-cell office:value-type="string">
            <text:p>Version</text:p>
          </table:table-cell>
          <table:table-cell table:style-name="ce1" office:value-type="string">
            <text:p>3.4.2-2</text:p>
          </table:table-cell>
          <table:table-cell table:number-columns-repeated="4"/>
          <table:table-cell office:value-type="string">
            <text:p>StartTime</text:p>
          </table:table-cell>
          <table:table-cell office:value-type="string">
            <text:p>grep 'Start time' $log <text:s/>| sed 's/,//' | awk '{print $4 }</text:p>
          </table:table-cell>
        </table:table-row>
        <table:table-row table:style-name="ro1">
          <table:table-cell office:value-type="string">
            <text:p>Host</text:p>
          </table:table-cell>
          <table:table-cell table:style-name="ce1" office:value-type="string">
            <text:p>maous</text:p>
          </table:table-cell>
          <table:table-cell table:number-columns-repeated="4"/>
          <table:table-cell office:value-type="string">
            <text:p>EndTime</text:p>
          </table:table-cell>
          <table:table-cell office:value-type="string">
            <text:p>grep 'End time' $log <text:s/>| sed 's/,//' | awk '{print $4 }</text:p>
          </table:table-cell>
        </table:table-row>
        <table:table-row table:style-name="ro1">
          <table:table-cell office:value-type="string">
            <text:p>Memory</text:p>
          </table:table-cell>
          <table:table-cell table:style-name="ce1" office:value-type="float" office:value="8002">
            <text:p>8002</text:p>
          </table:table-cell>
          <table:table-cell table:number-columns-repeated="4"/>
          <table:table-cell office:value-type="string">
            <text:p>Files</text:p>
          </table:table-cell>
          <table:table-cell office:value-type="string">
            <text:p>grep 'FD Files' $log <text:s/>| sed 's/,//g' | awk '{print $4 }'</text:p>
          </table:table-cell>
        </table:table-row>
        <table:table-row table:style-name="ro1">
          <table:table-cell office:value-type="string">
            <text:p>Disk system</text:p>
          </table:table-cell>
          <table:table-cell table:style-name="ce1" office:value-type="string">
            <text:p>1 SATA</text:p>
          </table:table-cell>
          <table:table-cell table:number-columns-repeated="4"/>
          <table:table-cell office:value-type="string">
            <text:p>Duration</text:p>
          </table:table-cell>
          <table:table-cell office:value-type="string">
            <text:p>grep Elap $log | awk -F: '{ print $2 }' | while read a; do ./time_to_sec.pl $a ; done</text:p>
          </table:table-cell>
        </table:table-row>
        <table:table-row table:style-name="ro1">
          <table:table-cell office:value-type="string">
            <text:p>OS</text:p>
          </table:table-cell>
          <table:table-cell table:style-name="ce1" office:value-type="string">
            <text:p>Ubuntu</text:p>
          </table:table-cell>
          <table:table-cell table:number-columns-repeated="6"/>
        </table:table-row>
        <table:table-row table:style-name="ro1">
          <table:table-cell office:value-type="string">
            <text:p>FS type</text:p>
          </table:table-cell>
          <table:table-cell table:style-name="ce1" office:value-type="string">
            <text:p>reiserfs</text:p>
          </table:table-cell>
          <table:table-cell table:number-columns-repeated="6"/>
        </table:table-row>
        <table:table-row table:style-name="ro1">
          <table:table-cell office:value-type="string">
            <text:p>Nb jobs //</text:p>
          </table:table-cell>
          <table:table-cell table:style-name="ce1"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Nb cpus</text:p>
          </table:table-cell>
          <table:table-cell table:style-name="ce1" office:value-type="float" office:value="8">
            <text:p>8</text:p>
          </table:table-cell>
          <table:table-cell table:number-columns-repeated="6"/>
        </table:table-row>
        <table:table-row table:style-name="ro1">
          <table:table-cell table:number-columns-repeated="5"/>
          <table:table-cell>
            <draw:frame table:end-cell-address="maous_mysql_1.L26" table:end-x="0.221cm" table:end-y="0.134cm" draw:z-index="0" draw:style-name="gr1" svg:width="12.98cm" svg:height="6.201cm" svg:x="0.79cm" svg:y="0.312cm">
              <draw:object draw:notify-on-update-of-ranges="maous_mysql_1.C12:maous_mysql_1.C12 maous_mysql_1.C13:maous_mysql_1.C24 maous_mysql_1.A13:maous_mysql_1.A24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string">
            <text:p>Backup NB</text:p>
          </table:table-cell>
          <table:table-cell office:value-type="string">
            <text:p>Level</text:p>
          </table:table-cell>
          <table:table-cell office:value-type="string">
            <text:p>Duration</text:p>
          </table:table-cell>
          <table:table-cell office:value-type="string">
            <text:p>Nb Files</text:p>
          </table:table-cell>
          <table:table-cell office:value-type="string">
            <text:p>Catalog Files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68">
            <text:p>268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544">
            <text:p>544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533">
            <text:p>533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522">
            <text:p>522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18">
            <text:p>518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526">
            <text:p>526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545">
            <text:p>545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536">
            <text:p>536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538">
            <text:p>538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540">
            <text:p>540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553">
            <text:p>553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544">
            <text:p>544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79">
            <text:p>79</text:p>
          </table:table-cell>
          <table:table-cell office:value-type="float" office:value="28847">
            <text:p>28847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43">
            <text:p>43</text:p>
          </table:table-cell>
          <table:table-cell office:value-type="float" office:value="28847">
            <text:p>2884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48">
            <text:p>48</text:p>
          </table:table-cell>
          <table:table-cell office:value-type="float" office:value="28847">
            <text:p>28847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39">
            <text:p>39</text:p>
          </table:table-cell>
          <table:table-cell office:value-type="float" office:value="28847">
            <text:p>28847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45">
            <text:p>45</text:p>
          </table:table-cell>
          <table:table-cell office:value-type="float" office:value="28847">
            <text:p>28847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float" office:value="43">
            <text:p>43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49">
            <text:p>49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43">
            <text:p>43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43">
            <text:p>43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40">
            <text:p>40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float" office:value="46">
            <text:p>46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float" office:value="42">
            <text:p>42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44">
            <text:p>44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float" office:value="40">
            <text:p>40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float" office:value="43">
            <text:p>43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float" office:value="40">
            <text:p>40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float" office:value="41">
            <text:p>41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39">
            <text:p>39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float" office:value="42">
            <text:p>42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40">
            <text:p>40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float" office:value="42">
            <text:p>42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float" office:value="39">
            <text:p>39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float" office:value="43">
            <text:p>43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float" office:value="42">
            <text:p>42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float" office:value="46">
            <text:p>46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float" office:value="41">
            <text:p>41</text:p>
          </table:table-cell>
          <table:table-cell office:value-type="float" office:value="28846">
            <text:p>28846</text:p>
          </table:table-cell>
          <table:table-cell table:number-columns-repeated="4"/>
        </table:table-row>
      </table:table>
      <table:table table:name="Info test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Backup NB</text:p>
          </table:table-cell>
          <table:table-cell office:value-type="string">
            <text:p>Time sqlite</text:p>
          </table:table-cell>
          <table:table-cell office:value-type="string">
            <text:p>Time pgsql</text:p>
          </table:table-cell>
          <table:table-cell office:value-type="string">
            <text:p>Time mysql</text:p>
          </table:table-cell>
          <table:table-cell>
            <draw:frame table:end-cell-address="'Info test'.K24" table:end-x="2.01cm" table:end-y="0.08cm" draw:z-index="0" draw:style-name="gr1" svg:width="15.458cm" svg:height="9.761cm" svg:x="0.101cm" svg:y="0.1cm">
              <draw:object draw:notify-on-update-of-ranges="'Info test'.B1:'Info test'.B1 'Info test'.B2:'Info test'.B13 'Info test'.A2:'Info test'.A13 'Info test'.C1:'Info test'.C1 'Info test'.C2:'Info test'.C13 'Info test'.A2:'Info test'.A13 'Info test'.D1:'Info test'.D1 'Info test'.D2:'Info test'.D13 'Info test'.A2:'Info test'.A1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6"/>
          <table:table-cell>
            <draw:frame table:end-cell-address="'Info test'.Q24" table:end-x="1.68cm" table:end-y="0.292cm" draw:z-index="1" draw:style-name="gr1" svg:width="12.65cm" svg:height="10cm" svg:x="0.321cm" svg:y="0.073cm">
              <draw:object draw:notify-on-update-of-ranges="'Info test'.C1:'Info test'.C1 'Info test'.C2:'Info test'.C13 'Info test'.A2:'Info test'.A13 'Info test'.D1:'Info test'.D1 'Info test'.D2:'Info test'.D13 'Info test'.A2:'Info test'.A13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test1_sqlite.C13]" office:value-type="float" office:value="154">
            <text:p>154</text:p>
          </table:table-cell>
          <table:table-cell office:value-type="float" office:value="0">
            <text:p>0</text:p>
          </table:table-cell>
          <table:table-cell table:formula="of:=[test1_mysql.C13]" office:value-type="float" office:value="540">
            <text:p>540</text:p>
          </table:table-cell>
          <table:table-cell table:number-columns-repeated="8"/>
        </table:table-row>
        <table:table-row table:style-name="ro1">
          <table:table-cell office:value-type="float" office:value="2">
            <text:p>2</text:p>
          </table:table-cell>
          <table:table-cell table:formula="of:=[test1_sqlite.C14]" office:value-type="float" office:value="171">
            <text:p>171</text:p>
          </table:table-cell>
          <table:table-cell office:value-type="float" office:value="0">
            <text:p>0</text:p>
          </table:table-cell>
          <table:table-cell table:formula="of:=[test1_mysql.C14]" office:value-type="float" office:value="459">
            <text:p>459</text:p>
          </table:table-cell>
          <table:table-cell table:number-columns-repeated="8"/>
        </table:table-row>
        <table:table-row table:style-name="ro1">
          <table:table-cell office:value-type="float" office:value="3">
            <text:p>3</text:p>
          </table:table-cell>
          <table:table-cell table:formula="of:=[test1_sqlite.C15]" office:value-type="float" office:value="197">
            <text:p>197</text:p>
          </table:table-cell>
          <table:table-cell office:value-type="float" office:value="0">
            <text:p>0</text:p>
          </table:table-cell>
          <table:table-cell table:formula="of:=[test1_mysql.C15]" office:value-type="float" office:value="457">
            <text:p>457</text:p>
          </table:table-cell>
          <table:table-cell table:number-columns-repeated="8"/>
        </table:table-row>
        <table:table-row table:style-name="ro1">
          <table:table-cell office:value-type="float" office:value="4">
            <text:p>4</text:p>
          </table:table-cell>
          <table:table-cell table:formula="of:=[test1_sqlite.C16]" office:value-type="float" office:value="248">
            <text:p>248</text:p>
          </table:table-cell>
          <table:table-cell office:value-type="float" office:value="0">
            <text:p>0</text:p>
          </table:table-cell>
          <table:table-cell table:formula="of:=[test1_mysql.C16]" office:value-type="float" office:value="460">
            <text:p>460</text:p>
          </table:table-cell>
          <table:table-cell table:number-columns-repeated="8"/>
        </table:table-row>
        <table:table-row table:style-name="ro1">
          <table:table-cell office:value-type="float" office:value="5">
            <text:p>5</text:p>
          </table:table-cell>
          <table:table-cell table:formula="of:=[test1_sqlite.C17]" office:value-type="float" office:value="471">
            <text:p>471</text:p>
          </table:table-cell>
          <table:table-cell office:value-type="float" office:value="0">
            <text:p>0</text:p>
          </table:table-cell>
          <table:table-cell table:formula="of:=[test1_mysql.C17]" office:value-type="float" office:value="475">
            <text:p>475</text:p>
          </table:table-cell>
          <table:table-cell table:number-columns-repeated="8"/>
        </table:table-row>
        <table:table-row table:style-name="ro1">
          <table:table-cell office:value-type="float" office:value="6">
            <text:p>6</text:p>
          </table:table-cell>
          <table:table-cell table:formula="of:=[test1_sqlite.C18]" office:value-type="float" office:value="1115">
            <text:p>1115</text:p>
          </table:table-cell>
          <table:table-cell office:value-type="float" office:value="0">
            <text:p>0</text:p>
          </table:table-cell>
          <table:table-cell table:formula="of:=[test1_mysql.C18]" office:value-type="float" office:value="475">
            <text:p>475</text:p>
          </table:table-cell>
          <table:table-cell table:number-columns-repeated="8"/>
        </table:table-row>
        <table:table-row table:style-name="ro1">
          <table:table-cell office:value-type="float" office:value="7">
            <text:p>7</text:p>
          </table:table-cell>
          <table:table-cell table:formula="of:=[test1_sqlite.C19]" office:value-type="float" office:value="2248">
            <text:p>2248</text:p>
          </table:table-cell>
          <table:table-cell office:value-type="float" office:value="0">
            <text:p>0</text:p>
          </table:table-cell>
          <table:table-cell table:formula="of:=[test1_mysql.C19]" office:value-type="float" office:value="480">
            <text:p>480</text:p>
          </table:table-cell>
          <table:table-cell table:number-columns-repeated="8"/>
        </table:table-row>
        <table:table-row table:style-name="ro1">
          <table:table-cell office:value-type="float" office:value="8">
            <text:p>8</text:p>
          </table:table-cell>
          <table:table-cell table:formula="of:=[test1_sqlite.C20]" office:value-type="float" office:value="3155">
            <text:p>3155</text:p>
          </table:table-cell>
          <table:table-cell office:value-type="float" office:value="0">
            <text:p>0</text:p>
          </table:table-cell>
          <table:table-cell table:formula="of:=[test1_mysql.C20]" office:value-type="float" office:value="486">
            <text:p>486</text:p>
          </table:table-cell>
          <table:table-cell table:number-columns-repeated="8"/>
        </table:table-row>
        <table:table-row table:style-name="ro1">
          <table:table-cell office:value-type="float" office:value="9">
            <text:p>9</text:p>
          </table:table-cell>
          <table:table-cell table:formula="of:=[test1_sqlite.C21]" office:value-type="float" office:value="2204">
            <text:p>2204</text:p>
          </table:table-cell>
          <table:table-cell office:value-type="float" office:value="0">
            <text:p>0</text:p>
          </table:table-cell>
          <table:table-cell table:formula="of:=[test1_mysql.C21]" office:value-type="float" office:value="486">
            <text:p>486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table:formula="of:=[test1_sqlite.C22]" office:value-type="float" office:value="1953">
            <text:p>1953</text:p>
          </table:table-cell>
          <table:table-cell office:value-type="float" office:value="0">
            <text:p>0</text:p>
          </table:table-cell>
          <table:table-cell table:formula="of:=[test1_mysql.C22]" office:value-type="float" office:value="493">
            <text:p>493</text:p>
          </table:table-cell>
          <table:table-cell table:number-columns-repeated="8"/>
        </table:table-row>
        <table:table-row table:style-name="ro1">
          <table:table-cell office:value-type="float" office:value="11">
            <text:p>11</text:p>
          </table:table-cell>
          <table:table-cell table:formula="of:=[test1_sqlite.C23]" office:value-type="float" office:value="2703">
            <text:p>2703</text:p>
          </table:table-cell>
          <table:table-cell office:value-type="float" office:value="0">
            <text:p>0</text:p>
          </table:table-cell>
          <table:table-cell table:formula="of:=[test1_mysql.C23]" office:value-type="float" office:value="490">
            <text:p>490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table:formula="of:=[test1_sqlite.C24]" office:value-type="float" office:value="3101">
            <text:p>3101</text:p>
          </table:table-cell>
          <table:table-cell office:value-type="float" office:value="0">
            <text:p>0</text:p>
          </table:table-cell>
          <table:table-cell table:formula="of:=[test1_mysql.C24]" office:value-type="float" office:value="490">
            <text:p>490</text:p>
          </table:table-cell>
          <table:table-cell table:number-columns-repeated="8"/>
        </table:table-row>
        <table:table-row table:style-name="ro1">
          <table:table-cell office:value-type="float" office:value="13">
            <text:p>13</text:p>
          </table:table-cell>
          <table:table-cell table:formula="of:=[test1_sqlite.C25]"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test1_mysql.C2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14">
            <text:p>14</text:p>
          </table:table-cell>
          <table:table-cell table:formula="of:=[test1_sqlite.C26]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test1_mysql.C26]" office:value-type="float" office:value="26">
            <text:p>26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table:formula="of:=[test1_sqlite.C27]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[test1_mysql.C2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table:formula="of:=[test1_sqlite.C28]"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test1_mysql.C2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float" office:value="17">
            <text:p>17</text:p>
          </table:table-cell>
          <table:table-cell table:formula="of:=[test1_sqlite.C29]"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test1_mysql.C2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table:formula="of:=[test1_sqlite.C30]"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test1_mysql.C3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19">
            <text:p>19</text:p>
          </table:table-cell>
          <table:table-cell table:formula="of:=[test1_sqlite.C31]"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test1_mysql.C3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table:formula="of:=[test1_sqlite.C32]"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[test1_mysql.C32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float" office:value="21">
            <text:p>21</text:p>
          </table:table-cell>
          <table:table-cell table:formula="of:=[test1_sqlite.C33]"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test1_mysql.C33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22">
            <text:p>22</text:p>
          </table:table-cell>
          <table:table-cell table:formula="of:=[test1_sqlite.C34]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[test1_mysql.C3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23">
            <text:p>23</text:p>
          </table:table-cell>
          <table:table-cell table:formula="of:=[test1_sqlite.C35]"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test1_mysql.C35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float" office:value="24">
            <text:p>24</text:p>
          </table:table-cell>
          <table:table-cell table:formula="of:=[test1_sqlite.C36]"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test1_mysql.C3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25">
            <text:p>25</text:p>
          </table:table-cell>
          <table:table-cell table:formula="of:=[test1_sqlite.C37]"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test1_mysql.C37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float" office:value="26">
            <text:p>26</text:p>
          </table:table-cell>
          <table:table-cell table:formula="of:=[test1_sqlite.C38]"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test1_mysql.C38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float" office:value="27">
            <text:p>27</text:p>
          </table:table-cell>
          <table:table-cell table:formula="of:=[test1_sqlite.C39]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[test1_mysql.C3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28">
            <text:p>28</text:p>
          </table:table-cell>
          <table:table-cell table:formula="of:=[test1_sqlite.C40]"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test1_mysql.C40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29">
            <text:p>29</text:p>
          </table:table-cell>
          <table:table-cell table:formula="of:=[test1_sqlite.C41]"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test1_mysql.C41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30">
            <text:p>30</text:p>
          </table:table-cell>
          <table:table-cell table:formula="of:=[test1_sqlite.C42]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[test1_mysql.C42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 table:formula="of:=[test1_sqlite.C43]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[test1_mysql.C43]" office:value-type="float" office:value="23">
            <text:p>23</text:p>
          </table:table-cell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 table:formula="of:=[test1_sqlite.C44]"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test1_mysql.C44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 table:formula="of:=[test1_sqlite.C45]"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test1_mysql.C45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formula="of:=[test1_sqlite.C46]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[test1_mysql.C46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formula="of:=[test1_sqlite.C47]"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test1_mysql.C47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formula="of:=[test1_sqlite.C48]"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test1_mysql.C48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formula="of:=[test1_sqlite.C49]"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[test1_mysql.C49]" office:value-type="float" office:value="24">
            <text:p>24</text:p>
          </table:table-cell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formula="of:=[test1_sqlite.C50]"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[test1_mysql.C50]" office:value-type="float" office:value="25">
            <text:p>25</text:p>
          </table:table-cell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formula="of:=[test1_sqlite.C51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0">
            <text:p>40</text:p>
          </table:table-cell>
          <table:table-cell table:formula="of:=[test1_sqlite.C52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1">
            <text:p>41</text:p>
          </table:table-cell>
          <table:table-cell table:formula="of:=[test1_sqlite.C53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2">
            <text:p>42</text:p>
          </table:table-cell>
          <table:table-cell table:formula="of:=[test1_sqlite.C54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3">
            <text:p>43</text:p>
          </table:table-cell>
          <table:table-cell table:formula="of:=[test1_sqlite.C55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4">
            <text:p>44</text:p>
          </table:table-cell>
          <table:table-cell table:formula="of:=[test1_sqlite.C56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5">
            <text:p>45</text:p>
          </table:table-cell>
          <table:table-cell table:formula="of:=[test1_sqlite.C57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6">
            <text:p>46</text:p>
          </table:table-cell>
          <table:table-cell table:formula="of:=[test1_sqlite.C58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7">
            <text:p>47</text:p>
          </table:table-cell>
          <table:table-cell table:formula="of:=[test1_sqlite.C59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8">
            <text:p>48</text:p>
          </table:table-cell>
          <table:table-cell table:formula="of:=[test1_sqlite.C60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49">
            <text:p>49</text:p>
          </table:table-cell>
          <table:table-cell table:formula="of:=[test1_sqlite.C61]" office:value-type="float" office:value="0">
            <text:p>0</text:p>
          </table:table-cell>
          <table:table-cell table:number-columns-repeated="10"/>
        </table:table-row>
        <table:table-row table:style-name="ro1">
          <table:table-cell office:value-type="float" office:value="50">
            <text:p>50</text:p>
          </table:table-cell>
          <table:table-cell table:formula="of:=[test1_sqlite.C62]" office:value-type="float" office:value="0">
            <text:p>0</text:p>
          </table:table-cell>
          <table:table-cell table:number-columns-repeated="10"/>
        </table:table-row>
      </table:table>
      <table:table table:name="test1_sqlit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DB Type</text:p>
          </table:table-cell>
          <table:table-cell table:style-name="ce1" office:value-type="string">
            <text:p>sqlite3</text:p>
          </table:table-cell>
          <table:table-cell table:number-columns-repeated="4"/>
          <table:table-cell office:value-type="string">
            <text:p>Level</text:p>
          </table:table-cell>
          <table:table-cell office:value-type="string">
            <text:p>grep Level $log <text:s/>| sed 's/,//' | awk '{print $3}'</text:p>
          </table:table-cell>
        </table:table-row>
        <table:table-row table:style-name="ro1">
          <table:table-cell office:value-type="string">
            <text:p>Version</text:p>
          </table:table-cell>
          <table:table-cell table:style-name="ce1" office:value-type="string">
            <text:p>3.4.2-2</text:p>
          </table:table-cell>
          <table:table-cell table:number-columns-repeated="4"/>
          <table:table-cell office:value-type="string">
            <text:p>StartTime</text:p>
          </table:table-cell>
          <table:table-cell office:value-type="string">
            <text:p>grep 'Start time' $log <text:s/>| sed 's/,//' | awk '{print $4 }</text:p>
          </table:table-cell>
        </table:table-row>
        <table:table-row table:style-name="ro1">
          <table:table-cell office:value-type="string">
            <text:p>Host</text:p>
          </table:table-cell>
          <table:table-cell table:style-name="ce1" office:value-type="string">
            <text:p>test1</text:p>
          </table:table-cell>
          <table:table-cell table:number-columns-repeated="4"/>
          <table:table-cell office:value-type="string">
            <text:p>EndTime</text:p>
          </table:table-cell>
          <table:table-cell office:value-type="string">
            <text:p>grep 'End time' $log <text:s/>| sed 's/,//' | awk '{print $4 }</text:p>
          </table:table-cell>
        </table:table-row>
        <table:table-row table:style-name="ro1">
          <table:table-cell office:value-type="string">
            <text:p>Memory</text:p>
          </table:table-cell>
          <table:table-cell table:style-name="ce1" office:value-type="float" office:value="5000">
            <text:p>5000</text:p>
          </table:table-cell>
          <table:table-cell table:number-columns-repeated="4"/>
          <table:table-cell office:value-type="string">
            <text:p>Files</text:p>
          </table:table-cell>
          <table:table-cell office:value-type="string">
            <text:p>grep 'FD Files' $log <text:s/>| sed 's/,//g' | awk '{print $4 }'</text:p>
          </table:table-cell>
        </table:table-row>
        <table:table-row table:style-name="ro1">
          <table:table-cell office:value-type="string">
            <text:p>Disk system</text:p>
          </table:table-cell>
          <table:table-cell table:style-name="ce1" office:value-type="string">
            <text:p>3 SAS RAID5</text:p>
          </table:table-cell>
          <table:table-cell table:number-columns-repeated="4"/>
          <table:table-cell office:value-type="string">
            <text:p>Duration</text:p>
          </table:table-cell>
          <table:table-cell office:value-type="string">
            <text:p>grep Elap $log | awk -F: '{ print $2 }' | while read a; do ./time_to_sec.pl $a ; done</text:p>
          </table:table-cell>
        </table:table-row>
        <table:table-row table:style-name="ro1">
          <table:table-cell office:value-type="string">
            <text:p>OS</text:p>
          </table:table-cell>
          <table:table-cell table:style-name="ce1" office:value-type="string">
            <text:p>Ubuntu</text:p>
          </table:table-cell>
          <table:table-cell table:number-columns-repeated="6"/>
        </table:table-row>
        <table:table-row table:style-name="ro1">
          <table:table-cell office:value-type="string">
            <text:p>FS type</text:p>
          </table:table-cell>
          <table:table-cell table:style-name="ce1" office:value-type="string">
            <text:p>reiserfs</text:p>
          </table:table-cell>
          <table:table-cell table:number-columns-repeated="6"/>
        </table:table-row>
        <table:table-row table:style-name="ro1">
          <table:table-cell office:value-type="string">
            <text:p>Nb jobs //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Nb cpu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Backup NB</text:p>
          </table:table-cell>
          <table:table-cell office:value-type="string">
            <text:p>Level</text:p>
          </table:table-cell>
          <table:table-cell office:value-type="string">
            <text:p>Duration</text:p>
          </table:table-cell>
          <table:table-cell office:value-type="string">
            <text:p>Nb Files</text:p>
          </table:table-cell>
          <table:table-cell office:value-type="string">
            <text:p>Catalog Fi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154">
            <text:p>154</text:p>
          </table:table-cell>
          <table:table-cell office:value-type="float" office:value="1507531">
            <text:p>15075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171">
            <text:p>171</text:p>
          </table:table-cell>
          <table:table-cell office:value-type="float" office:value="1507531">
            <text:p>15075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197">
            <text:p>197</text:p>
          </table:table-cell>
          <table:table-cell office:value-type="float" office:value="1507531">
            <text:p>15075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248">
            <text:p>248</text:p>
          </table:table-cell>
          <table:table-cell office:value-type="float" office:value="1507531">
            <text:p>15075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471">
            <text:p>471</text:p>
          </table:table-cell>
          <table:table-cell office:value-type="float" office:value="1507531">
            <text:p>15075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1115">
            <text:p>1115</text:p>
          </table:table-cell>
          <table:table-cell office:value-type="float" office:value="1507531">
            <text:p>15075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2248">
            <text:p>2248</text:p>
          </table:table-cell>
          <table:table-cell office:value-type="float" office:value="1507531">
            <text:p>15075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3155">
            <text:p>3155</text:p>
          </table:table-cell>
          <table:table-cell office:value-type="float" office:value="1507531">
            <text:p>15075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2204">
            <text:p>2204</text:p>
          </table:table-cell>
          <table:table-cell office:value-type="float" office:value="1507531">
            <text:p>15075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1953">
            <text:p>1953</text:p>
          </table:table-cell>
          <table:table-cell office:value-type="float" office:value="1507531">
            <text:p>15075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2703">
            <text:p>2703</text:p>
          </table:table-cell>
          <table:table-cell office:value-type="float" office:value="1507531">
            <text:p>15075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3101">
            <text:p>3101</text:p>
          </table:table-cell>
          <table:table-cell office:value-type="float" office:value="1507531">
            <text:p>150753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1">
            <text:p>21</text:p>
          </table:table-cell>
          <table:table-cell office:value-type="float" office:value="28847">
            <text:p>288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0">
            <text:p>20</text:p>
          </table:table-cell>
          <table:table-cell office:value-type="float" office:value="28847">
            <text:p>288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2">
            <text:p>22</text:p>
          </table:table-cell>
          <table:table-cell office:value-type="float" office:value="28847">
            <text:p>288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1">
            <text:p>21</text:p>
          </table:table-cell>
          <table:table-cell office:value-type="float" office:value="28847">
            <text:p>288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1">
            <text:p>21</text:p>
          </table:table-cell>
          <table:table-cell office:value-type="float" office:value="28847">
            <text:p>288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1">
            <text:p>21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1">
            <text:p>21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0">
            <text:p>20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1">
            <text:p>21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2">
            <text:p>22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1">
            <text:p>21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1">
            <text:p>21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1">
            <text:p>21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1">
            <text:p>21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2">
            <text:p>22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1">
            <text:p>21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1">
            <text:p>21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2">
            <text:p>22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2">
            <text:p>22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1">
            <text:p>21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1">
            <text:p>21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2">
            <text:p>22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1">
            <text:p>21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1">
            <text:p>21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2">
            <text:p>22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1">
            <text:p>21</text:p>
          </table:table-cell>
          <table:table-cell office:value-type="float" office:value="28846">
            <text:p>28846</text:p>
          </table:table-cell>
          <table:table-cell table:number-columns-repeated="4"/>
        </table:table-row>
      </table:table>
      <table:table table:name="test1_mysql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DB Type</text:p>
          </table:table-cell>
          <table:table-cell office:value-type="string">
            <text:p>mysql</text:p>
          </table:table-cell>
          <table:table-cell table:number-columns-repeated="4"/>
          <table:table-cell office:value-type="string">
            <text:p>Level</text:p>
          </table:table-cell>
          <table:table-cell office:value-type="string">
            <text:p>grep Level $log <text:s/>| sed 's/,//' | awk '{print $3}'</text:p>
          </table:table-cell>
        </table:table-row>
        <table:table-row table:style-name="ro1">
          <table:table-cell office:value-type="string">
            <text:p>Version</text:p>
          </table:table-cell>
          <table:table-cell table:style-name="ce3" office:value-type="string">
            <text:p>5.1.30</text:p>
          </table:table-cell>
          <table:table-cell table:number-columns-repeated="4"/>
          <table:table-cell office:value-type="string">
            <text:p>StartTime</text:p>
          </table:table-cell>
          <table:table-cell office:value-type="string">
            <text:p>grep 'Start time' $log <text:s/>| sed 's/,//' | awk '{print $4 }</text:p>
          </table:table-cell>
        </table:table-row>
        <table:table-row table:style-name="ro1">
          <table:table-cell office:value-type="string">
            <text:p>Host</text:p>
          </table:table-cell>
          <table:table-cell table:style-name="ce1" office:value-type="string">
            <text:p>test1</text:p>
          </table:table-cell>
          <table:table-cell table:number-columns-repeated="4"/>
          <table:table-cell office:value-type="string">
            <text:p>EndTime</text:p>
          </table:table-cell>
          <table:table-cell office:value-type="string">
            <text:p>grep 'End time' $log <text:s/>| sed 's/,//' | awk '{print $4 }</text:p>
          </table:table-cell>
        </table:table-row>
        <table:table-row table:style-name="ro1">
          <table:table-cell office:value-type="string">
            <text:p>Memory</text:p>
          </table:table-cell>
          <table:table-cell table:style-name="ce1" office:value-type="float" office:value="5000">
            <text:p>5000</text:p>
          </table:table-cell>
          <table:table-cell table:number-columns-repeated="4"/>
          <table:table-cell office:value-type="string">
            <text:p>Files</text:p>
          </table:table-cell>
          <table:table-cell office:value-type="string">
            <text:p>grep 'FD Files' $log <text:s/>| sed 's/,//g' | awk '{print $4 }'</text:p>
          </table:table-cell>
        </table:table-row>
        <table:table-row table:style-name="ro1">
          <table:table-cell office:value-type="string">
            <text:p>Disk system</text:p>
          </table:table-cell>
          <table:table-cell table:style-name="ce1" office:value-type="string">
            <text:p>3 SAS RAID5</text:p>
          </table:table-cell>
          <table:table-cell table:number-columns-repeated="4"/>
          <table:table-cell office:value-type="string">
            <text:p>Duration</text:p>
          </table:table-cell>
          <table:table-cell office:value-type="string">
            <text:p>grep Elap $log | awk -F: '{ print $2 }' | while read a; do ./time_to_sec.pl $a ; done</text:p>
          </table:table-cell>
        </table:table-row>
        <table:table-row table:style-name="ro1">
          <table:table-cell office:value-type="string">
            <text:p>OS</text:p>
          </table:table-cell>
          <table:table-cell table:style-name="ce1" office:value-type="string">
            <text:p>Ubuntu</text:p>
          </table:table-cell>
          <table:table-cell table:number-columns-repeated="6"/>
        </table:table-row>
        <table:table-row table:style-name="ro1">
          <table:table-cell office:value-type="string">
            <text:p>FS type</text:p>
          </table:table-cell>
          <table:table-cell table:style-name="ce1" office:value-type="string">
            <text:p>reiserfs</text:p>
          </table:table-cell>
          <table:table-cell table:number-columns-repeated="6"/>
        </table:table-row>
        <table:table-row table:style-name="ro1">
          <table:table-cell office:value-type="string">
            <text:p>Nb jobs //</text:p>
          </table:table-cell>
          <table:table-cell office:value-type="float" office:value="1">
            <text:p>1</text:p>
          </table:table-cell>
          <table:table-cell table:number-columns-repeated="6"/>
        </table:table-row>
        <table:table-row table:style-name="ro1">
          <table:table-cell office:value-type="string">
            <text:p>Nb cpus</text:p>
          </table:table-cell>
          <table:table-cell office:value-type="float" office:value="4">
            <text:p>4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Backup NB</text:p>
          </table:table-cell>
          <table:table-cell office:value-type="string">
            <text:p>Level</text:p>
          </table:table-cell>
          <table:table-cell office:value-type="string">
            <text:p>Duration</text:p>
          </table:table-cell>
          <table:table-cell office:value-type="string">
            <text:p>Nb Files</text:p>
          </table:table-cell>
          <table:table-cell office:value-type="string">
            <text:p>Catalog Fil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540">
            <text:p>540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459">
            <text:p>459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457">
            <text:p>457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460">
            <text:p>460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475">
            <text:p>475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475">
            <text:p>475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480">
            <text:p>480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486">
            <text:p>486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486">
            <text:p>486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493">
            <text:p>493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490">
            <text:p>490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Full</text:p>
          </table:table-cell>
          <table:table-cell office:value-type="float" office:value="490">
            <text:p>490</text:p>
          </table:table-cell>
          <table:table-cell office:value-type="float" office:value="1507532">
            <text:p>150753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4">
            <text:p>24</text:p>
          </table:table-cell>
          <table:table-cell office:value-type="float" office:value="28847">
            <text:p>288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6">
            <text:p>26</text:p>
          </table:table-cell>
          <table:table-cell office:value-type="float" office:value="28847">
            <text:p>288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4">
            <text:p>24</text:p>
          </table:table-cell>
          <table:table-cell office:value-type="float" office:value="28847">
            <text:p>288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5">
            <text:p>25</text:p>
          </table:table-cell>
          <table:table-cell office:value-type="float" office:value="28847">
            <text:p>288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4">
            <text:p>24</text:p>
          </table:table-cell>
          <table:table-cell office:value-type="float" office:value="28847">
            <text:p>28847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4">
            <text:p>24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4">
            <text:p>24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5">
            <text:p>25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4">
            <text:p>24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4">
            <text:p>24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3">
            <text:p>23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4">
            <text:p>24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5">
            <text:p>25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5">
            <text:p>25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4">
            <text:p>24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4">
            <text:p>24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4">
            <text:p>24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4">
            <text:p>24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3">
            <text:p>23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4">
            <text:p>24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4">
            <text:p>24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4">
            <text:p>24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4">
            <text:p>24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4">
            <text:p>24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4">
            <text:p>24</text:p>
          </table:table-cell>
          <table:table-cell office:value-type="float" office:value="28846">
            <text:p>2884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ncremental</text:p>
          </table:table-cell>
          <table:table-cell office:value-type="float" office:value="25">
            <text:p>25</text:p>
          </table:table-cell>
          <table:table-cell office:value-type="float" office:value="28846">
            <text:p>28846</text:p>
          </table:table-cell>
          <table:table-cell table:number-columns-repeated="4"/>
        </table:table-row>
      </table:table>
      <table:table table:name="Info 2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Backup NB</text:p>
          </table:table-cell>
          <table:table-cell office:value-type="string">
            <text:p>Time psql</text:p>
          </table:table-cell>
          <table:table-cell office:value-type="string">
            <text:p>Time mysql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formula="of:=[maous_psql_2.D13]" office:value-type="float" office:value="637">
            <text:p>637</text:p>
          </table:table-cell>
          <table:table-cell table:formula="of:=[maous_mysql_2.C13]" office:value-type="float" office:value="592">
            <text:p>59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formula="of:=[maous_psql_2.D14]" office:value-type="float" office:value="414">
            <text:p>414</text:p>
          </table:table-cell>
          <table:table-cell table:formula="of:=[maous_mysql_2.C14]" office:value-type="float" office:value="938">
            <text:p>938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formula="of:=[maous_psql_2.D15]" office:value-type="float" office:value="3699">
            <text:p>3699</text:p>
          </table:table-cell>
          <table:table-cell table:formula="of:=[maous_mysql_2.C15]" office:value-type="float" office:value="1035">
            <text:p>1035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formula="of:=[maous_psql_2.D16]" office:value-type="float" office:value="3747">
            <text:p>3747</text:p>
          </table:table-cell>
          <table:table-cell table:formula="of:=[maous_mysql_2.C16]" office:value-type="float" office:value="1095">
            <text:p>1095</text:p>
          </table:table-cell>
          <table:table-cell/>
          <table:table-cell>
            <draw:frame table:end-cell-address="'Info 2'.L26" table:end-x="0.413cm" table:end-y="0.399cm" draw:z-index="0" draw:style-name="gr1" svg:width="15.834cm" svg:height="9.037cm" svg:x="0.386cm" svg:y="0.292cm">
              <draw:object draw:notify-on-update-of-ranges="'Info 2'.B1:'Info 2'.B1 'Info 2'.B2:'Info 2'.B30 'Info 2'.A2:'Info 2'.A30 'Info 2'.C1:'Info 2'.C1 'Info 2'.C2:'Info 2'.C44 'Info 2'.A2:'Info 2'.A44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maous_psql_2.D17]" office:value-type="float" office:value="4352">
            <text:p>4352</text:p>
          </table:table-cell>
          <table:table-cell table:formula="of:=[maous_mysql_2.C17]" office:value-type="float" office:value="1194">
            <text:p>119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formula="of:=[maous_psql_2.D18]" office:value-type="float" office:value="5371">
            <text:p>5371</text:p>
          </table:table-cell>
          <table:table-cell table:formula="of:=[maous_mysql_2.C18]" office:value-type="float" office:value="1024">
            <text:p>1024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formula="of:=[maous_psql_2.D19]" office:value-type="float" office:value="0">
            <text:p>0</text:p>
          </table:table-cell>
          <table:table-cell table:formula="of:=[maous_mysql_2.C19]" office:value-type="float" office:value="1137">
            <text:p>1137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formula="of:=[maous_psql_2.D20]" office:value-type="float" office:value="0">
            <text:p>0</text:p>
          </table:table-cell>
          <table:table-cell table:formula="of:=[maous_mysql_2.C20]" office:value-type="float" office:value="953">
            <text:p>953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formula="of:=[maous_psql_2.D21]" office:value-type="float" office:value="0">
            <text:p>0</text:p>
          </table:table-cell>
          <table:table-cell table:formula="of:=[maous_mysql_2.C21]" office:value-type="float" office:value="1054">
            <text:p>105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formula="of:=[maous_psql_2.D22]" office:value-type="float" office:value="0">
            <text:p>0</text:p>
          </table:table-cell>
          <table:table-cell table:formula="of:=[maous_mysql_2.C22]" office:value-type="float" office:value="693">
            <text:p>693</text:p>
          </table:table-cell>
          <table:table-cell table:number-columns-repeated="2"/>
        </table:table-row>
        <table:table-row table:style-name="ro1">
          <table:table-cell office:value-type="float" office:value="11">
            <text:p>11</text:p>
          </table:table-cell>
          <table:table-cell table:formula="of:=[maous_psql_2.D23]" office:value-type="float" office:value="0">
            <text:p>0</text:p>
          </table:table-cell>
          <table:table-cell table:formula="of:=[maous_mysql_2.C23]" office:value-type="float" office:value="808">
            <text:p>808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table:formula="of:=[maous_psql_2.D24]" office:value-type="float" office:value="0">
            <text:p>0</text:p>
          </table:table-cell>
          <table:table-cell table:formula="of:=[maous_mysql_2.C24]" office:value-type="float" office:value="688">
            <text:p>688</text:p>
          </table:table-cell>
          <table:table-cell table:number-columns-repeated="2"/>
        </table:table-row>
        <table:table-row table:style-name="ro1">
          <table:table-cell office:value-type="float" office:value="13">
            <text:p>13</text:p>
          </table:table-cell>
          <table:table-cell table:formula="of:=[maous_psql_2.D25]" office:value-type="float" office:value="0">
            <text:p>0</text:p>
          </table:table-cell>
          <table:table-cell table:formula="of:=[maous_mysql_2.C25]" office:value-type="float" office:value="790">
            <text:p>790</text:p>
          </table:table-cell>
          <table:table-cell table:number-columns-repeated="2"/>
        </table:table-row>
        <table:table-row table:style-name="ro1">
          <table:table-cell office:value-type="float" office:value="14">
            <text:p>14</text:p>
          </table:table-cell>
          <table:table-cell table:formula="of:=[maous_psql_2.D26]" office:value-type="float" office:value="0">
            <text:p>0</text:p>
          </table:table-cell>
          <table:table-cell table:formula="of:=[maous_mysql_2.C26]" office:value-type="float" office:value="679">
            <text:p>679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table:formula="of:=[maous_psql_2.D27]" office:value-type="float" office:value="0">
            <text:p>0</text:p>
          </table:table-cell>
          <table:table-cell table:formula="of:=[maous_mysql_2.C27]" office:value-type="float" office:value="781">
            <text:p>781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table:formula="of:=[maous_psql_2.D28]" office:value-type="float" office:value="0">
            <text:p>0</text:p>
          </table:table-cell>
          <table:table-cell table:formula="of:=[maous_mysql_2.C28]" office:value-type="float" office:value="683">
            <text:p>683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table:formula="of:=[maous_psql_2.D29]" office:value-type="float" office:value="0">
            <text:p>0</text:p>
          </table:table-cell>
          <table:table-cell table:formula="of:=[maous_mysql_2.C29]" office:value-type="float" office:value="793">
            <text:p>793</text:p>
          </table:table-cell>
          <table:table-cell table:number-columns-repeated="2"/>
        </table:table-row>
        <table:table-row table:style-name="ro1">
          <table:table-cell office:value-type="float" office:value="18">
            <text:p>18</text:p>
          </table:table-cell>
          <table:table-cell table:formula="of:=[maous_psql_2.D30]" office:value-type="float" office:value="0">
            <text:p>0</text:p>
          </table:table-cell>
          <table:table-cell table:formula="of:=[maous_mysql_2.C30]" office:value-type="float" office:value="683">
            <text:p>683</text:p>
          </table:table-cell>
          <table:table-cell table:number-columns-repeated="2"/>
        </table:table-row>
        <table:table-row table:style-name="ro1">
          <table:table-cell office:value-type="float" office:value="19">
            <text:p>19</text:p>
          </table:table-cell>
          <table:table-cell table:formula="of:=[maous_psql_2.D31]" office:value-type="float" office:value="0">
            <text:p>0</text:p>
          </table:table-cell>
          <table:table-cell table:formula="of:=[maous_mysql_2.C31]" office:value-type="float" office:value="786">
            <text:p>786</text:p>
          </table:table-cell>
          <table:table-cell table:number-columns-repeated="2"/>
        </table:table-row>
        <table:table-row table:style-name="ro1">
          <table:table-cell office:value-type="float" office:value="20">
            <text:p>20</text:p>
          </table:table-cell>
          <table:table-cell table:formula="of:=[maous_psql_2.D32]" office:value-type="float" office:value="0">
            <text:p>0</text:p>
          </table:table-cell>
          <table:table-cell table:formula="of:=[maous_mysql_2.C32]" office:value-type="float" office:value="689">
            <text:p>689</text:p>
          </table:table-cell>
          <table:table-cell table:number-columns-repeated="2"/>
        </table:table-row>
        <table:table-row table:style-name="ro1">
          <table:table-cell office:value-type="float" office:value="21">
            <text:p>21</text:p>
          </table:table-cell>
          <table:table-cell table:formula="of:=[maous_psql_2.D33]" office:value-type="float" office:value="0">
            <text:p>0</text:p>
          </table:table-cell>
          <table:table-cell table:formula="of:=[maous_mysql_2.C33]" office:value-type="float" office:value="803">
            <text:p>803</text:p>
          </table:table-cell>
          <table:table-cell table:number-columns-repeated="2"/>
        </table:table-row>
        <table:table-row table:style-name="ro1">
          <table:table-cell office:value-type="float" office:value="22">
            <text:p>22</text:p>
          </table:table-cell>
          <table:table-cell table:formula="of:=[maous_psql_2.D34]" office:value-type="float" office:value="0">
            <text:p>0</text:p>
          </table:table-cell>
          <table:table-cell table:formula="of:=[maous_mysql_2.C34]" office:value-type="float" office:value="675">
            <text:p>675</text:p>
          </table:table-cell>
          <table:table-cell table:number-columns-repeated="2"/>
        </table:table-row>
        <table:table-row table:style-name="ro1">
          <table:table-cell office:value-type="float" office:value="23">
            <text:p>23</text:p>
          </table:table-cell>
          <table:table-cell table:formula="of:=[maous_psql_2.D35]" office:value-type="float" office:value="0">
            <text:p>0</text:p>
          </table:table-cell>
          <table:table-cell table:formula="of:=[maous_mysql_2.C35]" office:value-type="float" office:value="778">
            <text:p>778</text:p>
          </table:table-cell>
          <table:table-cell table:number-columns-repeated="2"/>
        </table:table-row>
        <table:table-row table:style-name="ro1">
          <table:table-cell office:value-type="float" office:value="24">
            <text:p>24</text:p>
          </table:table-cell>
          <table:table-cell table:formula="of:=[maous_psql_2.D36]" office:value-type="float" office:value="0">
            <text:p>0</text:p>
          </table:table-cell>
          <table:table-cell table:formula="of:=[maous_mysql_2.C36]" office:value-type="float" office:value="692">
            <text:p>692</text:p>
          </table:table-cell>
          <table:table-cell table:number-columns-repeated="2"/>
        </table:table-row>
        <table:table-row table:style-name="ro1">
          <table:table-cell office:value-type="float" office:value="25">
            <text:p>25</text:p>
          </table:table-cell>
          <table:table-cell table:formula="of:=[maous_psql_2.D37]" office:value-type="float" office:value="0">
            <text:p>0</text:p>
          </table:table-cell>
          <table:table-cell table:formula="of:=[maous_mysql_2.C37]" office:value-type="float" office:value="804">
            <text:p>804</text:p>
          </table:table-cell>
          <table:table-cell table:number-columns-repeated="2"/>
        </table:table-row>
        <table:table-row table:style-name="ro1">
          <table:table-cell office:value-type="float" office:value="26">
            <text:p>26</text:p>
          </table:table-cell>
          <table:table-cell table:formula="of:=[maous_psql_2.D38]" office:value-type="float" office:value="0">
            <text:p>0</text:p>
          </table:table-cell>
          <table:table-cell table:formula="of:=[maous_mysql_2.C38]" office:value-type="float" office:value="780">
            <text:p>780</text:p>
          </table:table-cell>
          <table:table-cell table:number-columns-repeated="2"/>
        </table:table-row>
        <table:table-row table:style-name="ro1">
          <table:table-cell office:value-type="float" office:value="27">
            <text:p>27</text:p>
          </table:table-cell>
          <table:table-cell table:formula="of:=[maous_psql_2.D39]" office:value-type="float" office:value="0">
            <text:p>0</text:p>
          </table:table-cell>
          <table:table-cell table:formula="of:=[maous_mysql_2.C39]" office:value-type="float" office:value="895">
            <text:p>895</text:p>
          </table:table-cell>
          <table:table-cell table:number-columns-repeated="2"/>
        </table:table-row>
        <table:table-row table:style-name="ro1">
          <table:table-cell office:value-type="float" office:value="28">
            <text:p>28</text:p>
          </table:table-cell>
          <table:table-cell table:formula="of:=[maous_psql_2.D40]" office:value-type="float" office:value="0">
            <text:p>0</text:p>
          </table:table-cell>
          <table:table-cell table:formula="of:=[maous_mysql_2.C40]" office:value-type="float" office:value="685">
            <text:p>685</text:p>
          </table:table-cell>
          <table:table-cell/>
          <table:table-cell>
            <draw:custom-shape table:end-cell-address="'Info 2'.G34" table:end-x="2.121cm" table:end-y="0.027cm" draw:z-index="1" draw:style-name="gr2" draw:text-style-name="P1" svg:width="6.03cm" svg:height="1.967cm" svg:x="0.607cm" svg:y="0.186cm">
              <text:p text:style-name="P1">Manque un test local postgresql</text:p>
              <text:p text:style-name="P1">Avec nouvel index</text:p>
              <draw:enhanced-geometry svg:viewBox="0 0 21600 21600" draw:text-areas="800 800 20800 20800" draw:type="round-rectangular-callout" draw:modifiers="-32.2334604543193 64284.14634146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  <draw:equation draw:name="f0" draw:formula="$0 -10800"/>
                <draw:equation draw:name="f1" draw:formula="$1 -10800"/>
                <draw:equation draw:name="f2" draw:formula="if(?f18 ,$0 ,0)"/>
                <draw:equation draw:name="f3" draw:formula="if(?f18 ,$1 ,6280)"/>
                <draw:equation draw:name="f4" draw:formula="if(?f23 ,$0 ,0)"/>
                <draw:equation draw:name="f5" draw:formula="if(?f23 ,$1 ,15320)"/>
                <draw:equation draw:name="f6" draw:formula="if(?f26 ,$0 ,6280)"/>
                <draw:equation draw:name="f7" draw:formula="if(?f26 ,$1 ,21600)"/>
                <draw:equation draw:name="f8" draw:formula="if(?f29 ,$0 ,15320)"/>
                <draw:equation draw:name="f9" draw:formula="if(?f29 ,$1 ,21600)"/>
                <draw:equation draw:name="f10" draw:formula="if(?f32 ,$0 ,21600)"/>
                <draw:equation draw:name="f11" draw:formula="if(?f32 ,$1 ,15320)"/>
                <draw:equation draw:name="f12" draw:formula="if(?f34 ,$0 ,21600)"/>
                <draw:equation draw:name="f13" draw:formula="if(?f34 ,$1 ,6280)"/>
                <draw:equation draw:name="f14" draw:formula="if(?f36 ,$0 ,15320)"/>
                <draw:equation draw:name="f15" draw:formula="if(?f36 ,$1 ,0)"/>
                <draw:equation draw:name="f16" draw:formula="if(?f38 ,$0 ,6280)"/>
                <draw:equation draw:name="f17" draw:formula="if(?f38 ,$1 ,0)"/>
                <draw:equation draw:name="f18" draw:formula="if($0 ,-1,?f19 )"/>
                <draw:equation draw:name="f19" draw:formula="if(?f1 ,-1,?f22 )"/>
                <draw:equation draw:name="f20" draw:formula="abs(?f0 )"/>
                <draw:equation draw:name="f21" draw:formula="abs(?f1 )"/>
                <draw:equation draw:name="f22" draw:formula="?f20 -?f21 "/>
                <draw:equation draw:name="f23" draw:formula="if($0 ,-1,?f24 )"/>
                <draw:equation draw:name="f24" draw:formula="if(?f1 ,?f22 ,-1)"/>
                <draw:equation draw:name="f25" draw:formula="$1 -21600"/>
                <draw:equation draw:name="f26" draw:formula="if(?f25 ,?f27 ,-1)"/>
                <draw:equation draw:name="f27" draw:formula="if(?f0 ,-1,?f28 )"/>
                <draw:equation draw:name="f28" draw:formula="?f21 -?f20 "/>
                <draw:equation draw:name="f29" draw:formula="if(?f25 ,?f30 ,-1)"/>
                <draw:equation draw:name="f30" draw:formula="if(?f0 ,?f28 ,-1)"/>
                <draw:equation draw:name="f31" draw:formula="$0 -21600"/>
                <draw:equation draw:name="f32" draw:formula="if(?f31 ,?f33 ,-1)"/>
                <draw:equation draw:name="f33" draw:formula="if(?f1 ,?f22 ,-1)"/>
                <draw:equation draw:name="f34" draw:formula="if(?f31 ,?f35 ,-1)"/>
                <draw:equation draw:name="f35" draw:formula="if(?f1 ,-1,?f22 )"/>
                <draw:equation draw:name="f36" draw:formula="if($1 ,-1,?f37 )"/>
                <draw:equation draw:name="f37" draw:formula="if(?f0 ,?f28 ,-1)"/>
                <draw:equation draw:name="f38" draw:formula="if($1 ,-1,?f39 )"/>
                <draw:equation draw:name="f39" draw:formula="if(?f0 ,-1,?f28 )"/>
                <draw:equation draw:name="f40" draw:formula="$0 "/>
                <draw:equation draw:name="f41" draw:formula="$1 "/>
                <draw:handle draw:handle-position="$0 $1"/>
              </draw:enhanced-geometry>
            </draw:custom-shape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maous_psql_2.D41]" office:value-type="float" office:value="0">
            <text:p>0</text:p>
          </table:table-cell>
          <table:table-cell table:formula="of:=[maous_mysql_2.C41]" office:value-type="float" office:value="796">
            <text:p>796</text:p>
          </table:table-cell>
          <table:table-cell table:number-columns-repeated="2"/>
        </table:table-row>
        <table:table-row table:style-name="ro1">
          <table:table-cell office:value-type="float" office:value="30">
            <text:p>30</text:p>
          </table:table-cell>
          <table:table-cell table:formula="of:=[maous_psql_2.D42]" office:value-type="float" office:value="0">
            <text:p>0</text:p>
          </table:table-cell>
          <table:table-cell table:formula="of:=[maous_mysql_2.C42]" office:value-type="float" office:value="718">
            <text:p>718</text:p>
          </table:table-cell>
          <table:table-cell table:number-columns-repeated="2"/>
        </table:table-row>
        <table:table-row table:style-name="ro1">
          <table:table-cell office:value-type="float" office:value="31">
            <text:p>31</text:p>
          </table:table-cell>
          <table:table-cell table:formula="of:=[maous_psql_2.D43]" office:value-type="float" office:value="0">
            <text:p>0</text:p>
          </table:table-cell>
          <table:table-cell table:formula="of:=[maous_mysql_2.C43]" office:value-type="float" office:value="823">
            <text:p>823</text:p>
          </table:table-cell>
          <table:table-cell table:number-columns-repeated="2"/>
        </table:table-row>
        <table:table-row table:style-name="ro1">
          <table:table-cell office:value-type="float" office:value="32">
            <text:p>32</text:p>
          </table:table-cell>
          <table:table-cell table:formula="of:=[maous_psql_2.D44]" office:value-type="float" office:value="0">
            <text:p>0</text:p>
          </table:table-cell>
          <table:table-cell table:formula="of:=[maous_mysql_2.C44]" office:value-type="float" office:value="733">
            <text:p>733</text:p>
          </table:table-cell>
          <table:table-cell table:number-columns-repeated="2"/>
        </table:table-row>
        <table:table-row table:style-name="ro1">
          <table:table-cell office:value-type="float" office:value="33">
            <text:p>33</text:p>
          </table:table-cell>
          <table:table-cell table:formula="of:=[maous_psql_2.D45]" office:value-type="float" office:value="0">
            <text:p>0</text:p>
          </table:table-cell>
          <table:table-cell table:formula="of:=[maous_mysql_2.C45]" office:value-type="float" office:value="849">
            <text:p>849</text:p>
          </table:table-cell>
          <table:table-cell table:number-columns-repeated="2"/>
        </table:table-row>
        <table:table-row table:style-name="ro1">
          <table:table-cell office:value-type="float" office:value="34">
            <text:p>34</text:p>
          </table:table-cell>
          <table:table-cell table:formula="of:=[maous_psql_2.D46]" office:value-type="float" office:value="0">
            <text:p>0</text:p>
          </table:table-cell>
          <table:table-cell table:formula="of:=[maous_mysql_2.C46]" office:value-type="float" office:value="694">
            <text:p>694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maous_psql_2.D47]" office:value-type="float" office:value="0">
            <text:p>0</text:p>
          </table:table-cell>
          <table:table-cell table:formula="of:=[maous_mysql_2.C47]" office:value-type="float" office:value="811">
            <text:p>811</text:p>
          </table:table-cell>
          <table:table-cell table:number-columns-repeated="2"/>
        </table:table-row>
        <table:table-row table:style-name="ro1">
          <table:table-cell office:value-type="float" office:value="36">
            <text:p>36</text:p>
          </table:table-cell>
          <table:table-cell table:formula="of:=[maous_psql_2.D48]" office:value-type="float" office:value="0">
            <text:p>0</text:p>
          </table:table-cell>
          <table:table-cell table:formula="of:=[maous_mysql_2.C48]" office:value-type="float" office:value="708">
            <text:p>708</text:p>
          </table:table-cell>
          <table:table-cell table:number-columns-repeated="2"/>
        </table:table-row>
        <table:table-row table:style-name="ro1">
          <table:table-cell office:value-type="float" office:value="37">
            <text:p>37</text:p>
          </table:table-cell>
          <table:table-cell table:formula="of:=[maous_psql_2.D49]" office:value-type="float" office:value="0">
            <text:p>0</text:p>
          </table:table-cell>
          <table:table-cell table:formula="of:=[maous_mysql_2.C49]" office:value-type="float" office:value="810">
            <text:p>810</text:p>
          </table:table-cell>
          <table:table-cell table:number-columns-repeated="2"/>
        </table:table-row>
        <table:table-row table:style-name="ro1">
          <table:table-cell office:value-type="float" office:value="38">
            <text:p>38</text:p>
          </table:table-cell>
          <table:table-cell table:formula="of:=[maous_psql_2.D50]" office:value-type="float" office:value="0">
            <text:p>0</text:p>
          </table:table-cell>
          <table:table-cell table:formula="of:=[maous_mysql_2.C50]" office:value-type="float" office:value="684">
            <text:p>684</text:p>
          </table:table-cell>
          <table:table-cell table:number-columns-repeated="2"/>
        </table:table-row>
        <table:table-row table:style-name="ro1">
          <table:table-cell office:value-type="float" office:value="39">
            <text:p>39</text:p>
          </table:table-cell>
          <table:table-cell table:formula="of:=[maous_psql_2.D51]" office:value-type="float" office:value="0">
            <text:p>0</text:p>
          </table:table-cell>
          <table:table-cell table:formula="of:=[maous_mysql_2.C51]" office:value-type="float" office:value="787">
            <text:p>787</text:p>
          </table:table-cell>
          <table:table-cell table:number-columns-repeated="2"/>
        </table:table-row>
        <table:table-row table:style-name="ro1">
          <table:table-cell office:value-type="float" office:value="40">
            <text:p>40</text:p>
          </table:table-cell>
          <table:table-cell table:formula="of:=[maous_psql_2.D52]" office:value-type="float" office:value="0">
            <text:p>0</text:p>
          </table:table-cell>
          <table:table-cell table:formula="of:=[maous_mysql_2.C52]" office:value-type="float" office:value="682">
            <text:p>682</text:p>
          </table:table-cell>
          <table:table-cell table:number-columns-repeated="2"/>
        </table:table-row>
        <table:table-row table:style-name="ro1">
          <table:table-cell office:value-type="float" office:value="41">
            <text:p>41</text:p>
          </table:table-cell>
          <table:table-cell table:formula="of:=[maous_psql_2.D53]" office:value-type="float" office:value="0">
            <text:p>0</text:p>
          </table:table-cell>
          <table:table-cell table:formula="of:=[maous_mysql_2.C53]" office:value-type="float" office:value="794">
            <text:p>794</text:p>
          </table:table-cell>
          <table:table-cell table:number-columns-repeated="2"/>
        </table:table-row>
        <table:table-row table:style-name="ro1">
          <table:table-cell office:value-type="float" office:value="42">
            <text:p>42</text:p>
          </table:table-cell>
          <table:table-cell table:formula="of:=[maous_psql_2.D54]" office:value-type="float" office:value="0">
            <text:p>0</text:p>
          </table:table-cell>
          <table:table-cell table:formula="of:=[maous_mysql_2.C54]" office:value-type="float" office:value="678">
            <text:p>678</text:p>
          </table:table-cell>
          <table:table-cell table:number-columns-repeated="2"/>
        </table:table-row>
        <table:table-row table:style-name="ro1">
          <table:table-cell office:value-type="float" office:value="43">
            <text:p>43</text:p>
          </table:table-cell>
          <table:table-cell table:formula="of:=[maous_psql_2.D55]" office:value-type="float" office:value="0">
            <text:p>0</text:p>
          </table:table-cell>
          <table:table-cell table:formula="of:=[maous_mysql_2.C55]" office:value-type="float" office:value="782">
            <text:p>782</text:p>
          </table:table-cell>
          <table:table-cell table:number-columns-repeated="2"/>
        </table:table-row>
      </table:table>
      <table:table table:name="maous_mysql_2" table:style-name="ta1" table:print="false">
        <table:table-column table:style-name="co1" table:number-columns-repeated="7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DB server</text:p>
          </table:table-cell>
          <table:table-cell table:style-name="ce1" office:value-type="string">
            <text:p>localhost</text:p>
          </table:table-cell>
          <table:table-cell table:number-columns-repeated="7"/>
        </table:table-row>
        <table:table-row table:style-name="ro1">
          <table:table-cell office:value-type="string">
            <text:p>DB Type</text:p>
          </table:table-cell>
          <table:table-cell table:style-name="ce1" office:value-type="string">
            <text:p>mysql</text:p>
          </table:table-cell>
          <table:table-cell table:number-columns-repeated="4"/>
          <table:table-cell office:value-type="string">
            <text:p>Level</text:p>
          </table:table-cell>
          <table:table-cell office:value-type="string">
            <text:p>grep Level $log <text:s/>| sed 's/,//' | awk '{print $3}'</text:p>
          </table:table-cell>
          <table:table-cell/>
        </table:table-row>
        <table:table-row table:style-name="ro1">
          <table:table-cell office:value-type="string">
            <text:p>Version</text:p>
          </table:table-cell>
          <table:table-cell table:style-name="ce1"/>
          <table:table-cell table:number-columns-repeated="4"/>
          <table:table-cell office:value-type="string">
            <text:p>StartTime</text:p>
          </table:table-cell>
          <table:table-cell office:value-type="string">
            <text:p>grep 'Start time' $log <text:s/>| sed 's/,//' | awk '{print $4 }</text:p>
          </table:table-cell>
          <table:table-cell/>
        </table:table-row>
        <table:table-row table:style-name="ro1">
          <table:table-cell office:value-type="string">
            <text:p>Host</text:p>
          </table:table-cell>
          <table:table-cell table:style-name="ce1" office:value-type="string">
            <text:p>maous</text:p>
          </table:table-cell>
          <table:table-cell table:number-columns-repeated="4"/>
          <table:table-cell office:value-type="string">
            <text:p>EndTime</text:p>
          </table:table-cell>
          <table:table-cell office:value-type="string">
            <text:p>grep 'End time' $log <text:s/>| sed 's/,//' | awk '{print $4 }</text:p>
          </table:table-cell>
          <table:table-cell/>
        </table:table-row>
        <table:table-row table:style-name="ro1">
          <table:table-cell office:value-type="string">
            <text:p>Memory</text:p>
          </table:table-cell>
          <table:table-cell table:style-name="ce1" office:value-type="float" office:value="8002">
            <text:p>8002</text:p>
          </table:table-cell>
          <table:table-cell table:number-columns-repeated="4"/>
          <table:table-cell office:value-type="string">
            <text:p>Files</text:p>
          </table:table-cell>
          <table:table-cell office:value-type="string">
            <text:p>grep 'FD Files' $log <text:s/>| sed 's/,//g' | awk '{print $4 }'</text:p>
          </table:table-cell>
          <table:table-cell/>
        </table:table-row>
        <table:table-row table:style-name="ro1">
          <table:table-cell office:value-type="string">
            <text:p>Disk system</text:p>
          </table:table-cell>
          <table:table-cell table:style-name="ce1" office:value-type="string">
            <text:p>1 SATA</text:p>
          </table:table-cell>
          <table:table-cell table:number-columns-repeated="4"/>
          <table:table-cell office:value-type="string">
            <text:p>Duration</text:p>
          </table:table-cell>
          <table:table-cell office:value-type="string">
            <text:p>grep Elap $log | awk -F: '{ print $2 }' | while read a; do ./time_to_sec.pl $a ; done</text:p>
          </table:table-cell>
          <table:table-cell/>
        </table:table-row>
        <table:table-row table:style-name="ro1">
          <table:table-cell office:value-type="string">
            <text:p>OS</text:p>
          </table:table-cell>
          <table:table-cell table:style-name="ce1" office:value-type="string">
            <text:p>Ubuntu</text:p>
          </table:table-cell>
          <table:table-cell table:number-columns-repeated="7"/>
        </table:table-row>
        <table:table-row table:style-name="ro1">
          <table:table-cell office:value-type="string">
            <text:p>FS type</text:p>
          </table:table-cell>
          <table:table-cell table:style-name="ce1" office:value-type="string">
            <text:p>reiserfs</text:p>
          </table:table-cell>
          <table:table-cell table:number-columns-repeated="7"/>
        </table:table-row>
        <table:table-row table:style-name="ro1">
          <table:table-cell office:value-type="string">
            <text:p>Nb jobs //</text:p>
          </table:table-cell>
          <table:table-cell table:style-name="ce1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Nb cpus</text:p>
          </table:table-cell>
          <table:table-cell table:style-name="ce1" office:value-type="float" office:value="8">
            <text:p>8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ackup NB</text:p>
          </table:table-cell>
          <table:table-cell office:value-type="string">
            <text:p>Level</text:p>
          </table:table-cell>
          <table:table-cell office:value-type="string">
            <text:p>Duration</text:p>
          </table:table-cell>
          <table:table-cell office:value-type="string">
            <text:p>Nb Files</text:p>
          </table:table-cell>
          <table:table-cell office:value-type="string">
            <text:p>Catalog Files</text:p>
          </table:table-cell>
          <table:table-cell>
            <draw:frame table:end-cell-address="maous_mysql_2.N30" table:end-x="0.468cm" table:end-y="0.027cm" draw:z-index="0" draw:style-name="gr1" svg:width="18.517cm" svg:height="7.654cm" svg:x="1.543cm" svg:y="0.028cm">
              <draw:object draw:notify-on-update-of-ranges="maous_mysql_2.C12:maous_mysql_2.C12 maous_mysql_2.C13:maous_mysql_2.C55 maous_mysql_2.A13:maous_mysql_2.A55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592">
            <text:p>592</text:p>
          </table:table-cell>
          <table:table-cell office:value-type="float" office:value="1507535">
            <text:p>150753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ll</text:p>
          </table:table-cell>
          <table:table-cell office:value-type="float" office:value="938">
            <text:p>938</text:p>
          </table:table-cell>
          <table:table-cell office:value-type="float" office:value="1507535">
            <text:p>1507535</text:p>
          </table:table-cell>
          <table:table-cell table:formula="of:=SUM([.$D$13:.$D14])" office:value-type="float" office:value="3015070">
            <text:p>301507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ull</text:p>
          </table:table-cell>
          <table:table-cell office:value-type="float" office:value="1035">
            <text:p>1035</text:p>
          </table:table-cell>
          <table:table-cell office:value-type="float" office:value="1507535">
            <text:p>1507535</text:p>
          </table:table-cell>
          <table:table-cell table:formula="of:=SUM([.$D$13:.$D15])" office:value-type="float" office:value="4522605">
            <text:p>4522605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ull</text:p>
          </table:table-cell>
          <table:table-cell office:value-type="float" office:value="1095">
            <text:p>1095</text:p>
          </table:table-cell>
          <table:table-cell office:value-type="float" office:value="1507535">
            <text:p>1507535</text:p>
          </table:table-cell>
          <table:table-cell table:formula="of:=SUM([.$D$13:.$D16])" office:value-type="float" office:value="6030140">
            <text:p>603014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ull</text:p>
          </table:table-cell>
          <table:table-cell office:value-type="float" office:value="1194">
            <text:p>1194</text:p>
          </table:table-cell>
          <table:table-cell office:value-type="float" office:value="1507535">
            <text:p>1507535</text:p>
          </table:table-cell>
          <table:table-cell table:formula="of:=SUM([.$D$13:.$D17])" office:value-type="float" office:value="7537675">
            <text:p>7537675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ull</text:p>
          </table:table-cell>
          <table:table-cell office:value-type="float" office:value="1024">
            <text:p>1024</text:p>
          </table:table-cell>
          <table:table-cell office:value-type="float" office:value="1507535">
            <text:p>1507535</text:p>
          </table:table-cell>
          <table:table-cell table:formula="of:=SUM([.$D$13:.$D18])" office:value-type="float" office:value="9045210">
            <text:p>904521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ull</text:p>
          </table:table-cell>
          <table:table-cell office:value-type="float" office:value="1137">
            <text:p>1137</text:p>
          </table:table-cell>
          <table:table-cell office:value-type="float" office:value="1507535">
            <text:p>1507535</text:p>
          </table:table-cell>
          <table:table-cell table:formula="of:=SUM([.$D$13:.$D19])" office:value-type="float" office:value="10552745">
            <text:p>1055274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ull</text:p>
          </table:table-cell>
          <table:table-cell office:value-type="float" office:value="953">
            <text:p>953</text:p>
          </table:table-cell>
          <table:table-cell office:value-type="float" office:value="1507535">
            <text:p>1507535</text:p>
          </table:table-cell>
          <table:table-cell table:formula="of:=SUM([.$D$13:.$D20])" office:value-type="float" office:value="12060280">
            <text:p>1206028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ull</text:p>
          </table:table-cell>
          <table:table-cell office:value-type="float" office:value="1054">
            <text:p>1054</text:p>
          </table:table-cell>
          <table:table-cell office:value-type="float" office:value="1507535">
            <text:p>1507535</text:p>
          </table:table-cell>
          <table:table-cell table:formula="of:=SUM([.$D$13:.$D21])" office:value-type="float" office:value="13567815">
            <text:p>13567815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ull</text:p>
          </table:table-cell>
          <table:table-cell office:value-type="float" office:value="693">
            <text:p>693</text:p>
          </table:table-cell>
          <table:table-cell office:value-type="float" office:value="1507535">
            <text:p>1507535</text:p>
          </table:table-cell>
          <table:table-cell table:formula="of:=SUM([.$D$13:.$D22])" office:value-type="float" office:value="15075350">
            <text:p>15075350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ull</text:p>
          </table:table-cell>
          <table:table-cell office:value-type="float" office:value="808">
            <text:p>808</text:p>
          </table:table-cell>
          <table:table-cell office:value-type="float" office:value="1507535">
            <text:p>1507535</text:p>
          </table:table-cell>
          <table:table-cell table:formula="of:=SUM([.$D$13:.$D23])" office:value-type="float" office:value="16582885">
            <text:p>1658288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ull</text:p>
          </table:table-cell>
          <table:table-cell office:value-type="float" office:value="688">
            <text:p>688</text:p>
          </table:table-cell>
          <table:table-cell office:value-type="float" office:value="1507535">
            <text:p>1507535</text:p>
          </table:table-cell>
          <table:table-cell table:formula="of:=SUM([.$D$13:.$D24])" office:value-type="float" office:value="18090420">
            <text:p>18090420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ull</text:p>
          </table:table-cell>
          <table:table-cell office:value-type="float" office:value="790">
            <text:p>790</text:p>
          </table:table-cell>
          <table:table-cell office:value-type="float" office:value="1507535">
            <text:p>1507535</text:p>
          </table:table-cell>
          <table:table-cell table:formula="of:=SUM([.$D$13:.$D25])" office:value-type="float" office:value="19597955">
            <text:p>1959795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ull</text:p>
          </table:table-cell>
          <table:table-cell office:value-type="float" office:value="679">
            <text:p>679</text:p>
          </table:table-cell>
          <table:table-cell office:value-type="float" office:value="1507535">
            <text:p>1507535</text:p>
          </table:table-cell>
          <table:table-cell table:formula="of:=SUM([.$D$13:.$D26])" office:value-type="float" office:value="21105490">
            <text:p>2110549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ull</text:p>
          </table:table-cell>
          <table:table-cell office:value-type="float" office:value="781">
            <text:p>781</text:p>
          </table:table-cell>
          <table:table-cell office:value-type="float" office:value="1507535">
            <text:p>1507535</text:p>
          </table:table-cell>
          <table:table-cell table:formula="of:=SUM([.$D$13:.$D27])" office:value-type="float" office:value="22613025">
            <text:p>2261302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ull</text:p>
          </table:table-cell>
          <table:table-cell office:value-type="float" office:value="683">
            <text:p>683</text:p>
          </table:table-cell>
          <table:table-cell office:value-type="float" office:value="1507535">
            <text:p>1507535</text:p>
          </table:table-cell>
          <table:table-cell table:formula="of:=SUM([.$D$13:.$D28])" office:value-type="float" office:value="24120560">
            <text:p>24120560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ull</text:p>
          </table:table-cell>
          <table:table-cell office:value-type="float" office:value="793">
            <text:p>793</text:p>
          </table:table-cell>
          <table:table-cell office:value-type="float" office:value="1507535">
            <text:p>1507535</text:p>
          </table:table-cell>
          <table:table-cell table:formula="of:=SUM([.$D$13:.$D29])" office:value-type="float" office:value="25628095">
            <text:p>2562809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ull</text:p>
          </table:table-cell>
          <table:table-cell office:value-type="float" office:value="683">
            <text:p>683</text:p>
          </table:table-cell>
          <table:table-cell office:value-type="float" office:value="1507535">
            <text:p>1507535</text:p>
          </table:table-cell>
          <table:table-cell table:formula="of:=SUM([.$D$13:.$D30])" office:value-type="float" office:value="27135630">
            <text:p>27135630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ull</text:p>
          </table:table-cell>
          <table:table-cell office:value-type="float" office:value="786">
            <text:p>786</text:p>
          </table:table-cell>
          <table:table-cell office:value-type="float" office:value="1507535">
            <text:p>1507535</text:p>
          </table:table-cell>
          <table:table-cell table:formula="of:=SUM([.$D$13:.$D31])" office:value-type="float" office:value="28643165">
            <text:p>28643165</text:p>
          </table:table-cell>
          <table:table-cell>
            <draw:frame table:end-cell-address="maous_mysql_2.N47" table:end-x="0.193cm" table:end-y="0.186cm" draw:z-index="1" draw:style-name="gr1" svg:width="18.169cm" svg:height="6.677cm" svg:x="1.616cm" svg:y="0.314cm">
              <draw:object draw:notify-on-update-of-ranges="maous_mysql_2.C12:maous_mysql_2.C12 maous_mysql_2.C56:maous_mysql_2.C91 maous_mysql_2.A56:maous_mysql_2.A91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ull</text:p>
          </table:table-cell>
          <table:table-cell office:value-type="float" office:value="689">
            <text:p>689</text:p>
          </table:table-cell>
          <table:table-cell office:value-type="float" office:value="1507535">
            <text:p>1507535</text:p>
          </table:table-cell>
          <table:table-cell table:formula="of:=SUM([.$D$13:.$D32])" office:value-type="float" office:value="30150700">
            <text:p>30150700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ull</text:p>
          </table:table-cell>
          <table:table-cell office:value-type="float" office:value="803">
            <text:p>803</text:p>
          </table:table-cell>
          <table:table-cell office:value-type="float" office:value="1507535">
            <text:p>1507535</text:p>
          </table:table-cell>
          <table:table-cell table:formula="of:=SUM([.$D$13:.$D33])" office:value-type="float" office:value="31658235">
            <text:p>3165823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ull</text:p>
          </table:table-cell>
          <table:table-cell office:value-type="float" office:value="675">
            <text:p>675</text:p>
          </table:table-cell>
          <table:table-cell office:value-type="float" office:value="1507535">
            <text:p>1507535</text:p>
          </table:table-cell>
          <table:table-cell table:formula="of:=SUM([.$D$13:.$D34])" office:value-type="float" office:value="33165770">
            <text:p>33165770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ull</text:p>
          </table:table-cell>
          <table:table-cell office:value-type="float" office:value="778">
            <text:p>778</text:p>
          </table:table-cell>
          <table:table-cell office:value-type="float" office:value="1507535">
            <text:p>1507535</text:p>
          </table:table-cell>
          <table:table-cell table:formula="of:=SUM([.$D$13:.$D35])" office:value-type="float" office:value="34673305">
            <text:p>34673305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ull</text:p>
          </table:table-cell>
          <table:table-cell office:value-type="float" office:value="692">
            <text:p>692</text:p>
          </table:table-cell>
          <table:table-cell office:value-type="float" office:value="1507535">
            <text:p>1507535</text:p>
          </table:table-cell>
          <table:table-cell table:formula="of:=SUM([.$D$13:.$D36])" office:value-type="float" office:value="36180840">
            <text:p>3618084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ull</text:p>
          </table:table-cell>
          <table:table-cell office:value-type="float" office:value="804">
            <text:p>804</text:p>
          </table:table-cell>
          <table:table-cell office:value-type="float" office:value="1507535">
            <text:p>1507535</text:p>
          </table:table-cell>
          <table:table-cell table:formula="of:=SUM([.$D$13:.$D37])" office:value-type="float" office:value="37688375">
            <text:p>37688375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ull</text:p>
          </table:table-cell>
          <table:table-cell office:value-type="float" office:value="780">
            <text:p>780</text:p>
          </table:table-cell>
          <table:table-cell office:value-type="float" office:value="1507535">
            <text:p>1507535</text:p>
          </table:table-cell>
          <table:table-cell table:formula="of:=SUM([.$D$13:.$D38])" office:value-type="float" office:value="39195910">
            <text:p>39195910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ull</text:p>
          </table:table-cell>
          <table:table-cell office:value-type="float" office:value="895">
            <text:p>895</text:p>
          </table:table-cell>
          <table:table-cell office:value-type="float" office:value="1507535">
            <text:p>1507535</text:p>
          </table:table-cell>
          <table:table-cell table:formula="of:=SUM([.$D$13:.$D39])" office:value-type="float" office:value="40703445">
            <text:p>40703445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ull</text:p>
          </table:table-cell>
          <table:table-cell office:value-type="float" office:value="685">
            <text:p>685</text:p>
          </table:table-cell>
          <table:table-cell office:value-type="float" office:value="1507535">
            <text:p>1507535</text:p>
          </table:table-cell>
          <table:table-cell table:formula="of:=SUM([.$D$13:.$D40])" office:value-type="float" office:value="42210980">
            <text:p>42210980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ull</text:p>
          </table:table-cell>
          <table:table-cell office:value-type="float" office:value="796">
            <text:p>796</text:p>
          </table:table-cell>
          <table:table-cell office:value-type="float" office:value="1507535">
            <text:p>1507535</text:p>
          </table:table-cell>
          <table:table-cell table:formula="of:=SUM([.$D$13:.$D41])" office:value-type="float" office:value="43718515">
            <text:p>4371851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Full</text:p>
          </table:table-cell>
          <table:table-cell office:value-type="float" office:value="718">
            <text:p>718</text:p>
          </table:table-cell>
          <table:table-cell office:value-type="float" office:value="1507535">
            <text:p>1507535</text:p>
          </table:table-cell>
          <table:table-cell table:formula="of:=SUM([.$D$13:.$D42])" office:value-type="float" office:value="45226050">
            <text:p>45226050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Full</text:p>
          </table:table-cell>
          <table:table-cell office:value-type="float" office:value="823">
            <text:p>823</text:p>
          </table:table-cell>
          <table:table-cell office:value-type="float" office:value="1507535">
            <text:p>1507535</text:p>
          </table:table-cell>
          <table:table-cell table:formula="of:=SUM([.$D$13:.$D43])" office:value-type="float" office:value="46733585">
            <text:p>46733585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Full</text:p>
          </table:table-cell>
          <table:table-cell office:value-type="float" office:value="733">
            <text:p>733</text:p>
          </table:table-cell>
          <table:table-cell office:value-type="float" office:value="1507535">
            <text:p>1507535</text:p>
          </table:table-cell>
          <table:table-cell table:formula="of:=SUM([.$D$13:.$D44])" office:value-type="float" office:value="48241120">
            <text:p>48241120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Full</text:p>
          </table:table-cell>
          <table:table-cell office:value-type="float" office:value="849">
            <text:p>849</text:p>
          </table:table-cell>
          <table:table-cell office:value-type="float" office:value="1507535">
            <text:p>1507535</text:p>
          </table:table-cell>
          <table:table-cell table:formula="of:=SUM([.$D$13:.$D45])" office:value-type="float" office:value="49748655">
            <text:p>49748655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Full</text:p>
          </table:table-cell>
          <table:table-cell office:value-type="float" office:value="694">
            <text:p>694</text:p>
          </table:table-cell>
          <table:table-cell office:value-type="float" office:value="1507535">
            <text:p>1507535</text:p>
          </table:table-cell>
          <table:table-cell table:formula="of:=SUM([.$D$13:.$D46])" office:value-type="float" office:value="51256190">
            <text:p>5125619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Full</text:p>
          </table:table-cell>
          <table:table-cell office:value-type="float" office:value="811">
            <text:p>811</text:p>
          </table:table-cell>
          <table:table-cell office:value-type="float" office:value="1507535">
            <text:p>1507535</text:p>
          </table:table-cell>
          <table:table-cell table:formula="of:=SUM([.$D$13:.$D47])" office:value-type="float" office:value="52763725">
            <text:p>52763725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Full</text:p>
          </table:table-cell>
          <table:table-cell office:value-type="float" office:value="708">
            <text:p>708</text:p>
          </table:table-cell>
          <table:table-cell office:value-type="float" office:value="1507535">
            <text:p>1507535</text:p>
          </table:table-cell>
          <table:table-cell table:formula="of:=SUM([.$D$13:.$D48])" office:value-type="float" office:value="54271260">
            <text:p>54271260</text:p>
          </table:table-cell>
          <table:table-cell table:number-columns-repeated="4"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Full</text:p>
          </table:table-cell>
          <table:table-cell office:value-type="float" office:value="810">
            <text:p>810</text:p>
          </table:table-cell>
          <table:table-cell office:value-type="float" office:value="1507535">
            <text:p>1507535</text:p>
          </table:table-cell>
          <table:table-cell table:formula="of:=SUM([.$D$13:.$D49])" office:value-type="float" office:value="55778795">
            <text:p>55778795</text:p>
          </table:table-cell>
          <table:table-cell table:number-columns-repeated="4"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ull</text:p>
          </table:table-cell>
          <table:table-cell office:value-type="float" office:value="684">
            <text:p>684</text:p>
          </table:table-cell>
          <table:table-cell office:value-type="float" office:value="1507534">
            <text:p>1507534</text:p>
          </table:table-cell>
          <table:table-cell table:formula="of:=SUM([.$D$13:.$D50])" office:value-type="float" office:value="57286329">
            <text:p>57286329</text:p>
          </table:table-cell>
          <table:table-cell table:number-columns-repeated="2"/>
          <table:table-cell office:value-type="string">
            <text:p>key_buffer </text:p>
          </table:table-cell>
          <table:table-cell office:value-type="string">
            <text:p><text:s/>384M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Full</text:p>
          </table:table-cell>
          <table:table-cell office:value-type="float" office:value="787">
            <text:p>787</text:p>
          </table:table-cell>
          <table:table-cell office:value-type="float" office:value="1507534">
            <text:p>1507534</text:p>
          </table:table-cell>
          <table:table-cell table:formula="of:=SUM([.$D$13:.$D51])" office:value-type="float" office:value="58793863">
            <text:p>58793863</text:p>
          </table:table-cell>
          <table:table-cell table:number-columns-repeated="2"/>
          <table:table-cell office:value-type="string">
            <text:p>max_allowed_packet </text:p>
          </table:table-cell>
          <table:table-cell office:value-type="string">
            <text:p><text:s/>16M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string">
            <text:p>Full</text:p>
          </table:table-cell>
          <table:table-cell office:value-type="float" office:value="682">
            <text:p>682</text:p>
          </table:table-cell>
          <table:table-cell office:value-type="float" office:value="1507534">
            <text:p>1507534</text:p>
          </table:table-cell>
          <table:table-cell table:formula="of:=SUM([.$D$13:.$D52])" office:value-type="float" office:value="60301397">
            <text:p>60301397</text:p>
          </table:table-cell>
          <table:table-cell table:number-columns-repeated="2"/>
          <table:table-cell office:value-type="string">
            <text:p>table_cache </text:p>
          </table:table-cell>
          <table:table-cell office:value-type="float" office:value="512">
            <text:p>512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string">
            <text:p>Full</text:p>
          </table:table-cell>
          <table:table-cell office:value-type="float" office:value="794">
            <text:p>794</text:p>
          </table:table-cell>
          <table:table-cell office:value-type="float" office:value="1507534">
            <text:p>1507534</text:p>
          </table:table-cell>
          <table:table-cell table:formula="of:=SUM([.$D$13:.$D53])" office:value-type="float" office:value="61808931">
            <text:p>61808931</text:p>
          </table:table-cell>
          <table:table-cell table:number-columns-repeated="2"/>
          <table:table-cell office:value-type="string">
            <text:p>sort_buffer_size </text:p>
          </table:table-cell>
          <table:table-cell office:value-type="string">
            <text:p><text:s/>2M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string">
            <text:p>Full</text:p>
          </table:table-cell>
          <table:table-cell office:value-type="float" office:value="678">
            <text:p>678</text:p>
          </table:table-cell>
          <table:table-cell office:value-type="float" office:value="1507534">
            <text:p>1507534</text:p>
          </table:table-cell>
          <table:table-cell table:formula="of:=SUM([.$D$13:.$D54])" office:value-type="float" office:value="63316465">
            <text:p>63316465</text:p>
          </table:table-cell>
          <table:table-cell table:number-columns-repeated="2"/>
          <table:table-cell office:value-type="string">
            <text:p>read_buffer_size </text:p>
          </table:table-cell>
          <table:table-cell office:value-type="string">
            <text:p><text:s/>2M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string">
            <text:p>Full</text:p>
          </table:table-cell>
          <table:table-cell office:value-type="float" office:value="782">
            <text:p>782</text:p>
          </table:table-cell>
          <table:table-cell office:value-type="float" office:value="1507534">
            <text:p>1507534</text:p>
          </table:table-cell>
          <table:table-cell table:formula="of:=SUM([.$D$13:.$D55])" office:value-type="float" office:value="64823999">
            <text:p>64823999</text:p>
          </table:table-cell>
          <table:table-cell table:number-columns-repeated="2"/>
          <table:table-cell office:value-type="string">
            <text:p>read_rnd_buffer_size </text:p>
          </table:table-cell>
          <table:table-cell office:value-type="string">
            <text:p><text:s/>8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cremental</text:p>
          </table:table-cell>
          <table:table-cell office:value-type="float" office:value="133">
            <text:p>133</text:p>
          </table:table-cell>
          <table:table-cell office:value-type="float" office:value="28847">
            <text:p>28847</text:p>
          </table:table-cell>
          <table:table-cell table:formula="of:=SUM([.$D$13:.$D56])" office:value-type="float" office:value="64852846">
            <text:p>64852846</text:p>
          </table:table-cell>
          <table:table-cell table:number-columns-repeated="2"/>
          <table:table-cell office:value-type="string">
            <text:p>myisam_sort_buffer_size </text:p>
          </table:table-cell>
          <table:table-cell office:value-type="string">
            <text:p><text:s/>64M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ncremental</text:p>
          </table:table-cell>
          <table:table-cell office:value-type="float" office:value="130">
            <text:p>130</text:p>
          </table:table-cell>
          <table:table-cell office:value-type="float" office:value="28847">
            <text:p>28847</text:p>
          </table:table-cell>
          <table:table-cell table:formula="of:=SUM([.$D$13:.$D57])" office:value-type="float" office:value="64881693">
            <text:p>64881693</text:p>
          </table:table-cell>
          <table:table-cell table:number-columns-repeated="2"/>
          <table:table-cell office:value-type="string">
            <text:p>query_cache_size </text:p>
          </table:table-cell>
          <table:table-cell office:value-type="string">
            <text:p><text:s/>32M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Incremental</text:p>
          </table:table-cell>
          <table:table-cell office:value-type="float" office:value="52">
            <text:p>52</text:p>
          </table:table-cell>
          <table:table-cell office:value-type="float" office:value="28847">
            <text:p>28847</text:p>
          </table:table-cell>
          <table:table-cell table:formula="of:=SUM([.$D$13:.$D58])" office:value-type="float" office:value="64910540">
            <text:p>6491054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ncremental</text:p>
          </table:table-cell>
          <table:table-cell office:value-type="float" office:value="49">
            <text:p>49</text:p>
          </table:table-cell>
          <table:table-cell office:value-type="float" office:value="28847">
            <text:p>28847</text:p>
          </table:table-cell>
          <table:table-cell table:formula="of:=SUM([.$D$13:.$D59])" office:value-type="float" office:value="64939387">
            <text:p>64939387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Incremental</text:p>
          </table:table-cell>
          <table:table-cell office:value-type="float" office:value="59">
            <text:p>59</text:p>
          </table:table-cell>
          <table:table-cell office:value-type="float" office:value="28847">
            <text:p>28847</text:p>
          </table:table-cell>
          <table:table-cell table:formula="of:=SUM([.$D$13:.$D60])" office:value-type="float" office:value="64968234">
            <text:p>64968234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cremental</text:p>
          </table:table-cell>
          <table:table-cell office:value-type="float" office:value="56">
            <text:p>56</text:p>
          </table:table-cell>
          <table:table-cell office:value-type="float" office:value="28847">
            <text:p>28847</text:p>
          </table:table-cell>
          <table:table-cell table:formula="of:=SUM([.$D$13:.$D61])" office:value-type="float" office:value="64997081">
            <text:p>64997081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Incremental</text:p>
          </table:table-cell>
          <table:table-cell office:value-type="float" office:value="49">
            <text:p>49</text:p>
          </table:table-cell>
          <table:table-cell office:value-type="float" office:value="28847">
            <text:p>28847</text:p>
          </table:table-cell>
          <table:table-cell table:formula="of:=SUM([.$D$13:.$D62])" office:value-type="float" office:value="65025928">
            <text:p>65025928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ncremental</text:p>
          </table:table-cell>
          <table:table-cell office:value-type="float" office:value="46">
            <text:p>46</text:p>
          </table:table-cell>
          <table:table-cell office:value-type="float" office:value="28847">
            <text:p>28847</text:p>
          </table:table-cell>
          <table:table-cell table:formula="of:=SUM([.$D$13:.$D63])" office:value-type="float" office:value="65054775">
            <text:p>65054775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cremental</text:p>
          </table:table-cell>
          <table:table-cell office:value-type="float" office:value="48">
            <text:p>48</text:p>
          </table:table-cell>
          <table:table-cell office:value-type="float" office:value="28847">
            <text:p>28847</text:p>
          </table:table-cell>
          <table:table-cell table:formula="of:=SUM([.$D$13:.$D64])" office:value-type="float" office:value="65083622">
            <text:p>65083622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ncremental</text:p>
          </table:table-cell>
          <table:table-cell office:value-type="float" office:value="55">
            <text:p>55</text:p>
          </table:table-cell>
          <table:table-cell office:value-type="float" office:value="28847">
            <text:p>28847</text:p>
          </table:table-cell>
          <table:table-cell table:formula="of:=SUM([.$D$13:.$D65])" office:value-type="float" office:value="65112469">
            <text:p>65112469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Incremental</text:p>
          </table:table-cell>
          <table:table-cell office:value-type="float" office:value="41">
            <text:p>41</text:p>
          </table:table-cell>
          <table:table-cell office:value-type="float" office:value="28846">
            <text:p>28846</text:p>
          </table:table-cell>
          <table:table-cell table:formula="of:=SUM([.$D$13:.$D66])" office:value-type="float" office:value="65141315">
            <text:p>65141315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Incremental</text:p>
          </table:table-cell>
          <table:table-cell office:value-type="float" office:value="48">
            <text:p>48</text:p>
          </table:table-cell>
          <table:table-cell office:value-type="float" office:value="28846">
            <text:p>28846</text:p>
          </table:table-cell>
          <table:table-cell table:formula="of:=SUM([.$D$13:.$D67])" office:value-type="float" office:value="65170161">
            <text:p>65170161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ncremental</text:p>
          </table:table-cell>
          <table:table-cell office:value-type="float" office:value="54">
            <text:p>54</text:p>
          </table:table-cell>
          <table:table-cell office:value-type="float" office:value="28846">
            <text:p>28846</text:p>
          </table:table-cell>
          <table:table-cell table:formula="of:=SUM([.$D$13:.$D68])" office:value-type="float" office:value="65199007">
            <text:p>65199007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Incremental</text:p>
          </table:table-cell>
          <table:table-cell office:value-type="float" office:value="51">
            <text:p>51</text:p>
          </table:table-cell>
          <table:table-cell office:value-type="float" office:value="28846">
            <text:p>28846</text:p>
          </table:table-cell>
          <table:table-cell table:formula="of:=SUM([.$D$13:.$D69])" office:value-type="float" office:value="65227853">
            <text:p>65227853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ncremental</text:p>
          </table:table-cell>
          <table:table-cell office:value-type="float" office:value="50">
            <text:p>50</text:p>
          </table:table-cell>
          <table:table-cell office:value-type="float" office:value="28846">
            <text:p>28846</text:p>
          </table:table-cell>
          <table:table-cell table:formula="of:=SUM([.$D$13:.$D70])" office:value-type="float" office:value="65256699">
            <text:p>65256699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Incremental</text:p>
          </table:table-cell>
          <table:table-cell office:value-type="float" office:value="47">
            <text:p>47</text:p>
          </table:table-cell>
          <table:table-cell office:value-type="float" office:value="28846">
            <text:p>28846</text:p>
          </table:table-cell>
          <table:table-cell table:formula="of:=SUM([.$D$13:.$D71])" office:value-type="float" office:value="65285545">
            <text:p>65285545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ncremental</text:p>
          </table:table-cell>
          <table:table-cell office:value-type="float" office:value="47">
            <text:p>47</text:p>
          </table:table-cell>
          <table:table-cell office:value-type="float" office:value="28846">
            <text:p>28846</text:p>
          </table:table-cell>
          <table:table-cell table:formula="of:=SUM([.$D$13:.$D72])" office:value-type="float" office:value="65314391">
            <text:p>65314391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Incremental</text:p>
          </table:table-cell>
          <table:table-cell office:value-type="float" office:value="55">
            <text:p>55</text:p>
          </table:table-cell>
          <table:table-cell office:value-type="float" office:value="28846">
            <text:p>28846</text:p>
          </table:table-cell>
          <table:table-cell table:formula="of:=SUM([.$D$13:.$D73])" office:value-type="float" office:value="65343237">
            <text:p>6534323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Incremental</text:p>
          </table:table-cell>
          <table:table-cell office:value-type="float" office:value="48">
            <text:p>48</text:p>
          </table:table-cell>
          <table:table-cell office:value-type="float" office:value="28846">
            <text:p>28846</text:p>
          </table:table-cell>
          <table:table-cell table:formula="of:=SUM([.$D$13:.$D74])" office:value-type="float" office:value="65372083">
            <text:p>65372083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Incremental</text:p>
          </table:table-cell>
          <table:table-cell office:value-type="float" office:value="45">
            <text:p>45</text:p>
          </table:table-cell>
          <table:table-cell office:value-type="float" office:value="28846">
            <text:p>28846</text:p>
          </table:table-cell>
          <table:table-cell table:formula="of:=SUM([.$D$13:.$D75])" office:value-type="float" office:value="65400929">
            <text:p>65400929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Incremental</text:p>
          </table:table-cell>
          <table:table-cell office:value-type="float" office:value="60">
            <text:p>60</text:p>
          </table:table-cell>
          <table:table-cell office:value-type="float" office:value="28846">
            <text:p>28846</text:p>
          </table:table-cell>
          <table:table-cell table:formula="of:=SUM([.$D$13:.$D76])" office:value-type="float" office:value="65429775">
            <text:p>65429775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Incremental</text:p>
          </table:table-cell>
          <table:table-cell office:value-type="float" office:value="58">
            <text:p>58</text:p>
          </table:table-cell>
          <table:table-cell office:value-type="float" office:value="28846">
            <text:p>28846</text:p>
          </table:table-cell>
          <table:table-cell table:formula="of:=SUM([.$D$13:.$D77])" office:value-type="float" office:value="65458621">
            <text:p>65458621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Incremental</text:p>
          </table:table-cell>
          <table:table-cell office:value-type="float" office:value="45">
            <text:p>45</text:p>
          </table:table-cell>
          <table:table-cell office:value-type="float" office:value="28846">
            <text:p>28846</text:p>
          </table:table-cell>
          <table:table-cell table:formula="of:=SUM([.$D$13:.$D78])" office:value-type="float" office:value="65487467">
            <text:p>65487467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Incremental</text:p>
          </table:table-cell>
          <table:table-cell office:value-type="float" office:value="43">
            <text:p>43</text:p>
          </table:table-cell>
          <table:table-cell office:value-type="float" office:value="28846">
            <text:p>28846</text:p>
          </table:table-cell>
          <table:table-cell table:formula="of:=SUM([.$D$13:.$D79])" office:value-type="float" office:value="65516313">
            <text:p>65516313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Incremental</text:p>
          </table:table-cell>
          <table:table-cell office:value-type="float" office:value="44">
            <text:p>44</text:p>
          </table:table-cell>
          <table:table-cell office:value-type="float" office:value="28846">
            <text:p>28846</text:p>
          </table:table-cell>
          <table:table-cell table:formula="of:=SUM([.$D$13:.$D80])" office:value-type="float" office:value="65545159">
            <text:p>65545159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Incremental</text:p>
          </table:table-cell>
          <table:table-cell office:value-type="float" office:value="52">
            <text:p>52</text:p>
          </table:table-cell>
          <table:table-cell office:value-type="float" office:value="28846">
            <text:p>28846</text:p>
          </table:table-cell>
          <table:table-cell table:formula="of:=SUM([.$D$13:.$D81])" office:value-type="float" office:value="65574005">
            <text:p>65574005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Incremental</text:p>
          </table:table-cell>
          <table:table-cell office:value-type="float" office:value="44">
            <text:p>44</text:p>
          </table:table-cell>
          <table:table-cell office:value-type="float" office:value="28846">
            <text:p>28846</text:p>
          </table:table-cell>
          <table:table-cell table:formula="of:=SUM([.$D$13:.$D82])" office:value-type="float" office:value="65602851">
            <text:p>65602851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Incremental</text:p>
          </table:table-cell>
          <table:table-cell office:value-type="float" office:value="41">
            <text:p>41</text:p>
          </table:table-cell>
          <table:table-cell office:value-type="float" office:value="28846">
            <text:p>28846</text:p>
          </table:table-cell>
          <table:table-cell table:formula="of:=SUM([.$D$13:.$D83])" office:value-type="float" office:value="65631697">
            <text:p>65631697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Incremental</text:p>
          </table:table-cell>
          <table:table-cell office:value-type="float" office:value="47">
            <text:p>47</text:p>
          </table:table-cell>
          <table:table-cell office:value-type="float" office:value="28846">
            <text:p>28846</text:p>
          </table:table-cell>
          <table:table-cell table:formula="of:=SUM([.$D$13:.$D84])" office:value-type="float" office:value="65660543">
            <text:p>65660543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Incremental</text:p>
          </table:table-cell>
          <table:table-cell office:value-type="float" office:value="54">
            <text:p>54</text:p>
          </table:table-cell>
          <table:table-cell office:value-type="float" office:value="28846">
            <text:p>28846</text:p>
          </table:table-cell>
          <table:table-cell table:formula="of:=SUM([.$D$13:.$D85])" office:value-type="float" office:value="65689389">
            <text:p>65689389</text:p>
          </table:table-cell>
          <table:table-cell table:number-columns-repeated="4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Incremental</text:p>
          </table:table-cell>
          <table:table-cell office:value-type="float" office:value="38">
            <text:p>38</text:p>
          </table:table-cell>
          <table:table-cell office:value-type="float" office:value="28846">
            <text:p>28846</text:p>
          </table:table-cell>
          <table:table-cell table:formula="of:=SUM([.$D$13:.$D86])" office:value-type="float" office:value="65718235">
            <text:p>65718235</text:p>
          </table:table-cell>
          <table:table-cell table:number-columns-repeated="4"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Incremental</text:p>
          </table:table-cell>
          <table:table-cell office:value-type="float" office:value="45">
            <text:p>45</text:p>
          </table:table-cell>
          <table:table-cell office:value-type="float" office:value="28846">
            <text:p>28846</text:p>
          </table:table-cell>
          <table:table-cell table:formula="of:=SUM([.$D$13:.$D87])" office:value-type="float" office:value="65747081">
            <text:p>65747081</text:p>
          </table:table-cell>
          <table:table-cell table:number-columns-repeated="4"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Incremental</text:p>
          </table:table-cell>
          <table:table-cell office:value-type="float" office:value="54">
            <text:p>54</text:p>
          </table:table-cell>
          <table:table-cell office:value-type="float" office:value="28846">
            <text:p>28846</text:p>
          </table:table-cell>
          <table:table-cell table:formula="of:=SUM([.$D$13:.$D88])" office:value-type="float" office:value="65775927">
            <text:p>65775927</text:p>
          </table:table-cell>
          <table:table-cell table:number-columns-repeated="4"/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Incremental</text:p>
          </table:table-cell>
          <table:table-cell office:value-type="float" office:value="51">
            <text:p>51</text:p>
          </table:table-cell>
          <table:table-cell office:value-type="float" office:value="28846">
            <text:p>28846</text:p>
          </table:table-cell>
          <table:table-cell table:formula="of:=SUM([.$D$13:.$D89])" office:value-type="float" office:value="65804773">
            <text:p>65804773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Incremental</text:p>
          </table:table-cell>
          <table:table-cell office:value-type="float" office:value="41">
            <text:p>41</text:p>
          </table:table-cell>
          <table:table-cell office:value-type="float" office:value="28846">
            <text:p>28846</text:p>
          </table:table-cell>
          <table:table-cell table:formula="of:=SUM([.$D$13:.$D90])" office:value-type="float" office:value="65833619">
            <text:p>65833619</text:p>
          </table:table-cell>
          <table:table-cell table:number-columns-repeated="4"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Incremental</text:p>
          </table:table-cell>
          <table:table-cell office:value-type="float" office:value="48">
            <text:p>48</text:p>
          </table:table-cell>
          <table:table-cell office:value-type="float" office:value="28846">
            <text:p>28846</text:p>
          </table:table-cell>
          <table:table-cell table:formula="of:=SUM([.$D$13:.$D91])" office:value-type="float" office:value="65862465">
            <text:p>6586246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8846">
            <text:p>2884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8846">
            <text:p>28846</text:p>
          </table:table-cell>
          <table:table-cell table:number-columns-repeated="5"/>
        </table:table-row>
      </table:table>
      <table:table table:name="maous_psql_2" table:style-name="ta1" table:print="false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default-cell-style-name="Default"/>
        <table:table-row table:style-name="ro1">
          <table:table-cell office:value-type="string">
            <text:p>DB server</text:p>
          </table:table-cell>
          <table:table-cell table:style-name="ce1" office:value-type="string">
            <text:p>localhost</text:p>
          </table:table-cell>
          <table:table-cell/>
          <table:table-cell office:value-type="string">
            <text:p>shared_buffers = 512MB</text:p>
          </table:table-cell>
          <table:table-cell table:number-columns-repeated="8"/>
        </table:table-row>
        <table:table-row table:style-name="ro1">
          <table:table-cell office:value-type="string">
            <text:p>DB Type</text:p>
          </table:table-cell>
          <table:table-cell table:style-name="ce1" office:value-type="string">
            <text:p>postgresql</text:p>
          </table:table-cell>
          <table:table-cell/>
          <table:table-cell office:value-type="string">
            <text:p>temp_buffers = 8MB</text:p>
          </table:table-cell>
          <table:table-cell table:number-columns-repeated="3"/>
          <table:table-cell office:value-type="string">
            <text:p>Level</text:p>
          </table:table-cell>
          <table:table-cell office:value-type="string">
            <text:p>grep Level $log <text:s/>| sed 's/,//' | awk '{print $3}'</text:p>
          </table:table-cell>
          <table:table-cell table:number-columns-repeated="3"/>
        </table:table-row>
        <table:table-row table:style-name="ro1">
          <table:table-cell office:value-type="string">
            <text:p>Version</text:p>
          </table:table-cell>
          <table:table-cell table:style-name="ce4" office:value-type="string">
            <text:p>8.3</text:p>
          </table:table-cell>
          <table:table-cell/>
          <table:table-cell office:value-type="string">
            <text:p>work_mem = 64MB</text:p>
          </table:table-cell>
          <table:table-cell table:number-columns-repeated="3"/>
          <table:table-cell office:value-type="string">
            <text:p>StartTime</text:p>
          </table:table-cell>
          <table:table-cell office:value-type="string">
            <text:p>grep 'Start time' $log <text:s/>| sed 's/,//' | awk '{print $4 }</text:p>
          </table:table-cell>
          <table:table-cell table:number-columns-repeated="3"/>
        </table:table-row>
        <table:table-row table:style-name="ro1">
          <table:table-cell office:value-type="string">
            <text:p>Host</text:p>
          </table:table-cell>
          <table:table-cell table:style-name="ce1" office:value-type="string">
            <text:p>maous</text:p>
          </table:table-cell>
          <table:table-cell/>
          <table:table-cell office:value-type="string">
            <text:p>maintenance_work_mem = 256MB</text:p>
          </table:table-cell>
          <table:table-cell table:number-columns-repeated="3"/>
          <table:table-cell office:value-type="string">
            <text:p>EndTime</text:p>
          </table:table-cell>
          <table:table-cell office:value-type="string">
            <text:p>grep 'End time' $log <text:s/>| sed 's/,//' | awk '{print $4 }</text:p>
          </table:table-cell>
          <table:table-cell table:number-columns-repeated="3"/>
        </table:table-row>
        <table:table-row table:style-name="ro1">
          <table:table-cell office:value-type="string">
            <text:p>Memory</text:p>
          </table:table-cell>
          <table:table-cell table:style-name="ce1" office:value-type="float" office:value="8002">
            <text:p>8002</text:p>
          </table:table-cell>
          <table:table-cell/>
          <table:table-cell office:value-type="string">
            <text:p>checkpoint_segments = 64</text:p>
          </table:table-cell>
          <table:table-cell table:number-columns-repeated="3"/>
          <table:table-cell office:value-type="string">
            <text:p>Files</text:p>
          </table:table-cell>
          <table:table-cell office:value-type="string">
            <text:p>grep 'FD Files' $log <text:s/>| sed 's/,//g' | awk '{print $4 }'</text:p>
          </table:table-cell>
          <table:table-cell table:number-columns-repeated="3"/>
        </table:table-row>
        <table:table-row table:style-name="ro1">
          <table:table-cell office:value-type="string">
            <text:p>Disk system</text:p>
          </table:table-cell>
          <table:table-cell table:style-name="ce1" office:value-type="string">
            <text:p>1 SATA</text:p>
          </table:table-cell>
          <table:table-cell/>
          <table:table-cell office:value-type="string">
            <text:p>checkpoint_timeout = 1h</text:p>
          </table:table-cell>
          <table:table-cell table:number-columns-repeated="3"/>
          <table:table-cell office:value-type="string">
            <text:p>Duration</text:p>
          </table:table-cell>
          <table:table-cell office:value-type="string">
            <text:p>grep Elap $log | awk -F: '{ print $2 }' | while read a; do ./time_to_sec.pl $a ; done</text:p>
          </table:table-cell>
          <table:table-cell table:number-columns-repeated="3"/>
        </table:table-row>
        <table:table-row table:style-name="ro1">
          <table:table-cell office:value-type="string">
            <text:p>OS</text:p>
          </table:table-cell>
          <table:table-cell table:style-name="ce1" office:value-type="string">
            <text:p>Ubuntu</text:p>
          </table:table-cell>
          <table:table-cell/>
          <table:table-cell office:value-type="string">
            <text:p>wal_buffer=4MB</text:p>
          </table:table-cell>
          <table:table-cell table:number-columns-repeated="8"/>
        </table:table-row>
        <table:table-row table:style-name="ro1">
          <table:table-cell office:value-type="string">
            <text:p>FS type</text:p>
          </table:table-cell>
          <table:table-cell table:style-name="ce1" office:value-type="string">
            <text:p>reiserfs</text:p>
          </table:table-cell>
          <table:table-cell/>
          <table:table-cell office:value-type="string">
            <text:p>effective_cache_size = 4000MB</text:p>
          </table:table-cell>
          <table:table-cell table:number-columns-repeated="8"/>
        </table:table-row>
        <table:table-row table:style-name="ro1">
          <table:table-cell office:value-type="string">
            <text:p>Nb jobs //</text:p>
          </table:table-cell>
          <table:table-cell table:style-name="ce1" office:value-type="float" office:value="2">
            <text:p>2</text:p>
          </table:table-cell>
          <table:table-cell table:number-columns-repeated="10"/>
        </table:table-row>
        <table:table-row table:style-name="ro1">
          <table:table-cell office:value-type="string">
            <text:p>Nb cpus</text:p>
          </table:table-cell>
          <table:table-cell table:style-name="ce1" office:value-type="float" office:value="8">
            <text:p>8</text:p>
          </table:table-cell>
          <table:table-cell table:number-columns-repeated="10"/>
        </table:table-row>
        <table:table-row table:style-name="ro1">
          <table:table-cell table:number-columns-repeated="6"/>
          <table:table-cell>
            <draw:frame table:end-cell-address="maous_psql_2.N28" table:end-x="0.483cm" table:end-y="0.294cm" draw:z-index="0" draw:style-name="gr1" svg:width="17.334cm" svg:height="7.336cm" svg:x="1.09cm" svg:y="0.188cm">
              <draw:object draw:notify-on-update-of-ranges="maous_psql_2.C12:maous_psql_2.C12 maous_psql_2.C13:maous_psql_2.C45 maous_psql_2.A13:maous_psql_2.A45 maous_psql_2.D12:maous_psql_2.D12 maous_psql_2.D13:maous_psql_2.D45 maous_psql_2.A13:maous_psql_2.A45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string">
            <text:p>Backup NB</text:p>
          </table:table-cell>
          <table:table-cell office:value-type="string">
            <text:p>Level</text:p>
          </table:table-cell>
          <table:table-cell office:value-type="string">
            <text:p>Duration MI local</text:p>
          </table:table-cell>
          <table:table-cell office:value-type="string">
            <office:annotation office:display="true" draw:style-name="gr3" draw:text-style-name="P3" svg:width="2.876cm" svg:height="1.386cm" svg:x="13.814cm" svg:y="3.045cm" draw:caption-point-x="-2.875cm" draw:caption-point-y="1.632cm">
              <dc:date>2009-09-21T00:00:00</dc:date>
              <text:p text:style-name="P2"><text:span text:style-name="T1">With new single index with network</text:span></text:p>
            </office:annotation>
            <text:p>Duration SI network</text:p>
          </table:table-cell>
          <table:table-cell office:value-type="string">
            <text:p>Nb Files</text:p>
          </table:table-cell>
          <table:table-cell office:value-type="string">
            <text:p>Catalog Files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ull</text:p>
          </table:table-cell>
          <table:table-cell office:value-type="float" office:value="439">
            <text:p>439</text:p>
          </table:table-cell>
          <table:table-cell office:value-type="float" office:value="637">
            <text:p>637</text:p>
          </table:table-cell>
          <table:table-cell office:value-type="float" office:value="1507535">
            <text:p>1507535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ull</text:p>
          </table:table-cell>
          <table:table-cell office:value-type="float" office:value="598">
            <text:p>598</text:p>
          </table:table-cell>
          <table:table-cell office:value-type="float" office:value="414">
            <text:p>414</text:p>
          </table:table-cell>
          <table:table-cell office:value-type="float" office:value="1507535">
            <text:p>1507535</text:p>
          </table:table-cell>
          <table:table-cell table:formula="of:=SUM([.$E$13:.$E14])" office:value-type="float" office:value="3015070">
            <text:p>3015070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Full</text:p>
          </table:table-cell>
          <table:table-cell office:value-type="float" office:value="689">
            <text:p>689</text:p>
          </table:table-cell>
          <table:table-cell office:value-type="float" office:value="3699">
            <text:p>3699</text:p>
          </table:table-cell>
          <table:table-cell office:value-type="float" office:value="1507535">
            <text:p>1507535</text:p>
          </table:table-cell>
          <table:table-cell table:formula="of:=SUM([.$E$13:.$E15])" office:value-type="float" office:value="4522605">
            <text:p>4522605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ull</text:p>
          </table:table-cell>
          <table:table-cell office:value-type="float" office:value="692">
            <text:p>692</text:p>
          </table:table-cell>
          <table:table-cell office:value-type="float" office:value="3747">
            <text:p>3747</text:p>
          </table:table-cell>
          <table:table-cell office:value-type="float" office:value="1507535">
            <text:p>1507535</text:p>
          </table:table-cell>
          <table:table-cell table:formula="of:=SUM([.$E$13:.$E16])" office:value-type="float" office:value="6030140">
            <text:p>6030140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ull</text:p>
          </table:table-cell>
          <table:table-cell office:value-type="float" office:value="823">
            <text:p>823</text:p>
          </table:table-cell>
          <table:table-cell office:value-type="float" office:value="4352">
            <text:p>4352</text:p>
          </table:table-cell>
          <table:table-cell office:value-type="float" office:value="1507535">
            <text:p>1507535</text:p>
          </table:table-cell>
          <table:table-cell table:formula="of:=SUM([.$E$13:.$E17])" office:value-type="float" office:value="7537675">
            <text:p>7537675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Full</text:p>
          </table:table-cell>
          <table:table-cell office:value-type="float" office:value="677">
            <text:p>677</text:p>
          </table:table-cell>
          <table:table-cell office:value-type="float" office:value="5371">
            <text:p>5371</text:p>
          </table:table-cell>
          <table:table-cell office:value-type="float" office:value="1507535">
            <text:p>1507535</text:p>
          </table:table-cell>
          <table:table-cell table:formula="of:=SUM([.$E$13:.$E18])" office:value-type="float" office:value="9045210">
            <text:p>9045210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ull</text:p>
          </table:table-cell>
          <table:table-cell office:value-type="float" office:value="758">
            <text:p>758</text:p>
          </table:table-cell>
          <table:table-cell/>
          <table:table-cell office:value-type="float" office:value="1507535">
            <text:p>1507535</text:p>
          </table:table-cell>
          <table:table-cell table:formula="of:=SUM([.$E$13:.$E19])" office:value-type="float" office:value="10552745">
            <text:p>10552745</text:p>
          </table:table-cell>
          <table:table-cell table:number-columns-repeated="6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Full</text:p>
          </table:table-cell>
          <table:table-cell office:value-type="float" office:value="779">
            <text:p>779</text:p>
          </table:table-cell>
          <table:table-cell/>
          <table:table-cell office:value-type="float" office:value="1507535">
            <text:p>1507535</text:p>
          </table:table-cell>
          <table:table-cell table:formula="of:=SUM([.$E$13:.$E20])" office:value-type="float" office:value="12060280">
            <text:p>12060280</text:p>
          </table:table-cell>
          <table:table-cell table:number-columns-repeated="6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Full</text:p>
          </table:table-cell>
          <table:table-cell office:value-type="float" office:value="944">
            <text:p>944</text:p>
          </table:table-cell>
          <table:table-cell/>
          <table:table-cell office:value-type="float" office:value="1507535">
            <text:p>1507535</text:p>
          </table:table-cell>
          <table:table-cell table:formula="of:=SUM([.$E$13:.$E21])" office:value-type="float" office:value="13567815">
            <text:p>13567815</text:p>
          </table:table-cell>
          <table:table-cell table:number-columns-repeated="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ull</text:p>
          </table:table-cell>
          <table:table-cell office:value-type="float" office:value="939">
            <text:p>939</text:p>
          </table:table-cell>
          <table:table-cell/>
          <table:table-cell office:value-type="float" office:value="1507535">
            <text:p>1507535</text:p>
          </table:table-cell>
          <table:table-cell table:formula="of:=SUM([.$E$13:.$E22])" office:value-type="float" office:value="15075350">
            <text:p>15075350</text:p>
          </table:table-cell>
          <table:table-cell table:number-columns-repeated="6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ull</text:p>
          </table:table-cell>
          <table:table-cell office:value-type="float" office:value="1068">
            <text:p>1068</text:p>
          </table:table-cell>
          <table:table-cell/>
          <table:table-cell office:value-type="float" office:value="1507535">
            <text:p>1507535</text:p>
          </table:table-cell>
          <table:table-cell table:formula="of:=SUM([.$E$13:.$E23])" office:value-type="float" office:value="16582885">
            <text:p>16582885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ull</text:p>
          </table:table-cell>
          <table:table-cell office:value-type="float" office:value="1257">
            <text:p>1257</text:p>
          </table:table-cell>
          <table:table-cell/>
          <table:table-cell office:value-type="float" office:value="1507535">
            <text:p>1507535</text:p>
          </table:table-cell>
          <table:table-cell table:formula="of:=SUM([.$E$13:.$E24])" office:value-type="float" office:value="18090420">
            <text:p>18090420</text:p>
          </table:table-cell>
          <table:table-cell table:number-columns-repeated="6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Full</text:p>
          </table:table-cell>
          <table:table-cell office:value-type="float" office:value="1255">
            <text:p>1255</text:p>
          </table:table-cell>
          <table:table-cell/>
          <table:table-cell office:value-type="float" office:value="1507535">
            <text:p>1507535</text:p>
          </table:table-cell>
          <table:table-cell table:formula="of:=SUM([.$E$13:.$E25])" office:value-type="float" office:value="19597955">
            <text:p>19597955</text:p>
          </table:table-cell>
          <table:table-cell table:number-columns-repeated="6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Full</text:p>
          </table:table-cell>
          <table:table-cell office:value-type="float" office:value="1647">
            <text:p>1647</text:p>
          </table:table-cell>
          <table:table-cell/>
          <table:table-cell office:value-type="float" office:value="1507535">
            <text:p>1507535</text:p>
          </table:table-cell>
          <table:table-cell table:formula="of:=SUM([.$E$13:.$E26])" office:value-type="float" office:value="21105490">
            <text:p>21105490</text:p>
          </table:table-cell>
          <table:table-cell table:number-columns-repeated="6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Full</text:p>
          </table:table-cell>
          <table:table-cell office:value-type="float" office:value="1642">
            <text:p>1642</text:p>
          </table:table-cell>
          <table:table-cell/>
          <table:table-cell office:value-type="float" office:value="1507535">
            <text:p>1507535</text:p>
          </table:table-cell>
          <table:table-cell table:formula="of:=SUM([.$E$13:.$E27])" office:value-type="float" office:value="22613025">
            <text:p>22613025</text:p>
          </table:table-cell>
          <table:table-cell table:number-columns-repeated="6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Full</text:p>
          </table:table-cell>
          <table:table-cell office:value-type="float" office:value="2062">
            <text:p>2062</text:p>
          </table:table-cell>
          <table:table-cell/>
          <table:table-cell office:value-type="float" office:value="1507535">
            <text:p>1507535</text:p>
          </table:table-cell>
          <table:table-cell table:formula="of:=SUM([.$E$13:.$E28])" office:value-type="float" office:value="24120560">
            <text:p>24120560</text:p>
          </table:table-cell>
          <table:table-cell table:number-columns-repeated="6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Full</text:p>
          </table:table-cell>
          <table:table-cell office:value-type="float" office:value="2067">
            <text:p>2067</text:p>
          </table:table-cell>
          <table:table-cell/>
          <table:table-cell office:value-type="float" office:value="1507535">
            <text:p>1507535</text:p>
          </table:table-cell>
          <table:table-cell table:formula="of:=SUM([.$E$13:.$E29])" office:value-type="float" office:value="25628095">
            <text:p>25628095</text:p>
          </table:table-cell>
          <table:table-cell table:number-columns-repeated="6"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Full</text:p>
          </table:table-cell>
          <table:table-cell office:value-type="float" office:value="2448">
            <text:p>2448</text:p>
          </table:table-cell>
          <table:table-cell/>
          <table:table-cell office:value-type="float" office:value="1507535">
            <text:p>1507535</text:p>
          </table:table-cell>
          <table:table-cell table:formula="of:=SUM([.$E$13:.$E30])" office:value-type="float" office:value="27135630">
            <text:p>27135630</text:p>
          </table:table-cell>
          <table:table-cell table:number-columns-repeated="6"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Full</text:p>
          </table:table-cell>
          <table:table-cell office:value-type="float" office:value="2453">
            <text:p>2453</text:p>
          </table:table-cell>
          <table:table-cell/>
          <table:table-cell office:value-type="float" office:value="1507535">
            <text:p>1507535</text:p>
          </table:table-cell>
          <table:table-cell table:formula="of:=SUM([.$E$13:.$E31])" office:value-type="float" office:value="28643165">
            <text:p>2864316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Full</text:p>
          </table:table-cell>
          <table:table-cell office:value-type="float" office:value="2951">
            <text:p>2951</text:p>
          </table:table-cell>
          <table:table-cell/>
          <table:table-cell office:value-type="float" office:value="1507535">
            <text:p>1507535</text:p>
          </table:table-cell>
          <table:table-cell table:formula="of:=SUM([.$E$13:.$E32])" office:value-type="float" office:value="30150700">
            <text:p>30150700</text:p>
          </table:table-cell>
          <table:table-cell table:number-columns-repeated="6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Full</text:p>
          </table:table-cell>
          <table:table-cell office:value-type="float" office:value="2943">
            <text:p>2943</text:p>
          </table:table-cell>
          <table:table-cell/>
          <table:table-cell office:value-type="float" office:value="1507535">
            <text:p>1507535</text:p>
          </table:table-cell>
          <table:table-cell table:formula="of:=SUM([.$E$13:.$E33])" office:value-type="float" office:value="31658235">
            <text:p>31658235</text:p>
          </table:table-cell>
          <table:table-cell table:number-columns-repeated="6"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ull</text:p>
          </table:table-cell>
          <table:table-cell office:value-type="float" office:value="3288">
            <text:p>3288</text:p>
          </table:table-cell>
          <table:table-cell/>
          <table:table-cell office:value-type="float" office:value="1507535">
            <text:p>1507535</text:p>
          </table:table-cell>
          <table:table-cell table:formula="of:=SUM([.$E$13:.$E34])" office:value-type="float" office:value="33165770">
            <text:p>33165770</text:p>
          </table:table-cell>
          <table:table-cell table:number-columns-repeated="6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ull</text:p>
          </table:table-cell>
          <table:table-cell office:value-type="float" office:value="3283">
            <text:p>3283</text:p>
          </table:table-cell>
          <table:table-cell/>
          <table:table-cell office:value-type="float" office:value="1507535">
            <text:p>1507535</text:p>
          </table:table-cell>
          <table:table-cell table:formula="of:=SUM([.$E$13:.$E35])" office:value-type="float" office:value="34673305">
            <text:p>34673305</text:p>
          </table:table-cell>
          <table:table-cell table:number-columns-repeated="6"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Full</text:p>
          </table:table-cell>
          <table:table-cell office:value-type="float" office:value="3636">
            <text:p>3636</text:p>
          </table:table-cell>
          <table:table-cell/>
          <table:table-cell office:value-type="float" office:value="1507535">
            <text:p>1507535</text:p>
          </table:table-cell>
          <table:table-cell table:formula="of:=SUM([.$E$13:.$E36])" office:value-type="float" office:value="36180840">
            <text:p>36180840</text:p>
          </table:table-cell>
          <table:table-cell table:number-columns-repeated="6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ull</text:p>
          </table:table-cell>
          <table:table-cell office:value-type="float" office:value="3641">
            <text:p>3641</text:p>
          </table:table-cell>
          <table:table-cell/>
          <table:table-cell office:value-type="float" office:value="1507535">
            <text:p>1507535</text:p>
          </table:table-cell>
          <table:table-cell table:formula="of:=SUM([.$E$13:.$E37])" office:value-type="float" office:value="37688375">
            <text:p>37688375</text:p>
          </table:table-cell>
          <table:table-cell table:number-columns-repeated="6"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Full</text:p>
          </table:table-cell>
          <table:table-cell office:value-type="float" office:value="4049">
            <text:p>4049</text:p>
          </table:table-cell>
          <table:table-cell/>
          <table:table-cell office:value-type="float" office:value="1507535">
            <text:p>1507535</text:p>
          </table:table-cell>
          <table:table-cell table:formula="of:=SUM([.$E$13:.$E38])" office:value-type="float" office:value="39195910">
            <text:p>39195910</text:p>
          </table:table-cell>
          <table:table-cell table:number-columns-repeated="6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Full</text:p>
          </table:table-cell>
          <table:table-cell office:value-type="float" office:value="4058">
            <text:p>4058</text:p>
          </table:table-cell>
          <table:table-cell/>
          <table:table-cell office:value-type="float" office:value="1507535">
            <text:p>1507535</text:p>
          </table:table-cell>
          <table:table-cell table:formula="of:=SUM([.$E$13:.$E39])" office:value-type="float" office:value="40703445">
            <text:p>40703445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Full</text:p>
          </table:table-cell>
          <table:table-cell office:value-type="float" office:value="4514">
            <text:p>4514</text:p>
          </table:table-cell>
          <table:table-cell/>
          <table:table-cell office:value-type="float" office:value="1507535">
            <text:p>1507535</text:p>
          </table:table-cell>
          <table:table-cell table:formula="of:=SUM([.$E$13:.$E40])" office:value-type="float" office:value="42210980">
            <text:p>42210980</text:p>
          </table:table-cell>
          <table:table-cell table:number-columns-repeated="6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Full</text:p>
          </table:table-cell>
          <table:table-cell office:value-type="float" office:value="4508">
            <text:p>4508</text:p>
          </table:table-cell>
          <table:table-cell/>
          <table:table-cell office:value-type="float" office:value="1507535">
            <text:p>1507535</text:p>
          </table:table-cell>
          <table:table-cell table:formula="of:=SUM([.$E$13:.$E41])" office:value-type="float" office:value="43718515">
            <text:p>43718515</text:p>
          </table:table-cell>
          <table:table-cell table:number-columns-repeated="6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4570">
            <text:p>4570</text:p>
          </table:table-cell>
          <table:table-cell/>
          <table:table-cell table:number-columns-repeated="8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float" office:value="4565">
            <text:p>4565</text:p>
          </table:table-cell>
          <table:table-cell/>
          <table:table-cell table:number-columns-repeated="8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4523">
            <text:p>4523</text:p>
          </table:table-cell>
          <table:table-cell/>
          <table:table-cell table:number-columns-repeated="8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float" office:value="4528">
            <text:p>4528</text:p>
          </table:table-cell>
          <table:table-cell/>
          <table:table-cell table:number-columns-repeated="8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/>
          <table:table-cell table:number-columns-repeated="8"/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  <table:table-cell/>
          <table:table-cell table:number-columns-repeated="8"/>
        </table:table-row>
        <table:table-row table:style-name="ro1">
          <table:table-cell office:value-type="float" office:value="36">
            <text:p>36</text:p>
          </table:table-cell>
          <table:table-cell table:number-columns-repeated="2"/>
          <table:table-cell/>
          <table:table-cell table:number-columns-repeated="8"/>
        </table:table-row>
        <table:table-row table:style-name="ro1">
          <table:table-cell office:value-type="float" office:value="37">
            <text:p>37</text:p>
          </table:table-cell>
          <table:table-cell table:number-columns-repeated="2"/>
          <table:table-cell/>
          <table:table-cell table:number-columns-repeated="8"/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  <table:table-cell/>
          <table:table-cell table:number-columns-repeated="8"/>
        </table:table-row>
        <table:table-row table:style-name="ro1">
          <table:table-cell office:value-type="float" office:value="39">
            <text:p>39</text:p>
          </table:table-cell>
          <table:table-cell table:number-columns-repeated="2"/>
          <table:table-cell/>
          <table:table-cell table:number-columns-repeated="8"/>
        </table:table-row>
        <table:table-row table:style-name="ro1">
          <table:table-cell office:value-type="float" office:value="40">
            <text:p>40</text:p>
          </table:table-cell>
          <table:table-cell table:number-columns-repeated="2"/>
          <table:table-cell/>
          <table:table-cell table:number-columns-repeated="8"/>
        </table:table-row>
        <table:table-row table:style-name="ro1">
          <table:table-cell office:value-type="float" office:value="41">
            <text:p>41</text:p>
          </table:table-cell>
          <table:table-cell table:number-columns-repeated="2"/>
          <table:table-cell/>
          <table:table-cell table:number-columns-repeated="8"/>
        </table:table-row>
        <table:table-row table:style-name="ro1">
          <table:table-cell office:value-type="float" office:value="42">
            <text:p>42</text:p>
          </table:table-cell>
          <table:table-cell table:number-columns-repeated="2"/>
          <table:table-cell/>
          <table:table-cell table:number-columns-repeated="8"/>
        </table:table-row>
        <table:table-row table:style-name="ro1">
          <table:table-cell office:value-type="float" office:value="43">
            <text:p>43</text:p>
          </table:table-cell>
          <table:table-cell table:number-columns-repeated="2"/>
          <table:table-cell/>
          <table:table-cell table:number-columns-repeated="8"/>
        </table:table-row>
        <table:table-row table:style-name="ro1">
          <table:table-cell office:value-type="float" office:value="44">
            <text:p>44</text:p>
          </table:table-cell>
          <table:table-cell table:number-columns-repeated="11"/>
        </table:table-row>
        <table:table-row table:style-name="ro1">
          <table:table-cell office:value-type="float" office:value="45">
            <text:p>45</text:p>
          </table:table-cell>
          <table:table-cell table:number-columns-repeated="11"/>
        </table:table-row>
        <table:table-row table:style-name="ro1">
          <table:table-cell office:value-type="float" office:value="46">
            <text:p>46</text:p>
          </table:table-cell>
          <table:table-cell table:number-columns-repeated="11"/>
        </table:table-row>
        <table:table-row table:style-name="ro1">
          <table:table-cell office:value-type="float" office:value="47">
            <text:p>47</text:p>
          </table:table-cell>
          <table:table-cell table:number-columns-repeated="11"/>
        </table:table-row>
        <table:table-row table:style-name="ro1">
          <table:table-cell office:value-type="float" office:value="48">
            <text:p>48</text:p>
          </table:table-cell>
          <table:table-cell table:number-columns-repeated="11"/>
        </table:table-row>
        <table:table-row table:style-name="ro1">
          <table:table-cell office:value-type="float" office:value="49">
            <text:p>49</text:p>
          </table:table-cell>
          <table:table-cell table:number-columns-repeated="11"/>
        </table:table-row>
      </table:table>
      <table:table table:name="info_3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Backup NB</text:p>
          </table:table-cell>
          <table:table-cell office:value-type="string">
            <text:p>Time mysql</text:p>
          </table:table-cell>
          <table:table-cell office:value-type="string">
            <text:p>Time pgsql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test1_mysql_2.D13]" office:value-type="float" office:value="219">
            <text:p>219</text:p>
          </table:table-cell>
          <table:table-cell table:formula="of:=[test1_psql_2.E13]" office:value-type="float" office:value="146">
            <text:p>14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[test1_mysql_2.D14]" office:value-type="float" office:value="371">
            <text:p>371</text:p>
          </table:table-cell>
          <table:table-cell table:formula="of:=[test1_psql_2.E14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test1_mysql_2.D15]" office:value-type="float" office:value="449">
            <text:p>449</text:p>
          </table:table-cell>
          <table:table-cell table:formula="of:=[test1_psql_2.E15]" office:value-type="float" office:value="158">
            <text:p>15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[test1_mysql_2.D16]" office:value-type="float" office:value="343">
            <text:p>343</text:p>
          </table:table-cell>
          <table:table-cell table:formula="of:=[test1_psql_2.E16]" office:value-type="float" office:value="162">
            <text:p>162</text:p>
          </table:table-cell>
          <table:table-cell>
            <draw:frame table:end-cell-address="info_3.L26" table:end-x="0.331cm" table:end-y="0.16cm" draw:z-index="0" draw:style-name="gr1" svg:width="16.257cm" svg:height="8.857cm" svg:x="2.139cm" svg:y="0.233cm">
              <draw:object draw:notify-on-update-of-ranges="info_3.B1:info_3.B1 info_3.B2:info_3.B44 info_3.A2:info_3.A44 info_3.C1:info_3.C1 info_3.C2:info_3.C44 info_3.A2:info_3.A44" xlink:href="./Object 14" xlink:type="simple" xlink:show="embed" xlink:actuate="onLoad"/>
              <draw:image xlink:href="./ObjectReplacements/Object 14" xlink:type="simple" xlink:show="embed" xlink:actuate="onLoad"/>
            </draw:frame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test1_mysql_2.D17]" office:value-type="float" office:value="423">
            <text:p>423</text:p>
          </table:table-cell>
          <table:table-cell table:formula="of:=[test1_psql_2.E17]" office:value-type="float" office:value="168">
            <text:p>168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[test1_mysql_2.D18]" office:value-type="float" office:value="354">
            <text:p>354</text:p>
          </table:table-cell>
          <table:table-cell table:formula="of:=[test1_psql_2.E18]"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[test1_mysql_2.D19]" office:value-type="float" office:value="435">
            <text:p>435</text:p>
          </table:table-cell>
          <table:table-cell table:formula="of:=[test1_psql_2.E19]"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[test1_mysql_2.D20]" office:value-type="float" office:value="613">
            <text:p>613</text:p>
          </table:table-cell>
          <table:table-cell table:formula="of:=[test1_psql_2.E20]" office:value-type="float" office:value="189">
            <text:p>1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[test1_mysql_2.D21]" office:value-type="float" office:value="693">
            <text:p>693</text:p>
          </table:table-cell>
          <table:table-cell table:formula="of:=[test1_psql_2.E21]" office:value-type="float" office:value="195">
            <text:p>19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[test1_mysql_2.D22]" office:value-type="float" office:value="353">
            <text:p>353</text:p>
          </table:table-cell>
          <table:table-cell table:formula="of:=[test1_psql_2.E22]" office:value-type="float" office:value="212">
            <text:p>2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[test1_mysql_2.D23]" office:value-type="float" office:value="433">
            <text:p>433</text:p>
          </table:table-cell>
          <table:table-cell table:formula="of:=[test1_psql_2.E23]" office:value-type="float" office:value="227">
            <text:p>227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[test1_mysql_2.D24]" office:value-type="float" office:value="383">
            <text:p>383</text:p>
          </table:table-cell>
          <table:table-cell table:formula="of:=[test1_psql_2.E24]" office:value-type="float" office:value="194">
            <text:p>19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[test1_mysql_2.D25]" office:value-type="float" office:value="464">
            <text:p>464</text:p>
          </table:table-cell>
          <table:table-cell table:formula="of:=[test1_psql_2.E25]" office:value-type="float" office:value="209">
            <text:p>20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[test1_mysql_2.D26]" office:value-type="float" office:value="364">
            <text:p>364</text:p>
          </table:table-cell>
          <table:table-cell table:formula="of:=[test1_psql_2.E26]" office:value-type="float" office:value="245">
            <text:p>24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[test1_mysql_2.D27]" office:value-type="float" office:value="450">
            <text:p>450</text:p>
          </table:table-cell>
          <table:table-cell table:formula="of:=[test1_psql_2.E27]" office:value-type="float" office:value="250">
            <text:p>250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[test1_mysql_2.D28]" office:value-type="float" office:value="379">
            <text:p>379</text:p>
          </table:table-cell>
          <table:table-cell table:formula="of:=[test1_psql_2.E28]" office:value-type="float" office:value="191">
            <text:p>19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[test1_mysql_2.D29]" office:value-type="float" office:value="478">
            <text:p>478</text:p>
          </table:table-cell>
          <table:table-cell table:formula="of:=[test1_psql_2.E29]" office:value-type="float" office:value="206">
            <text:p>20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[test1_mysql_2.D30]" office:value-type="float" office:value="371">
            <text:p>371</text:p>
          </table:table-cell>
          <table:table-cell table:formula="of:=[test1_psql_2.E30]" office:value-type="float" office:value="170">
            <text:p>170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[test1_mysql_2.D31]" office:value-type="float" office:value="471">
            <text:p>471</text:p>
          </table:table-cell>
          <table:table-cell table:formula="of:=[test1_psql_2.E31]" office:value-type="float" office:value="175">
            <text:p>17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[test1_mysql_2.D32]" office:value-type="float" office:value="415">
            <text:p>415</text:p>
          </table:table-cell>
          <table:table-cell table:formula="of:=[test1_psql_2.E32]"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[test1_mysql_2.D33]" office:value-type="float" office:value="504">
            <text:p>504</text:p>
          </table:table-cell>
          <table:table-cell table:formula="of:=[test1_psql_2.E33]" office:value-type="float" office:value="271">
            <text:p>27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[test1_mysql_2.D34]" office:value-type="float" office:value="362">
            <text:p>362</text:p>
          </table:table-cell>
          <table:table-cell table:formula="of:=[test1_psql_2.E34]" office:value-type="float" office:value="220">
            <text:p>22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[test1_mysql_2.D35]" office:value-type="float" office:value="452">
            <text:p>452</text:p>
          </table:table-cell>
          <table:table-cell table:formula="of:=[test1_psql_2.E35]" office:value-type="float" office:value="235">
            <text:p>235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[test1_mysql_2.D36]" office:value-type="float" office:value="364">
            <text:p>364</text:p>
          </table:table-cell>
          <table:table-cell table:formula="of:=[test1_psql_2.E36]"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[test1_mysql_2.D37]" office:value-type="float" office:value="454">
            <text:p>454</text:p>
          </table:table-cell>
          <table:table-cell table:formula="of:=[test1_psql_2.E37]" office:value-type="float" office:value="209">
            <text:p>209</text:p>
          </table:table-cell>
          <table:table-cell>
            <draw:frame table:end-cell-address="info_3.L43" table:end-x="0.248cm" table:end-y="0.027cm" draw:z-index="1" draw:style-name="gr1" svg:width="16.146cm" svg:height="7.21cm" svg:x="2.167cm" svg:y="0.047cm">
              <draw:object draw:notify-on-update-of-ranges="info_3.B1:info_3.B1 info_3.B45:info_3.B96 info_3.A45:info_3.A96 info_3.C1:info_3.C1 info_3.C45:info_3.C96 info_3.A45:info_3.A96" xlink:href="./Object 15" xlink:type="simple" xlink:show="embed" xlink:actuate="onLoad"/>
              <draw:image xlink:href="./ObjectReplacements/Object 15" xlink:type="simple" xlink:show="embed" xlink:actuate="onLoad"/>
            </draw:frame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test1_mysql_2.D38]" office:value-type="float" office:value="400">
            <text:p>400</text:p>
          </table:table-cell>
          <table:table-cell table:formula="of:=[test1_psql_2.E38]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[test1_mysql_2.D39]" office:value-type="float" office:value="504">
            <text:p>504</text:p>
          </table:table-cell>
          <table:table-cell table:formula="of:=[test1_psql_2.E39]" office:value-type="float" office:value="174">
            <text:p>17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[test1_mysql_2.D40]" office:value-type="float" office:value="394">
            <text:p>394</text:p>
          </table:table-cell>
          <table:table-cell table:formula="of:=[test1_psql_2.E40]" office:value-type="float" office:value="174">
            <text:p>17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[test1_mysql_2.D41]" office:value-type="float" office:value="498">
            <text:p>498</text:p>
          </table:table-cell>
          <table:table-cell table:formula="of:=[test1_psql_2.E41]" office:value-type="float" office:value="180">
            <text:p>180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[test1_mysql_2.D42]" office:value-type="float" office:value="417">
            <text:p>417</text:p>
          </table:table-cell>
          <table:table-cell table:formula="of:=[test1_psql_2.E42]" office:value-type="float" office:value="290">
            <text:p>290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[test1_mysql_2.D43]" office:value-type="float" office:value="522">
            <text:p>522</text:p>
          </table:table-cell>
          <table:table-cell table:formula="of:=[test1_psql_2.E43]" office:value-type="float" office:value="295">
            <text:p>295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[test1_mysql_2.D44]" office:value-type="float" office:value="400">
            <text:p>400</text:p>
          </table:table-cell>
          <table:table-cell table:formula="of:=[test1_psql_2.E44]" office:value-type="float" office:value="196">
            <text:p>196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[test1_mysql_2.D45]" office:value-type="float" office:value="492">
            <text:p>492</text:p>
          </table:table-cell>
          <table:table-cell table:formula="of:=[test1_psql_2.E45]" office:value-type="float" office:value="202">
            <text:p>202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[test1_mysql_2.D46]" office:value-type="float" office:value="382">
            <text:p>382</text:p>
          </table:table-cell>
          <table:table-cell table:formula="of:=[test1_psql_2.E46]" office:value-type="float" office:value="201">
            <text:p>20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[test1_mysql_2.D47]" office:value-type="float" office:value="475">
            <text:p>475</text:p>
          </table:table-cell>
          <table:table-cell table:formula="of:=[test1_psql_2.E47]"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[test1_mysql_2.D48]" office:value-type="float" office:value="393">
            <text:p>393</text:p>
          </table:table-cell>
          <table:table-cell table:formula="of:=[test1_psql_2.E48]" office:value-type="float" office:value="192">
            <text:p>19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[test1_mysql_2.D49]" office:value-type="float" office:value="482">
            <text:p>482</text:p>
          </table:table-cell>
          <table:table-cell table:formula="of:=[test1_psql_2.E49]" office:value-type="float" office:value="207">
            <text:p>207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[test1_mysql_2.D50]" office:value-type="float" office:value="404">
            <text:p>404</text:p>
          </table:table-cell>
          <table:table-cell table:formula="of:=[test1_psql_2.E50]" office:value-type="float" office:value="177">
            <text:p>1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[test1_mysql_2.D51]" office:value-type="float" office:value="496">
            <text:p>496</text:p>
          </table:table-cell>
          <table:table-cell table:formula="of:=[test1_psql_2.E51]"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[test1_mysql_2.D52]" office:value-type="float" office:value="389">
            <text:p>389</text:p>
          </table:table-cell>
          <table:table-cell table:formula="of:=[test1_psql_2.E52]" office:value-type="float" office:value="188">
            <text:p>188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[test1_mysql_2.D53]" office:value-type="float" office:value="482">
            <text:p>482</text:p>
          </table:table-cell>
          <table:table-cell table:formula="of:=[test1_psql_2.E53]" office:value-type="float" office:value="193">
            <text:p>19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[test1_mysql_2.D54]" office:value-type="float" office:value="380">
            <text:p>380</text:p>
          </table:table-cell>
          <table:table-cell table:formula="of:=[test1_psql_2.E54]" office:value-type="float" office:value="161">
            <text:p>161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[test1_mysql_2.D55]" office:value-type="float" office:value="474">
            <text:p>474</text:p>
          </table:table-cell>
          <table:table-cell table:formula="of:=[test1_psql_2.E55]" office:value-type="float" office:value="177">
            <text:p>17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[test1_mysql_2.D56]" office:value-type="float" office:value="50">
            <text:p>50</text:p>
          </table:table-cell>
          <table:table-cell table:formula="of:=[test1_psql_2.E56]"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test1_mysql_2.D57]" office:value-type="float" office:value="57">
            <text:p>57</text:p>
          </table:table-cell>
          <table:table-cell table:formula="of:=[test1_psql_2.E57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test1_mysql_2.D58]" office:value-type="float" office:value="29">
            <text:p>29</text:p>
          </table:table-cell>
          <table:table-cell table:formula="of:=[test1_psql_2.E58]"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[test1_mysql_2.D59]" office:value-type="float" office:value="28">
            <text:p>28</text:p>
          </table:table-cell>
          <table:table-cell table:formula="of:=[test1_psql_2.E59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[test1_mysql_2.D60]" office:value-type="float" office:value="29">
            <text:p>29</text:p>
          </table:table-cell>
          <table:table-cell table:formula="of:=[test1_psql_2.E60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[test1_mysql_2.D61]" office:value-type="float" office:value="27">
            <text:p>27</text:p>
          </table:table-cell>
          <table:table-cell table:formula="of:=[test1_psql_2.E61]"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[test1_mysql_2.D62]" office:value-type="float" office:value="32">
            <text:p>32</text:p>
          </table:table-cell>
          <table:table-cell table:formula="of:=[test1_psql_2.E62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[test1_mysql_2.D63]" office:value-type="float" office:value="30">
            <text:p>30</text:p>
          </table:table-cell>
          <table:table-cell table:formula="of:=[test1_psql_2.E63]"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[test1_mysql_2.D64]" office:value-type="float" office:value="31">
            <text:p>31</text:p>
          </table:table-cell>
          <table:table-cell table:formula="of:=[test1_psql_2.E64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[test1_mysql_2.D65]" office:value-type="float" office:value="29">
            <text:p>29</text:p>
          </table:table-cell>
          <table:table-cell table:formula="of:=[test1_psql_2.E65]"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[test1_mysql_2.D66]" office:value-type="float" office:value="29">
            <text:p>29</text:p>
          </table:table-cell>
          <table:table-cell table:formula="of:=[test1_psql_2.E66]"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[test1_mysql_2.D67]" office:value-type="float" office:value="28">
            <text:p>28</text:p>
          </table:table-cell>
          <table:table-cell table:formula="of:=[test1_psql_2.E67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[test1_mysql_2.D68]" office:value-type="float" office:value="33">
            <text:p>33</text:p>
          </table:table-cell>
          <table:table-cell table:formula="of:=[test1_psql_2.E68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[test1_mysql_2.D69]" office:value-type="float" office:value="31">
            <text:p>31</text:p>
          </table:table-cell>
          <table:table-cell table:formula="of:=[test1_psql_2.E6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[test1_mysql_2.D70]" office:value-type="float" office:value="31">
            <text:p>31</text:p>
          </table:table-cell>
          <table:table-cell table:formula="of:=[test1_psql_2.E70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[test1_mysql_2.D71]" office:value-type="float" office:value="29">
            <text:p>29</text:p>
          </table:table-cell>
          <table:table-cell table:formula="of:=[test1_psql_2.E7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[test1_mysql_2.D72]" office:value-type="float" office:value="28">
            <text:p>28</text:p>
          </table:table-cell>
          <table:table-cell table:formula="of:=[test1_psql_2.E72]"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[test1_mysql_2.D73]" office:value-type="float" office:value="26">
            <text:p>26</text:p>
          </table:table-cell>
          <table:table-cell table:formula="of:=[test1_psql_2.E73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[test1_mysql_2.D74]" office:value-type="float" office:value="26">
            <text:p>26</text:p>
          </table:table-cell>
          <table:table-cell table:formula="of:=[test1_psql_2.E74]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[test1_mysql_2.D75]" office:value-type="float" office:value="26">
            <text:p>26</text:p>
          </table:table-cell>
          <table:table-cell table:formula="of:=[test1_psql_2.E7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[test1_mysql_2.D76]" office:value-type="float" office:value="27">
            <text:p>27</text:p>
          </table:table-cell>
          <table:table-cell table:formula="of:=[test1_psql_2.E7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[test1_mysql_2.D77]" office:value-type="float" office:value="26">
            <text:p>26</text:p>
          </table:table-cell>
          <table:table-cell table:formula="of:=[test1_psql_2.E77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[test1_mysql_2.D78]" office:value-type="float" office:value="28">
            <text:p>28</text:p>
          </table:table-cell>
          <table:table-cell table:formula="of:=[test1_psql_2.E78]"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[test1_mysql_2.D79]" office:value-type="float" office:value="27">
            <text:p>27</text:p>
          </table:table-cell>
          <table:table-cell table:formula="of:=[test1_psql_2.E79]"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[test1_mysql_2.D80]" office:value-type="float" office:value="29">
            <text:p>29</text:p>
          </table:table-cell>
          <table:table-cell table:formula="of:=[test1_psql_2.E80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[test1_mysql_2.D81]" office:value-type="float" office:value="27">
            <text:p>27</text:p>
          </table:table-cell>
          <table:table-cell table:formula="of:=[test1_psql_2.E81]"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[test1_mysql_2.D82]" office:value-type="float" office:value="28">
            <text:p>28</text:p>
          </table:table-cell>
          <table:table-cell table:formula="of:=[test1_psql_2.E82]"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[test1_mysql_2.D83]" office:value-type="float" office:value="27">
            <text:p>27</text:p>
          </table:table-cell>
          <table:table-cell table:formula="of:=[test1_psql_2.E83]"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[test1_mysql_2.D84]" office:value-type="float" office:value="28">
            <text:p>28</text:p>
          </table:table-cell>
          <table:table-cell table:formula="of:=[test1_psql_2.E84]"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[test1_mysql_2.D85]" office:value-type="float" office:value="26">
            <text:p>26</text:p>
          </table:table-cell>
          <table:table-cell table:formula="of:=[test1_psql_2.E85]"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[test1_mysql_2.D86]" office:value-type="float" office:value="29">
            <text:p>29</text:p>
          </table:table-cell>
          <table:table-cell table:formula="of:=[test1_psql_2.E86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[test1_mysql_2.D87]" office:value-type="float" office:value="28">
            <text:p>28</text:p>
          </table:table-cell>
          <table:table-cell table:formula="of:=[test1_psql_2.E87]"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[test1_mysql_2.D88]" office:value-type="float" office:value="28">
            <text:p>28</text:p>
          </table:table-cell>
          <table:table-cell table:formula="of:=[test1_psql_2.E88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[test1_mysql_2.D89]" office:value-type="float" office:value="27">
            <text:p>27</text:p>
          </table:table-cell>
          <table:table-cell table:formula="of:=[test1_psql_2.E89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[test1_mysql_2.D90]" office:value-type="float" office:value="29">
            <text:p>29</text:p>
          </table:table-cell>
          <table:table-cell table:formula="of:=[test1_psql_2.E90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[test1_mysql_2.D91]" office:value-type="float" office:value="29">
            <text:p>29</text:p>
          </table:table-cell>
          <table:table-cell table:formula="of:=[test1_psql_2.E91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[test1_mysql_2.D92]" office:value-type="float" office:value="28">
            <text:p>28</text:p>
          </table:table-cell>
          <table:table-cell table:formula="of:=[test1_psql_2.E92]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table:formula="of:=[test1_mysql_2.D93]" office:value-type="float" office:value="26">
            <text:p>26</text:p>
          </table:table-cell>
          <table:table-cell table:formula="of:=[test1_psql_2.E93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table:formula="of:=[test1_mysql_2.D94]" office:value-type="float" office:value="29">
            <text:p>29</text:p>
          </table:table-cell>
          <table:table-cell table:formula="of:=[test1_psql_2.E94]"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table:formula="of:=[test1_mysql_2.D95]" office:value-type="float" office:value="29">
            <text:p>29</text:p>
          </table:table-cell>
          <table:table-cell table:formula="of:=[test1_psql_2.E95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table:formula="of:=[test1_mysql_2.D96]" office:value-type="float" office:value="30">
            <text:p>30</text:p>
          </table:table-cell>
          <table:table-cell table:formula="of:=[test1_psql_2.E96]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table:formula="of:=[test1_mysql_2.D97]" office:value-type="float" office:value="27">
            <text:p>27</text:p>
          </table:table-cell>
          <table:table-cell table:formula="of:=[test1_psql_2.E97]"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table:formula="of:=[test1_mysql_2.D98]" office:value-type="float" office:value="31">
            <text:p>31</text:p>
          </table:table-cell>
          <table:table-cell table:formula="of:=[test1_psql_2.E98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table:formula="of:=[test1_mysql_2.D99]" office:value-type="float" office:value="30">
            <text:p>30</text:p>
          </table:table-cell>
          <table:table-cell table:formula="of:=[test1_psql_2.E99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formula="of:=[test1_mysql_2.D100]" office:value-type="float" office:value="29">
            <text:p>29</text:p>
          </table:table-cell>
          <table:table-cell table:formula="of:=[test1_psql_2.E100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table:formula="of:=[test1_mysql_2.D101]" office:value-type="float" office:value="27">
            <text:p>27</text:p>
          </table:table-cell>
          <table:table-cell table:formula="of:=[test1_psql_2.E101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table:formula="of:=[test1_mysql_2.D102]" office:value-type="float" office:value="30">
            <text:p>30</text:p>
          </table:table-cell>
          <table:table-cell table:formula="of:=[test1_psql_2.E102]"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table:formula="of:=[test1_mysql_2.D103]" office:value-type="float" office:value="29">
            <text:p>29</text:p>
          </table:table-cell>
          <table:table-cell table:formula="of:=[test1_psql_2.E103]"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table:formula="of:=[test1_mysql_2.D104]" office:value-type="float" office:value="31">
            <text:p>31</text:p>
          </table:table-cell>
          <table:table-cell table:formula="of:=[test1_psql_2.E104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table:formula="of:=[test1_mysql_2.D105]" office:value-type="float" office:value="29">
            <text:p>29</text:p>
          </table:table-cell>
          <table:table-cell table:formula="of:=[test1_psql_2.E105]"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table:formula="of:=[test1_mysql_2.D106]" office:value-type="float" office:value="30">
            <text:p>30</text:p>
          </table:table-cell>
          <table:table-cell table:formula="of:=[test1_psql_2.E106]"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table:formula="of:=[test1_mysql_2.D107]" office:value-type="float" office:value="30">
            <text:p>30</text:p>
          </table:table-cell>
          <table:table-cell table:formula="of:=[test1_psql_2.E107]" office:value-type="float" office:value="26">
            <text:p>26</text:p>
          </table:table-cell>
          <table:table-cell/>
        </table:table-row>
      </table:table>
      <table:table table:name="test1_psql_2" table:style-name="ta1" table:print="false">
        <table:table-column table:style-name="co1" table:number-columns-repeated="8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>
            <text:p>DB server</text:p>
          </table:table-cell>
          <table:table-cell table:style-name="ce1" office:value-type="string">
            <text:p>localhost</text:p>
          </table:table-cell>
          <table:table-cell table:number-columns-repeated="10"/>
        </table:table-row>
        <table:table-row table:style-name="ro1">
          <table:table-cell office:value-type="string">
            <text:p>DB Type</text:p>
          </table:table-cell>
          <table:table-cell table:style-name="ce1" office:value-type="string">
            <text:p>psql</text:p>
          </table:table-cell>
          <table:table-cell/>
          <table:table-cell office:value-type="string">
            <text:p>shared_buffers = 1024MB</text:p>
          </table:table-cell>
          <table:table-cell table:number-columns-repeated="4"/>
          <table:table-cell office:value-type="string">
            <text:p>Level</text:p>
          </table:table-cell>
          <table:table-cell office:value-type="string">
            <text:p>grep Level $log <text:s/>| sed 's/,//' | awk '{print $3}'</text:p>
          </table:table-cell>
          <table:table-cell table:number-columns-repeated="2"/>
        </table:table-row>
        <table:table-row table:style-name="ro1">
          <table:table-cell office:value-type="string">
            <text:p>Version</text:p>
          </table:table-cell>
          <table:table-cell table:style-name="ce4" office:value-type="string">
            <text:p>8.4</text:p>
          </table:table-cell>
          <table:table-cell/>
          <table:table-cell office:value-type="string">
            <text:p>temp_buffers = 8MB </text:p>
          </table:table-cell>
          <table:table-cell table:number-columns-repeated="4"/>
          <table:table-cell office:value-type="string">
            <text:p>StartTime</text:p>
          </table:table-cell>
          <table:table-cell office:value-type="string">
            <text:p>grep 'Start time' $log <text:s/>| sed 's/,//' | awk '{print $4 }</text:p>
          </table:table-cell>
          <table:table-cell table:number-columns-repeated="2"/>
        </table:table-row>
        <table:table-row table:style-name="ro1">
          <table:table-cell office:value-type="string">
            <text:p>Host</text:p>
          </table:table-cell>
          <table:table-cell table:style-name="ce1" office:value-type="string">
            <text:p>test</text:p>
          </table:table-cell>
          <table:table-cell/>
          <table:table-cell office:value-type="string">
            <text:p>work_mem = 64MB</text:p>
          </table:table-cell>
          <table:table-cell table:number-columns-repeated="4"/>
          <table:table-cell office:value-type="string">
            <text:p>EndTime</text:p>
          </table:table-cell>
          <table:table-cell office:value-type="string">
            <text:p>grep 'End time' $log <text:s/>| sed 's/,//' | awk '{print $4 }</text:p>
          </table:table-cell>
          <table:table-cell table:number-columns-repeated="2"/>
        </table:table-row>
        <table:table-row table:style-name="ro1">
          <table:table-cell office:value-type="string">
            <text:p>Memory</text:p>
          </table:table-cell>
          <table:table-cell table:style-name="ce1" office:value-type="float" office:value="5000">
            <text:p>5000</text:p>
          </table:table-cell>
          <table:table-cell/>
          <table:table-cell office:value-type="string">
            <text:p>maintenance_work_mem = 256MB</text:p>
          </table:table-cell>
          <table:table-cell table:number-columns-repeated="4"/>
          <table:table-cell office:value-type="string">
            <text:p>Files</text:p>
          </table:table-cell>
          <table:table-cell office:value-type="string">
            <text:p>grep 'FD Files' $log <text:s/>| sed 's/,//g' | awk '{print $4 }'</text:p>
          </table:table-cell>
          <table:table-cell table:number-columns-repeated="2"/>
        </table:table-row>
        <table:table-row table:style-name="ro1">
          <table:table-cell office:value-type="string">
            <text:p>Disk system</text:p>
          </table:table-cell>
          <table:table-cell table:style-name="ce1" office:value-type="string">
            <text:p>3 SAS raid5</text:p>
          </table:table-cell>
          <table:table-cell/>
          <table:table-cell office:value-type="string">
            <text:p>wal_buffer <text:s/>= 4MB</text:p>
          </table:table-cell>
          <table:table-cell table:number-columns-repeated="4"/>
          <table:table-cell office:value-type="string">
            <text:p>Duration</text:p>
          </table:table-cell>
          <table:table-cell office:value-type="string">
            <text:p>grep Elap $log | awk -F: '{ print $2 }' | while read a; do ./time_to_sec.pl $a ; done</text:p>
          </table:table-cell>
          <table:table-cell table:number-columns-repeated="2"/>
        </table:table-row>
        <table:table-row table:style-name="ro1">
          <table:table-cell office:value-type="string">
            <text:p>OS</text:p>
          </table:table-cell>
          <table:table-cell table:style-name="ce1" office:value-type="string">
            <text:p>Ubuntu</text:p>
          </table:table-cell>
          <table:table-cell/>
          <table:table-cell office:value-type="string">
            <text:p>effective_cache_size = 4000MB</text:p>
          </table:table-cell>
          <table:table-cell table:number-columns-repeated="8"/>
        </table:table-row>
        <table:table-row table:style-name="ro1">
          <table:table-cell office:value-type="string">
            <text:p>FS type</text:p>
          </table:table-cell>
          <table:table-cell table:style-name="ce1" office:value-type="string">
            <text:p>reiserfs</text:p>
          </table:table-cell>
          <table:table-cell/>
          <table:table-cell office:value-type="string">
            <text:p>checkpoint_segment = 64</text:p>
          </table:table-cell>
          <table:table-cell table:number-columns-repeated="8"/>
        </table:table-row>
        <table:table-row table:style-name="ro1">
          <table:table-cell office:value-type="string">
            <text:p>Nb jobs //</text:p>
          </table:table-cell>
          <table:table-cell table:style-name="ce1" office:value-type="float" office:value="2">
            <text:p>2</text:p>
          </table:table-cell>
          <table:table-cell table:number-columns-repeated="6"/>
          <table:table-cell office:value-type="string">
            <office:annotation office:display="true" draw:style-name="gr4" draw:text-style-name="P3" svg:width="6.906cm" svg:height="1.1cm" svg:x="27.198cm" svg:y="2.329cm" draw:caption-point-x="-6.005cm" draw:caption-point-y="1.073cm">
              <dc:date>2009-09-21T00:00:00</dc:date>
              <text:p text:style-name="P2"><text:span text:style-name="T1">Restore 1 Full (1.5M) + 50 Incr (30,000)</text:span></text:p>
            </office:annotation>
            <text:p>Restore time (ms)</text:p>
          </table:table-cell>
          <table:table-cell table:style-name="ce1" office:value-type="string">
            <text:p>t1</text:p>
          </table:table-cell>
          <table:table-cell table:style-name="ce1" office:value-type="string">
            <text:p>t2</text:p>
          </table:table-cell>
          <table:table-cell table:style-name="ce1" office:value-type="string">
            <text:p>t3</text:p>
          </table:table-cell>
        </table:table-row>
        <table:table-row table:style-name="ro1">
          <table:table-cell office:value-type="string">
            <text:p>Nb cpus</text:p>
          </table:table-cell>
          <table:table-cell table:style-name="ce1" office:value-type="float" office:value="4">
            <text:p>4</text:p>
          </table:table-cell>
          <table:table-cell table:number-columns-repeated="6"/>
          <table:table-cell office:value-type="string">
            <text:p>SI</text:p>
          </table:table-cell>
          <table:table-cell office:value-type="float" office:value="45846">
            <text:p>45846</text:p>
          </table:table-cell>
          <table:table-cell table:number-columns-repeated="2"/>
        </table:table-row>
        <table:table-row table:style-name="ro1">
          <table:table-cell table:number-columns-repeated="8"/>
          <table:table-cell office:value-type="string">
            <text:p>MI</text:p>
          </table:table-cell>
          <table:table-cell office:value-type="float" office:value="88940">
            <text:p>88940</text:p>
          </table:table-cell>
          <table:table-cell office:value-type="float" office:value="112140">
            <text:p>112140</text:p>
          </table:table-cell>
          <table:table-cell office:value-type="float" office:value="111762">
            <text:p>111762</text:p>
          </table:table-cell>
        </table:table-row>
        <table:table-row table:style-name="ro1">
          <table:table-cell office:value-type="string">
            <text:p>Backup NB</text:p>
          </table:table-cell>
          <table:table-cell office:value-type="string">
            <text:p>Level</text:p>
          </table:table-cell>
          <table:table-cell office:value-type="string">
            <text:p>Duration 8.3</text:p>
          </table:table-cell>
          <table:table-cell office:value-type="string">
            <text:p>Duration 8.4</text:p>
          </table:table-cell>
          <table:table-cell office:value-type="string">
            <office:annotation office:display="true" draw:style-name="gr3" draw:text-style-name="P3" svg:width="5.756cm" svg:height="0.991cm" svg:x="11.89cm" svg:y="3.178cm" draw:caption-point-x="-0.61cm" draw:caption-point-y="1.499cm">
              <dc:date>2009-09-21T00:00:00</dc:date>
              <text:p text:style-name="P2"><text:span text:style-name="T1">Use a single index on File table (JobId, PathId, FilenameId)</text:span></text:p>
            </office:annotation>
            <text:p>Duration SI</text:p>
          </table:table-cell>
          <table:table-cell office:value-type="string">
            <text:p>Nb Files</text:p>
          </table:table-cell>
          <table:table-cell office:value-type="string">
            <text:p>Catalog Files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224">
            <text:p>224</text:p>
          </table:table-cell>
          <table:table-cell office:value-type="float" office:value="148">
            <text:p>148</text:p>
          </table:table-cell>
          <table:table-cell office:value-type="float" office:value="146">
            <text:p>146</text:p>
          </table:table-cell>
          <table:table-cell office:value-type="float" office:value="1507534">
            <text:p>1507534</text:p>
          </table:table-cell>
          <table:table-cell table:number-columns-repeated="2"/>
          <table:table-cell office:value-type="string">
            <text:p>MI + newcode</text:p>
          </table:table-cell>
          <table:table-cell office:value-type="float" office:value="109463">
            <text:p>109463</text:p>
          </table:table-cell>
          <table:table-cell office:value-type="float" office:value="113615">
            <text:p>11361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07">
            <text:p>307</text:p>
          </table:table-cell>
          <table:table-cell office:value-type="float" office:value="170">
            <text:p>170</text:p>
          </table:table-cell>
          <table:table-cell office:value-type="float" office:value="151">
            <text:p>151</text:p>
          </table:table-cell>
          <table:table-cell office:value-type="float" office:value="1507534">
            <text:p>1507534</text:p>
          </table:table-cell>
          <table:table-cell table:formula="of:=SUM([.$F$13:.$F14])" office:value-type="float" office:value="3015068">
            <text:p>3015068</text:p>
          </table:table-cell>
          <table:table-cell/>
          <table:table-cell office:value-type="string">
            <text:p>SI + newcode</text:p>
          </table:table-cell>
          <table:table-cell office:value-type="float" office:value="88230">
            <text:p>88230</text:p>
          </table:table-cell>
          <table:table-cell office:value-type="float" office:value="98329">
            <text:p>98329</text:p>
          </table:table-cell>
          <table:table-cell office:value-type="float" office:value="116762">
            <text:p>116762</text:p>
          </table:table-cell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15">
            <text:p>315</text:p>
          </table:table-cell>
          <table:table-cell office:value-type="float" office:value="175">
            <text:p>175</text:p>
          </table:table-cell>
          <table:table-cell office:value-type="float" office:value="158">
            <text:p>158</text:p>
          </table:table-cell>
          <table:table-cell office:value-type="float" office:value="1507534">
            <text:p>1507534</text:p>
          </table:table-cell>
          <table:table-cell table:formula="of:=SUM([.$F$13:.$F15])" office:value-type="float" office:value="4522602">
            <text:p>4522602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479">
            <text:p>479</text:p>
          </table:table-cell>
          <table:table-cell office:value-type="float" office:value="186">
            <text:p>186</text:p>
          </table:table-cell>
          <table:table-cell office:value-type="float" office:value="162">
            <text:p>162</text:p>
          </table:table-cell>
          <table:table-cell office:value-type="float" office:value="1507534">
            <text:p>1507534</text:p>
          </table:table-cell>
          <table:table-cell table:formula="of:=SUM([.$F$13:.$F16])" office:value-type="float" office:value="6030136">
            <text:p>6030136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511">
            <text:p>511</text:p>
          </table:table-cell>
          <table:table-cell office:value-type="float" office:value="181">
            <text:p>181</text:p>
          </table:table-cell>
          <table:table-cell office:value-type="float" office:value="168">
            <text:p>168</text:p>
          </table:table-cell>
          <table:table-cell office:value-type="float" office:value="1507534">
            <text:p>1507534</text:p>
          </table:table-cell>
          <table:table-cell table:formula="of:=SUM([.$F$13:.$F17])" office:value-type="float" office:value="7537670">
            <text:p>7537670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680">
            <text:p>680</text:p>
          </table:table-cell>
          <table:table-cell office:value-type="float" office:value="250">
            <text:p>250</text:p>
          </table:table-cell>
          <table:table-cell office:value-type="float" office:value="201">
            <text:p>201</text:p>
          </table:table-cell>
          <table:table-cell office:value-type="float" office:value="1507534">
            <text:p>1507534</text:p>
          </table:table-cell>
          <table:table-cell table:formula="of:=SUM([.$F$13:.$F18])" office:value-type="float" office:value="9045204">
            <text:p>9045204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726">
            <text:p>726</text:p>
          </table:table-cell>
          <table:table-cell office:value-type="float" office:value="255">
            <text:p>255</text:p>
          </table:table-cell>
          <table:table-cell office:value-type="float" office:value="206">
            <text:p>206</text:p>
          </table:table-cell>
          <table:table-cell office:value-type="float" office:value="1507534">
            <text:p>1507534</text:p>
          </table:table-cell>
          <table:table-cell table:formula="of:=SUM([.$F$13:.$F19])" office:value-type="float" office:value="10552738">
            <text:p>10552738</text:p>
          </table:table-cell>
          <table:table-cell>
            <draw:frame table:end-cell-address="test1_psql_2.P45" table:end-x="0.908cm" table:end-y="0.134cm" draw:z-index="0" draw:style-name="gr1" svg:width="18.807cm" svg:height="10.898cm" svg:x="1.047cm" svg:y="0.293cm">
              <draw:object draw:notify-on-update-of-ranges="test1_psql_2.C12:test1_psql_2.C12 test1_psql_2.C13:test1_psql_2.C55 test1_psql_2.A13:test1_psql_2.A55 test1_psql_2.D12:test1_psql_2.D12 test1_psql_2.D13:test1_psql_2.D55 test1_psql_2.A13:test1_psql_2.A55 test1_psql_2.E12:test1_psql_2.E12 test1_psql_2.E13:test1_psql_2.E55 test1_psql_2.A13:test1_psql_2.A55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957">
            <text:p>957</text:p>
          </table:table-cell>
          <table:table-cell office:value-type="float" office:value="247">
            <text:p>247</text:p>
          </table:table-cell>
          <table:table-cell office:value-type="float" office:value="189">
            <text:p>189</text:p>
          </table:table-cell>
          <table:table-cell office:value-type="float" office:value="1507534">
            <text:p>1507534</text:p>
          </table:table-cell>
          <table:table-cell table:formula="of:=SUM([.$F$13:.$F20])" office:value-type="float" office:value="12060272">
            <text:p>12060272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975">
            <text:p>975</text:p>
          </table:table-cell>
          <table:table-cell office:value-type="float" office:value="251">
            <text:p>251</text:p>
          </table:table-cell>
          <table:table-cell office:value-type="float" office:value="195">
            <text:p>195</text:p>
          </table:table-cell>
          <table:table-cell office:value-type="float" office:value="1507534">
            <text:p>1507534</text:p>
          </table:table-cell>
          <table:table-cell table:formula="of:=SUM([.$F$13:.$F21])" office:value-type="float" office:value="13567806">
            <text:p>13567806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795">
            <text:p>795</text:p>
          </table:table-cell>
          <table:table-cell office:value-type="float" office:value="260">
            <text:p>260</text:p>
          </table:table-cell>
          <table:table-cell office:value-type="float" office:value="212">
            <text:p>212</text:p>
          </table:table-cell>
          <table:table-cell office:value-type="float" office:value="1507534">
            <text:p>1507534</text:p>
          </table:table-cell>
          <table:table-cell table:formula="of:=SUM([.$F$13:.$F22])" office:value-type="float" office:value="15075340">
            <text:p>15075340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789">
            <text:p>789</text:p>
          </table:table-cell>
          <table:table-cell office:value-type="float" office:value="263">
            <text:p>263</text:p>
          </table:table-cell>
          <table:table-cell office:value-type="float" office:value="227">
            <text:p>227</text:p>
          </table:table-cell>
          <table:table-cell office:value-type="float" office:value="1507534">
            <text:p>1507534</text:p>
          </table:table-cell>
          <table:table-cell table:formula="of:=SUM([.$F$13:.$F23])" office:value-type="float" office:value="16582874">
            <text:p>16582874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763">
            <text:p>763</text:p>
          </table:table-cell>
          <table:table-cell office:value-type="float" office:value="253">
            <text:p>253</text:p>
          </table:table-cell>
          <table:table-cell office:value-type="float" office:value="194">
            <text:p>194</text:p>
          </table:table-cell>
          <table:table-cell office:value-type="float" office:value="1507534">
            <text:p>1507534</text:p>
          </table:table-cell>
          <table:table-cell table:formula="of:=SUM([.$F$13:.$F24])" office:value-type="float" office:value="18090408">
            <text:p>18090408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768">
            <text:p>768</text:p>
          </table:table-cell>
          <table:table-cell office:value-type="float" office:value="258">
            <text:p>258</text:p>
          </table:table-cell>
          <table:table-cell office:value-type="float" office:value="209">
            <text:p>209</text:p>
          </table:table-cell>
          <table:table-cell office:value-type="float" office:value="1507534">
            <text:p>1507534</text:p>
          </table:table-cell>
          <table:table-cell table:formula="of:=SUM([.$F$13:.$F25])" office:value-type="float" office:value="19597942">
            <text:p>19597942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1344">
            <text:p>1344</text:p>
          </table:table-cell>
          <table:table-cell office:value-type="float" office:value="550">
            <text:p>550</text:p>
          </table:table-cell>
          <table:table-cell office:value-type="float" office:value="245">
            <text:p>245</text:p>
          </table:table-cell>
          <table:table-cell office:value-type="float" office:value="1507534">
            <text:p>1507534</text:p>
          </table:table-cell>
          <table:table-cell table:formula="of:=SUM([.$F$13:.$F26])" office:value-type="float" office:value="21105476">
            <text:p>21105476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1353">
            <text:p>1353</text:p>
          </table:table-cell>
          <table:table-cell office:value-type="float" office:value="555">
            <text:p>555</text:p>
          </table:table-cell>
          <table:table-cell office:value-type="float" office:value="250">
            <text:p>250</text:p>
          </table:table-cell>
          <table:table-cell office:value-type="float" office:value="1507534">
            <text:p>1507534</text:p>
          </table:table-cell>
          <table:table-cell table:formula="of:=SUM([.$F$13:.$F27])" office:value-type="float" office:value="22613010">
            <text:p>22613010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1352">
            <text:p>1352</text:p>
          </table:table-cell>
          <table:table-cell office:value-type="float" office:value="566">
            <text:p>566</text:p>
          </table:table-cell>
          <table:table-cell office:value-type="float" office:value="191">
            <text:p>191</text:p>
          </table:table-cell>
          <table:table-cell office:value-type="float" office:value="1507534">
            <text:p>1507534</text:p>
          </table:table-cell>
          <table:table-cell table:formula="of:=SUM([.$F$13:.$F28])" office:value-type="float" office:value="24120544">
            <text:p>24120544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1357">
            <text:p>1357</text:p>
          </table:table-cell>
          <table:table-cell office:value-type="float" office:value="561">
            <text:p>561</text:p>
          </table:table-cell>
          <table:table-cell office:value-type="float" office:value="206">
            <text:p>206</text:p>
          </table:table-cell>
          <table:table-cell office:value-type="float" office:value="1507534">
            <text:p>1507534</text:p>
          </table:table-cell>
          <table:table-cell table:formula="of:=SUM([.$F$13:.$F29])" office:value-type="float" office:value="25628078">
            <text:p>25628078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float" office:value="879">
            <text:p>879</text:p>
          </table:table-cell>
          <table:table-cell office:value-type="float" office:value="780">
            <text:p>780</text:p>
          </table:table-cell>
          <table:table-cell office:value-type="float" office:value="170">
            <text:p>170</text:p>
          </table:table-cell>
          <table:table-cell office:value-type="float" office:value="1507534">
            <text:p>1507534</text:p>
          </table:table-cell>
          <table:table-cell table:formula="of:=SUM([.$F$13:.$F30])" office:value-type="float" office:value="27135612">
            <text:p>27135612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874">
            <text:p>874</text:p>
          </table:table-cell>
          <table:table-cell office:value-type="float" office:value="775">
            <text:p>775</text:p>
          </table:table-cell>
          <table:table-cell office:value-type="float" office:value="175">
            <text:p>175</text:p>
          </table:table-cell>
          <table:table-cell office:value-type="float" office:value="1507534">
            <text:p>1507534</text:p>
          </table:table-cell>
          <table:table-cell table:formula="of:=SUM([.$F$13:.$F31])" office:value-type="float" office:value="28643146">
            <text:p>28643146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934">
            <text:p>934</text:p>
          </table:table-cell>
          <table:table-cell office:value-type="float" office:value="843">
            <text:p>843</text:p>
          </table:table-cell>
          <table:table-cell office:value-type="float" office:value="256">
            <text:p>256</text:p>
          </table:table-cell>
          <table:table-cell office:value-type="float" office:value="1507534">
            <text:p>1507534</text:p>
          </table:table-cell>
          <table:table-cell table:formula="of:=SUM([.$F$13:.$F32])" office:value-type="float" office:value="30150680">
            <text:p>30150680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929">
            <text:p>929</text:p>
          </table:table-cell>
          <table:table-cell office:value-type="float" office:value="838">
            <text:p>838</text:p>
          </table:table-cell>
          <table:table-cell office:value-type="float" office:value="271">
            <text:p>271</text:p>
          </table:table-cell>
          <table:table-cell office:value-type="float" office:value="1507534">
            <text:p>1507534</text:p>
          </table:table-cell>
          <table:table-cell table:formula="of:=SUM([.$F$13:.$F33])" office:value-type="float" office:value="31658214">
            <text:p>31658214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947">
            <text:p>947</text:p>
          </table:table-cell>
          <table:table-cell office:value-type="float" office:value="1109">
            <text:p>1109</text:p>
          </table:table-cell>
          <table:table-cell office:value-type="float" office:value="220">
            <text:p>220</text:p>
          </table:table-cell>
          <table:table-cell office:value-type="float" office:value="1507534">
            <text:p>1507534</text:p>
          </table:table-cell>
          <table:table-cell table:formula="of:=SUM([.$F$13:.$F34])" office:value-type="float" office:value="33165748">
            <text:p>33165748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float" office:value="942">
            <text:p>942</text:p>
          </table:table-cell>
          <table:table-cell office:value-type="float" office:value="1103">
            <text:p>1103</text:p>
          </table:table-cell>
          <table:table-cell office:value-type="float" office:value="235">
            <text:p>235</text:p>
          </table:table-cell>
          <table:table-cell office:value-type="float" office:value="1507534">
            <text:p>1507534</text:p>
          </table:table-cell>
          <table:table-cell table:formula="of:=SUM([.$F$13:.$F35])" office:value-type="float" office:value="34673282">
            <text:p>34673282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float" office:value="1068">
            <text:p>1068</text:p>
          </table:table-cell>
          <table:table-cell/>
          <table:table-cell office:value-type="float" office:value="193">
            <text:p>193</text:p>
          </table:table-cell>
          <table:table-cell office:value-type="float" office:value="1507534">
            <text:p>1507534</text:p>
          </table:table-cell>
          <table:table-cell table:formula="of:=SUM([.$F$13:.$F36])" office:value-type="float" office:value="36180816">
            <text:p>36180816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1063">
            <text:p>1063</text:p>
          </table:table-cell>
          <table:table-cell/>
          <table:table-cell office:value-type="float" office:value="209">
            <text:p>209</text:p>
          </table:table-cell>
          <table:table-cell office:value-type="float" office:value="1507534">
            <text:p>1507534</text:p>
          </table:table-cell>
          <table:table-cell table:formula="of:=SUM([.$F$13:.$F37])" office:value-type="float" office:value="37688350">
            <text:p>37688350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float" office:value="1040">
            <text:p>1040</text:p>
          </table:table-cell>
          <table:table-cell/>
          <table:table-cell office:value-type="float" office:value="169">
            <text:p>169</text:p>
          </table:table-cell>
          <table:table-cell office:value-type="float" office:value="1507534">
            <text:p>1507534</text:p>
          </table:table-cell>
          <table:table-cell table:formula="of:=SUM([.$F$13:.$F38])" office:value-type="float" office:value="39195884">
            <text:p>39195884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float" office:value="1045">
            <text:p>1045</text:p>
          </table:table-cell>
          <table:table-cell/>
          <table:table-cell office:value-type="float" office:value="174">
            <text:p>174</text:p>
          </table:table-cell>
          <table:table-cell office:value-type="float" office:value="1507534">
            <text:p>1507534</text:p>
          </table:table-cell>
          <table:table-cell table:formula="of:=SUM([.$F$13:.$F39])" office:value-type="float" office:value="40703418">
            <text:p>40703418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float" office:value="1009">
            <text:p>1009</text:p>
          </table:table-cell>
          <table:table-cell/>
          <table:table-cell office:value-type="float" office:value="174">
            <text:p>174</text:p>
          </table:table-cell>
          <table:table-cell office:value-type="float" office:value="1507534">
            <text:p>1507534</text:p>
          </table:table-cell>
          <table:table-cell table:formula="of:=SUM([.$F$13:.$F40])" office:value-type="float" office:value="42210952">
            <text:p>42210952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float" office:value="1014">
            <text:p>1014</text:p>
          </table:table-cell>
          <table:table-cell/>
          <table:table-cell office:value-type="float" office:value="180">
            <text:p>180</text:p>
          </table:table-cell>
          <table:table-cell office:value-type="float" office:value="1507534">
            <text:p>1507534</text:p>
          </table:table-cell>
          <table:table-cell table:formula="of:=SUM([.$F$13:.$F41])" office:value-type="float" office:value="43718486">
            <text:p>43718486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1072">
            <text:p>1072</text:p>
          </table:table-cell>
          <table:table-cell/>
          <table:table-cell office:value-type="float" office:value="290">
            <text:p>290</text:p>
          </table:table-cell>
          <table:table-cell office:value-type="float" office:value="1507534">
            <text:p>1507534</text:p>
          </table:table-cell>
          <table:table-cell table:formula="of:=SUM([.$F$13:.$F42])" office:value-type="float" office:value="45226020">
            <text:p>45226020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float" office:value="1077">
            <text:p>1077</text:p>
          </table:table-cell>
          <table:table-cell/>
          <table:table-cell office:value-type="float" office:value="295">
            <text:p>295</text:p>
          </table:table-cell>
          <table:table-cell office:value-type="float" office:value="1507534">
            <text:p>1507534</text:p>
          </table:table-cell>
          <table:table-cell table:formula="of:=SUM([.$F$13:.$F43])" office:value-type="float" office:value="46733554">
            <text:p>46733554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1035">
            <text:p>1035</text:p>
          </table:table-cell>
          <table:table-cell/>
          <table:table-cell office:value-type="float" office:value="196">
            <text:p>196</text:p>
          </table:table-cell>
          <table:table-cell office:value-type="float" office:value="1507534">
            <text:p>1507534</text:p>
          </table:table-cell>
          <table:table-cell table:formula="of:=SUM([.$F$13:.$F44])" office:value-type="float" office:value="48241088">
            <text:p>48241088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float" office:value="1030">
            <text:p>1030</text:p>
          </table:table-cell>
          <table:table-cell/>
          <table:table-cell office:value-type="float" office:value="202">
            <text:p>202</text:p>
          </table:table-cell>
          <table:table-cell office:value-type="float" office:value="1507534">
            <text:p>1507534</text:p>
          </table:table-cell>
          <table:table-cell table:formula="of:=SUM([.$F$13:.$F45])" office:value-type="float" office:value="49748622">
            <text:p>49748622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float" office:value="1114">
            <text:p>1114</text:p>
          </table:table-cell>
          <table:table-cell/>
          <table:table-cell office:value-type="float" office:value="201">
            <text:p>201</text:p>
          </table:table-cell>
          <table:table-cell office:value-type="float" office:value="1507534">
            <text:p>1507534</text:p>
          </table:table-cell>
          <table:table-cell table:formula="of:=SUM([.$F$13:.$F46])" office:value-type="float" office:value="51256156">
            <text:p>51256156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float" office:value="1109">
            <text:p>1109</text:p>
          </table:table-cell>
          <table:table-cell/>
          <table:table-cell office:value-type="float" office:value="207">
            <text:p>207</text:p>
          </table:table-cell>
          <table:table-cell office:value-type="float" office:value="1507534">
            <text:p>1507534</text:p>
          </table:table-cell>
          <table:table-cell table:formula="of:=SUM([.$F$13:.$F47])" office:value-type="float" office:value="52763690">
            <text:p>52763690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float" office:value="1146">
            <text:p>1146</text:p>
          </table:table-cell>
          <table:table-cell/>
          <table:table-cell office:value-type="float" office:value="192">
            <text:p>192</text:p>
          </table:table-cell>
          <table:table-cell office:value-type="float" office:value="1507534">
            <text:p>1507534</text:p>
          </table:table-cell>
          <table:table-cell table:formula="of:=SUM([.$F$13:.$F48])" office:value-type="float" office:value="54271224">
            <text:p>54271224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float" office:value="1141">
            <text:p>1141</text:p>
          </table:table-cell>
          <table:table-cell/>
          <table:table-cell office:value-type="float" office:value="207">
            <text:p>207</text:p>
          </table:table-cell>
          <table:table-cell office:value-type="float" office:value="1507534">
            <text:p>1507534</text:p>
          </table:table-cell>
          <table:table-cell table:formula="of:=SUM([.$F$13:.$F49])" office:value-type="float" office:value="55778758">
            <text:p>55778758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float" office:value="1273">
            <text:p>1273</text:p>
          </table:table-cell>
          <table:table-cell/>
          <table:table-cell office:value-type="float" office:value="177">
            <text:p>177</text:p>
          </table:table-cell>
          <table:table-cell office:value-type="float" office:value="1507534">
            <text:p>1507534</text:p>
          </table:table-cell>
          <table:table-cell table:formula="of:=SUM([.$F$13:.$F50])" office:value-type="float" office:value="57286292">
            <text:p>57286292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float" office:value="1268">
            <text:p>1268</text:p>
          </table:table-cell>
          <table:table-cell/>
          <table:table-cell office:value-type="float" office:value="193">
            <text:p>193</text:p>
          </table:table-cell>
          <table:table-cell office:value-type="float" office:value="1507534">
            <text:p>1507534</text:p>
          </table:table-cell>
          <table:table-cell table:formula="of:=SUM([.$F$13:.$F51])" office:value-type="float" office:value="58793826">
            <text:p>58793826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1178">
            <text:p>1178</text:p>
          </table:table-cell>
          <table:table-cell/>
          <table:table-cell office:value-type="float" office:value="188">
            <text:p>188</text:p>
          </table:table-cell>
          <table:table-cell office:value-type="float" office:value="1507534">
            <text:p>1507534</text:p>
          </table:table-cell>
          <table:table-cell table:formula="of:=SUM([.$F$13:.$F52])" office:value-type="float" office:value="60301360">
            <text:p>60301360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float" office:value="1183">
            <text:p>1183</text:p>
          </table:table-cell>
          <table:table-cell/>
          <table:table-cell office:value-type="float" office:value="193">
            <text:p>193</text:p>
          </table:table-cell>
          <table:table-cell office:value-type="float" office:value="1507534">
            <text:p>1507534</text:p>
          </table:table-cell>
          <table:table-cell table:formula="of:=SUM([.$F$13:.$F53])" office:value-type="float" office:value="61808894">
            <text:p>61808894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float" office:value="1283">
            <text:p>1283</text:p>
          </table:table-cell>
          <table:table-cell/>
          <table:table-cell office:value-type="float" office:value="161">
            <text:p>161</text:p>
          </table:table-cell>
          <table:table-cell office:value-type="float" office:value="1507534">
            <text:p>1507534</text:p>
          </table:table-cell>
          <table:table-cell table:formula="of:=SUM([.$F$13:.$F54])" office:value-type="float" office:value="63316428">
            <text:p>63316428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float" office:value="1278">
            <text:p>1278</text:p>
          </table:table-cell>
          <table:table-cell/>
          <table:table-cell office:value-type="float" office:value="177">
            <text:p>177</text:p>
          </table:table-cell>
          <table:table-cell office:value-type="float" office:value="1507534">
            <text:p>1507534</text:p>
          </table:table-cell>
          <table:table-cell table:formula="of:=SUM([.$F$13:.$F55])" office:value-type="float" office:value="64823962">
            <text:p>64823962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34">
            <text:p>34</text:p>
          </table:table-cell>
          <table:table-cell/>
          <table:table-cell office:value-type="float" office:value="32">
            <text:p>32</text:p>
          </table:table-cell>
          <table:table-cell office:value-type="float" office:value="28846">
            <text:p>28846</text:p>
          </table:table-cell>
          <table:table-cell table:formula="of:=SUM([.$F$13:.$F56])" office:value-type="float" office:value="64852808">
            <text:p>64852808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39">
            <text:p>39</text:p>
          </table:table-cell>
          <table:table-cell/>
          <table:table-cell office:value-type="float" office:value="37">
            <text:p>37</text:p>
          </table:table-cell>
          <table:table-cell office:value-type="float" office:value="28846">
            <text:p>28846</text:p>
          </table:table-cell>
          <table:table-cell table:formula="of:=SUM([.$F$13:.$F57])" office:value-type="float" office:value="64881654">
            <text:p>64881654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32">
            <text:p>32</text:p>
          </table:table-cell>
          <table:table-cell office:value-type="float" office:value="28846">
            <text:p>28846</text:p>
          </table:table-cell>
          <table:table-cell table:formula="of:=SUM([.$F$13:.$F58])" office:value-type="float" office:value="64910500">
            <text:p>64910500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29">
            <text:p>29</text:p>
          </table:table-cell>
          <table:table-cell office:value-type="float" office:value="28846">
            <text:p>28846</text:p>
          </table:table-cell>
          <table:table-cell table:formula="of:=SUM([.$F$13:.$F59])" office:value-type="float" office:value="64939346">
            <text:p>64939346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42">
            <text:p>42</text:p>
          </table:table-cell>
          <table:table-cell office:value-type="float" office:value="28846">
            <text:p>28846</text:p>
          </table:table-cell>
          <table:table-cell table:formula="of:=SUM([.$F$13:.$F60])" office:value-type="float" office:value="64968192">
            <text:p>64968192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36">
            <text:p>36</text:p>
          </table:table-cell>
          <table:table-cell office:value-type="float" office:value="28846">
            <text:p>28846</text:p>
          </table:table-cell>
          <table:table-cell table:formula="of:=SUM([.$F$13:.$F61])" office:value-type="float" office:value="64997038">
            <text:p>64997038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float" office:value="33">
            <text:p>33</text:p>
          </table:table-cell>
          <table:table-cell office:value-type="float" office:value="28846">
            <text:p>28846</text:p>
          </table:table-cell>
          <table:table-cell table:formula="of:=SUM([.$F$13:.$F62])" office:value-type="float" office:value="65025884">
            <text:p>65025884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8">
            <text:p>28</text:p>
          </table:table-cell>
          <table:table-cell office:value-type="float" office:value="28846">
            <text:p>28846</text:p>
          </table:table-cell>
          <table:table-cell table:formula="of:=SUM([.$F$13:.$F63])" office:value-type="float" office:value="65054730">
            <text:p>65054730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29">
            <text:p>29</text:p>
          </table:table-cell>
          <table:table-cell office:value-type="float" office:value="28846">
            <text:p>28846</text:p>
          </table:table-cell>
          <table:table-cell table:formula="of:=SUM([.$F$13:.$F64])" office:value-type="float" office:value="65083576">
            <text:p>65083576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float" office:value="26">
            <text:p>26</text:p>
          </table:table-cell>
          <table:table-cell office:value-type="float" office:value="28846">
            <text:p>28846</text:p>
          </table:table-cell>
          <table:table-cell table:formula="of:=SUM([.$F$13:.$F65])" office:value-type="float" office:value="65112422">
            <text:p>65112422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32">
            <text:p>32</text:p>
          </table:table-cell>
          <table:table-cell office:value-type="float" office:value="28846">
            <text:p>28846</text:p>
          </table:table-cell>
          <table:table-cell table:formula="of:=SUM([.$F$13:.$F66])" office:value-type="float" office:value="65141268">
            <text:p>65141268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7">
            <text:p>27</text:p>
          </table:table-cell>
          <table:table-cell office:value-type="float" office:value="28846">
            <text:p>28846</text:p>
          </table:table-cell>
          <table:table-cell table:formula="of:=SUM([.$F$13:.$F67])" office:value-type="float" office:value="65170114">
            <text:p>65170114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31">
            <text:p>31</text:p>
          </table:table-cell>
          <table:table-cell/>
          <table:table-cell office:value-type="float" office:value="39">
            <text:p>39</text:p>
          </table:table-cell>
          <table:table-cell office:value-type="float" office:value="28846">
            <text:p>28846</text:p>
          </table:table-cell>
          <table:table-cell table:formula="of:=SUM([.$F$13:.$F68])" office:value-type="float" office:value="65198960">
            <text:p>65198960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35">
            <text:p>35</text:p>
          </table:table-cell>
          <table:table-cell office:value-type="float" office:value="28846">
            <text:p>28846</text:p>
          </table:table-cell>
          <table:table-cell table:formula="of:=SUM([.$F$13:.$F69])" office:value-type="float" office:value="65227806">
            <text:p>65227806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33">
            <text:p>33</text:p>
          </table:table-cell>
          <table:table-cell office:value-type="float" office:value="28846">
            <text:p>28846</text:p>
          </table:table-cell>
          <table:table-cell table:formula="of:=SUM([.$F$13:.$F70])" office:value-type="float" office:value="65256652">
            <text:p>65256652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39">
            <text:p>39</text:p>
          </table:table-cell>
          <table:table-cell office:value-type="float" office:value="28846">
            <text:p>28846</text:p>
          </table:table-cell>
          <table:table-cell table:formula="of:=SUM([.$F$13:.$F71])" office:value-type="float" office:value="65285498">
            <text:p>65285498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float" office:value="28">
            <text:p>28</text:p>
          </table:table-cell>
          <table:table-cell office:value-type="float" office:value="28846">
            <text:p>28846</text:p>
          </table:table-cell>
          <table:table-cell table:formula="of:=SUM([.$F$13:.$F72])" office:value-type="float" office:value="65314344">
            <text:p>65314344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33">
            <text:p>33</text:p>
          </table:table-cell>
          <table:table-cell office:value-type="float" office:value="28846">
            <text:p>28846</text:p>
          </table:table-cell>
          <table:table-cell table:formula="of:=SUM([.$F$13:.$F73])" office:value-type="float" office:value="65343190">
            <text:p>65343190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30">
            <text:p>30</text:p>
          </table:table-cell>
          <table:table-cell office:value-type="float" office:value="28846">
            <text:p>28846</text:p>
          </table:table-cell>
          <table:table-cell table:formula="of:=SUM([.$F$13:.$F74])" office:value-type="float" office:value="65372036">
            <text:p>65372036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7">
            <text:p>27</text:p>
          </table:table-cell>
          <table:table-cell office:value-type="float" office:value="28846">
            <text:p>28846</text:p>
          </table:table-cell>
          <table:table-cell table:formula="of:=SUM([.$F$13:.$F75])" office:value-type="float" office:value="65400882">
            <text:p>65400882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29">
            <text:p>29</text:p>
          </table:table-cell>
          <table:table-cell office:value-type="float" office:value="28846">
            <text:p>28846</text:p>
          </table:table-cell>
          <table:table-cell table:formula="of:=SUM([.$F$13:.$F76])" office:value-type="float" office:value="65429728">
            <text:p>65429728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office:value-type="float" office:value="28846">
            <text:p>28846</text:p>
          </table:table-cell>
          <table:table-cell table:formula="of:=SUM([.$F$13:.$F77])" office:value-type="float" office:value="65458574">
            <text:p>65458574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32">
            <text:p>32</text:p>
          </table:table-cell>
          <table:table-cell office:value-type="float" office:value="28846">
            <text:p>28846</text:p>
          </table:table-cell>
          <table:table-cell table:formula="of:=SUM([.$F$13:.$F78])" office:value-type="float" office:value="65487420">
            <text:p>65487420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28">
            <text:p>28</text:p>
          </table:table-cell>
          <table:table-cell office:value-type="float" office:value="28846">
            <text:p>28846</text:p>
          </table:table-cell>
          <table:table-cell table:formula="of:=SUM([.$F$13:.$F79])" office:value-type="float" office:value="65516266">
            <text:p>65516266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47">
            <text:p>47</text:p>
          </table:table-cell>
          <table:table-cell office:value-type="float" office:value="28846">
            <text:p>28846</text:p>
          </table:table-cell>
          <table:table-cell table:formula="of:=SUM([.$F$13:.$F80])" office:value-type="float" office:value="65545112">
            <text:p>65545112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42">
            <text:p>42</text:p>
          </table:table-cell>
          <table:table-cell office:value-type="float" office:value="28846">
            <text:p>28846</text:p>
          </table:table-cell>
          <table:table-cell table:formula="of:=SUM([.$F$13:.$F81])" office:value-type="float" office:value="65573958">
            <text:p>65573958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28">
            <text:p>28</text:p>
          </table:table-cell>
          <table:table-cell office:value-type="float" office:value="28846">
            <text:p>28846</text:p>
          </table:table-cell>
          <table:table-cell table:formula="of:=SUM([.$F$13:.$F82])" office:value-type="float" office:value="65602804">
            <text:p>65602804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office:value-type="float" office:value="28846">
            <text:p>28846</text:p>
          </table:table-cell>
          <table:table-cell table:formula="of:=SUM([.$F$13:.$F83])" office:value-type="float" office:value="65631650">
            <text:p>65631650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28">
            <text:p>28</text:p>
          </table:table-cell>
          <table:table-cell office:value-type="float" office:value="28846">
            <text:p>28846</text:p>
          </table:table-cell>
          <table:table-cell table:formula="of:=SUM([.$F$13:.$F84])" office:value-type="float" office:value="65660496">
            <text:p>65660496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6">
            <text:p>26</text:p>
          </table:table-cell>
          <table:table-cell office:value-type="float" office:value="28846">
            <text:p>28846</text:p>
          </table:table-cell>
          <table:table-cell table:formula="of:=SUM([.$F$13:.$F85])" office:value-type="float" office:value="65689342">
            <text:p>6568934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27">
            <text:p>27</text:p>
          </table:table-cell>
          <table:table-cell office:value-type="float" office:value="28846">
            <text:p>28846</text:p>
          </table:table-cell>
          <table:table-cell table:formula="of:=SUM([.$F$13:.$F86])" office:value-type="float" office:value="65718188">
            <text:p>65718188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26">
            <text:p>26</text:p>
          </table:table-cell>
          <table:table-cell office:value-type="float" office:value="28846">
            <text:p>28846</text:p>
          </table:table-cell>
          <table:table-cell table:formula="of:=SUM([.$F$13:.$F87])" office:value-type="float" office:value="65747034">
            <text:p>65747034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27">
            <text:p>27</text:p>
          </table:table-cell>
          <table:table-cell office:value-type="float" office:value="28846">
            <text:p>28846</text:p>
          </table:table-cell>
          <table:table-cell table:formula="of:=SUM([.$F$13:.$F88])" office:value-type="float" office:value="65775880">
            <text:p>65775880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25">
            <text:p>25</text:p>
          </table:table-cell>
          <table:table-cell office:value-type="float" office:value="28846">
            <text:p>28846</text:p>
          </table:table-cell>
          <table:table-cell table:formula="of:=SUM([.$F$13:.$F89])" office:value-type="float" office:value="65804726">
            <text:p>65804726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25">
            <text:p>25</text:p>
          </table:table-cell>
          <table:table-cell office:value-type="float" office:value="28846">
            <text:p>28846</text:p>
          </table:table-cell>
          <table:table-cell table:formula="of:=SUM([.$F$13:.$F90])" office:value-type="float" office:value="65833572">
            <text:p>65833572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float" office:value="24">
            <text:p>24</text:p>
          </table:table-cell>
          <table:table-cell/>
          <table:table-cell office:value-type="float" office:value="23">
            <text:p>23</text:p>
          </table:table-cell>
          <table:table-cell office:value-type="float" office:value="28846">
            <text:p>28846</text:p>
          </table:table-cell>
          <table:table-cell table:formula="of:=SUM([.$F$13:.$F91])" office:value-type="float" office:value="65862418">
            <text:p>65862418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float" office:value="30">
            <text:p>30</text:p>
          </table:table-cell>
          <table:table-cell/>
          <table:table-cell office:value-type="float" office:value="30">
            <text:p>30</text:p>
          </table:table-cell>
          <table:table-cell office:value-type="float" office:value="28846">
            <text:p>28846</text:p>
          </table:table-cell>
          <table:table-cell table:formula="of:=SUM([.$F$13:.$F92])" office:value-type="float" office:value="65891264">
            <text:p>65891264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27">
            <text:p>27</text:p>
          </table:table-cell>
          <table:table-cell office:value-type="float" office:value="28846">
            <text:p>28846</text:p>
          </table:table-cell>
          <table:table-cell table:formula="of:=SUM([.$F$13:.$F93])" office:value-type="float" office:value="65920110">
            <text:p>65920110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6">
            <text:p>26</text:p>
          </table:table-cell>
          <table:table-cell office:value-type="float" office:value="28846">
            <text:p>28846</text:p>
          </table:table-cell>
          <table:table-cell table:formula="of:=SUM([.$F$13:.$F94])" office:value-type="float" office:value="65948956">
            <text:p>65948956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25">
            <text:p>25</text:p>
          </table:table-cell>
          <table:table-cell/>
          <table:table-cell office:value-type="float" office:value="23">
            <text:p>23</text:p>
          </table:table-cell>
          <table:table-cell office:value-type="float" office:value="28846">
            <text:p>28846</text:p>
          </table:table-cell>
          <table:table-cell table:formula="of:=SUM([.$F$13:.$F95])" office:value-type="float" office:value="65977802">
            <text:p>65977802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30">
            <text:p>30</text:p>
          </table:table-cell>
          <table:table-cell office:value-type="float" office:value="28846">
            <text:p>28846</text:p>
          </table:table-cell>
          <table:table-cell table:formula="of:=SUM([.$F$13:.$F96])" office:value-type="float" office:value="66006648">
            <text:p>66006648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28">
            <text:p>28</text:p>
          </table:table-cell>
          <table:table-cell office:value-type="float" office:value="28846">
            <text:p>28846</text:p>
          </table:table-cell>
          <table:table-cell table:formula="of:=SUM([.$F$13:.$F97])" office:value-type="float" office:value="66035494">
            <text:p>66035494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31">
            <text:p>31</text:p>
          </table:table-cell>
          <table:table-cell office:value-type="float" office:value="28846">
            <text:p>28846</text:p>
          </table:table-cell>
          <table:table-cell table:formula="of:=SUM([.$F$13:.$F98])" office:value-type="float" office:value="66064340">
            <text:p>66064340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29">
            <text:p>29</text:p>
          </table:table-cell>
          <table:table-cell office:value-type="float" office:value="28846">
            <text:p>28846</text:p>
          </table:table-cell>
          <table:table-cell table:formula="of:=SUM([.$F$13:.$F99])" office:value-type="float" office:value="66093186">
            <text:p>66093186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float" office:value="31">
            <text:p>31</text:p>
          </table:table-cell>
          <table:table-cell office:value-type="float" office:value="28846">
            <text:p>28846</text:p>
          </table:table-cell>
          <table:table-cell table:formula="of:=SUM([.$F$13:.$F100])" office:value-type="float" office:value="66122032">
            <text:p>66122032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float" office:value="29">
            <text:p>29</text:p>
          </table:table-cell>
          <table:table-cell/>
          <table:table-cell office:value-type="float" office:value="29">
            <text:p>29</text:p>
          </table:table-cell>
          <table:table-cell office:value-type="float" office:value="28846">
            <text:p>28846</text:p>
          </table:table-cell>
          <table:table-cell table:formula="of:=SUM([.$F$13:.$F101])" office:value-type="float" office:value="66150878">
            <text:p>66150878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float" office:value="27">
            <text:p>27</text:p>
          </table:table-cell>
          <table:table-cell/>
          <table:table-cell office:value-type="float" office:value="30">
            <text:p>30</text:p>
          </table:table-cell>
          <table:table-cell office:value-type="float" office:value="28846">
            <text:p>28846</text:p>
          </table:table-cell>
          <table:table-cell table:formula="of:=SUM([.$F$13:.$F102])" office:value-type="float" office:value="66179724">
            <text:p>66179724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28">
            <text:p>28</text:p>
          </table:table-cell>
          <table:table-cell office:value-type="float" office:value="28846">
            <text:p>28846</text:p>
          </table:table-cell>
          <table:table-cell table:formula="of:=SUM([.$F$13:.$F103])" office:value-type="float" office:value="66208570">
            <text:p>66208570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29">
            <text:p>29</text:p>
          </table:table-cell>
          <table:table-cell office:value-type="float" office:value="28846">
            <text:p>28846</text:p>
          </table:table-cell>
          <table:table-cell table:formula="of:=SUM([.$F$13:.$F104])" office:value-type="float" office:value="66237416">
            <text:p>66237416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office:value-type="float" office:value="28846">
            <text:p>28846</text:p>
          </table:table-cell>
          <table:table-cell table:formula="of:=SUM([.$F$13:.$F105])" office:value-type="float" office:value="66266262">
            <text:p>66266262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office:value-type="float" office:value="28846">
            <text:p>28846</text:p>
          </table:table-cell>
          <table:table-cell table:formula="of:=SUM([.$F$13:.$F106])" office:value-type="float" office:value="66295108">
            <text:p>66295108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float" office:value="26">
            <text:p>26</text:p>
          </table:table-cell>
          <table:table-cell/>
          <table:table-cell office:value-type="float" office:value="26">
            <text:p>26</text:p>
          </table:table-cell>
          <table:table-cell office:value-type="float" office:value="28846">
            <text:p>28846</text:p>
          </table:table-cell>
          <table:table-cell table:formula="of:=SUM([.$F$13:.$F107])" office:value-type="float" office:value="66323954">
            <text:p>66323954</text:p>
          </table:table-cell>
          <table:table-cell table:number-columns-repeated="5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5"/>
          <table:table-cell office:value-type="string">
            <text:p>Catalog size</text:p>
          </table:table-cell>
          <table:table-cell office:value-type="string">
            <text:p>17G</text:p>
          </table:table-cell>
          <table:table-cell table:number-columns-repeated="5"/>
        </table:table-row>
      </table:table>
      <table:table table:name="test1_mysql_2" table:style-name="ta1" table:print="false">
        <table:table-column table:style-name="co1" table:number-columns-repeated="2" table:default-cell-style-name="Default"/>
        <table:table-column table:style-name="co4" table:default-cell-style-name="Default"/>
        <table:table-column table:style-name="co8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DB server</text:p>
          </table:table-cell>
          <table:table-cell table:style-name="ce1" office:value-type="string">
            <text:p>localhost</text:p>
          </table:table-cell>
          <table:table-cell/>
          <table:table-cell office:value-type="string">
            <text:p>key_buffer = 1024M</text:p>
          </table:table-cell>
          <table:table-cell table:number-columns-repeated="5"/>
        </table:table-row>
        <table:table-row table:style-name="ro1">
          <table:table-cell office:value-type="string">
            <text:p>DB Type</text:p>
          </table:table-cell>
          <table:table-cell table:style-name="ce1" office:value-type="string">
            <text:p>mysql</text:p>
          </table:table-cell>
          <table:table-cell/>
          <table:table-cell office:value-type="string">
            <text:p>max_allowed_packet = 16M</text:p>
          </table:table-cell>
          <table:table-cell table:number-columns-repeated="3"/>
          <table:table-cell office:value-type="string">
            <text:p>Level</text:p>
          </table:table-cell>
          <table:table-cell office:value-type="string">
            <text:p>grep Level $log <text:s/>| sed 's/,//' | awk '{print $3}'</text:p>
          </table:table-cell>
        </table:table-row>
        <table:table-row table:style-name="ro1">
          <table:table-cell office:value-type="string">
            <text:p>Version</text:p>
          </table:table-cell>
          <table:table-cell table:style-name="ce4" office:value-type="string">
            <text:p>5.1.30</text:p>
          </table:table-cell>
          <table:table-cell/>
          <table:table-cell office:value-type="string">
            <text:p>table_cache = 512</text:p>
          </table:table-cell>
          <table:table-cell table:number-columns-repeated="3"/>
          <table:table-cell office:value-type="string">
            <text:p>StartTime</text:p>
          </table:table-cell>
          <table:table-cell office:value-type="string">
            <text:p>grep 'Start time' $log <text:s/>| sed 's/,//' | awk '{print $4 }</text:p>
          </table:table-cell>
        </table:table-row>
        <table:table-row table:style-name="ro1">
          <table:table-cell office:value-type="string">
            <text:p>Host</text:p>
          </table:table-cell>
          <table:table-cell table:style-name="ce1" office:value-type="string">
            <text:p>test</text:p>
          </table:table-cell>
          <table:table-cell/>
          <table:table-cell office:value-type="string">
            <text:p>sort_buffer_size = 2M</text:p>
          </table:table-cell>
          <table:table-cell table:number-columns-repeated="3"/>
          <table:table-cell office:value-type="string">
            <text:p>EndTime</text:p>
          </table:table-cell>
          <table:table-cell office:value-type="string">
            <text:p>grep 'End time' $log <text:s/>| sed 's/,//' | awk '{print $4 }</text:p>
          </table:table-cell>
        </table:table-row>
        <table:table-row table:style-name="ro1">
          <table:table-cell office:value-type="string">
            <text:p>Memory</text:p>
          </table:table-cell>
          <table:table-cell table:style-name="ce1" office:value-type="float" office:value="5000">
            <text:p>5000</text:p>
          </table:table-cell>
          <table:table-cell/>
          <table:table-cell office:value-type="string">
            <text:p>read_buffer_size = 2M</text:p>
          </table:table-cell>
          <table:table-cell table:number-columns-repeated="3"/>
          <table:table-cell office:value-type="string">
            <text:p>Files</text:p>
          </table:table-cell>
          <table:table-cell office:value-type="string">
            <text:p>grep 'FD Files' $log <text:s/>| sed 's/,//g' | awk '{print $4 }'</text:p>
          </table:table-cell>
        </table:table-row>
        <table:table-row table:style-name="ro1">
          <table:table-cell office:value-type="string">
            <text:p>Disk system</text:p>
          </table:table-cell>
          <table:table-cell table:style-name="ce1" office:value-type="string">
            <text:p>3 SAS raid5</text:p>
          </table:table-cell>
          <table:table-cell/>
          <table:table-cell office:value-type="string">
            <text:p>read_rnd_buffer_size = 8M</text:p>
          </table:table-cell>
          <table:table-cell table:number-columns-repeated="3"/>
          <table:table-cell office:value-type="string">
            <text:p>Duration</text:p>
          </table:table-cell>
          <table:table-cell office:value-type="string">
            <text:p>grep Elap $log | awk -F: '{ print $2 }' | while read a; do ./time_to_sec.pl $a ; done</text:p>
          </table:table-cell>
        </table:table-row>
        <table:table-row table:style-name="ro1">
          <table:table-cell office:value-type="string">
            <text:p>OS</text:p>
          </table:table-cell>
          <table:table-cell table:style-name="ce1" office:value-type="string">
            <text:p>Ubuntu</text:p>
          </table:table-cell>
          <table:table-cell/>
          <table:table-cell office:value-type="string">
            <text:p>myisam_sort_buffer_size = 64M</text:p>
          </table:table-cell>
          <table:table-cell table:number-columns-repeated="5"/>
        </table:table-row>
        <table:table-row table:style-name="ro1">
          <table:table-cell office:value-type="string">
            <text:p>FS type</text:p>
          </table:table-cell>
          <table:table-cell table:style-name="ce1" office:value-type="string">
            <text:p>reiserfs</text:p>
          </table:table-cell>
          <table:table-cell/>
          <table:table-cell office:value-type="string">
            <text:p>query_cache_size = 32M</text:p>
          </table:table-cell>
          <table:table-cell table:number-columns-repeated="5"/>
        </table:table-row>
        <table:table-row table:style-name="ro1">
          <table:table-cell office:value-type="string">
            <text:p>Nb jobs //</text:p>
          </table:table-cell>
          <table:table-cell table:style-name="ce1" office:value-type="float" office:value="2">
            <text:p>2</text:p>
          </table:table-cell>
          <table:table-cell/>
          <table:table-cell office:value-type="string">
            <text:p>thread_stack <text:s text:c="11"/>= 128K</text:p>
          </table:table-cell>
          <table:table-cell table:number-columns-repeated="5"/>
        </table:table-row>
        <table:table-row table:style-name="ro1">
          <table:table-cell office:value-type="string">
            <text:p>Nb cpus</text:p>
          </table:table-cell>
          <table:table-cell table:style-name="ce1" office:value-type="float" office:value="4">
            <text:p>4</text:p>
          </table:table-cell>
          <table:table-cell/>
          <table:table-cell office:value-type="string">
            <text:p>thread_cache_size <text:s text:c="6"/>= 8</text:p>
          </table:table-cell>
          <table:table-cell table:number-columns-repeated="2"/>
          <table:table-cell>
            <draw:frame table:end-cell-address="test1_mysql_2.M29" table:end-x="1.792cm" table:end-y="0.266cm" draw:z-index="0" draw:style-name="gr1" svg:width="14.028cm" svg:height="7.954cm" svg:x="1.313cm" svg:y="0.392cm">
              <draw:object draw:notify-on-update-of-ranges="test1_mysql_2.C12:test1_mysql_2.C12 test1_mysql_2.C13:test1_mysql_2.C37 test1_mysql_2.A13:test1_mysql_2.A37 test1_mysql_2.D12:test1_mysql_2.D12 test1_mysql_2.D13:test1_mysql_2.D37 test1_mysql_2.A13:test1_mysql_2.A37" xlink:href="./Object 13" xlink:type="simple" xlink:show="embed" xlink:actuate="onLoad"/>
              <draw:image xlink:href="./ObjectReplacements/Object 13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ackup NB</text:p>
          </table:table-cell>
          <table:table-cell office:value-type="string">
            <text:p>Level</text:p>
          </table:table-cell>
          <table:table-cell office:value-type="string">
            <office:annotation office:display="true" draw:style-name="gr3" draw:text-style-name="P3" svg:width="2.876cm" svg:height="0.991cm" svg:x="4.869cm" svg:y="1.796cm" draw:caption-point-x="2.612cm" draw:caption-point-y="2.881cm">
              <dc:date>2009-09-21T00:00:00</dc:date>
              <text:p text:style-name="P2"><text:span text:style-name="T1">Takes 90% of cpu</text:span></text:p>
            </office:annotation>
            <text:p>Duration nobatch</text:p>
          </table:table-cell>
          <table:table-cell office:value-type="string">
            <text:p>Duration batch</text:p>
          </table:table-cell>
          <table:table-cell office:value-type="string">
            <text:p>Nb Files</text:p>
          </table:table-cell>
          <table:table-cell office:value-type="string">
            <text:p>Catalog Files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551">
            <text:p>551</text:p>
          </table:table-cell>
          <table:table-cell office:value-type="float" office:value="219">
            <text:p>219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797">
            <text:p>797</text:p>
          </table:table-cell>
          <table:table-cell office:value-type="float" office:value="371">
            <text:p>371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802">
            <text:p>802</text:p>
          </table:table-cell>
          <table:table-cell office:value-type="float" office:value="449">
            <text:p>449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954">
            <text:p>954</text:p>
          </table:table-cell>
          <table:table-cell office:value-type="float" office:value="343">
            <text:p>343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963">
            <text:p>963</text:p>
          </table:table-cell>
          <table:table-cell office:value-type="float" office:value="423">
            <text:p>423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table:number-columns-repeated="2"/>
          <table:table-cell office:value-type="float" office:value="354">
            <text:p>354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 table:number-columns-repeated="2"/>
          <table:table-cell office:value-type="float" office:value="435">
            <text:p>435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 table:number-columns-repeated="2"/>
          <table:table-cell office:value-type="float" office:value="613">
            <text:p>613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 table:number-columns-repeated="2"/>
          <table:table-cell office:value-type="float" office:value="693">
            <text:p>693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 table:number-columns-repeated="2"/>
          <table:table-cell office:value-type="float" office:value="353">
            <text:p>353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 table:number-columns-repeated="2"/>
          <table:table-cell office:value-type="float" office:value="433">
            <text:p>433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 table:number-columns-repeated="2"/>
          <table:table-cell office:value-type="float" office:value="383">
            <text:p>383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 table:number-columns-repeated="2"/>
          <table:table-cell office:value-type="float" office:value="464">
            <text:p>464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 table:number-columns-repeated="2"/>
          <table:table-cell office:value-type="float" office:value="364">
            <text:p>364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 table:number-columns-repeated="2"/>
          <table:table-cell office:value-type="float" office:value="450">
            <text:p>450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 table:number-columns-repeated="2"/>
          <table:table-cell office:value-type="float" office:value="379">
            <text:p>379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 table:number-columns-repeated="2"/>
          <table:table-cell office:value-type="float" office:value="478">
            <text:p>478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 table:number-columns-repeated="2"/>
          <table:table-cell office:value-type="float" office:value="371">
            <text:p>371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 table:number-columns-repeated="2"/>
          <table:table-cell office:value-type="float" office:value="471">
            <text:p>471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table:number-columns-repeated="2"/>
          <table:table-cell office:value-type="float" office:value="415">
            <text:p>415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table:number-columns-repeated="2"/>
          <table:table-cell office:value-type="float" office:value="504">
            <text:p>504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 table:number-columns-repeated="2"/>
          <table:table-cell office:value-type="float" office:value="362">
            <text:p>362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 table:number-columns-repeated="2"/>
          <table:table-cell office:value-type="float" office:value="452">
            <text:p>452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 table:number-columns-repeated="2"/>
          <table:table-cell office:value-type="float" office:value="364">
            <text:p>364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 table:number-columns-repeated="2"/>
          <table:table-cell office:value-type="float" office:value="454">
            <text:p>454</text:p>
          </table:table-cell>
          <table:table-cell/>
          <table:table-cell office:value-type="string">
            <text:p>15344 eric <text:s text:c="5"/>20 <text:s text:c="2"/>0 70620 2240 1368 S <text:s text:c="2"/>78 <text:s/>0.0 <text:s text:c="2"/>0:38.84 bacula-fd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table:number-columns-repeated="2"/>
          <table:table-cell office:value-type="float" office:value="400">
            <text:p>400</text:p>
          </table:table-cell>
          <table:table-cell/>
          <table:table-cell office:value-type="string">
            <text:p><text:s/>9363 mysql <text:s text:c="4"/>20 <text:s text:c="2"/>0 1233m 678m 5628 S <text:s text:c="2"/>67 <text:s/>6.6 <text:s/>68:43.04 mysqld</text:p>
          </table:table-cell>
          <table:table-cell table:number-columns-repeated="3"/>
        </table:table-row>
        <table:table-row table:style-name="ro1">
          <table:table-cell office:value-type="float" office:value="27">
            <text:p>27</text:p>
          </table:table-cell>
          <table:table-cell table:number-columns-repeated="2"/>
          <table:table-cell office:value-type="float" office:value="504">
            <text:p>504</text:p>
          </table:table-cell>
          <table:table-cell/>
          <table:table-cell office:value-type="string">
            <text:p>15354 eric <text:s text:c="5"/>20 <text:s text:c="2"/>0 99.5m 3060 2044 S <text:s text:c="2"/>44 <text:s/>0.0 <text:s text:c="2"/>0:21.88 bacula-dir</text:p>
          </table:table-cell>
          <table:table-cell table:number-columns-repeated="3"/>
        </table:table-row>
        <table:table-row table:style-name="ro1">
          <table:table-cell office:value-type="float" office:value="28">
            <text:p>28</text:p>
          </table:table-cell>
          <table:table-cell table:number-columns-repeated="2"/>
          <table:table-cell office:value-type="float" office:value="394">
            <text:p>394</text:p>
          </table:table-cell>
          <table:table-cell/>
          <table:table-cell office:value-type="string">
            <text:p>15333 eric <text:s text:c="5"/>20 <text:s text:c="2"/>0 62168 2084 1296 S <text:s text:c="2"/>32 <text:s/>0.0 <text:s text:c="2"/>0:16.58 bacula-sd</text:p>
          </table:table-cell>
          <table:table-cell table:number-columns-repeated="3"/>
        </table:table-row>
        <table:table-row table:style-name="ro1">
          <table:table-cell office:value-type="float" office:value="29">
            <text:p>29</text:p>
          </table:table-cell>
          <table:table-cell table:number-columns-repeated="2"/>
          <table:table-cell office:value-type="float" office:value="498">
            <text:p>498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 table:number-columns-repeated="2"/>
          <table:table-cell office:value-type="float" office:value="417">
            <text:p>417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 table:number-columns-repeated="2"/>
          <table:table-cell office:value-type="float" office:value="522">
            <text:p>522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 table:number-columns-repeated="2"/>
          <table:table-cell office:value-type="float" office:value="400">
            <text:p>400</text:p>
          </table:table-cell>
          <table:table-cell/>
          <table:table-cell office:value-type="string">
            <text:p>Cpu3 <text:s/>: 60.7%us, 39.3%sy, <text:s/>0.0%ni, <text:s/>0.0%id, <text:s/>0.0%wa, <text:s/>0.0%hi, <text:s/>0.0%si, <text:s/>0.0%st</text:p>
          </table:table-cell>
          <table:table-cell table:number-columns-repeated="3"/>
        </table:table-row>
        <table:table-row table:style-name="ro1">
          <table:table-cell office:value-type="float" office:value="33">
            <text:p>33</text:p>
          </table:table-cell>
          <table:table-cell table:number-columns-repeated="2"/>
          <table:table-cell office:value-type="float" office:value="492">
            <text:p>492</text:p>
          </table:table-cell>
          <table:table-cell/>
          <table:table-cell office:value-type="string">
            <text:p>16899 106 <text:s text:c="6"/>20 <text:s text:c="2"/>0 1270m 1.1g 5596 S <text:s/>100 <text:s/>9.2 <text:s/>97:56.27 mysqld</text:p>
          </table:table-cell>
          <table:table-cell table:number-columns-repeated="3"/>
        </table:table-row>
        <table:table-row table:style-name="ro1">
          <table:table-cell office:value-type="float" office:value="34">
            <text:p>34</text:p>
          </table:table-cell>
          <table:table-cell table:number-columns-repeated="2"/>
          <table:table-cell office:value-type="float" office:value="382">
            <text:p>382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 table:number-columns-repeated="2"/>
          <table:table-cell office:value-type="float" office:value="475">
            <text:p>475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 table:number-columns-repeated="2"/>
          <table:table-cell office:value-type="float" office:value="393">
            <text:p>393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 table:number-columns-repeated="2"/>
          <table:table-cell office:value-type="float" office:value="482">
            <text:p>482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 table:number-columns-repeated="2"/>
          <table:table-cell office:value-type="float" office:value="404">
            <text:p>404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 table:number-columns-repeated="2"/>
          <table:table-cell office:value-type="float" office:value="496">
            <text:p>496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 table:number-columns-repeated="2"/>
          <table:table-cell office:value-type="float" office:value="389">
            <text:p>389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 table:number-columns-repeated="2"/>
          <table:table-cell office:value-type="float" office:value="482">
            <text:p>482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 table:number-columns-repeated="2"/>
          <table:table-cell office:value-type="float" office:value="380">
            <text:p>380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 table:number-columns-repeated="2"/>
          <table:table-cell office:value-type="float" office:value="474">
            <text:p>474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 table:number-columns-repeated="2"/>
          <table:table-cell office:value-type="float" office:value="50">
            <text:p>50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 table:number-columns-repeated="2"/>
          <table:table-cell office:value-type="float" office:value="57">
            <text:p>57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table:number-columns-repeated="2"/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 table:number-columns-repeated="2"/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table:number-columns-repeated="2"/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 table:number-columns-repeated="2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 table:number-columns-repeated="2"/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92">
            <text:p>92</text:p>
          </table:table-cell>
          <table:table-cell table:number-columns-repeated="2"/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93">
            <text:p>93</text:p>
          </table:table-cell>
          <table:table-cell table:number-columns-repeated="2"/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94">
            <text:p>94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5"/>
        </table:table-row>
      </table:table>
      <table:table table:name="Info_4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11" table:default-cell-style-name="Default"/>
        <table:table-column table:style-name="co1" table:number-columns-repeated="9" table:default-cell-style-name="Default"/>
        <table:table-row table:style-name="ro1">
          <table:table-cell office:value-type="string">
            <text:p>Backup number</text:p>
          </table:table-cell>
          <table:table-cell table:formula="of:=[bstest_mysql_2.C12]" office:value-type="string" office:string-value="Duration innodb">
            <text:p>Duration innodb</text:p>
          </table:table-cell>
          <table:table-cell table:formula="of:=[bstest_mysql_2.D12]" office:value-type="string" office:string-value="3.0.2 isam">
            <text:p>3.0.2 isam</text:p>
          </table:table-cell>
          <table:table-cell office:value-type="string">
            <text:p>Duration psql 8.4</text:p>
          </table:table-cell>
          <table:table-cell office:value-type="string">
            <text:p>Duration sqlite3</text:p>
          </table:table-cell>
          <table:table-cell office:value-type="string">
            <text:p>3.1.x isam</text:p>
          </table:table-cell>
          <table:table-cell office:value-type="string">
            <text:p>New psql</text:p>
          </table:table-cell>
          <table:table-cell office:value-type="string">
            <text:p>New innodb</text:p>
          </table:table-cell>
          <table:table-cell office:value-type="string">
            <text:p>New sqlite3</text:p>
          </table:table-cell>
          <table:table-cell table:style-name="ce3" office:value-type="string">
            <text:p>2.0.3 MyISAM</text:p>
          </table:table-cell>
          <table:table-cell office:value-type="string">
            <text:p>2.0.3 innodb</text:p>
          </table:table-cell>
          <table:table-cell office:value-type="string">
            <text:p>2.2.8 MyISAM</text:p>
          </table:table-cell>
          <table:table-cell/>
          <table:table-cell>
            <draw:frame table:end-cell-address="Info_4.U22" table:end-x="1.377cm" table:end-y="0.08cm" draw:z-index="1" draw:style-name="gr1" svg:width="17.103cm" svg:height="8.744cm" svg:x="0.081cm" svg:y="0.266cm">
              <draw:object draw:notify-on-update-of-ranges="Info_4.B1:Info_4.B1 Info_4.B3:Info_4.B44 Info_4.A3:Info_4.A44 Info_4.C1:Info_4.C1 Info_4.C3:Info_4.C44 Info_4.A3:Info_4.A44 Info_4.D1:Info_4.D1 Info_4.D3:Info_4.D44 Info_4.A3:Info_4.A44 Info_4.E1:Info_4.E1 Info_4.E3:Info_4.E44 Info_4.A3:Info_4.A44" xlink:href="./Object 17" xlink:type="simple" xlink:show="embed" xlink:actuate="onLoad"/>
              <draw:image xlink:href="./ObjectReplacements/Object 17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9">
            <text:p>499</text:p>
          </table:table-cell>
          <table:table-cell office:value-type="float" office:value="213">
            <text:p>213</text:p>
          </table:table-cell>
          <table:table-cell office:value-type="float" office:value="186">
            <text:p>186</text:p>
          </table:table-cell>
          <table:table-cell office:value-type="float" office:value="591">
            <text:p>591</text:p>
          </table:table-cell>
          <table:table-cell table:formula="of:=[new_accurate.B8]" office:value-type="float" office:value="194">
            <text:p>194</text:p>
          </table:table-cell>
          <table:table-cell table:formula="of:=[new_accurate.C8]" office:value-type="float" office:value="154">
            <text:p>154</text:p>
          </table:table-cell>
          <table:table-cell table:formula="of:=[new_accurate.D8]" office:value-type="float" office:value="250">
            <text:p>250</text:p>
          </table:table-cell>
          <table:table-cell office:value-type="float" office:value="219">
            <text:p>219</text:p>
          </table:table-cell>
          <table:table-cell office:value-type="float" office:value="465">
            <text:p>465</text:p>
          </table:table-cell>
          <table:table-cell office:value-type="float" office:value="1436">
            <text:p>1436</text:p>
          </table:table-cell>
          <table:table-cell office:value-type="float" office:value="215">
            <text:p>215</text:p>
          </table:table-cell>
          <table:table-cell table:number-columns-repeated="7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349">
            <text:p>349</text:p>
          </table:table-cell>
          <table:table-cell office:value-type="float" office:value="204">
            <text:p>204</text:p>
          </table:table-cell>
          <table:table-cell office:value-type="float" office:value="255">
            <text:p>255</text:p>
          </table:table-cell>
          <table:table-cell table:formula="of:=[new_accurate.B9]" office:value-type="float" office:value="316">
            <text:p>316</text:p>
          </table:table-cell>
          <table:table-cell table:formula="of:=[new_accurate.C9]" office:value-type="float" office:value="172">
            <text:p>172</text:p>
          </table:table-cell>
          <table:table-cell table:formula="of:=[new_accurate.D9]" office:value-type="float" office:value="281">
            <text:p>281</text:p>
          </table:table-cell>
          <table:table-cell office:value-type="float" office:value="303">
            <text:p>303</text:p>
          </table:table-cell>
          <table:table-cell office:value-type="float" office:value="700">
            <text:p>700</text:p>
          </table:table-cell>
          <table:table-cell office:value-type="float" office:value="1861">
            <text:p>1861</text:p>
          </table:table-cell>
          <table:table-cell office:value-type="float" office:value="343">
            <text:p>343</text:p>
          </table:table-cell>
          <table:table-cell table:number-columns-repeated="7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office:value-type="float" office:value="425">
            <text:p>425</text:p>
          </table:table-cell>
          <table:table-cell office:value-type="float" office:value="227">
            <text:p>227</text:p>
          </table:table-cell>
          <table:table-cell office:value-type="float" office:value="332">
            <text:p>332</text:p>
          </table:table-cell>
          <table:table-cell table:formula="of:=[new_accurate.B10]" office:value-type="float" office:value="392">
            <text:p>392</text:p>
          </table:table-cell>
          <table:table-cell table:formula="of:=[new_accurate.C10]" office:value-type="float" office:value="196">
            <text:p>196</text:p>
          </table:table-cell>
          <table:table-cell table:formula="of:=[new_accurate.D10]" office:value-type="float" office:value="298">
            <text:p>298</text:p>
          </table:table-cell>
          <table:table-cell office:value-type="float" office:value="338">
            <text:p>338</text:p>
          </table:table-cell>
          <table:table-cell office:value-type="float" office:value="710">
            <text:p>710</text:p>
          </table:table-cell>
          <table:table-cell office:value-type="float" office:value="1867">
            <text:p>1867</text:p>
          </table:table-cell>
          <table:table-cell office:value-type="float" office:value="411">
            <text:p>411</text:p>
          </table:table-cell>
          <table:table-cell table:number-columns-repeated="7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6">
            <text:p>276</text:p>
          </table:table-cell>
          <table:table-cell office:value-type="float" office:value="371">
            <text:p>371</text:p>
          </table:table-cell>
          <table:table-cell office:value-type="float" office:value="316">
            <text:p>316</text:p>
          </table:table-cell>
          <table:table-cell office:value-type="float" office:value="270">
            <text:p>270</text:p>
          </table:table-cell>
          <table:table-cell table:formula="of:=[new_accurate.B11]" office:value-type="float" office:value="353">
            <text:p>353</text:p>
          </table:table-cell>
          <table:table-cell table:formula="of:=[new_accurate.C11]" office:value-type="float" office:value="297">
            <text:p>297</text:p>
          </table:table-cell>
          <table:table-cell table:formula="of:=[new_accurate.D11]" office:value-type="float" office:value="373">
            <text:p>373</text:p>
          </table:table-cell>
          <table:table-cell office:value-type="float" office:value="294">
            <text:p>294</text:p>
          </table:table-cell>
          <table:table-cell office:value-type="float" office:value="668">
            <text:p>668</text:p>
          </table:table-cell>
          <table:table-cell office:value-type="float" office:value="2436">
            <text:p>2436</text:p>
          </table:table-cell>
          <table:table-cell office:value-type="float" office:value="411">
            <text:p>411</text:p>
          </table:table-cell>
          <table:table-cell table:number-columns-repeated="7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435">
            <text:p>435</text:p>
          </table:table-cell>
          <table:table-cell office:value-type="float" office:value="337">
            <text:p>337</text:p>
          </table:table-cell>
          <table:table-cell office:value-type="float" office:value="350">
            <text:p>350</text:p>
          </table:table-cell>
          <table:table-cell table:formula="of:=[new_accurate.B12]" office:value-type="float" office:value="416">
            <text:p>416</text:p>
          </table:table-cell>
          <table:table-cell table:formula="of:=[new_accurate.C12]" office:value-type="float" office:value="310">
            <text:p>310</text:p>
          </table:table-cell>
          <table:table-cell table:formula="of:=[new_accurate.D12]" office:value-type="float" office:value="391">
            <text:p>391</text:p>
          </table:table-cell>
          <table:table-cell office:value-type="float" office:value="380">
            <text:p>380</text:p>
          </table:table-cell>
          <table:table-cell office:value-type="float" office:value="675">
            <text:p>675</text:p>
          </table:table-cell>
          <table:table-cell office:value-type="float" office:value="2436">
            <text:p>2436</text:p>
          </table:table-cell>
          <table:table-cell office:value-type="float" office:value="467">
            <text:p>467</text:p>
          </table:table-cell>
          <table:table-cell table:number-columns-repeated="7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  <table:table-cell office:value-type="float" office:value="328">
            <text:p>328</text:p>
          </table:table-cell>
          <table:table-cell office:value-type="float" office:value="294">
            <text:p>294</text:p>
          </table:table-cell>
          <table:table-cell office:value-type="float" office:value="372">
            <text:p>372</text:p>
          </table:table-cell>
          <table:table-cell table:formula="of:=[new_accurate.B13]" office:value-type="float" office:value="334">
            <text:p>334</text:p>
          </table:table-cell>
          <table:table-cell table:formula="of:=[new_accurate.C13]" office:value-type="float" office:value="308">
            <text:p>308</text:p>
          </table:table-cell>
          <table:table-cell table:formula="of:=[new_accurate.D13]" office:value-type="float" office:value="304">
            <text:p>304</text:p>
          </table:table-cell>
          <table:table-cell office:value-type="float" office:value="256">
            <text:p>256</text:p>
          </table:table-cell>
          <table:table-cell office:value-type="float" office:value="648">
            <text:p>648</text:p>
          </table:table-cell>
          <table:table-cell office:value-type="float" office:value="2219">
            <text:p>2219</text:p>
          </table:table-cell>
          <table:table-cell office:value-type="float" office:value="340">
            <text:p>340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85">
            <text:p>285</text:p>
          </table:table-cell>
          <table:table-cell office:value-type="float" office:value="391">
            <text:p>391</text:p>
          </table:table-cell>
          <table:table-cell office:value-type="float" office:value="307">
            <text:p>307</text:p>
          </table:table-cell>
          <table:table-cell office:value-type="float" office:value="450">
            <text:p>450</text:p>
          </table:table-cell>
          <table:table-cell table:formula="of:=[new_accurate.B14]" office:value-type="float" office:value="397">
            <text:p>397</text:p>
          </table:table-cell>
          <table:table-cell table:formula="of:=[new_accurate.C14]" office:value-type="float" office:value="320">
            <text:p>320</text:p>
          </table:table-cell>
          <table:table-cell table:formula="of:=[new_accurate.D14]" office:value-type="float" office:value="321">
            <text:p>321</text:p>
          </table:table-cell>
          <table:table-cell office:value-type="float" office:value="342">
            <text:p>342</text:p>
          </table:table-cell>
          <table:table-cell office:value-type="float" office:value="654">
            <text:p>654</text:p>
          </table:table-cell>
          <table:table-cell office:value-type="float" office:value="2214">
            <text:p>2214</text:p>
          </table:table-cell>
          <table:table-cell office:value-type="float" office:value="397">
            <text:p>397</text:p>
          </table:table-cell>
          <table:table-cell table:number-columns-repeated="7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7">
            <text:p>277</text:p>
          </table:table-cell>
          <table:table-cell office:value-type="float" office:value="370">
            <text:p>370</text:p>
          </table:table-cell>
          <table:table-cell office:value-type="float" office:value="295">
            <text:p>295</text:p>
          </table:table-cell>
          <table:table-cell office:value-type="float" office:value="433">
            <text:p>433</text:p>
          </table:table-cell>
          <table:table-cell table:formula="of:=[new_accurate.B15]" office:value-type="float" office:value="377">
            <text:p>377</text:p>
          </table:table-cell>
          <table:table-cell table:formula="of:=[new_accurate.C15]" office:value-type="float" office:value="301">
            <text:p>301</text:p>
          </table:table-cell>
          <table:table-cell table:formula="of:=[new_accurate.D15]"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654">
            <text:p>654</text:p>
          </table:table-cell>
          <table:table-cell office:value-type="float" office:value="2513">
            <text:p>2513</text:p>
          </table:table-cell>
          <table:table-cell office:value-type="float" office:value="348">
            <text:p>348</text:p>
          </table:table-cell>
          <table:table-cell table:number-columns-repeated="7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96">
            <text:p>296</text:p>
          </table:table-cell>
          <table:table-cell office:value-type="float" office:value="447">
            <text:p>447</text:p>
          </table:table-cell>
          <table:table-cell office:value-type="float" office:value="319">
            <text:p>319</text:p>
          </table:table-cell>
          <table:table-cell office:value-type="float" office:value="468">
            <text:p>468</text:p>
          </table:table-cell>
          <table:table-cell table:formula="of:=[new_accurate.B16]" office:value-type="float" office:value="455">
            <text:p>455</text:p>
          </table:table-cell>
          <table:table-cell table:formula="of:=[new_accurate.C16]" office:value-type="float" office:value="325">
            <text:p>325</text:p>
          </table:table-cell>
          <table:table-cell table:formula="of:=[new_accurate.D16]" office:value-type="float" office:value="387">
            <text:p>387</text:p>
          </table:table-cell>
          <table:table-cell office:value-type="float" office:value="345">
            <text:p>345</text:p>
          </table:table-cell>
          <table:table-cell office:value-type="float" office:value="653">
            <text:p>653</text:p>
          </table:table-cell>
          <table:table-cell office:value-type="float" office:value="2518">
            <text:p>2518</text:p>
          </table:table-cell>
          <table:table-cell office:value-type="float" office:value="416">
            <text:p>416</text:p>
          </table:table-cell>
          <table:table-cell table:number-columns-repeated="6"/>
          <table:table-cell office:value-type="float" office:value="578">
            <text:p>57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47">
            <text:p>247</text:p>
          </table:table-cell>
          <table:table-cell office:value-type="float" office:value="360">
            <text:p>360</text:p>
          </table:table-cell>
          <table:table-cell office:value-type="float" office:value="307">
            <text:p>307</text:p>
          </table:table-cell>
          <table:table-cell office:value-type="float" office:value="393">
            <text:p>393</text:p>
          </table:table-cell>
          <table:table-cell table:formula="of:=[new_accurate.B17]" office:value-type="float" office:value="303">
            <text:p>303</text:p>
          </table:table-cell>
          <table:table-cell table:formula="of:=[new_accurate.C17]" office:value-type="float" office:value="297">
            <text:p>297</text:p>
          </table:table-cell>
          <table:table-cell table:formula="of:=[new_accurate.D17]" office:value-type="float" office:value="314">
            <text:p>314</text:p>
          </table:table-cell>
          <table:table-cell office:value-type="float" office:value="277">
            <text:p>277</text:p>
          </table:table-cell>
          <table:table-cell office:value-type="float" office:value="653">
            <text:p>653</text:p>
          </table:table-cell>
          <table:table-cell/>
          <table:table-cell office:value-type="float" office:value="374">
            <text:p>374</text:p>
          </table:table-cell>
          <table:table-cell table:number-columns-repeated="6"/>
          <table:table-cell office:value-type="float" office:value="612">
            <text:p>612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66">
            <text:p>266</text:p>
          </table:table-cell>
          <table:table-cell office:value-type="float" office:value="436">
            <text:p>436</text:p>
          </table:table-cell>
          <table:table-cell office:value-type="float" office:value="329">
            <text:p>329</text:p>
          </table:table-cell>
          <table:table-cell office:value-type="float" office:value="462">
            <text:p>462</text:p>
          </table:table-cell>
          <table:table-cell table:formula="of:=[new_accurate.B18]" office:value-type="float" office:value="382">
            <text:p>382</text:p>
          </table:table-cell>
          <table:table-cell table:formula="of:=[new_accurate.C18]" office:value-type="float" office:value="319">
            <text:p>319</text:p>
          </table:table-cell>
          <table:table-cell table:formula="of:=[new_accurate.D18]" office:value-type="float" office:value="341">
            <text:p>341</text:p>
          </table:table-cell>
          <table:table-cell office:value-type="float" office:value="363">
            <text:p>363</text:p>
          </table:table-cell>
          <table:table-cell office:value-type="float" office:value="660">
            <text:p>660</text:p>
          </table:table-cell>
          <table:table-cell/>
          <table:table-cell office:value-type="float" office:value="431">
            <text:p>431</text:p>
          </table:table-cell>
          <table:table-cell table:number-columns-repeated="6"/>
          <table:table-cell office:value-type="float" office:value="446">
            <text:p>446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49">
            <text:p>249</text:p>
          </table:table-cell>
          <table:table-cell office:value-type="float" office:value="392">
            <text:p>392</text:p>
          </table:table-cell>
          <table:table-cell office:value-type="float" office:value="303">
            <text:p>303</text:p>
          </table:table-cell>
          <table:table-cell office:value-type="float" office:value="413">
            <text:p>413</text:p>
          </table:table-cell>
          <table:table-cell table:formula="of:=[new_accurate.B19]" office:value-type="float" office:value="367">
            <text:p>367</text:p>
          </table:table-cell>
          <table:table-cell table:formula="of:=[new_accurate.C19]" office:value-type="float" office:value="307">
            <text:p>307</text:p>
          </table:table-cell>
          <table:table-cell table:formula="of:=[new_accurate.D19]" office:value-type="float" office:value="365">
            <text:p>365</text:p>
          </table:table-cell>
          <table:table-cell office:value-type="float" office:value="378">
            <text:p>378</text:p>
          </table:table-cell>
          <table:table-cell office:value-type="float" office:value="668">
            <text:p>668</text:p>
          </table:table-cell>
          <table:table-cell/>
          <table:table-cell office:value-type="float" office:value="373">
            <text:p>373</text:p>
          </table:table-cell>
          <table:table-cell table:number-columns-repeated="6"/>
          <table:table-cell office:value-type="float" office:value="536">
            <text:p>53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77">
            <text:p>277</text:p>
          </table:table-cell>
          <table:table-cell office:value-type="float" office:value="456">
            <text:p>456</text:p>
          </table:table-cell>
          <table:table-cell office:value-type="float" office:value="323">
            <text:p>323</text:p>
          </table:table-cell>
          <table:table-cell office:value-type="float" office:value="449">
            <text:p>449</text:p>
          </table:table-cell>
          <table:table-cell table:formula="of:=[new_accurate.B20]" office:value-type="float" office:value="444">
            <text:p>444</text:p>
          </table:table-cell>
          <table:table-cell table:formula="of:=[new_accurate.C20]" office:value-type="float" office:value="318">
            <text:p>318</text:p>
          </table:table-cell>
          <table:table-cell table:formula="of:=[new_accurate.D20]" office:value-type="float" office:value="393">
            <text:p>393</text:p>
          </table:table-cell>
          <table:table-cell office:value-type="float" office:value="414">
            <text:p>414</text:p>
          </table:table-cell>
          <table:table-cell office:value-type="float" office:value="664">
            <text:p>664</text:p>
          </table:table-cell>
          <table:table-cell/>
          <table:table-cell office:value-type="float" office:value="429">
            <text:p>429</text:p>
          </table:table-cell>
          <table:table-cell table:number-columns-repeated="6"/>
          <table:table-cell office:value-type="float" office:value="503">
            <text:p>50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253">
            <text:p>253</text:p>
          </table:table-cell>
          <table:table-cell office:value-type="float" office:value="325">
            <text:p>325</text:p>
          </table:table-cell>
          <table:table-cell office:value-type="float" office:value="294">
            <text:p>294</text:p>
          </table:table-cell>
          <table:table-cell office:value-type="float" office:value="368">
            <text:p>368</text:p>
          </table:table-cell>
          <table:table-cell table:formula="of:=[new_accurate.B21]" office:value-type="float" office:value="314">
            <text:p>314</text:p>
          </table:table-cell>
          <table:table-cell table:formula="of:=[new_accurate.C21]" office:value-type="float" office:value="288">
            <text:p>288</text:p>
          </table:table-cell>
          <table:table-cell table:formula="of:=[new_accurate.D21]" office:value-type="float" office:value="369">
            <text:p>369</text:p>
          </table:table-cell>
          <table:table-cell office:value-type="float" office:value="263">
            <text:p>263</text:p>
          </table:table-cell>
          <table:table-cell office:value-type="float" office:value="679">
            <text:p>679</text:p>
          </table:table-cell>
          <table:table-cell/>
          <table:table-cell office:value-type="float" office:value="350">
            <text:p>350</text:p>
          </table:table-cell>
          <table:table-cell table:number-columns-repeated="6"/>
          <table:table-cell office:value-type="float" office:value="535">
            <text:p>53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81">
            <text:p>281</text:p>
          </table:table-cell>
          <table:table-cell office:value-type="float" office:value="390">
            <text:p>390</text:p>
          </table:table-cell>
          <table:table-cell office:value-type="float" office:value="317">
            <text:p>317</text:p>
          </table:table-cell>
          <table:table-cell office:value-type="float" office:value="455">
            <text:p>455</text:p>
          </table:table-cell>
          <table:table-cell table:formula="of:=[new_accurate.B22]" office:value-type="float" office:value="380">
            <text:p>380</text:p>
          </table:table-cell>
          <table:table-cell table:formula="of:=[new_accurate.C22]" office:value-type="float" office:value="311">
            <text:p>311</text:p>
          </table:table-cell>
          <table:table-cell table:formula="of:=[new_accurate.D22]" office:value-type="float" office:value="386">
            <text:p>386</text:p>
          </table:table-cell>
          <table:table-cell office:value-type="float" office:value="343">
            <text:p>343</text:p>
          </table:table-cell>
          <table:table-cell office:value-type="float" office:value="675">
            <text:p>675</text:p>
          </table:table-cell>
          <table:table-cell/>
          <table:table-cell office:value-type="float" office:value="408">
            <text:p>408</text:p>
          </table:table-cell>
          <table:table-cell table:number-columns-repeated="6"/>
          <table:table-cell office:value-type="float" office:value="506">
            <text:p>506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283">
            <text:p>283</text:p>
          </table:table-cell>
          <table:table-cell office:value-type="float" office:value="356">
            <text:p>356</text:p>
          </table:table-cell>
          <table:table-cell office:value-type="float" office:value="323">
            <text:p>323</text:p>
          </table:table-cell>
          <table:table-cell office:value-type="float" office:value="370">
            <text:p>370</text:p>
          </table:table-cell>
          <table:table-cell table:formula="of:=[new_accurate.B23]" office:value-type="float" office:value="348">
            <text:p>348</text:p>
          </table:table-cell>
          <table:table-cell table:formula="of:=[new_accurate.C23]" office:value-type="float" office:value="323">
            <text:p>323</text:p>
          </table:table-cell>
          <table:table-cell table:formula="of:=[new_accurate.D23]" office:value-type="float" office:value="298">
            <text:p>298</text:p>
          </table:table-cell>
          <table:table-cell office:value-type="float" office:value="345">
            <text:p>345</text:p>
          </table:table-cell>
          <table:table-cell office:value-type="float" office:value="675">
            <text:p>675</text:p>
          </table:table-cell>
          <table:table-cell/>
          <table:table-cell office:value-type="float" office:value="354">
            <text:p>354</text:p>
          </table:table-cell>
          <table:table-cell table:number-columns-repeated="6"/>
          <table:table-cell office:value-type="float" office:value="603">
            <text:p>60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01">
            <text:p>301</text:p>
          </table:table-cell>
          <table:table-cell office:value-type="float" office:value="420">
            <text:p>420</text:p>
          </table:table-cell>
          <table:table-cell office:value-type="float" office:value="336">
            <text:p>336</text:p>
          </table:table-cell>
          <table:table-cell office:value-type="float" office:value="456">
            <text:p>456</text:p>
          </table:table-cell>
          <table:table-cell table:formula="of:=[new_accurate.B24]" office:value-type="float" office:value="426">
            <text:p>426</text:p>
          </table:table-cell>
          <table:table-cell table:formula="of:=[new_accurate.C24]" office:value-type="float" office:value="345">
            <text:p>345</text:p>
          </table:table-cell>
          <table:table-cell table:formula="of:=[new_accurate.D24]" office:value-type="float" office:value="315">
            <text:p>315</text:p>
          </table:table-cell>
          <table:table-cell office:value-type="float" office:value="429">
            <text:p>429</text:p>
          </table:table-cell>
          <table:table-cell office:value-type="float" office:value="685">
            <text:p>685</text:p>
          </table:table-cell>
          <table:table-cell/>
          <table:table-cell office:value-type="float" office:value="411">
            <text:p>411</text:p>
          </table:table-cell>
          <table:table-cell table:number-columns-repeated="6"/>
          <table:table-cell office:value-type="float" office:value="466">
            <text:p>46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70">
            <text:p>270</text:p>
          </table:table-cell>
          <table:table-cell office:value-type="float" office:value="346">
            <text:p>346</text:p>
          </table:table-cell>
          <table:table-cell office:value-type="float" office:value="320">
            <text:p>320</text:p>
          </table:table-cell>
          <table:table-cell office:value-type="float" office:value="379">
            <text:p>379</text:p>
          </table:table-cell>
          <table:table-cell table:formula="of:=[new_accurate.B25]" office:value-type="float" office:value="348">
            <text:p>348</text:p>
          </table:table-cell>
          <table:table-cell table:formula="of:=[new_accurate.C25]" office:value-type="float" office:value="310">
            <text:p>310</text:p>
          </table:table-cell>
          <table:table-cell table:formula="of:=[new_accurate.D25]" office:value-type="float" office:value="358">
            <text:p>358</text:p>
          </table:table-cell>
          <table:table-cell office:value-type="float" office:value="326">
            <text:p>326</text:p>
          </table:table-cell>
          <table:table-cell office:value-type="float" office:value="674">
            <text:p>674</text:p>
          </table:table-cell>
          <table:table-cell/>
          <table:table-cell office:value-type="float" office:value="375">
            <text:p>375</text:p>
          </table:table-cell>
          <table:table-cell table:number-columns-repeated="6"/>
          <table:table-cell office:value-type="float" office:value="582">
            <text:p>582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90">
            <text:p>290</text:p>
          </table:table-cell>
          <table:table-cell office:value-type="float" office:value="411">
            <text:p>411</text:p>
          </table:table-cell>
          <table:table-cell office:value-type="float" office:value="331">
            <text:p>331</text:p>
          </table:table-cell>
          <table:table-cell office:value-type="float" office:value="462">
            <text:p>462</text:p>
          </table:table-cell>
          <table:table-cell table:formula="of:=[new_accurate.B26]" office:value-type="float" office:value="414">
            <text:p>414</text:p>
          </table:table-cell>
          <table:table-cell table:formula="of:=[new_accurate.C26]" office:value-type="float" office:value="332">
            <text:p>332</text:p>
          </table:table-cell>
          <table:table-cell table:formula="of:=[new_accurate.D26]" office:value-type="float" office:value="375">
            <text:p>375</text:p>
          </table:table-cell>
          <table:table-cell office:value-type="float" office:value="408">
            <text:p>408</text:p>
          </table:table-cell>
          <table:table-cell office:value-type="float" office:value="674">
            <text:p>674</text:p>
          </table:table-cell>
          <table:table-cell/>
          <table:table-cell office:value-type="float" office:value="442">
            <text:p>442</text:p>
          </table:table-cell>
          <table:table-cell table:number-columns-repeated="7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76">
            <text:p>276</text:p>
          </table:table-cell>
          <table:table-cell office:value-type="float" office:value="329">
            <text:p>329</text:p>
          </table:table-cell>
          <table:table-cell office:value-type="float" office:value="298">
            <text:p>298</text:p>
          </table:table-cell>
          <table:table-cell office:value-type="float" office:value="434">
            <text:p>434</text:p>
          </table:table-cell>
          <table:table-cell table:formula="of:=[new_accurate.B27]" office:value-type="float" office:value="327">
            <text:p>327</text:p>
          </table:table-cell>
          <table:table-cell table:formula="of:=[new_accurate.C27]" office:value-type="float" office:value="298">
            <text:p>298</text:p>
          </table:table-cell>
          <table:table-cell table:formula="of:=[new_accurate.D27]" office:value-type="float" office:value="263">
            <text:p>263</text:p>
          </table:table-cell>
          <table:table-cell office:value-type="float" office:value="338">
            <text:p>338</text:p>
          </table:table-cell>
          <table:table-cell office:value-type="float" office:value="663">
            <text:p>663</text:p>
          </table:table-cell>
          <table:table-cell/>
          <table:table-cell office:value-type="float" office:value="331">
            <text:p>331</text:p>
          </table:table-cell>
          <table:table-cell/>
          <table:table-cell>
            <draw:frame table:end-cell-address="Info_4.W45" table:end-x="0.268cm" table:end-y="0.425cm" draw:z-index="2" draw:style-name="gr1" svg:width="19.358cm" svg:height="10.393cm" svg:x="1.233cm" svg:y="0.238cm">
              <draw:object draw:notify-on-update-of-ranges="Info_4.F1:Info_4.F1 Info_4.F3:Info_4.F44 Info_4.A3:Info_4.A44 Info_4.G1:Info_4.G1 Info_4.G3:Info_4.G44 Info_4.A3:Info_4.A44 Info_4.H1:Info_4.H1 Info_4.H3:Info_4.H44 Info_4.A3:Info_4.A44 Info_4.I1:Info_4.I1 Info_4.I3:Info_4.I44 Info_4.A3:Info_4.A44" xlink:href="./Object 18" xlink:type="simple" xlink:show="embed" xlink:actuate="onLoad"/>
              <draw:image xlink:href="./ObjectReplacements/Object 18" xlink:type="simple" xlink:show="embed" xlink:actuate="onLoad"/>
            </draw:frame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95">
            <text:p>295</text:p>
          </table:table-cell>
          <table:table-cell office:value-type="float" office:value="407">
            <text:p>407</text:p>
          </table:table-cell>
          <table:table-cell office:value-type="float" office:value="311">
            <text:p>311</text:p>
          </table:table-cell>
          <table:table-cell office:value-type="float" office:value="458">
            <text:p>458</text:p>
          </table:table-cell>
          <table:table-cell table:formula="of:=[new_accurate.B28]" office:value-type="float" office:value="392">
            <text:p>392</text:p>
          </table:table-cell>
          <table:table-cell table:formula="of:=[new_accurate.C28]" office:value-type="float" office:value="310">
            <text:p>310</text:p>
          </table:table-cell>
          <table:table-cell table:formula="of:=[new_accurate.D28]" office:value-type="float" office:value="292">
            <text:p>292</text:p>
          </table:table-cell>
          <table:table-cell office:value-type="float" office:value="416">
            <text:p>416</text:p>
          </table:table-cell>
          <table:table-cell office:value-type="float" office:value="662">
            <text:p>662</text:p>
          </table:table-cell>
          <table:table-cell/>
          <table:table-cell office:value-type="float" office:value="388">
            <text:p>388</text:p>
          </table:table-cell>
          <table:table-cell table:number-columns-repeated="7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47">
            <text:p>247</text:p>
          </table:table-cell>
          <table:table-cell office:value-type="float" office:value="360">
            <text:p>360</text:p>
          </table:table-cell>
          <table:table-cell office:value-type="float" office:value="327">
            <text:p>327</text:p>
          </table:table-cell>
          <table:table-cell office:value-type="float" office:value="370">
            <text:p>370</text:p>
          </table:table-cell>
          <table:table-cell table:formula="of:=[new_accurate.B29]" office:value-type="float" office:value="327">
            <text:p>327</text:p>
          </table:table-cell>
          <table:table-cell table:formula="of:=[new_accurate.C29]" office:value-type="float" office:value="311">
            <text:p>311</text:p>
          </table:table-cell>
          <table:table-cell table:formula="of:=[new_accurate.D29]" office:value-type="float" office:value="314">
            <text:p>314</text:p>
          </table:table-cell>
          <table:table-cell office:value-type="float" office:value="339">
            <text:p>339</text:p>
          </table:table-cell>
          <table:table-cell office:value-type="float" office:value="658">
            <text:p>658</text:p>
          </table:table-cell>
          <table:table-cell/>
          <table:table-cell office:value-type="float" office:value="344">
            <text:p>344</text:p>
          </table:table-cell>
          <table:table-cell table:number-columns-repeated="7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75">
            <text:p>275</text:p>
          </table:table-cell>
          <table:table-cell office:value-type="float" office:value="437">
            <text:p>437</text:p>
          </table:table-cell>
          <table:table-cell office:value-type="float" office:value="349">
            <text:p>349</text:p>
          </table:table-cell>
          <table:table-cell office:value-type="float" office:value="436">
            <text:p>436</text:p>
          </table:table-cell>
          <table:table-cell table:formula="of:=[new_accurate.B30]" office:value-type="float" office:value="405">
            <text:p>405</text:p>
          </table:table-cell>
          <table:table-cell table:formula="of:=[new_accurate.C30]" office:value-type="float" office:value="334">
            <text:p>334</text:p>
          </table:table-cell>
          <table:table-cell table:formula="of:=[new_accurate.D30]" office:value-type="float" office:value="342">
            <text:p>342</text:p>
          </table:table-cell>
          <table:table-cell office:value-type="float" office:value="422">
            <text:p>422</text:p>
          </table:table-cell>
          <table:table-cell office:value-type="float" office:value="666">
            <text:p>666</text:p>
          </table:table-cell>
          <table:table-cell/>
          <table:table-cell office:value-type="float" office:value="412">
            <text:p>412</text:p>
          </table:table-cell>
          <table:table-cell table:number-columns-repeated="7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85">
            <text:p>285</text:p>
          </table:table-cell>
          <table:table-cell office:value-type="float" office:value="329">
            <text:p>329</text:p>
          </table:table-cell>
          <table:table-cell office:value-type="float" office:value="321">
            <text:p>321</text:p>
          </table:table-cell>
          <table:table-cell office:value-type="float" office:value="407">
            <text:p>407</text:p>
          </table:table-cell>
          <table:table-cell table:formula="of:=[new_accurate.B31]" office:value-type="float" office:value="334">
            <text:p>334</text:p>
          </table:table-cell>
          <table:table-cell table:formula="of:=[new_accurate.C31]" office:value-type="float" office:value="320">
            <text:p>320</text:p>
          </table:table-cell>
          <table:table-cell table:formula="of:=[new_accurate.D31]" office:value-type="float" office:value="299">
            <text:p>299</text:p>
          </table:table-cell>
          <table:table-cell office:value-type="float" office:value="347">
            <text:p>347</text:p>
          </table:table-cell>
          <table:table-cell office:value-type="float" office:value="676">
            <text:p>676</text:p>
          </table:table-cell>
          <table:table-cell/>
          <table:table-cell office:value-type="float" office:value="356">
            <text:p>356</text:p>
          </table:table-cell>
          <table:table-cell table:number-columns-repeated="7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05">
            <text:p>305</text:p>
          </table:table-cell>
          <table:table-cell office:value-type="float" office:value="407">
            <text:p>407</text:p>
          </table:table-cell>
          <table:table-cell office:value-type="float" office:value="334">
            <text:p>334</text:p>
          </table:table-cell>
          <table:table-cell office:value-type="float" office:value="433">
            <text:p>433</text:p>
          </table:table-cell>
          <table:table-cell table:formula="of:=[new_accurate.B32]" office:value-type="float" office:value="399">
            <text:p>399</text:p>
          </table:table-cell>
          <table:table-cell table:formula="of:=[new_accurate.C32]" office:value-type="float" office:value="331">
            <text:p>331</text:p>
          </table:table-cell>
          <table:table-cell table:formula="of:=[new_accurate.D32]" office:value-type="float" office:value="327">
            <text:p>327</text:p>
          </table:table-cell>
          <table:table-cell office:value-type="float" office:value="432">
            <text:p>432</text:p>
          </table:table-cell>
          <table:table-cell office:value-type="float" office:value="690">
            <text:p>690</text:p>
          </table:table-cell>
          <table:table-cell/>
          <table:table-cell office:value-type="float" office:value="412">
            <text:p>412</text:p>
          </table:table-cell>
          <table:table-cell table:number-columns-repeated="7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56">
            <text:p>256</text:p>
          </table:table-cell>
          <table:table-cell office:value-type="float" office:value="368">
            <text:p>368</text:p>
          </table:table-cell>
          <table:table-cell office:value-type="float" office:value="315">
            <text:p>315</text:p>
          </table:table-cell>
          <table:table-cell office:value-type="float" office:value="411">
            <text:p>411</text:p>
          </table:table-cell>
          <table:table-cell table:formula="of:=[new_accurate.B33]" office:value-type="float" office:value="364">
            <text:p>364</text:p>
          </table:table-cell>
          <table:table-cell table:formula="of:=[new_accurate.C33]" office:value-type="float" office:value="318">
            <text:p>318</text:p>
          </table:table-cell>
          <table:table-cell table:formula="of:=[new_accurate.D33]" office:value-type="float" office:value="349">
            <text:p>349</text:p>
          </table:table-cell>
          <table:table-cell office:value-type="float" office:value="403">
            <text:p>403</text:p>
          </table:table-cell>
          <table:table-cell office:value-type="float" office:value="683">
            <text:p>683</text:p>
          </table:table-cell>
          <table:table-cell/>
          <table:table-cell office:value-type="float" office:value="347">
            <text:p>347</text:p>
          </table:table-cell>
          <table:table-cell table:number-columns-repeated="7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75">
            <text:p>275</text:p>
          </table:table-cell>
          <table:table-cell office:value-type="float" office:value="446">
            <text:p>446</text:p>
          </table:table-cell>
          <table:table-cell office:value-type="float" office:value="328">
            <text:p>328</text:p>
          </table:table-cell>
          <table:table-cell office:value-type="float" office:value="436">
            <text:p>436</text:p>
          </table:table-cell>
          <table:table-cell table:formula="of:=[new_accurate.B34]" office:value-type="float" office:value="429">
            <text:p>429</text:p>
          </table:table-cell>
          <table:table-cell table:formula="of:=[new_accurate.C34]" office:value-type="float" office:value="330">
            <text:p>330</text:p>
          </table:table-cell>
          <table:table-cell table:formula="of:=[new_accurate.D34]" office:value-type="float" office:value="378">
            <text:p>378</text:p>
          </table:table-cell>
          <table:table-cell office:value-type="float" office:value="428">
            <text:p>428</text:p>
          </table:table-cell>
          <table:table-cell office:value-type="float" office:value="678">
            <text:p>678</text:p>
          </table:table-cell>
          <table:table-cell/>
          <table:table-cell office:value-type="float" office:value="415">
            <text:p>415</text:p>
          </table:table-cell>
          <table:table-cell table:number-columns-repeated="7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274">
            <text:p>274</text:p>
          </table:table-cell>
          <table:table-cell office:value-type="float" office:value="319">
            <text:p>319</text:p>
          </table:table-cell>
          <table:table-cell office:value-type="float" office:value="302">
            <text:p>302</text:p>
          </table:table-cell>
          <table:table-cell office:value-type="float" office:value="363">
            <text:p>363</text:p>
          </table:table-cell>
          <table:table-cell table:formula="of:=[new_accurate.B35]" office:value-type="float" office:value="313">
            <text:p>313</text:p>
          </table:table-cell>
          <table:table-cell table:formula="of:=[new_accurate.C35]" office:value-type="float" office:value="293">
            <text:p>293</text:p>
          </table:table-cell>
          <table:table-cell table:formula="of:=[new_accurate.D35]" office:value-type="float" office:value="294">
            <text:p>294</text:p>
          </table:table-cell>
          <table:table-cell office:value-type="float" office:value="358">
            <text:p>358</text:p>
          </table:table-cell>
          <table:table-cell office:value-type="float" office:value="678">
            <text:p>678</text:p>
          </table:table-cell>
          <table:table-cell/>
          <table:table-cell office:value-type="float" office:value="354">
            <text:p>354</text:p>
          </table:table-cell>
          <table:table-cell table:number-columns-repeated="7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03">
            <text:p>303</text:p>
          </table:table-cell>
          <table:table-cell office:value-type="float" office:value="397">
            <text:p>397</text:p>
          </table:table-cell>
          <table:table-cell office:value-type="float" office:value="324">
            <text:p>324</text:p>
          </table:table-cell>
          <table:table-cell office:value-type="float" office:value="446">
            <text:p>446</text:p>
          </table:table-cell>
          <table:table-cell table:formula="of:=[new_accurate.B36]" office:value-type="float" office:value="391">
            <text:p>391</text:p>
          </table:table-cell>
          <table:table-cell table:formula="of:=[new_accurate.C36]" office:value-type="float" office:value="316">
            <text:p>316</text:p>
          </table:table-cell>
          <table:table-cell table:formula="of:=[new_accurate.D36]" office:value-type="float" office:value="321">
            <text:p>321</text:p>
          </table:table-cell>
          <table:table-cell office:value-type="float" office:value="395">
            <text:p>395</text:p>
          </table:table-cell>
          <table:table-cell office:value-type="float" office:value="674">
            <text:p>674</text:p>
          </table:table-cell>
          <table:table-cell/>
          <table:table-cell office:value-type="float" office:value="423">
            <text:p>423</text:p>
          </table:table-cell>
          <table:table-cell table:number-columns-repeated="7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264">
            <text:p>264</text:p>
          </table:table-cell>
          <table:table-cell office:value-type="float" office:value="382">
            <text:p>382</text:p>
          </table:table-cell>
          <table:table-cell office:value-type="float" office:value="306">
            <text:p>306</text:p>
          </table:table-cell>
          <table:table-cell office:value-type="float" office:value="411">
            <text:p>411</text:p>
          </table:table-cell>
          <table:table-cell table:formula="of:=[new_accurate.B37]" office:value-type="float" office:value="328">
            <text:p>328</text:p>
          </table:table-cell>
          <table:table-cell table:formula="of:=[new_accurate.C37]" office:value-type="float" office:value="289">
            <text:p>289</text:p>
          </table:table-cell>
          <table:table-cell table:formula="of:=[new_accurate.D37]" office:value-type="float" office:value="299">
            <text:p>299</text:p>
          </table:table-cell>
          <table:table-cell office:value-type="float" office:value="341">
            <text:p>341</text:p>
          </table:table-cell>
          <table:table-cell office:value-type="float" office:value="679">
            <text:p>679</text:p>
          </table:table-cell>
          <table:table-cell/>
          <table:table-cell office:value-type="float" office:value="338">
            <text:p>338</text:p>
          </table:table-cell>
          <table:table-cell table:number-columns-repeated="7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93">
            <text:p>293</text:p>
          </table:table-cell>
          <table:table-cell office:value-type="float" office:value="446">
            <text:p>446</text:p>
          </table:table-cell>
          <table:table-cell office:value-type="float" office:value="329">
            <text:p>329</text:p>
          </table:table-cell>
          <table:table-cell office:value-type="float" office:value="446">
            <text:p>446</text:p>
          </table:table-cell>
          <table:table-cell table:formula="of:=[new_accurate.B38]" office:value-type="float" office:value="393">
            <text:p>393</text:p>
          </table:table-cell>
          <table:table-cell table:formula="of:=[new_accurate.C38]" office:value-type="float" office:value="311">
            <text:p>311</text:p>
          </table:table-cell>
          <table:table-cell table:formula="of:=[new_accurate.D38]" office:value-type="float" office:value="316">
            <text:p>316</text:p>
          </table:table-cell>
          <table:table-cell office:value-type="float" office:value="429">
            <text:p>429</text:p>
          </table:table-cell>
          <table:table-cell office:value-type="float" office:value="685">
            <text:p>685</text:p>
          </table:table-cell>
          <table:table-cell/>
          <table:table-cell office:value-type="float" office:value="408">
            <text:p>408</text:p>
          </table:table-cell>
          <table:table-cell table:number-columns-repeated="7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270">
            <text:p>270</text:p>
          </table:table-cell>
          <table:table-cell office:value-type="float" office:value="319">
            <text:p>319</text:p>
          </table:table-cell>
          <table:table-cell office:value-type="float" office:value="322">
            <text:p>322</text:p>
          </table:table-cell>
          <table:table-cell office:value-type="float" office:value="380">
            <text:p>380</text:p>
          </table:table-cell>
          <table:table-cell table:formula="of:=[new_accurate.B39]" office:value-type="float" office:value="313">
            <text:p>313</text:p>
          </table:table-cell>
          <table:table-cell table:formula="of:=[new_accurate.C39]" office:value-type="float" office:value="332">
            <text:p>332</text:p>
          </table:table-cell>
          <table:table-cell table:formula="of:=[new_accurate.D39]" office:value-type="float" office:value="314">
            <text:p>314</text:p>
          </table:table-cell>
          <table:table-cell office:value-type="float" office:value="340">
            <text:p>340</text:p>
          </table:table-cell>
          <table:table-cell office:value-type="float" office:value="665">
            <text:p>665</text:p>
          </table:table-cell>
          <table:table-cell/>
          <table:table-cell office:value-type="float" office:value="352">
            <text:p>352</text:p>
          </table:table-cell>
          <table:table-cell table:number-columns-repeated="7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00">
            <text:p>300</text:p>
          </table:table-cell>
          <table:table-cell office:value-type="float" office:value="396">
            <text:p>396</text:p>
          </table:table-cell>
          <table:table-cell office:value-type="float" office:value="345">
            <text:p>345</text:p>
          </table:table-cell>
          <table:table-cell office:value-type="float" office:value="457">
            <text:p>457</text:p>
          </table:table-cell>
          <table:table-cell table:formula="of:=[new_accurate.B40]" office:value-type="float" office:value="377">
            <text:p>377</text:p>
          </table:table-cell>
          <table:table-cell table:formula="of:=[new_accurate.C40]" office:value-type="float" office:value="344">
            <text:p>344</text:p>
          </table:table-cell>
          <table:table-cell table:formula="of:=[new_accurate.D40]" office:value-type="float" office:value="331">
            <text:p>331</text:p>
          </table:table-cell>
          <table:table-cell office:value-type="float" office:value="426">
            <text:p>426</text:p>
          </table:table-cell>
          <table:table-cell office:value-type="float" office:value="664">
            <text:p>664</text:p>
          </table:table-cell>
          <table:table-cell/>
          <table:table-cell office:value-type="float" office:value="421">
            <text:p>421</text:p>
          </table:table-cell>
          <table:table-cell table:number-columns-repeated="7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274">
            <text:p>274</text:p>
          </table:table-cell>
          <table:table-cell office:value-type="float" office:value="370">
            <text:p>370</text:p>
          </table:table-cell>
          <table:table-cell office:value-type="float" office:value="323">
            <text:p>323</text:p>
          </table:table-cell>
          <table:table-cell office:value-type="float" office:value="368">
            <text:p>368</text:p>
          </table:table-cell>
          <table:table-cell table:formula="of:=[new_accurate.B41]" office:value-type="float" office:value="352">
            <text:p>352</text:p>
          </table:table-cell>
          <table:table-cell table:formula="of:=[new_accurate.C41]" office:value-type="float" office:value="319">
            <text:p>319</text:p>
          </table:table-cell>
          <table:table-cell table:formula="of:=[new_accurate.D41]" office:value-type="float" office:value="343">
            <text:p>343</text:p>
          </table:table-cell>
          <table:table-cell office:value-type="float" office:value="357">
            <text:p>357</text:p>
          </table:table-cell>
          <table:table-cell office:value-type="float" office:value="655">
            <text:p>655</text:p>
          </table:table-cell>
          <table:table-cell/>
          <table:table-cell office:value-type="float" office:value="353">
            <text:p>353</text:p>
          </table:table-cell>
          <table:table-cell table:number-columns-repeated="7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294">
            <text:p>294</text:p>
          </table:table-cell>
          <table:table-cell office:value-type="float" office:value="447">
            <text:p>447</text:p>
          </table:table-cell>
          <table:table-cell office:value-type="float" office:value="336">
            <text:p>336</text:p>
          </table:table-cell>
          <table:table-cell office:value-type="float" office:value="450">
            <text:p>450</text:p>
          </table:table-cell>
          <table:table-cell table:formula="of:=[new_accurate.B42]" office:value-type="float" office:value="417">
            <text:p>417</text:p>
          </table:table-cell>
          <table:table-cell table:formula="of:=[new_accurate.C42]" office:value-type="float" office:value="342">
            <text:p>342</text:p>
          </table:table-cell>
          <table:table-cell table:formula="of:=[new_accurate.D42]" office:value-type="float" office:value="361">
            <text:p>361</text:p>
          </table:table-cell>
          <table:table-cell office:value-type="float" office:value="439">
            <text:p>439</text:p>
          </table:table-cell>
          <table:table-cell office:value-type="float" office:value="652">
            <text:p>652</text:p>
          </table:table-cell>
          <table:table-cell/>
          <table:table-cell office:value-type="float" office:value="421">
            <text:p>421</text:p>
          </table:table-cell>
          <table:table-cell table:number-columns-repeated="7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69">
            <text:p>269</text:p>
          </table:table-cell>
          <table:table-cell office:value-type="float" office:value="321">
            <text:p>321</text:p>
          </table:table-cell>
          <table:table-cell office:value-type="float" office:value="322">
            <text:p>322</text:p>
          </table:table-cell>
          <table:table-cell office:value-type="float" office:value="372">
            <text:p>372</text:p>
          </table:table-cell>
          <table:table-cell table:formula="of:=[new_accurate.B43]" office:value-type="float" office:value="335">
            <text:p>335</text:p>
          </table:table-cell>
          <table:table-cell table:formula="of:=[new_accurate.C43]" office:value-type="float" office:value="314">
            <text:p>314</text:p>
          </table:table-cell>
          <table:table-cell table:formula="of:=[new_accurate.D43]" office:value-type="float" office:value="305">
            <text:p>305</text:p>
          </table:table-cell>
          <table:table-cell office:value-type="float" office:value="372">
            <text:p>372</text:p>
          </table:table-cell>
          <table:table-cell office:value-type="float" office:value="685">
            <text:p>685</text:p>
          </table:table-cell>
          <table:table-cell/>
          <table:table-cell office:value-type="float" office:value="364">
            <text:p>364</text:p>
          </table:table-cell>
          <table:table-cell table:number-columns-repeated="7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97">
            <text:p>297</text:p>
          </table:table-cell>
          <table:table-cell office:value-type="float" office:value="385">
            <text:p>385</text:p>
          </table:table-cell>
          <table:table-cell office:value-type="float" office:value="336">
            <text:p>336</text:p>
          </table:table-cell>
          <table:table-cell office:value-type="float" office:value="450">
            <text:p>450</text:p>
          </table:table-cell>
          <table:table-cell table:formula="of:=[new_accurate.B44]" office:value-type="float" office:value="400">
            <text:p>400</text:p>
          </table:table-cell>
          <table:table-cell table:formula="of:=[new_accurate.C44]" office:value-type="float" office:value="325">
            <text:p>325</text:p>
          </table:table-cell>
          <table:table-cell table:formula="of:=[new_accurate.D44]" office:value-type="float" office:value="332">
            <text:p>332</text:p>
          </table:table-cell>
          <table:table-cell office:value-type="float" office:value="409">
            <text:p>409</text:p>
          </table:table-cell>
          <table:table-cell office:value-type="float" office:value="684">
            <text:p>684</text:p>
          </table:table-cell>
          <table:table-cell/>
          <table:table-cell office:value-type="float" office:value="433">
            <text:p>433</text:p>
          </table:table-cell>
          <table:table-cell table:number-columns-repeated="7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255">
            <text:p>255</text:p>
          </table:table-cell>
          <table:table-cell office:value-type="float" office:value="403">
            <text:p>403</text:p>
          </table:table-cell>
          <table:table-cell office:value-type="float" office:value="315">
            <text:p>315</text:p>
          </table:table-cell>
          <table:table-cell office:value-type="float" office:value="421">
            <text:p>421</text:p>
          </table:table-cell>
          <table:table-cell table:formula="of:=[new_accurate.B45]" office:value-type="float" office:value="335">
            <text:p>335</text:p>
          </table:table-cell>
          <table:table-cell table:formula="of:=[new_accurate.C45]" office:value-type="float" office:value="308">
            <text:p>308</text:p>
          </table:table-cell>
          <table:table-cell table:formula="of:=[new_accurate.D45]" office:value-type="float" office:value="299">
            <text:p>299</text:p>
          </table:table-cell>
          <table:table-cell office:value-type="float" office:value="311">
            <text:p>311</text:p>
          </table:table-cell>
          <table:table-cell office:value-type="float" office:value="678">
            <text:p>678</text:p>
          </table:table-cell>
          <table:table-cell/>
          <table:table-cell office:value-type="float" office:value="355">
            <text:p>355</text:p>
          </table:table-cell>
          <table:table-cell table:number-columns-repeated="7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82">
            <text:p>282</text:p>
          </table:table-cell>
          <table:table-cell office:value-type="float" office:value="467">
            <text:p>467</text:p>
          </table:table-cell>
          <table:table-cell office:value-type="float" office:value="328">
            <text:p>328</text:p>
          </table:table-cell>
          <table:table-cell office:value-type="float" office:value="446">
            <text:p>446</text:p>
          </table:table-cell>
          <table:table-cell table:formula="of:=[new_accurate.B46]" office:value-type="float" office:value="399">
            <text:p>399</text:p>
          </table:table-cell>
          <table:table-cell table:formula="of:=[new_accurate.C46]" office:value-type="float" office:value="331">
            <text:p>331</text:p>
          </table:table-cell>
          <table:table-cell table:formula="of:=[new_accurate.D46]" office:value-type="float" office:value="318">
            <text:p>318</text:p>
          </table:table-cell>
          <table:table-cell office:value-type="float" office:value="389">
            <text:p>389</text:p>
          </table:table-cell>
          <table:table-cell office:value-type="float" office:value="677">
            <text:p>677</text:p>
          </table:table-cell>
          <table:table-cell/>
          <table:table-cell office:value-type="float" office:value="413">
            <text:p>413</text:p>
          </table:table-cell>
          <table:table-cell table:number-columns-repeated="7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274">
            <text:p>274</text:p>
          </table:table-cell>
          <table:table-cell office:value-type="float" office:value="334">
            <text:p>334</text:p>
          </table:table-cell>
          <table:table-cell office:value-type="float" office:value="309">
            <text:p>309</text:p>
          </table:table-cell>
          <table:table-cell office:value-type="float" office:value="364">
            <text:p>364</text:p>
          </table:table-cell>
          <table:table-cell table:formula="of:=[new_accurate.B47]" office:value-type="float" office:value="352">
            <text:p>352</text:p>
          </table:table-cell>
          <table:table-cell table:formula="of:=[new_accurate.C47]" office:value-type="float" office:value="303">
            <text:p>303</text:p>
          </table:table-cell>
          <table:table-cell table:formula="of:=[new_accurate.D47]" office:value-type="float" office:value="338">
            <text:p>338</text:p>
          </table:table-cell>
          <table:table-cell office:value-type="float" office:value="352">
            <text:p>352</text:p>
          </table:table-cell>
          <table:table-cell office:value-type="float" office:value="665">
            <text:p>665</text:p>
          </table:table-cell>
          <table:table-cell/>
          <table:table-cell office:value-type="float" office:value="354">
            <text:p>354</text:p>
          </table:table-cell>
          <table:table-cell table:number-columns-repeated="7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03">
            <text:p>303</text:p>
          </table:table-cell>
          <table:table-cell office:value-type="float" office:value="399">
            <text:p>399</text:p>
          </table:table-cell>
          <table:table-cell office:value-type="float" office:value="321">
            <text:p>321</text:p>
          </table:table-cell>
          <table:table-cell office:value-type="float" office:value="437">
            <text:p>437</text:p>
          </table:table-cell>
          <table:table-cell table:formula="of:=[new_accurate.B48]" office:value-type="float" office:value="418">
            <text:p>418</text:p>
          </table:table-cell>
          <table:table-cell table:formula="of:=[new_accurate.C48]" office:value-type="float" office:value="325">
            <text:p>325</text:p>
          </table:table-cell>
          <table:table-cell table:formula="of:=[new_accurate.D48]" office:value-type="float" office:value="358">
            <text:p>358</text:p>
          </table:table-cell>
          <table:table-cell office:value-type="float" office:value="421">
            <text:p>421</text:p>
          </table:table-cell>
          <table:table-cell office:value-type="float" office:value="670">
            <text:p>670</text:p>
          </table:table-cell>
          <table:table-cell/>
          <table:table-cell office:value-type="float" office:value="413">
            <text:p>413</text:p>
          </table:table-cell>
          <table:table-cell table:number-columns-repeated="7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287">
            <text:p>287</text:p>
          </table:table-cell>
          <table:table-cell office:value-type="float" office:value="351">
            <text:p>351</text:p>
          </table:table-cell>
          <table:table-cell office:value-type="float" office:value="273">
            <text:p>273</text:p>
          </table:table-cell>
          <table:table-cell office:value-type="float" office:value="379">
            <text:p>379</text:p>
          </table:table-cell>
          <table:table-cell table:formula="of:=[new_accurate.B49]" office:value-type="float" office:value="332">
            <text:p>332</text:p>
          </table:table-cell>
          <table:table-cell table:formula="of:=[new_accurate.C49]" office:value-type="float" office:value="297">
            <text:p>297</text:p>
          </table:table-cell>
          <table:table-cell table:formula="of:=[new_accurate.D49]" office:value-type="float" office:value="329">
            <text:p>329</text:p>
          </table:table-cell>
          <table:table-cell office:value-type="float" office:value="342">
            <text:p>342</text:p>
          </table:table-cell>
          <table:table-cell office:value-type="float" office:value="678">
            <text:p>678</text:p>
          </table:table-cell>
          <table:table-cell/>
          <table:table-cell office:value-type="float" office:value="359">
            <text:p>359</text:p>
          </table:table-cell>
          <table:table-cell table:number-columns-repeated="7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309">
            <text:p>309</text:p>
          </table:table-cell>
          <table:table-cell office:value-type="float" office:value="429">
            <text:p>429</text:p>
          </table:table-cell>
          <table:table-cell office:value-type="float" office:value="297">
            <text:p>297</text:p>
          </table:table-cell>
          <table:table-cell office:value-type="float" office:value="453">
            <text:p>453</text:p>
          </table:table-cell>
          <table:table-cell table:formula="of:=[new_accurate.B50]" office:value-type="float" office:value="411">
            <text:p>411</text:p>
          </table:table-cell>
          <table:table-cell table:formula="of:=[new_accurate.C50]" office:value-type="float" office:value="309">
            <text:p>309</text:p>
          </table:table-cell>
          <table:table-cell table:formula="of:=[new_accurate.D50]" office:value-type="float" office:value="348">
            <text:p>348</text:p>
          </table:table-cell>
          <table:table-cell office:value-type="float" office:value="421">
            <text:p>421</text:p>
          </table:table-cell>
          <table:table-cell office:value-type="float" office:value="686">
            <text:p>686</text:p>
          </table:table-cell>
          <table:table-cell/>
          <table:table-cell office:value-type="float" office:value="417">
            <text:p>417</text:p>
          </table:table-cell>
          <table:table-cell table:number-columns-repeated="7"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76">
            <text:p>76</text:p>
          </table:table-cell>
          <table:table-cell office:value-type="float" office:value="39">
            <text:p>39</text:p>
          </table:table-cell>
          <table:table-cell table:formula="of:=[new_accurate.B51]" office:value-type="float" office:value="32">
            <text:p>32</text:p>
          </table:table-cell>
          <table:table-cell table:formula="of:=[new_accurate.C51]" office:value-type="float" office:value="62">
            <text:p>62</text:p>
          </table:table-cell>
          <table:table-cell table:formula="of:=[new_accurate.D51]" office:value-type="float" office:value="36">
            <text:p>36</text:p>
          </table:table-cell>
          <table:table-cell office:value-type="float" office:value="36">
            <text:p>36</text:p>
          </table:table-cell>
          <table:table-cell office:value-type="float" office:value="26">
            <text:p>26</text:p>
          </table:table-cell>
          <table:table-cell/>
          <table:table-cell office:value-type="float" office:value="37">
            <text:p>37</text:p>
          </table:table-cell>
          <table:table-cell table:number-columns-repeated="7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82">
            <text:p>82</text:p>
          </table:table-cell>
          <table:table-cell office:value-type="float" office:value="36">
            <text:p>36</text:p>
          </table:table-cell>
          <table:table-cell table:formula="of:=[new_accurate.B52]" office:value-type="float" office:value="38">
            <text:p>38</text:p>
          </table:table-cell>
          <table:table-cell table:formula="of:=[new_accurate.C52]" office:value-type="float" office:value="67">
            <text:p>67</text:p>
          </table:table-cell>
          <table:table-cell table:formula="of:=[new_accurate.D52]" office:value-type="float" office:value="32">
            <text:p>32</text:p>
          </table:table-cell>
          <table:table-cell office:value-type="float" office:value="42">
            <text:p>42</text:p>
          </table:table-cell>
          <table:table-cell office:value-type="float" office:value="22">
            <text:p>22</text:p>
          </table:table-cell>
          <table:table-cell/>
          <table:table-cell office:value-type="float" office:value="43">
            <text:p>43</text:p>
          </table:table-cell>
          <table:table-cell table:number-columns-repeated="7"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table:formula="of:=[new_accurate.B53]" office:value-type="float" office:value="25">
            <text:p>25</text:p>
          </table:table-cell>
          <table:table-cell table:formula="of:=[new_accurate.C53]" office:value-type="float" office:value="33">
            <text:p>33</text:p>
          </table:table-cell>
          <table:table-cell table:formula="of:=[new_accurate.D53]"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29">
            <text:p>29</text:p>
          </table:table-cell>
          <table:table-cell table:number-columns-repeated="2" office:value-type="float" office:value="27">
            <text:p>27</text:p>
          </table:table-cell>
          <table:table-cell office:value-type="float" office:value="26">
            <text:p>26</text:p>
          </table:table-cell>
          <table:table-cell table:formula="of:=[new_accurate.B54]" office:value-type="float" office:value="31">
            <text:p>31</text:p>
          </table:table-cell>
          <table:table-cell table:formula="of:=[new_accurate.C54]" office:value-type="float" office:value="27">
            <text:p>27</text:p>
          </table:table-cell>
          <table:table-cell table:formula="of:=[new_accurate.D54]"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/>
          <table:table-cell office:value-type="float" office:value="29">
            <text:p>29</text:p>
          </table:table-cell>
          <table:table-cell table:number-columns-repeated="7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39">
            <text:p>39</text:p>
          </table:table-cell>
          <table:table-cell office:value-type="float" office:value="30">
            <text:p>30</text:p>
          </table:table-cell>
          <table:table-cell table:formula="of:=[new_accurate.B55]" office:value-type="float" office:value="32">
            <text:p>32</text:p>
          </table:table-cell>
          <table:table-cell table:formula="of:=[new_accurate.C55]" office:value-type="float" office:value="28">
            <text:p>28</text:p>
          </table:table-cell>
          <table:table-cell table:formula="of:=[new_accurate.D55]"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/>
          <table:table-cell office:value-type="float" office:value="33">
            <text:p>33</text:p>
            <draw:frame table:end-cell-address="Info_4.T65" table:end-x="0.255cm" table:end-y="0.374cm" draw:z-index="0" draw:style-name="gr1" svg:width="17.161cm" svg:height="7.077cm" svg:x="1.159cm" svg:y="0.102cm">
              <draw:object draw:notify-on-update-of-ranges="Info_4.D1:Info_4.D1 Info_4.D2:Info_4.D96 Info_4.A2:Info_4.A96 Info_4.G1:Info_4.G1 Info_4.G2:Info_4.G96 Info_4.A2:Info_4.A96" xlink:href="./Object 22" xlink:type="simple" xlink:show="embed" xlink:actuate="onLoad"/>
              <draw:image xlink:href="./ObjectReplacements/Object 22" xlink:type="simple" xlink:show="embed" xlink:actuate="onLoad"/>
            </draw:frame>
          </table:table-cell>
          <table:table-cell table:number-columns-repeated="7"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table:formula="of:=[new_accurate.B56]" office:value-type="float" office:value="29">
            <text:p>29</text:p>
          </table:table-cell>
          <table:table-cell table:formula="of:=[new_accurate.C56]" office:value-type="float" office:value="34">
            <text:p>34</text:p>
          </table:table-cell>
          <table:table-cell table:formula="of:=[new_accurate.D56]" office:value-type="float" office:value="28">
            <text:p>28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/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27">
            <text:p>27</text:p>
          </table:table-cell>
          <table:table-cell office:value-type="float" office:value="24">
            <text:p>24</text:p>
          </table:table-cell>
          <table:table-cell table:formula="of:=[new_accurate.B57]" office:value-type="float" office:value="24">
            <text:p>24</text:p>
          </table:table-cell>
          <table:table-cell table:formula="of:=[new_accurate.C57]" office:value-type="float" office:value="26">
            <text:p>26</text:p>
          </table:table-cell>
          <table:table-cell table:formula="of:=[new_accurate.D57]"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/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table:formula="of:=[new_accurate.B58]" office:value-type="float" office:value="30">
            <text:p>30</text:p>
          </table:table-cell>
          <table:table-cell table:formula="of:=[new_accurate.C58]" office:value-type="float" office:value="31">
            <text:p>31</text:p>
          </table:table-cell>
          <table:table-cell table:formula="of:=[new_accurate.D58]"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/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 table:formula="of:=[new_accurate.B59]" office:value-type="float" office:value="28">
            <text:p>28</text:p>
          </table:table-cell>
          <table:table-cell table:formula="of:=[new_accurate.C59]" office:value-type="float" office:value="28">
            <text:p>28</text:p>
          </table:table-cell>
          <table:table-cell table:formula="of:=[new_accurate.D59]"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/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table:number-columns-repeated="2" office:value-type="float" office:value="32">
            <text:p>32</text:p>
          </table:table-cell>
          <table:table-cell office:value-type="float" office:value="25">
            <text:p>25</text:p>
          </table:table-cell>
          <table:table-cell table:formula="of:=[new_accurate.B60]" office:value-type="float" office:value="24">
            <text:p>24</text:p>
          </table:table-cell>
          <table:table-cell table:formula="of:=[new_accurate.C60]" office:value-type="float" office:value="23">
            <text:p>23</text:p>
          </table:table-cell>
          <table:table-cell table:formula="of:=[new_accurate.D60]"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23">
            <text:p>23</text:p>
          </table:table-cell>
          <table:table-cell/>
          <table:table-cell office:value-type="float" office:value="27">
            <text:p>27</text:p>
          </table:table-cell>
          <table:table-cell table:number-columns-repeated="7"/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7">
            <text:p>27</text:p>
          </table:table-cell>
          <table:table-cell table:number-columns-repeated="2" office:value-type="float" office:value="29">
            <text:p>29</text:p>
          </table:table-cell>
          <table:table-cell office:value-type="float" office:value="21">
            <text:p>21</text:p>
          </table:table-cell>
          <table:table-cell table:formula="of:=[new_accurate.B61]" office:value-type="float" office:value="24">
            <text:p>24</text:p>
          </table:table-cell>
          <table:table-cell table:formula="of:=[new_accurate.C61]" office:value-type="float" office:value="24">
            <text:p>24</text:p>
          </table:table-cell>
          <table:table-cell table:formula="of:=[new_accurate.D61]"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/>
          <table:table-cell office:value-type="float" office:value="21">
            <text:p>21</text:p>
          </table:table-cell>
          <table:table-cell table:number-columns-repeated="7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table:formula="of:=[new_accurate.B62]" office:value-type="float" office:value="30">
            <text:p>30</text:p>
          </table:table-cell>
          <table:table-cell table:formula="of:=[new_accurate.C62]" office:value-type="float" office:value="29">
            <text:p>29</text:p>
          </table:table-cell>
          <table:table-cell table:formula="of:=[new_accurate.D62]"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/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float" office:value="56">
            <text:p>56</text:p>
          </table:table-cell>
          <table:table-cell table:number-columns-repeated="2" office:value-type="float" office:value="29">
            <text:p>29</text:p>
          </table:table-cell>
          <table:table-cell office:value-type="float" office:value="33">
            <text:p>33</text:p>
          </table:table-cell>
          <table:table-cell office:value-type="float" office:value="29">
            <text:p>29</text:p>
          </table:table-cell>
          <table:table-cell table:formula="of:=[new_accurate.B63]" office:value-type="float" office:value="25">
            <text:p>25</text:p>
          </table:table-cell>
          <table:table-cell table:formula="of:=[new_accurate.C63]" office:value-type="float" office:value="28">
            <text:p>28</text:p>
          </table:table-cell>
          <table:table-cell table:formula="of:=[new_accurate.D63]" office:value-type="float" office:value="27">
            <text:p>27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/>
          <table:table-cell office:value-type="float" office:value="29">
            <text:p>29</text:p>
          </table:table-cell>
          <table:table-cell table:number-columns-repeated="7"/>
        </table:table-row>
        <table:table-row table:style-name="ro1">
          <table:table-cell office:value-type="float" office:value="57">
            <text:p>57</text:p>
          </table:table-cell>
          <table:table-cell table:number-columns-repeated="2"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table:formula="of:=[new_accurate.B64]" office:value-type="float" office:value="31">
            <text:p>31</text:p>
          </table:table-cell>
          <table:table-cell table:formula="of:=[new_accurate.C64]" office:value-type="float" office:value="33">
            <text:p>33</text:p>
          </table:table-cell>
          <table:table-cell table:formula="of:=[new_accurate.D64]"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1">
            <text:p>21</text:p>
          </table:table-cell>
          <table:table-cell/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 table:formula="of:=[new_accurate.B65]" office:value-type="float" office:value="29">
            <text:p>29</text:p>
          </table:table-cell>
          <table:table-cell table:formula="of:=[new_accurate.C65]" office:value-type="float" office:value="24">
            <text:p>24</text:p>
          </table:table-cell>
          <table:table-cell table:formula="of:=[new_accurate.D65]"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/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number-columns-repeated="2" office:value-type="float" office:value="27">
            <text:p>27</text:p>
          </table:table-cell>
          <table:table-cell table:formula="of:=[new_accurate.B66]" office:value-type="float" office:value="25">
            <text:p>25</text:p>
          </table:table-cell>
          <table:table-cell table:formula="of:=[new_accurate.C66]" office:value-type="float" office:value="29">
            <text:p>29</text:p>
          </table:table-cell>
          <table:table-cell table:formula="of:=[new_accurate.D66]" office:value-type="float" office:value="29">
            <text:p>29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/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formula="of:=[new_accurate.B67]" office:value-type="float" office:value="30">
            <text:p>30</text:p>
          </table:table-cell>
          <table:table-cell table:formula="of:=[new_accurate.C67]" office:value-type="float" office:value="30">
            <text:p>30</text:p>
          </table:table-cell>
          <table:table-cell table:formula="of:=[new_accurate.D67]" office:value-type="float" office:value="23">
            <text:p>23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  <table:table-cell office:value-type="float" office:value="33">
            <text:p>33</text:p>
          </table:table-cell>
          <table:table-cell table:number-columns-repeated="7"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formula="of:=[new_accurate.B68]" office:value-type="float" office:value="26">
            <text:p>26</text:p>
          </table:table-cell>
          <table:table-cell table:formula="of:=[new_accurate.C68]" office:value-type="float" office:value="25">
            <text:p>25</text:p>
          </table:table-cell>
          <table:table-cell table:formula="of:=[new_accurate.D68]" office:value-type="float" office:value="29">
            <text:p>29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/>
          <table:table-cell office:value-type="float" office:value="29">
            <text:p>29</text:p>
          </table:table-cell>
          <table:table-cell table:number-columns-repeated="7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formula="of:=[new_accurate.B69]" office:value-type="float" office:value="26">
            <text:p>26</text:p>
          </table:table-cell>
          <table:table-cell table:formula="of:=[new_accurate.C69]" office:value-type="float" office:value="24">
            <text:p>24</text:p>
          </table:table-cell>
          <table:table-cell table:formula="of:=[new_accurate.D69]"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9">
            <text:p>29</text:p>
          </table:table-cell>
          <table:table-cell/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table:number-columns-repeated="2" office:value-type="float" office:value="24">
            <text:p>24</text:p>
          </table:table-cell>
          <table:table-cell table:formula="of:=[new_accurate.B70]" office:value-type="float" office:value="22">
            <text:p>22</text:p>
          </table:table-cell>
          <table:table-cell table:formula="of:=[new_accurate.C70]" office:value-type="float" office:value="30">
            <text:p>30</text:p>
          </table:table-cell>
          <table:table-cell table:formula="of:=[new_accurate.D70]"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  <table:table-cell office:value-type="float" office:value="27">
            <text:p>27</text:p>
          </table:table-cell>
          <table:table-cell table:number-columns-repeated="7"/>
        </table:table-row>
        <table:table-row table:style-name="ro1">
          <table:table-cell office:value-type="float" office:value="64">
            <text:p>64</text:p>
          </table:table-cell>
          <table:table-cell table:number-columns-repeated="2"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table:formula="of:=[new_accurate.B71]" office:value-type="float" office:value="24">
            <text:p>24</text:p>
          </table:table-cell>
          <table:table-cell table:formula="of:=[new_accurate.C71]" office:value-type="float" office:value="31">
            <text:p>31</text:p>
          </table:table-cell>
          <table:table-cell table:formula="of:=[new_accurate.D71]"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  <table:table-cell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table:formula="of:=[new_accurate.B72]" office:value-type="float" office:value="31">
            <text:p>31</text:p>
          </table:table-cell>
          <table:table-cell table:formula="of:=[new_accurate.C72]" office:value-type="float" office:value="26">
            <text:p>26</text:p>
          </table:table-cell>
          <table:table-cell table:formula="of:=[new_accurate.D72]"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/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[new_accurate.B73]" office:value-type="float" office:value="22">
            <text:p>22</text:p>
          </table:table-cell>
          <table:table-cell table:formula="of:=[new_accurate.C73]" office:value-type="float" office:value="29">
            <text:p>29</text:p>
          </table:table-cell>
          <table:table-cell table:formula="of:=[new_accurate.D73]"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/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5">
            <text:p>25</text:p>
          </table:table-cell>
          <table:table-cell table:number-columns-repeated="2" office:value-type="float" office:value="29">
            <text:p>29</text:p>
          </table:table-cell>
          <table:table-cell office:value-type="float" office:value="23">
            <text:p>23</text:p>
          </table:table-cell>
          <table:table-cell table:formula="of:=[new_accurate.B74]" office:value-type="float" office:value="29">
            <text:p>29</text:p>
          </table:table-cell>
          <table:table-cell table:formula="of:=[new_accurate.C74]" office:value-type="float" office:value="24">
            <text:p>24</text:p>
          </table:table-cell>
          <table:table-cell table:formula="of:=[new_accurate.D74]" office:value-type="float" office:value="26">
            <text:p>26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/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table:formula="of:=[new_accurate.B75]" office:value-type="float" office:value="25">
            <text:p>25</text:p>
          </table:table-cell>
          <table:table-cell table:formula="of:=[new_accurate.C75]" office:value-type="float" office:value="28">
            <text:p>28</text:p>
          </table:table-cell>
          <table:table-cell table:formula="of:=[new_accurate.D75]" office:value-type="float" office:value="22">
            <text:p>22</text:p>
          </table:table-cell>
          <table:table-cell table:number-columns-repeated="2" office:value-type="float" office:value="26">
            <text:p>26</text:p>
          </table:table-cell>
          <table:table-cell/>
          <table:table-cell office:value-type="float" office:value="29">
            <text:p>29</text:p>
          </table:table-cell>
          <table:table-cell table:number-columns-repeated="7"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table:number-columns-repeated="2" office:value-type="float" office:value="29">
            <text:p>29</text:p>
          </table:table-cell>
          <table:table-cell table:formula="of:=[new_accurate.B76]" office:value-type="float" office:value="31">
            <text:p>31</text:p>
          </table:table-cell>
          <table:table-cell table:formula="of:=[new_accurate.C76]" office:value-type="float" office:value="33">
            <text:p>33</text:p>
          </table:table-cell>
          <table:table-cell table:formula="of:=[new_accurate.D76]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3">
            <text:p>23</text:p>
          </table:table-cell>
          <table:table-cell/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new_accurate.B77]" office:value-type="float" office:value="28">
            <text:p>28</text:p>
          </table:table-cell>
          <table:table-cell table:formula="of:=[new_accurate.C77]" office:value-type="float" office:value="31">
            <text:p>31</text:p>
          </table:table-cell>
          <table:table-cell table:formula="of:=[new_accurate.D77]" office:value-type="float" office:value="19">
            <text:p>19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3">
            <text:p>23</text:p>
          </table:table-cell>
          <table:table-cell table:number-columns-repeated="2" office:value-type="float" office:value="30">
            <text:p>30</text:p>
          </table:table-cell>
          <table:table-cell office:value-type="float" office:value="23">
            <text:p>23</text:p>
          </table:table-cell>
          <table:table-cell table:formula="of:=[new_accurate.B78]" office:value-type="float" office:value="24">
            <text:p>24</text:p>
          </table:table-cell>
          <table:table-cell table:formula="of:=[new_accurate.C78]" office:value-type="float" office:value="27">
            <text:p>27</text:p>
          </table:table-cell>
          <table:table-cell table:formula="of:=[new_accurate.D78]" office:value-type="float" office:value="25">
            <text:p>2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/>
          <table:table-cell office:value-type="float" office:value="29">
            <text:p>29</text:p>
          </table:table-cell>
          <table:table-cell table:number-columns-repeated="7"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table:formula="of:=[new_accurate.B79]" office:value-type="float" office:value="26">
            <text:p>26</text:p>
          </table:table-cell>
          <table:table-cell table:formula="of:=[new_accurate.C79]" office:value-type="float" office:value="23">
            <text:p>23</text:p>
          </table:table-cell>
          <table:table-cell table:formula="of:=[new_accurate.D79]"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/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2" office:value-type="float" office:value="31">
            <text:p>31</text:p>
          </table:table-cell>
          <table:table-cell table:formula="of:=[new_accurate.B80]" office:value-type="float" office:value="32">
            <text:p>32</text:p>
          </table:table-cell>
          <table:table-cell table:formula="of:=[new_accurate.C80]" office:value-type="float" office:value="28">
            <text:p>28</text:p>
          </table:table-cell>
          <table:table-cell table:formula="of:=[new_accurate.D80]" office:value-type="float" office:value="24">
            <text:p>24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table:formula="of:=[new_accurate.B81]" office:value-type="float" office:value="28">
            <text:p>28</text:p>
          </table:table-cell>
          <table:table-cell table:formula="of:=[new_accurate.C81]" office:value-type="float" office:value="28">
            <text:p>28</text:p>
          </table:table-cell>
          <table:table-cell table:formula="of:=[new_accurate.D81]"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/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table:formula="of:=[new_accurate.B82]" office:value-type="float" office:value="24">
            <text:p>24</text:p>
          </table:table-cell>
          <table:table-cell table:formula="of:=[new_accurate.C82]" office:value-type="float" office:value="22">
            <text:p>22</text:p>
          </table:table-cell>
          <table:table-cell table:formula="of:=[new_accurate.D82]"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21">
            <text:p>21</text:p>
          </table:table-cell>
          <table:table-cell/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number-columns-repeated="2" office:value-type="float" office:value="29">
            <text:p>29</text:p>
          </table:table-cell>
          <table:table-cell table:formula="of:=[new_accurate.B83]" office:value-type="float" office:value="29">
            <text:p>29</text:p>
          </table:table-cell>
          <table:table-cell table:formula="of:=[new_accurate.C83]" office:value-type="float" office:value="27">
            <text:p>27</text:p>
          </table:table-cell>
          <table:table-cell table:formula="of:=[new_accurate.D83]"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  <table:table-cell office:value-type="float" office:value="30">
            <text:p>30</text:p>
          </table:table-cell>
          <table:table-cell table:number-columns-repeated="7"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table:formula="of:=[new_accurate.B84]" office:value-type="float" office:value="25">
            <text:p>25</text:p>
          </table:table-cell>
          <table:table-cell table:formula="of:=[new_accurate.C84]" office:value-type="float" office:value="23">
            <text:p>23</text:p>
          </table:table-cell>
          <table:table-cell table:formula="of:=[new_accurate.D84]"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/>
          <table:table-cell office:value-type="float" office:value="27">
            <text:p>27</text:p>
          </table:table-cell>
          <table:table-cell table:number-columns-repeated="7"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table:formula="of:=[new_accurate.B85]" office:value-type="float" office:value="28">
            <text:p>28</text:p>
          </table:table-cell>
          <table:table-cell table:formula="of:=[new_accurate.C85]" office:value-type="float" office:value="30">
            <text:p>30</text:p>
          </table:table-cell>
          <table:table-cell table:formula="of:=[new_accurate.D85]" office:value-type="float" office:value="22">
            <text:p>22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/>
          <table:table-cell office:value-type="float" office:value="22">
            <text:p>22</text:p>
          </table:table-cell>
          <table:table-cell table:number-columns-repeated="7"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table:formula="of:=[new_accurate.B86]" office:value-type="float" office:value="24">
            <text:p>24</text:p>
          </table:table-cell>
          <table:table-cell table:formula="of:=[new_accurate.C86]" office:value-type="float" office:value="26">
            <text:p>26</text:p>
          </table:table-cell>
          <table:table-cell table:formula="of:=[new_accurate.D86]" office:value-type="float" office:value="28">
            <text:p>28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/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9">
            <text:p>29</text:p>
          </table:table-cell>
          <table:table-cell table:number-columns-repeated="2" office:value-type="float" office:value="30">
            <text:p>30</text:p>
          </table:table-cell>
          <table:table-cell office:value-type="float" office:value="29">
            <text:p>29</text:p>
          </table:table-cell>
          <table:table-cell table:formula="of:=[new_accurate.B87]" office:value-type="float" office:value="23">
            <text:p>23</text:p>
          </table:table-cell>
          <table:table-cell table:formula="of:=[new_accurate.C87]" office:value-type="float" office:value="30">
            <text:p>30</text:p>
          </table:table-cell>
          <table:table-cell table:formula="of:=[new_accurate.D87]"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[new_accurate.B88]" office:value-type="float" office:value="29">
            <text:p>29</text:p>
          </table:table-cell>
          <table:table-cell table:formula="of:=[new_accurate.C88]" office:value-type="float" office:value="26">
            <text:p>26</text:p>
          </table:table-cell>
          <table:table-cell table:formula="of:=[new_accurate.D88]" office:value-type="float" office:value="31">
            <text:p>3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/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office:value-type="float" office:value="21">
            <text:p>21</text:p>
          </table:table-cell>
          <table:table-cell table:formula="of:=[new_accurate.B89]" office:value-type="float" office:value="27">
            <text:p>27</text:p>
          </table:table-cell>
          <table:table-cell table:formula="of:=[new_accurate.C89]" office:value-type="float" office:value="28">
            <text:p>28</text:p>
          </table:table-cell>
          <table:table-cell table:formula="of:=[new_accurate.D89]"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/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 table:formula="of:=[new_accurate.B90]" office:value-type="float" office:value="24">
            <text:p>24</text:p>
          </table:table-cell>
          <table:table-cell table:formula="of:=[new_accurate.C90]" office:value-type="float" office:value="23">
            <text:p>23</text:p>
          </table:table-cell>
          <table:table-cell table:formula="of:=[new_accurate.D90]"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/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table:formula="of:=[new_accurate.B91]" office:value-type="float" office:value="30">
            <text:p>30</text:p>
          </table:table-cell>
          <table:table-cell table:formula="of:=[new_accurate.C91]" office:value-type="float" office:value="24">
            <text:p>24</text:p>
          </table:table-cell>
          <table:table-cell table:formula="of:=[new_accurate.D91]" office:value-type="float" office:value="23">
            <text:p>23</text:p>
          </table:table-cell>
          <table:table-cell table:number-columns-repeated="2" office:value-type="float" office:value="25">
            <text:p>25</text:p>
          </table:table-cell>
          <table:table-cell/>
          <table:table-cell office:value-type="float" office:value="31">
            <text:p>31</text:p>
          </table:table-cell>
          <table:table-cell table:number-columns-repeated="7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[new_accurate.B92]" office:value-type="float" office:value="26">
            <text:p>26</text:p>
          </table:table-cell>
          <table:table-cell table:formula="of:=[new_accurate.C92]" office:value-type="float" office:value="30">
            <text:p>30</text:p>
          </table:table-cell>
          <table:table-cell table:formula="of:=[new_accurate.D92]"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/>
          <table:table-cell office:value-type="float" office:value="27">
            <text:p>27</text:p>
          </table:table-cell>
          <table:table-cell table:number-columns-repeated="7"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formula="of:=[new_accurate.B93]" office:value-type="float" office:value="27">
            <text:p>27</text:p>
          </table:table-cell>
          <table:table-cell table:formula="of:=[new_accurate.C93]" office:value-type="float" office:value="25">
            <text:p>25</text:p>
          </table:table-cell>
          <table:table-cell table:formula="of:=[new_accurate.D93]" office:value-type="float" office:value="22">
            <text:p>22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/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formula="of:=[new_accurate.B94]" office:value-type="float" office:value="24">
            <text:p>24</text:p>
          </table:table-cell>
          <table:table-cell table:formula="of:=[new_accurate.C94]" office:value-type="float" office:value="30">
            <text:p>30</text:p>
          </table:table-cell>
          <table:table-cell table:formula="of:=[new_accurate.D94]" office:value-type="float" office:value="28">
            <text:p>28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/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formula="of:=[new_accurate.B95]" office:value-type="float" office:value="22">
            <text:p>22</text:p>
          </table:table-cell>
          <table:table-cell table:formula="of:=[new_accurate.C95]" office:value-type="float" office:value="22">
            <text:p>22</text:p>
          </table:table-cell>
          <table:table-cell table:formula="of:=[new_accurate.D95]"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/>
          <table:table-cell office:value-type="float" office:value="29">
            <text:p>29</text:p>
          </table:table-cell>
          <table:table-cell table:number-columns-repeated="7"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table:formula="of:=[new_accurate.B96]" office:value-type="float" office:value="28">
            <text:p>28</text:p>
          </table:table-cell>
          <table:table-cell table:formula="of:=[new_accurate.C96]" office:value-type="float" office:value="27">
            <text:p>27</text:p>
          </table:table-cell>
          <table:table-cell table:formula="of:=[new_accurate.D96]"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1">
            <text:p>21</text:p>
          </table:table-cell>
          <table:table-cell/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table:formula="of:=[new_accurate.B97]" office:value-type="float" office:value="27">
            <text:p>27</text:p>
          </table:table-cell>
          <table:table-cell table:formula="of:=[new_accurate.C97]" office:value-type="float" office:value="24">
            <text:p>24</text:p>
          </table:table-cell>
          <table:table-cell table:formula="of:=[new_accurate.D97]" office:value-type="float" office:value="25">
            <text:p>25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/>
          <table:table-cell office:value-type="float" office:value="23">
            <text:p>23</text:p>
          </table:table-cell>
          <table:table-cell table:number-columns-repeated="7"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23">
            <text:p>23</text:p>
          </table:table-cell>
          <table:table-cell office:value-type="float" office:value="29">
            <text:p>29</text:p>
          </table:table-cell>
          <table:table-cell table:formula="of:=[new_accurate.B98]" office:value-type="float" office:value="24">
            <text:p>24</text:p>
          </table:table-cell>
          <table:table-cell table:formula="of:=[new_accurate.C98]" office:value-type="float" office:value="28">
            <text:p>28</text:p>
          </table:table-cell>
          <table:table-cell table:formula="of:=[new_accurate.D98]" office:value-type="float" office:value="21">
            <text:p>21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/>
          <table:table-cell office:value-type="float" office:value="29">
            <text:p>29</text:p>
          </table:table-cell>
          <table:table-cell table:number-columns-repeated="7"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formula="of:=[new_accurate.B99]" office:value-type="float" office:value="24">
            <text:p>24</text:p>
          </table:table-cell>
          <table:table-cell table:formula="of:=[new_accurate.C99]" office:value-type="float" office:value="32">
            <text:p>32</text:p>
          </table:table-cell>
          <table:table-cell table:formula="of:=[new_accurate.D99]" office:value-type="float" office:value="28">
            <text:p>28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/>
          <table:table-cell office:value-type="float" office:value="26">
            <text:p>26</text:p>
          </table:table-cell>
          <table:table-cell table:number-columns-repeated="7"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table:number-columns-repeated="2" office:value-type="float" office:value="30">
            <text:p>30</text:p>
          </table:table-cell>
          <table:table-cell table:formula="of:=[new_accurate.B100]" office:value-type="float" office:value="31">
            <text:p>31</text:p>
          </table:table-cell>
          <table:table-cell table:formula="of:=[new_accurate.C100]" office:value-type="float" office:value="27">
            <text:p>27</text:p>
          </table:table-cell>
          <table:table-cell table:formula="of:=[new_accurate.D100]"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/>
          <table:table-cell office:value-type="float" office:value="32">
            <text:p>32</text:p>
          </table:table-cell>
          <table:table-cell table:number-columns-repeated="7"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30">
            <text:p>30</text:p>
          </table:table-cell>
          <table:table-cell office:value-type="float" office:value="25">
            <text:p>25</text:p>
          </table:table-cell>
          <table:table-cell table:formula="of:=[new_accurate.B101]" office:value-type="float" office:value="26">
            <text:p>26</text:p>
          </table:table-cell>
          <table:table-cell table:formula="of:=[new_accurate.C101]" office:value-type="float" office:value="27">
            <text:p>27</text:p>
          </table:table-cell>
          <table:table-cell table:formula="of:=[new_accurate.D101]" office:value-type="float" office:value="27">
            <text:p>27</text:p>
          </table:table-cell>
          <table:table-cell office:value-type="float" office:value="26">
            <text:p>26</text:p>
          </table:table-cell>
          <table:table-cell office:value-type="float" office:value="21">
            <text:p>21</text:p>
          </table:table-cell>
          <table:table-cell/>
          <table:table-cell office:value-type="float" office:value="28">
            <text:p>28</text:p>
          </table:table-cell>
          <table:table-cell table:number-columns-repeated="7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formula="of:=[new_accurate.B102]" office:value-type="float" office:value="23">
            <text:p>23</text:p>
          </table:table-cell>
          <table:table-cell table:formula="of:=[new_accurate.C102]" office:value-type="float" office:value="22">
            <text:p>22</text:p>
          </table:table-cell>
          <table:table-cell table:formula="of:=[new_accurate.D102]"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/>
          <table:table-cell office:value-type="float" office:value="24">
            <text:p>24</text:p>
          </table:table-cell>
          <table:table-cell table:number-columns-repeated="7"/>
        </table:table-row>
        <table:table-row table:style-name="ro1">
          <table:table-cell table:number-columns-repeated="19"/>
        </table:table-row>
        <table:table-row table:style-name="ro1">
          <table:table-cell>
            <draw:frame table:end-cell-address="Info_4.H118" table:end-x="1.172cm" table:end-y="0.079cm" draw:z-index="3" draw:style-name="gr1" svg:width="16.75cm" svg:height="8.246cm" svg:x="1.481cm" svg:y="0.339cm">
              <draw:object draw:notify-on-update-of-ranges="Info_4.B1:Info_4.B1 Info_4.B47:Info_4.B96 Info_4.A47:Info_4.A96 Info_4.C1:Info_4.C1 Info_4.C47:Info_4.C96 Info_4.A47:Info_4.A96 Info_4.D1:Info_4.D1 Info_4.D47:Info_4.D96 Info_4.A47:Info_4.A96 Info_4.E1:Info_4.E1 Info_4.E47:Info_4.E96 Info_4.A47:Info_4.A96" xlink:href="./Object 25" xlink:type="simple" xlink:show="embed" xlink:actuate="onLoad"/>
              <draw:image xlink:href="./ObjectReplacements/Object 25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17">
          <table:table-cell table:number-columns-repeated="19"/>
        </table:table-row>
        <table:table-row table:style-name="ro1">
          <table:table-cell table:number-columns-repeated="8"/>
          <table:table-cell>
            <draw:frame table:end-cell-address="Info_4.O133" table:end-x="0.191cm" table:end-y="0.164cm" draw:z-index="4" draw:style-name="gr1" svg:width="12.521cm" svg:height="7.262cm" svg:x="1.555cm" svg:y="0.132cm">
              <draw:object draw:notify-on-update-of-ranges="Info_4.H1:Info_4.H1 Info_4.H2:Info_4.H96 Info_4.A3:Info_4.A96 Info_4.K1:Info_4.K1 Info_4.K2:Info_4.K96 Info_4.A3:Info_4.A96" xlink:href="./Object 21" xlink:type="simple" xlink:show="embed" xlink:actuate="onLoad"/>
              <draw:image xlink:href="./ObjectReplacements/Object 21" xlink:type="simple" xlink:show="embed" xlink:actuate="onLoad"/>
            </draw:frame>
          </table:table-cell>
          <table:table-cell table:number-columns-repeated="10"/>
        </table:table-row>
        <table:table-row table:style-name="ro1" table:number-rows-repeated="5">
          <table:table-cell table:number-columns-repeated="19"/>
        </table:table-row>
        <table:table-row table:style-name="ro1">
          <table:table-cell>
            <draw:frame table:end-cell-address="Info_4.G142" table:end-x="1.14cm" table:end-y="0.186cm" draw:z-index="5" draw:style-name="gr1" svg:width="14.319cm" svg:height="8.559cm" svg:x="1.622cm" svg:y="0.132cm">
              <draw:object draw:notify-on-update-of-ranges="Info_4.A1:Info_4.A1 Info_4.A46:Info_4.A96 Info_4.C1:Info_4.C1 Info_4.C46:Info_4.C96 Info_4.A1:Info_4.A1 Info_4.A46:Info_4.A96 Info_4.F1:Info_4.F1 Info_4.F46:Info_4.F96 Info_4.A1:Info_4.A1 Info_4.A46:Info_4.A96 Info_4.J1:Info_4.J1 Info_4.J46:Info_4.J96 Info_4.A1:Info_4.A1 Info_4.A46:Info_4.A96 Info_4.L1:Info_4.L1 Info_4.L46:Info_4.L96" xlink:href="./Object 26" xlink:type="simple" xlink:show="embed" xlink:actuate="onLoad"/>
              <draw:image xlink:href="./ObjectReplacements/Object 26" xlink:type="simple" xlink:show="embed" xlink:actuate="onLoad"/>
            </draw:frame>
          </table:table-cell>
          <table:table-cell table:number-columns-repeated="18"/>
        </table:table-row>
        <table:table-row table:style-name="ro1" table:number-rows-repeated="20">
          <table:table-cell table:number-columns-repeated="19"/>
        </table:table-row>
        <table:table-row table:style-name="ro1">
          <table:table-cell>
            <draw:frame table:end-cell-address="Info_4.G160" table:end-x="1.167cm" table:end-y="0.106cm" draw:z-index="6" draw:style-name="gr1" svg:width="14.329cm" svg:height="7.316cm" svg:x="1.639cm" svg:y="0.02cm">
              <draw:object draw:notify-on-update-of-ranges="Info_4.A1:Info_4.A1 Info_4.A2:Info_4.A44 Info_4.C1:Info_4.C1 Info_4.C2:Info_4.C44 Info_4.A1:Info_4.A1 Info_4.A2:Info_4.A44 Info_4.F1:Info_4.F1 Info_4.F2:Info_4.F44 Info_4.A1:Info_4.A1 Info_4.A2:Info_4.A44 Info_4.J1:Info_4.J1 Info_4.J2:Info_4.J44 Info_4.A1:Info_4.A1 Info_4.A2:Info_4.A44 Info_4.L1:Info_4.L1 Info_4.L2:Info_4.L44" xlink:href="./Object 20" xlink:type="simple" xlink:show="embed" xlink:actuate="onLoad"/>
              <draw:image xlink:href="./ObjectReplacements/Object 20" xlink:type="simple" xlink:show="embed" xlink:actuate="onLoad"/>
            </draw:frame>
          </table:table-cell>
          <table:table-cell table:number-columns-repeated="18"/>
        </table:table-row>
      </table:table>
      <table:table table:name="bstest_mysql_2" table:style-name="ta1" table:print="false">
        <table:table-column table:style-name="co1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DB server</text:p>
          </table:table-cell>
          <table:table-cell table:style-name="ce1" office:value-type="string">
            <text:p>localhost</text:p>
          </table:table-cell>
          <table:table-cell/>
          <table:table-cell office:value-type="string">
            <text:p>key_buffer = 1024M</text:p>
          </table:table-cell>
          <table:table-cell table:number-columns-repeated="5"/>
        </table:table-row>
        <table:table-row table:style-name="ro1">
          <table:table-cell office:value-type="string">
            <text:p>DB Type</text:p>
          </table:table-cell>
          <table:table-cell table:style-name="ce1" office:value-type="string">
            <text:p>mysql</text:p>
          </table:table-cell>
          <table:table-cell/>
          <table:table-cell office:value-type="string">
            <text:p>max_allowed_packet = 16M</text:p>
          </table:table-cell>
          <table:table-cell table:number-columns-repeated="3"/>
          <table:table-cell office:value-type="string">
            <text:p>Level</text:p>
          </table:table-cell>
          <table:table-cell office:value-type="string">
            <text:p>grep Level $log <text:s/>| sed 's/,//' | awk '{print $3}'</text:p>
          </table:table-cell>
        </table:table-row>
        <table:table-row table:style-name="ro1">
          <table:table-cell office:value-type="string">
            <text:p>Version</text:p>
          </table:table-cell>
          <table:table-cell table:style-name="ce4" office:value-type="string">
            <text:p>5.0.51</text:p>
          </table:table-cell>
          <table:table-cell/>
          <table:table-cell office:value-type="string">
            <text:p>table_cache = 512</text:p>
          </table:table-cell>
          <table:table-cell table:number-columns-repeated="3"/>
          <table:table-cell office:value-type="string">
            <text:p>StartTime</text:p>
          </table:table-cell>
          <table:table-cell office:value-type="string">
            <text:p>grep 'Start time' $log <text:s/>| sed 's/,//' | awk '{print $4 }</text:p>
          </table:table-cell>
        </table:table-row>
        <table:table-row table:style-name="ro1">
          <table:table-cell office:value-type="string">
            <text:p>Host</text:p>
          </table:table-cell>
          <table:table-cell table:style-name="ce1" office:value-type="string">
            <text:p>bstest</text:p>
          </table:table-cell>
          <table:table-cell/>
          <table:table-cell office:value-type="string">
            <text:p>sort_buffer_size = 64M</text:p>
          </table:table-cell>
          <table:table-cell table:number-columns-repeated="3"/>
          <table:table-cell office:value-type="string">
            <text:p>EndTime</text:p>
          </table:table-cell>
          <table:table-cell office:value-type="string">
            <text:p>grep 'End time' $log <text:s/>| sed 's/,//' | awk '{print $4 }</text:p>
          </table:table-cell>
        </table:table-row>
        <table:table-row table:style-name="ro1">
          <table:table-cell office:value-type="string">
            <text:p>Memory</text:p>
          </table:table-cell>
          <table:table-cell table:style-name="ce1" office:value-type="float" office:value="8000">
            <text:p>8000</text:p>
          </table:table-cell>
          <table:table-cell/>
          <table:table-cell office:value-type="string">
            <text:p>read_buffer_size = 2M</text:p>
          </table:table-cell>
          <table:table-cell table:number-columns-repeated="3"/>
          <table:table-cell office:value-type="string">
            <text:p>Files</text:p>
          </table:table-cell>
          <table:table-cell office:value-type="string">
            <text:p>grep 'FD Files' $log <text:s/>| sed 's/,//g' | awk '{print $4 }'</text:p>
          </table:table-cell>
        </table:table-row>
        <table:table-row table:style-name="ro1">
          <table:table-cell office:value-type="string">
            <text:p>Disk system</text:p>
          </table:table-cell>
          <table:table-cell table:style-name="ce1" office:value-type="string">
            <text:p>2 SATA</text:p>
          </table:table-cell>
          <table:table-cell/>
          <table:table-cell office:value-type="string">
            <text:p>read_rnd_buffer_size = 8M</text:p>
          </table:table-cell>
          <table:table-cell table:number-columns-repeated="3"/>
          <table:table-cell office:value-type="string">
            <text:p>Duration</text:p>
          </table:table-cell>
          <table:table-cell office:value-type="string">
            <text:p>grep Elap $log | awk -F: '{ print $2 }' | while read a; do ./time_to_sec.pl $a ; done</text:p>
          </table:table-cell>
        </table:table-row>
        <table:table-row table:style-name="ro1">
          <table:table-cell office:value-type="string">
            <text:p>OS</text:p>
          </table:table-cell>
          <table:table-cell table:style-name="ce1" office:value-type="string">
            <text:p>Ubuntu</text:p>
          </table:table-cell>
          <table:table-cell/>
          <table:table-cell office:value-type="string">
            <text:p>myisam_sort_buffer_size = 64M</text:p>
          </table:table-cell>
          <table:table-cell table:number-columns-repeated="5"/>
        </table:table-row>
        <table:table-row table:style-name="ro1">
          <table:table-cell office:value-type="string">
            <text:p>FS type</text:p>
          </table:table-cell>
          <table:table-cell table:style-name="ce1" office:value-type="string">
            <text:p>reiserfs</text:p>
          </table:table-cell>
          <table:table-cell/>
          <table:table-cell office:value-type="string">
            <text:p>query_cache_size = 32M</text:p>
          </table:table-cell>
          <table:table-cell table:number-columns-repeated="5"/>
        </table:table-row>
        <table:table-row table:style-name="ro1">
          <table:table-cell office:value-type="string">
            <text:p>Nb jobs //</text:p>
          </table:table-cell>
          <table:table-cell table:style-name="ce1" office:value-type="float" office:value="2">
            <text:p>2</text:p>
          </table:table-cell>
          <table:table-cell/>
          <table:table-cell office:value-type="string">
            <text:p>thread_stack <text:s text:c="11"/>= 128K</text:p>
          </table:table-cell>
          <table:table-cell table:number-columns-repeated="5"/>
        </table:table-row>
        <table:table-row table:style-name="ro1">
          <table:table-cell office:value-type="string">
            <text:p>Nb cpus</text:p>
          </table:table-cell>
          <table:table-cell table:style-name="ce1" office:value-type="float" office:value="4">
            <text:p>4</text:p>
          </table:table-cell>
          <table:table-cell/>
          <table:table-cell office:value-type="string">
            <text:p>thread_cache_size <text:s text:c="6"/>= 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ackup NB</text:p>
          </table:table-cell>
          <table:table-cell office:value-type="string">
            <text:p>Level</text:p>
          </table:table-cell>
          <table:table-cell office:value-type="string">
            <office:annotation draw:style-name="gr3" draw:text-style-name="P3" svg:width="2.88cm" svg:height="0.991cm" svg:x="7.374cm" svg:y="3.177cm" draw:caption-point-x="-7.374cm" draw:caption-point-y="-3.177cm">
              <dc:date>2009-09-21T00:00:00</dc:date>
              <text:p text:style-name="P2"><text:span text:style-name="T1">Takes 90% of cpu</text:span></text:p>
            </office:annotation>
            <text:p>Duration innodb</text:p>
          </table:table-cell>
          <table:table-cell office:value-type="string">
            <text:p>3.0.2 isam</text:p>
          </table:table-cell>
          <table:table-cell office:value-type="string">
            <text:p>Nb Files</text:p>
          </table:table-cell>
          <table:table-cell office:value-type="string">
            <text:p>Catalog Files</text:p>
          </table:table-cell>
          <table:table-cell>
            <draw:frame table:end-cell-address="bstest_mysql_2.N31" table:end-x="0.256cm" table:end-y="0.081cm" draw:z-index="0" draw:style-name="gr1" svg:width="15.001cm" svg:height="8.034cm" svg:x="1.062cm" svg:y="0.127cm">
              <draw:object draw:notify-on-update-of-ranges="bstest_mysql_2.C12:bstest_mysql_2.C12 bstest_mysql_2.C13:bstest_mysql_2.C55 bstest_mysql_2.A13:bstest_mysql_2.A55 bstest_mysql_2.D12:bstest_mysql_2.D12 bstest_mysql_2.D13:bstest_mysql_2.D55 bstest_mysql_2.A13:bstest_mysql_2.A55" xlink:href="./Object 16" xlink:type="simple" xlink:show="embed" xlink:actuate="onLoad"/>
              <draw:image xlink:href="./ObjectReplacements/Object 16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/>
          <table:table-cell office:value-type="float" office:value="499">
            <text:p>499</text:p>
          </table:table-cell>
          <table:table-cell office:value-type="float" office:value="213">
            <text:p>213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float" office:value="248">
            <text:p>248</text:p>
          </table:table-cell>
          <table:table-cell office:value-type="float" office:value="349">
            <text:p>349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/>
          <table:table-cell office:value-type="float" office:value="280">
            <text:p>280</text:p>
          </table:table-cell>
          <table:table-cell office:value-type="float" office:value="425">
            <text:p>42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float" office:value="276">
            <text:p>276</text:p>
          </table:table-cell>
          <table:table-cell office:value-type="float" office:value="371">
            <text:p>371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float" office:value="295">
            <text:p>295</text:p>
          </table:table-cell>
          <table:table-cell office:value-type="float" office:value="435">
            <text:p>435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float" office:value="266">
            <text:p>266</text:p>
          </table:table-cell>
          <table:table-cell office:value-type="float" office:value="328">
            <text:p>328</text:p>
          </table:table-cell>
          <table:table-cell table:number-columns-repeated="5"/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float" office:value="285">
            <text:p>285</text:p>
          </table:table-cell>
          <table:table-cell office:value-type="float" office:value="391">
            <text:p>391</text:p>
          </table:table-cell>
          <table:table-cell table:number-columns-repeated="5"/>
        </table:table-row>
        <table:table-row table:style-name="ro1">
          <table:table-cell office:value-type="float" office:value="8">
            <text:p>8</text:p>
          </table:table-cell>
          <table:table-cell/>
          <table:table-cell office:value-type="float" office:value="277">
            <text:p>277</text:p>
          </table:table-cell>
          <table:table-cell office:value-type="float" office:value="370">
            <text:p>370</text:p>
          </table:table-cell>
          <table:table-cell table:number-columns-repeated="5"/>
        </table:table-row>
        <table:table-row table:style-name="ro1">
          <table:table-cell office:value-type="float" office:value="9">
            <text:p>9</text:p>
          </table:table-cell>
          <table:table-cell/>
          <table:table-cell office:value-type="float" office:value="296">
            <text:p>296</text:p>
          </table:table-cell>
          <table:table-cell office:value-type="float" office:value="447">
            <text:p>447</text:p>
          </table:table-cell>
          <table:table-cell table:number-columns-repeated="5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float" office:value="247">
            <text:p>247</text:p>
          </table:table-cell>
          <table:table-cell office:value-type="float" office:value="360">
            <text:p>360</text:p>
          </table:table-cell>
          <table:table-cell table:number-columns-repeated="5"/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float" office:value="266">
            <text:p>266</text:p>
          </table:table-cell>
          <table:table-cell office:value-type="float" office:value="436">
            <text:p>436</text:p>
          </table:table-cell>
          <table:table-cell table:number-columns-repeated="5"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float" office:value="249">
            <text:p>249</text:p>
          </table:table-cell>
          <table:table-cell office:value-type="float" office:value="392">
            <text:p>392</text:p>
          </table:table-cell>
          <table:table-cell table:number-columns-repeated="5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float" office:value="277">
            <text:p>277</text:p>
          </table:table-cell>
          <table:table-cell office:value-type="float" office:value="456">
            <text:p>456</text:p>
          </table:table-cell>
          <table:table-cell table:number-columns-repeated="5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float" office:value="253">
            <text:p>253</text:p>
          </table:table-cell>
          <table:table-cell office:value-type="float" office:value="325">
            <text:p>325</text:p>
          </table:table-cell>
          <table:table-cell table:number-columns-repeated="5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float" office:value="281">
            <text:p>281</text:p>
          </table:table-cell>
          <table:table-cell office:value-type="float" office:value="390">
            <text:p>390</text:p>
          </table:table-cell>
          <table:table-cell table:number-columns-repeated="5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float" office:value="283">
            <text:p>283</text:p>
          </table:table-cell>
          <table:table-cell office:value-type="float" office:value="356">
            <text:p>356</text:p>
          </table:table-cell>
          <table:table-cell table:number-columns-repeated="5"/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float" office:value="301">
            <text:p>301</text:p>
          </table:table-cell>
          <table:table-cell office:value-type="float" office:value="420">
            <text:p>420</text:p>
          </table:table-cell>
          <table:table-cell table:number-columns-repeated="5"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float" office:value="270">
            <text:p>270</text:p>
          </table:table-cell>
          <table:table-cell office:value-type="float" office:value="346">
            <text:p>346</text:p>
          </table:table-cell>
          <table:table-cell table:number-columns-repeated="5"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float" office:value="290">
            <text:p>290</text:p>
          </table:table-cell>
          <table:table-cell office:value-type="float" office:value="411">
            <text:p>411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276">
            <text:p>276</text:p>
          </table:table-cell>
          <table:table-cell office:value-type="float" office:value="329">
            <text:p>329</text:p>
          </table:table-cell>
          <table:table-cell table:number-columns-repeated="5"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295">
            <text:p>295</text:p>
          </table:table-cell>
          <table:table-cell office:value-type="float" office:value="407">
            <text:p>407</text:p>
          </table:table-cell>
          <table:table-cell table:number-columns-repeated="5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float" office:value="247">
            <text:p>247</text:p>
          </table:table-cell>
          <table:table-cell office:value-type="float" office:value="360">
            <text:p>360</text:p>
          </table:table-cell>
          <table:table-cell table:number-columns-repeated="5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float" office:value="275">
            <text:p>275</text:p>
          </table:table-cell>
          <table:table-cell office:value-type="float" office:value="437">
            <text:p>437</text:p>
          </table:table-cell>
          <table:table-cell table:number-columns-repeated="5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float" office:value="285">
            <text:p>285</text:p>
          </table:table-cell>
          <table:table-cell office:value-type="float" office:value="329">
            <text:p>329</text:p>
          </table:table-cell>
          <table:table-cell table:number-columns-repeated="5"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float" office:value="305">
            <text:p>305</text:p>
          </table:table-cell>
          <table:table-cell office:value-type="float" office:value="407">
            <text:p>407</text:p>
          </table:table-cell>
          <table:table-cell table:number-columns-repeated="5"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float" office:value="256">
            <text:p>256</text:p>
          </table:table-cell>
          <table:table-cell office:value-type="float" office:value="368">
            <text:p>368</text:p>
          </table:table-cell>
          <table:table-cell table:number-columns-repeated="5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float" office:value="275">
            <text:p>275</text:p>
          </table:table-cell>
          <table:table-cell office:value-type="float" office:value="446">
            <text:p>446</text:p>
          </table:table-cell>
          <table:table-cell table:number-columns-repeated="5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float" office:value="274">
            <text:p>274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float" office:value="303">
            <text:p>303</text:p>
          </table:table-cell>
          <table:table-cell office:value-type="float" office:value="397">
            <text:p>397</text:p>
          </table:table-cell>
          <table:table-cell table:number-columns-repeated="5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float" office:value="264">
            <text:p>264</text:p>
          </table:table-cell>
          <table:table-cell office:value-type="float" office:value="382">
            <text:p>382</text:p>
          </table:table-cell>
          <table:table-cell table:number-columns-repeated="5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float" office:value="293">
            <text:p>293</text:p>
          </table:table-cell>
          <table:table-cell office:value-type="float" office:value="446">
            <text:p>446</text:p>
          </table:table-cell>
          <table:table-cell table:number-columns-repeated="5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float" office:value="270">
            <text:p>270</text:p>
          </table:table-cell>
          <table:table-cell office:value-type="float" office:value="319">
            <text:p>319</text:p>
          </table:table-cell>
          <table:table-cell table:number-columns-repeated="5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float" office:value="300">
            <text:p>300</text:p>
          </table:table-cell>
          <table:table-cell office:value-type="float" office:value="396">
            <text:p>396</text:p>
          </table:table-cell>
          <table:table-cell table:number-columns-repeated="5"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float" office:value="274">
            <text:p>274</text:p>
          </table:table-cell>
          <table:table-cell office:value-type="float" office:value="370">
            <text:p>370</text:p>
          </table:table-cell>
          <table:table-cell table:number-columns-repeated="5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float" office:value="294">
            <text:p>294</text:p>
          </table:table-cell>
          <table:table-cell office:value-type="float" office:value="447">
            <text:p>447</text:p>
          </table:table-cell>
          <table:table-cell table:number-columns-repeated="5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float" office:value="269">
            <text:p>269</text:p>
          </table:table-cell>
          <table:table-cell office:value-type="float" office:value="321">
            <text:p>321</text:p>
          </table:table-cell>
          <table:table-cell table:number-columns-repeated="5"/>
        </table:table-row>
        <table:table-row table:style-name="ro1">
          <table:table-cell office:value-type="float" office:value="37">
            <text:p>37</text:p>
          </table:table-cell>
          <table:table-cell/>
          <table:table-cell office:value-type="float" office:value="297">
            <text:p>297</text:p>
          </table:table-cell>
          <table:table-cell office:value-type="float" office:value="385">
            <text:p>385</text:p>
          </table:table-cell>
          <table:table-cell table:number-columns-repeated="5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float" office:value="255">
            <text:p>255</text:p>
          </table:table-cell>
          <table:table-cell office:value-type="float" office:value="403">
            <text:p>403</text:p>
          </table:table-cell>
          <table:table-cell table:number-columns-repeated="5"/>
        </table:table-row>
        <table:table-row table:style-name="ro1">
          <table:table-cell office:value-type="float" office:value="39">
            <text:p>39</text:p>
          </table:table-cell>
          <table:table-cell/>
          <table:table-cell office:value-type="float" office:value="282">
            <text:p>282</text:p>
          </table:table-cell>
          <table:table-cell office:value-type="float" office:value="467">
            <text:p>467</text:p>
          </table:table-cell>
          <table:table-cell table:number-columns-repeated="5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float" office:value="274">
            <text:p>274</text:p>
          </table:table-cell>
          <table:table-cell office:value-type="float" office:value="334">
            <text:p>334</text:p>
          </table:table-cell>
          <table:table-cell table:number-columns-repeated="5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float" office:value="303">
            <text:p>303</text:p>
          </table:table-cell>
          <table:table-cell office:value-type="float" office:value="399">
            <text:p>399</text:p>
          </table:table-cell>
          <table:table-cell table:number-columns-repeated="5"/>
        </table:table-row>
        <table:table-row table:style-name="ro1">
          <table:table-cell office:value-type="float" office:value="42">
            <text:p>42</text:p>
          </table:table-cell>
          <table:table-cell/>
          <table:table-cell office:value-type="float" office:value="287">
            <text:p>287</text:p>
          </table:table-cell>
          <table:table-cell office:value-type="float" office:value="351">
            <text:p>351</text:p>
          </table:table-cell>
          <table:table-cell table:number-columns-repeated="5"/>
        </table:table-row>
        <table:table-row table:style-name="ro1">
          <table:table-cell office:value-type="float" office:value="43">
            <text:p>43</text:p>
          </table:table-cell>
          <table:table-cell/>
          <table:table-cell office:value-type="float" office:value="309">
            <text:p>309</text:p>
          </table:table-cell>
          <table:table-cell office:value-type="float" office:value="429">
            <text:p>429</text:p>
          </table:table-cell>
          <table:table-cell table:number-columns-repeated="5"/>
        </table:table-row>
        <table:table-row table:style-name="ro1">
          <table:table-cell office:value-type="float" office:value="44">
            <text:p>44</text:p>
          </table:table-cell>
          <table:table-cell/>
          <table:table-cell office:value-type="float" office:value="30">
            <text:p>30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47">
            <text:p>47</text:p>
          </table:table-cell>
          <table:table-cell/>
          <table:table-cell office:value-type="float" office:value="29">
            <text:p>29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49">
            <text:p>49</text:p>
          </table:table-cell>
          <table:table-cell/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51">
            <text:p>51</text:p>
          </table:table-cell>
          <table:table-cell/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table:number-columns-repeated="5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float" office:value="27">
            <text:p>27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55">
            <text:p>55</text:p>
          </table:table-cell>
          <table:table-cell/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56">
            <text:p>56</text:p>
          </table:table-cell>
          <table:table-cell/>
          <table:table-cell table:number-columns-repeated="2"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57">
            <text:p>57</text:p>
          </table:table-cell>
          <table:table-cell/>
          <table:table-cell table:number-columns-repeated="2"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58">
            <text:p>58</text:p>
          </table:table-cell>
          <table:table-cell/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59">
            <text:p>59</text:p>
          </table:table-cell>
          <table:table-cell/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60">
            <text:p>60</text:p>
          </table:table-cell>
          <table:table-cell/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61">
            <text:p>61</text:p>
          </table:table-cell>
          <table:table-cell/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62">
            <text:p>62</text:p>
          </table:table-cell>
          <table:table-cell/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63">
            <text:p>63</text:p>
          </table:table-cell>
          <table:table-cell/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64">
            <text:p>64</text:p>
          </table:table-cell>
          <table:table-cell/>
          <table:table-cell table:number-columns-repeated="2"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65">
            <text:p>65</text:p>
          </table:table-cell>
          <table:table-cell/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office:value-type="float" office:value="66">
            <text:p>66</text:p>
          </table:table-cell>
          <table:table-cell/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67">
            <text:p>67</text:p>
          </table:table-cell>
          <table:table-cell/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68">
            <text:p>68</text:p>
          </table:table-cell>
          <table:table-cell/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69">
            <text:p>69</text:p>
          </table:table-cell>
          <table:table-cell/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70">
            <text:p>70</text:p>
          </table:table-cell>
          <table:table-cell/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71">
            <text:p>71</text:p>
          </table:table-cell>
          <table:table-cell/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72">
            <text:p>72</text:p>
          </table:table-cell>
          <table:table-cell/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73">
            <text:p>73</text:p>
          </table:table-cell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74">
            <text:p>74</text:p>
          </table:table-cell>
          <table:table-cell/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75">
            <text:p>75</text:p>
          </table:table-cell>
          <table:table-cell/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76">
            <text:p>76</text:p>
          </table:table-cell>
          <table:table-cell/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77">
            <text:p>77</text:p>
          </table:table-cell>
          <table:table-cell/>
          <table:table-cell office:value-type="float" office:value="25">
            <text:p>25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78">
            <text:p>78</text:p>
          </table:table-cell>
          <table:table-cell/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79">
            <text:p>79</text:p>
          </table:table-cell>
          <table:table-cell/>
          <table:table-cell office:value-type="float" office:value="21">
            <text:p>21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/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81">
            <text:p>81</text:p>
          </table:table-cell>
          <table:table-cell/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82">
            <text:p>82</text:p>
          </table:table-cell>
          <table:table-cell/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5"/>
        </table:table-row>
        <table:table-row table:style-name="ro1">
          <table:table-cell office:value-type="float" office:value="83">
            <text:p>83</text:p>
          </table:table-cell>
          <table:table-cell/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84">
            <text:p>84</text:p>
          </table:table-cell>
          <table:table-cell/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office:value-type="float" office:value="85">
            <text:p>85</text:p>
          </table:table-cell>
          <table:table-cell/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table:number-columns-repeated="5"/>
        </table:table-row>
        <table:table-row table:style-name="ro1">
          <table:table-cell office:value-type="float" office:value="86">
            <text:p>86</text:p>
          </table:table-cell>
          <table:table-cell/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87">
            <text:p>87</text:p>
          </table:table-cell>
          <table:table-cell/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office:value-type="float" office:value="88">
            <text:p>88</text:p>
          </table:table-cell>
          <table:table-cell/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office:value-type="float" office:value="89">
            <text:p>89</text:p>
          </table:table-cell>
          <table:table-cell/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table:number-columns-repeated="5"/>
        </table:table-row>
        <table:table-row table:style-name="ro1">
          <table:table-cell office:value-type="float" office:value="90">
            <text:p>90</text:p>
          </table:table-cell>
          <table:table-cell/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office:value-type="float" office:value="91">
            <text:p>91</text:p>
          </table:table-cell>
          <table:table-cell/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table:number-columns-repeated="5"/>
        </table:table-row>
        <table:table-row table:style-name="ro1">
          <table:table-cell office:value-type="float" office:value="92">
            <text:p>92</text:p>
          </table:table-cell>
          <table:table-cell/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table:number-columns-repeated="5"/>
        </table:table-row>
        <table:table-row table:style-name="ro1">
          <table:table-cell office:value-type="float" office:value="93">
            <text:p>93</text:p>
          </table:table-cell>
          <table:table-cell/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94">
            <text:p>94</text:p>
          </table:table-cell>
          <table:table-cell/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office:value-type="float" office:value="95">
            <text:p>95</text:p>
          </table:table-cell>
          <table:table-cell/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table:number-columns-repeated="5"/>
        </table:table-row>
      </table:table>
      <table:table table:name="bstest_psql_2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DB server</text:p>
          </table:table-cell>
          <table:table-cell table:style-name="ce1" office:value-type="string">
            <text:p>localhost</text:p>
          </table:table-cell>
          <table:table-cell table:number-columns-repeated="7"/>
        </table:table-row>
        <table:table-row table:style-name="ro1">
          <table:table-cell office:value-type="string">
            <text:p>DB Type</text:p>
          </table:table-cell>
          <table:table-cell table:style-name="ce1" office:value-type="string">
            <text:p>postgresql</text:p>
          </table:table-cell>
          <table:table-cell table:number-columns-repeated="5"/>
          <table:table-cell office:value-type="string">
            <text:p>Level</text:p>
          </table:table-cell>
          <table:table-cell office:value-type="string">
            <text:p>grep Level $log <text:s/>| sed 's/,//' | awk '{print $3}'</text:p>
          </table:table-cell>
        </table:table-row>
        <table:table-row table:style-name="ro1">
          <table:table-cell office:value-type="string">
            <text:p>Version</text:p>
          </table:table-cell>
          <table:table-cell table:style-name="ce4" office:value-type="string">
            <text:p>8.4</text:p>
          </table:table-cell>
          <table:table-cell table:number-columns-repeated="5"/>
          <table:table-cell office:value-type="string">
            <text:p>StartTime</text:p>
          </table:table-cell>
          <table:table-cell office:value-type="string">
            <text:p>grep 'Start time' $log <text:s/>| sed 's/,//' | awk '{print $4 }</text:p>
          </table:table-cell>
        </table:table-row>
        <table:table-row table:style-name="ro1">
          <table:table-cell office:value-type="string">
            <text:p>Host</text:p>
          </table:table-cell>
          <table:table-cell table:style-name="ce1" office:value-type="string">
            <text:p>bstest</text:p>
          </table:table-cell>
          <table:table-cell table:number-columns-repeated="5"/>
          <table:table-cell office:value-type="string">
            <text:p>EndTime</text:p>
          </table:table-cell>
          <table:table-cell office:value-type="string">
            <text:p>grep 'End time' $log <text:s/>| sed 's/,//' | awk '{print $4 }</text:p>
          </table:table-cell>
        </table:table-row>
        <table:table-row table:style-name="ro1">
          <table:table-cell office:value-type="string">
            <text:p>Memory</text:p>
          </table:table-cell>
          <table:table-cell table:style-name="ce1" office:value-type="float" office:value="8000">
            <text:p>8000</text:p>
          </table:table-cell>
          <table:table-cell table:number-columns-repeated="5"/>
          <table:table-cell office:value-type="string">
            <text:p>Files</text:p>
          </table:table-cell>
          <table:table-cell office:value-type="string">
            <text:p>grep 'FD Files' $log <text:s/>| sed 's/,//g' | awk '{print $4 }'</text:p>
          </table:table-cell>
        </table:table-row>
        <table:table-row table:style-name="ro1">
          <table:table-cell office:value-type="string">
            <text:p>Disk system</text:p>
          </table:table-cell>
          <table:table-cell table:style-name="ce1" office:value-type="string">
            <text:p>2 SATA</text:p>
          </table:table-cell>
          <table:table-cell table:number-columns-repeated="5"/>
          <table:table-cell office:value-type="string">
            <text:p>Duration</text:p>
          </table:table-cell>
          <table:table-cell office:value-type="string">
            <text:p>grep Elap $log | awk -F: '{ print $2 }' | while read a; do ./time_to_sec.pl $a ; done</text:p>
          </table:table-cell>
        </table:table-row>
        <table:table-row table:style-name="ro1">
          <table:table-cell office:value-type="string">
            <text:p>OS</text:p>
          </table:table-cell>
          <table:table-cell table:style-name="ce1" office:value-type="string">
            <text:p>Ubuntu</text:p>
          </table:table-cell>
          <table:table-cell table:number-columns-repeated="7"/>
        </table:table-row>
        <table:table-row table:style-name="ro1">
          <table:table-cell office:value-type="string">
            <text:p>FS type</text:p>
          </table:table-cell>
          <table:table-cell table:style-name="ce1" office:value-type="string">
            <text:p>reiserfs</text:p>
          </table:table-cell>
          <table:table-cell table:number-columns-repeated="7"/>
        </table:table-row>
        <table:table-row table:style-name="ro1">
          <table:table-cell office:value-type="string">
            <text:p>Nb jobs //</text:p>
          </table:table-cell>
          <table:table-cell table:style-name="ce1" office:value-type="float" office:value="2">
            <text:p>2</text:p>
          </table:table-cell>
          <table:table-cell table:number-columns-repeated="7"/>
        </table:table-row>
        <table:table-row table:style-name="ro1">
          <table:table-cell office:value-type="string">
            <text:p>Nb cpus</text:p>
          </table:table-cell>
          <table:table-cell table:style-name="ce1"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ackup NB</text:p>
          </table:table-cell>
          <table:table-cell office:value-type="string">
            <text:p>Level</text:p>
          </table:table-cell>
          <table:table-cell office:value-type="string">
            <text:p>Duration 1//</text:p>
          </table:table-cell>
          <table:table-cell/>
          <table:table-cell office:value-type="string">
            <text:p>Nb Files</text:p>
          </table:table-cell>
          <table:table-cell office:value-type="string">
            <text:p>Catalog Fil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office:value-type="float" office:value="160">
            <text:p>16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7">
            <text:p>137</text:p>
          </table:table-cell>
          <table:table-cell office:value-type="float" office:value="178">
            <text:p>17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6">
            <text:p>186</text:p>
          </table:table-cell>
          <table:table-cell office:value-type="float" office:value="191">
            <text:p>19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2">
            <text:p>192</text:p>
          </table:table-cell>
          <table:table-cell office:value-type="float" office:value="286">
            <text:p>2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3">
            <text:p>183</text:p>
          </table:table-cell>
          <table:table-cell office:value-type="float" office:value="299">
            <text:p>2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37">
            <text:p>137</text:p>
          </table:table-cell>
          <table:table-cell office:value-type="float" office:value="302">
            <text:p>3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0">
            <text:p>160</text:p>
          </table:table-cell>
          <table:table-cell office:value-type="float" office:value="325">
            <text:p>3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04">
            <text:p>204</text:p>
          </table:table-cell>
          <table:table-cell office:value-type="float" office:value="313">
            <text:p>31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2">
            <text:p>192</text:p>
          </table:table-cell>
          <table:table-cell office:value-type="float" office:value="336">
            <text:p>33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5">
            <text:p>185</text:p>
          </table:table-cell>
          <table:table-cell office:value-type="float" office:value="302">
            <text:p>30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18">
            <text:p>218</text:p>
          </table:table-cell>
          <table:table-cell office:value-type="float" office:value="324">
            <text:p>32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88">
            <text:p>188</text:p>
          </table:table-cell>
          <table:table-cell office:value-type="float" office:value="310">
            <text:p>31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9">
            <text:p>239</text:p>
          </table:table-cell>
          <table:table-cell office:value-type="float" office:value="321">
            <text:p>32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60">
            <text:p>160</text:p>
          </table:table-cell>
          <table:table-cell office:value-type="float" office:value="299">
            <text:p>29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44">
            <text:p>144</text:p>
          </table:table-cell>
          <table:table-cell office:value-type="float" office:value="311">
            <text:p>31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office:value-type="float" office:value="318">
            <text:p>31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237">
            <text:p>237</text:p>
          </table:table-cell>
          <table:table-cell office:value-type="float" office:value="331">
            <text:p>33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91">
            <text:p>19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3">
            <text:p>1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8">
            <text:p>1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1">
            <text:p>16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7">
            <text:p>2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number-columns-repeated="6"/>
        </table:table-row>
      </table:table>
      <table:table table:name="bstest_mysql_1" table:style-name="ta1" table:print="false"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DB server</text:p>
          </table:table-cell>
          <table:table-cell table:style-name="ce1" office:value-type="string">
            <text:p>localhost</text:p>
          </table:table-cell>
          <table:table-cell/>
          <table:table-cell office:value-type="string">
            <text:p>key_buffer = 1024M</text:p>
          </table:table-cell>
          <table:table-cell table:number-columns-repeated="5"/>
        </table:table-row>
        <table:table-row table:style-name="ro1">
          <table:table-cell office:value-type="string">
            <text:p>DB Type</text:p>
          </table:table-cell>
          <table:table-cell table:style-name="ce1" office:value-type="string">
            <text:p>mysql</text:p>
          </table:table-cell>
          <table:table-cell/>
          <table:table-cell office:value-type="string">
            <text:p>max_allowed_packet = 16M</text:p>
          </table:table-cell>
          <table:table-cell table:number-columns-repeated="3"/>
          <table:table-cell office:value-type="string">
            <text:p>Level</text:p>
          </table:table-cell>
          <table:table-cell office:value-type="string">
            <text:p>grep Level $log <text:s/>| sed 's/,//' | awk '{print $3}'</text:p>
          </table:table-cell>
        </table:table-row>
        <table:table-row table:style-name="ro1">
          <table:table-cell office:value-type="string">
            <text:p>Version</text:p>
          </table:table-cell>
          <table:table-cell table:style-name="ce4" office:value-type="string">
            <text:p>5.0.51</text:p>
          </table:table-cell>
          <table:table-cell/>
          <table:table-cell office:value-type="string">
            <text:p>table_cache = 512</text:p>
          </table:table-cell>
          <table:table-cell table:number-columns-repeated="3"/>
          <table:table-cell office:value-type="string">
            <text:p>StartTime</text:p>
          </table:table-cell>
          <table:table-cell office:value-type="string">
            <text:p>grep 'Start time' $log <text:s/>| sed 's/,//' | awk '{print $4 }</text:p>
          </table:table-cell>
        </table:table-row>
        <table:table-row table:style-name="ro1">
          <table:table-cell office:value-type="string">
            <text:p>Host</text:p>
          </table:table-cell>
          <table:table-cell table:style-name="ce1" office:value-type="string">
            <text:p>bstest</text:p>
          </table:table-cell>
          <table:table-cell/>
          <table:table-cell office:value-type="string">
            <text:p>sort_buffer_size = 64M</text:p>
          </table:table-cell>
          <table:table-cell table:number-columns-repeated="3"/>
          <table:table-cell office:value-type="string">
            <text:p>EndTime</text:p>
          </table:table-cell>
          <table:table-cell office:value-type="string">
            <text:p>grep 'End time' $log <text:s/>| sed 's/,//' | awk '{print $4 }</text:p>
          </table:table-cell>
        </table:table-row>
        <table:table-row table:style-name="ro1">
          <table:table-cell office:value-type="string">
            <text:p>Memory</text:p>
          </table:table-cell>
          <table:table-cell table:style-name="ce1" office:value-type="float" office:value="8000">
            <text:p>8000</text:p>
          </table:table-cell>
          <table:table-cell/>
          <table:table-cell office:value-type="string">
            <text:p>read_buffer_size = 2M</text:p>
          </table:table-cell>
          <table:table-cell table:number-columns-repeated="3"/>
          <table:table-cell office:value-type="string">
            <text:p>Files</text:p>
          </table:table-cell>
          <table:table-cell office:value-type="string">
            <text:p>grep 'FD Files' $log <text:s/>| sed 's/,//g' | awk '{print $4 }'</text:p>
          </table:table-cell>
        </table:table-row>
        <table:table-row table:style-name="ro1">
          <table:table-cell office:value-type="string">
            <text:p>Disk system</text:p>
          </table:table-cell>
          <table:table-cell table:style-name="ce1" office:value-type="string">
            <text:p>2 SATA</text:p>
          </table:table-cell>
          <table:table-cell/>
          <table:table-cell office:value-type="string">
            <text:p>read_rnd_buffer_size = 8M</text:p>
          </table:table-cell>
          <table:table-cell table:number-columns-repeated="3"/>
          <table:table-cell office:value-type="string">
            <text:p>Duration</text:p>
          </table:table-cell>
          <table:table-cell office:value-type="string">
            <text:p>grep Elap $log | awk -F: '{ print $2 }' | while read a; do ./time_to_sec.pl $a ; done</text:p>
          </table:table-cell>
        </table:table-row>
        <table:table-row table:style-name="ro1">
          <table:table-cell office:value-type="string">
            <text:p>OS</text:p>
          </table:table-cell>
          <table:table-cell table:style-name="ce1" office:value-type="string">
            <text:p>Ubuntu</text:p>
          </table:table-cell>
          <table:table-cell/>
          <table:table-cell office:value-type="string">
            <text:p>myisam_sort_buffer_size = 64M</text:p>
          </table:table-cell>
          <table:table-cell table:number-columns-repeated="5"/>
        </table:table-row>
        <table:table-row table:style-name="ro1">
          <table:table-cell office:value-type="string">
            <text:p>FS type</text:p>
          </table:table-cell>
          <table:table-cell table:style-name="ce1" office:value-type="string">
            <text:p>reiserfs</text:p>
          </table:table-cell>
          <table:table-cell/>
          <table:table-cell office:value-type="string">
            <text:p>query_cache_size = 32M</text:p>
          </table:table-cell>
          <table:table-cell table:number-columns-repeated="5"/>
        </table:table-row>
        <table:table-row table:style-name="ro1">
          <table:table-cell office:value-type="string">
            <text:p>Nb jobs //</text:p>
          </table:table-cell>
          <table:table-cell table:style-name="ce1" office:value-type="float" office:value="1">
            <text:p>1</text:p>
          </table:table-cell>
          <table:table-cell/>
          <table:table-cell office:value-type="string">
            <text:p>thread_stack <text:s text:c="11"/>= 128K</text:p>
          </table:table-cell>
          <table:table-cell table:number-columns-repeated="5"/>
        </table:table-row>
        <table:table-row table:style-name="ro1">
          <table:table-cell office:value-type="string">
            <text:p>Nb cpus</text:p>
          </table:table-cell>
          <table:table-cell table:style-name="ce1" office:value-type="float" office:value="4">
            <text:p>4</text:p>
          </table:table-cell>
          <table:table-cell/>
          <table:table-cell office:value-type="string">
            <text:p>thread_cache_size <text:s text:c="6"/>= 8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ackup NB</text:p>
          </table:table-cell>
          <table:table-cell office:value-type="string">
            <text:p>Level</text:p>
          </table:table-cell>
          <table:table-cell office:value-type="string">
            <office:annotation draw:style-name="gr3" draw:text-style-name="P3" svg:width="2.886cm" svg:height="0.991cm" svg:x="7.374cm" svg:y="3.177cm" draw:caption-point-x="-7.374cm" draw:caption-point-y="-3.177cm">
              <dc:date>2009-09-21T00:00:00</dc:date>
              <text:p text:style-name="P2"><text:span text:style-name="T1">Takes 90% of cpu</text:span></text:p>
            </office:annotation>
            <text:p>Duration innodb</text:p>
          </table:table-cell>
          <table:table-cell office:value-type="string">
            <text:p>Duration isam</text:p>
          </table:table-cell>
          <table:table-cell office:value-type="string">
            <text:p>Nb Files</text:p>
          </table:table-cell>
          <table:table-cell office:value-type="string">
            <text:p>Catalog File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94">
            <text:p>19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2">
            <text:p>19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3">
            <text:p>2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6">
            <text:p>2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9">
            <text:p>23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4">
            <text:p>20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68">
            <text:p>26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7">
            <text:p>21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49">
            <text:p>24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6">
            <text:p>2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42">
            <text:p>24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0">
            <text:p>21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3">
            <text:p>25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>
            <text:p>2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46">
            <text:p>24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99">
            <text:p>19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40">
            <text:p>24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11">
            <text:p>21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75">
            <text:p>27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46">
            <text:p>24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29">
            <text:p>22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00">
            <text:p>20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3">
            <text:p>3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8">
            <text:p>28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7">
            <text:p>27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5">
            <text:p>2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4">
            <text:p>2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6">
            <text:p>2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3">
            <text:p>23</text:p>
          </table:table-cell>
          <table:table-cell table:number-columns-repeated="5"/>
        </table:table-row>
      </table:table>
      <table:table table:name="bstest_psql_1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Host</text:p>
          </table:table-cell>
          <table:table-cell table:style-name="ce1" office:value-type="string">
            <text:p>bstest</text:p>
          </table:table-cell>
          <table:table-cell table:number-columns-repeated="5"/>
          <table:table-cell office:value-type="string">
            <text:p>EndTime</text:p>
          </table:table-cell>
          <table:table-cell office:value-type="string">
            <text:p>grep 'End time' $log <text:s/>| sed 's/,//' | awk '{print $4 }</text:p>
          </table:table-cell>
        </table:table-row>
        <table:table-row table:style-name="ro1">
          <table:table-cell office:value-type="string">
            <text:p>Memory</text:p>
          </table:table-cell>
          <table:table-cell table:style-name="ce1" office:value-type="float" office:value="8000">
            <text:p>8000</text:p>
          </table:table-cell>
          <table:table-cell table:number-columns-repeated="5"/>
          <table:table-cell office:value-type="string">
            <text:p>Files</text:p>
          </table:table-cell>
          <table:table-cell office:value-type="string">
            <text:p>grep 'FD Files' $log <text:s/>| sed 's/,//g' | awk '{print $4 }'</text:p>
          </table:table-cell>
        </table:table-row>
        <table:table-row table:style-name="ro1">
          <table:table-cell office:value-type="string">
            <text:p>Disk system</text:p>
          </table:table-cell>
          <table:table-cell table:style-name="ce1" office:value-type="string">
            <text:p>2 SATA</text:p>
          </table:table-cell>
          <table:table-cell table:number-columns-repeated="5"/>
          <table:table-cell office:value-type="string">
            <text:p>Duration</text:p>
          </table:table-cell>
          <table:table-cell office:value-type="string">
            <text:p>grep Elap $log | awk -F: '{ print $2 }' | while read a; do ./time_to_sec.pl $a ; done</text:p>
          </table:table-cell>
        </table:table-row>
        <table:table-row table:style-name="ro1">
          <table:table-cell office:value-type="string">
            <text:p>OS</text:p>
          </table:table-cell>
          <table:table-cell table:style-name="ce1" office:value-type="string">
            <text:p>Ubuntu</text:p>
          </table:table-cell>
          <table:table-cell table:number-columns-repeated="7"/>
        </table:table-row>
        <table:table-row table:style-name="ro1">
          <table:table-cell office:value-type="string">
            <text:p>FS type</text:p>
          </table:table-cell>
          <table:table-cell table:style-name="ce1" office:value-type="string">
            <text:p>reiserfs</text:p>
          </table:table-cell>
          <table:table-cell table:number-columns-repeated="7"/>
        </table:table-row>
        <table:table-row table:style-name="ro1">
          <table:table-cell office:value-type="string">
            <text:p>Nb jobs //</text:p>
          </table:table-cell>
          <table:table-cell table:style-name="ce1" office:value-type="float" office:value="1">
            <text:p>1</text:p>
          </table:table-cell>
          <table:table-cell table:number-columns-repeated="7"/>
        </table:table-row>
        <table:table-row table:style-name="ro1">
          <table:table-cell office:value-type="string">
            <text:p>Nb cpus</text:p>
          </table:table-cell>
          <table:table-cell table:style-name="ce1" office:value-type="float" office:value="4">
            <text:p>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Backup NB</text:p>
          </table:table-cell>
          <table:table-cell office:value-type="string">
            <text:p>Level</text:p>
          </table:table-cell>
          <table:table-cell office:value-type="string">
            <text:p>Duration 1//</text:p>
          </table:table-cell>
          <table:table-cell/>
          <table:table-cell office:value-type="string">
            <text:p>Nb Files</text:p>
          </table:table-cell>
          <table:table-cell office:value-type="string">
            <text:p>Catalog File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04">
            <text:p>6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1">
            <text:p>16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8">
            <text:p>18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7">
            <text:p>2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6">
            <text:p>20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6">
            <text:p>16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2">
            <text:p>18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4">
            <text:p>1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1">
            <text:p>1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6">
            <text:p>20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3">
            <text:p>18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17">
            <text:p>21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5">
            <text:p>1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3">
            <text:p>1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4">
            <text:p>1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34">
            <text:p>2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4">
            <text:p>19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2">
            <text:p>1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6">
            <text:p>1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4">
            <text:p>1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8">
            <text:p>20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9">
            <text:p>19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number-columns-repeated="6"/>
        </table:table-row>
      </table:table>
      <table:table table:name="new_accurate" table:style-name="ta1" table:print="false">
        <table:table-column table:style-name="co13" table:default-cell-style-name="Default"/>
        <table:table-column table:style-name="co1" table:number-columns-repeated="5" table:default-cell-style-name="Default"/>
        <table:table-row table:style-name="ro1">
          <table:table-cell office:value-type="string">
            <text:p>New accurate code</text:p>
          </table:table-cell>
          <table:table-cell table:number-columns-repeated="5"/>
        </table:table-row>
        <table:table-row table:style-name="ro1">
          <table:table-cell office:value-type="string">
            <text:p>Nb job in //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Mem</text:p>
          </table:table-cell>
          <table:table-cell office:value-type="float" office:value="8000">
            <text:p>8000</text:p>
          </table:table-cell>
          <table:table-cell table:number-columns-repeated="4"/>
        </table:table-row>
        <table:table-row table:style-name="ro1">
          <table:table-cell office:value-type="string">
            <text:p>DB mem</text:p>
          </table:table-cell>
          <table:table-cell office:value-type="float" office:value="1024">
            <text:p>1024</text:p>
          </table:table-cell>
          <table:table-cell table:number-columns-repeated="4"/>
        </table:table-row>
        <table:table-row table:style-name="ro1">
          <table:table-cell office:value-type="string">
            <text:p>Disk</text:p>
          </table:table-cell>
          <table:table-cell office:value-type="string">
            <text:p>Sat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>
            <text:p>Backup number</text:p>
          </table:table-cell>
          <table:table-cell office:value-type="string">
            <text:p>Mysql ISAM</text:p>
          </table:table-cell>
          <table:table-cell office:value-type="string">
            <text:p>Postgresql</text:p>
          </table:table-cell>
          <table:table-cell office:value-type="string">
            <text:p>Mysql Innodb</text:p>
          </table:table-cell>
          <table:table-cell office:value-type="string">
            <text:p>SQLite</text:p>
          </table:table-cell>
          <table:table-cell>
            <draw:frame table:end-cell-address="new_accurate.N30" table:end-x="0.837cm" table:end-y="0.186cm" draw:z-index="0" draw:style-name="gr1" svg:width="18.167cm" svg:height="9.548cm" svg:x="0.735cm" svg:y="0.419cm">
              <draw:object draw:notify-on-update-of-ranges="new_accurate.B7:new_accurate.B7 new_accurate.B8:new_accurate.B102 new_accurate.A8:new_accurate.A102 new_accurate.C7:new_accurate.C7 new_accurate.C8:new_accurate.C102 new_accurate.A8:new_accurate.A102 new_accurate.D7:new_accurate.D7 new_accurate.D8:new_accurate.D102 new_accurate.A8:new_accurate.A102 new_accurate.E7:new_accurate.E7 new_accurate.E8:new_accurate.E102 new_accurate.A8:new_accurate.A102" xlink:href="./Object 23" xlink:type="simple" xlink:show="embed" xlink:actuate="onLoad"/>
              <draw:image xlink:href="./ObjectReplacements/Object 23" xlink:type="simple" xlink:show="embed" xlink:actuate="onLoad"/>
            </draw:frame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154">
            <text:p>154</text:p>
          </table:table-cell>
          <table:table-cell office:value-type="float" office:value="250">
            <text:p>250</text:p>
          </table:table-cell>
          <table:table-cell office:value-type="float" office:value="219">
            <text:p>21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172">
            <text:p>172</text:p>
          </table:table-cell>
          <table:table-cell office:value-type="float" office:value="281">
            <text:p>281</text:p>
          </table:table-cell>
          <table:table-cell office:value-type="float" office:value="303">
            <text:p>30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92">
            <text:p>392</text:p>
          </table:table-cell>
          <table:table-cell office:value-type="float" office:value="196">
            <text:p>196</text:p>
          </table:table-cell>
          <table:table-cell office:value-type="float" office:value="298">
            <text:p>298</text:p>
          </table:table-cell>
          <table:table-cell office:value-type="float" office:value="338">
            <text:p>338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53">
            <text:p>353</text:p>
          </table:table-cell>
          <table:table-cell office:value-type="float" office:value="297">
            <text:p>297</text:p>
          </table:table-cell>
          <table:table-cell office:value-type="float" office:value="373">
            <text:p>373</text:p>
          </table:table-cell>
          <table:table-cell office:value-type="float" office:value="294">
            <text:p>29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16">
            <text:p>416</text:p>
          </table:table-cell>
          <table:table-cell office:value-type="float" office:value="310">
            <text:p>310</text:p>
          </table:table-cell>
          <table:table-cell office:value-type="float" office:value="391">
            <text:p>391</text:p>
          </table:table-cell>
          <table:table-cell office:value-type="float" office:value="380">
            <text:p>38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4">
            <text:p>334</text:p>
          </table:table-cell>
          <table:table-cell office:value-type="float" office:value="308">
            <text:p>308</text:p>
          </table:table-cell>
          <table:table-cell office:value-type="float" office:value="304">
            <text:p>304</text:p>
          </table:table-cell>
          <table:table-cell office:value-type="float" office:value="256">
            <text:p>256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97">
            <text:p>397</text:p>
          </table:table-cell>
          <table:table-cell office:value-type="float" office:value="320">
            <text:p>320</text:p>
          </table:table-cell>
          <table:table-cell office:value-type="float" office:value="321">
            <text:p>321</text:p>
          </table:table-cell>
          <table:table-cell office:value-type="float" office:value="342">
            <text:p>342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77">
            <text:p>377</text:p>
          </table:table-cell>
          <table:table-cell office:value-type="float" office:value="301">
            <text:p>301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55">
            <text:p>455</text:p>
          </table:table-cell>
          <table:table-cell office:value-type="float" office:value="325">
            <text:p>325</text:p>
          </table:table-cell>
          <table:table-cell office:value-type="float" office:value="387">
            <text:p>387</text:p>
          </table:table-cell>
          <table:table-cell office:value-type="float" office:value="345">
            <text:p>34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03">
            <text:p>303</text:p>
          </table:table-cell>
          <table:table-cell office:value-type="float" office:value="297">
            <text:p>297</text:p>
          </table:table-cell>
          <table:table-cell office:value-type="float" office:value="314">
            <text:p>314</text:p>
          </table:table-cell>
          <table:table-cell office:value-type="float" office:value="277">
            <text:p>27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2">
            <text:p>382</text:p>
          </table:table-cell>
          <table:table-cell office:value-type="float" office:value="319">
            <text:p>319</text:p>
          </table:table-cell>
          <table:table-cell office:value-type="float" office:value="341">
            <text:p>341</text:p>
          </table:table-cell>
          <table:table-cell office:value-type="float" office:value="363">
            <text:p>36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7">
            <text:p>367</text:p>
          </table:table-cell>
          <table:table-cell office:value-type="float" office:value="307">
            <text:p>307</text:p>
          </table:table-cell>
          <table:table-cell office:value-type="float" office:value="365">
            <text:p>365</text:p>
          </table:table-cell>
          <table:table-cell office:value-type="float" office:value="378">
            <text:p>37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44">
            <text:p>444</text:p>
          </table:table-cell>
          <table:table-cell office:value-type="float" office:value="318">
            <text:p>318</text:p>
          </table:table-cell>
          <table:table-cell office:value-type="float" office:value="393">
            <text:p>393</text:p>
          </table:table-cell>
          <table:table-cell office:value-type="float" office:value="414">
            <text:p>414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14">
            <text:p>314</text:p>
          </table:table-cell>
          <table:table-cell office:value-type="float" office:value="288">
            <text:p>288</text:p>
          </table:table-cell>
          <table:table-cell office:value-type="float" office:value="369">
            <text:p>369</text:p>
          </table:table-cell>
          <table:table-cell office:value-type="float" office:value="263">
            <text:p>26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80">
            <text:p>380</text:p>
          </table:table-cell>
          <table:table-cell office:value-type="float" office:value="311">
            <text:p>311</text:p>
          </table:table-cell>
          <table:table-cell office:value-type="float" office:value="386">
            <text:p>386</text:p>
          </table:table-cell>
          <table:table-cell office:value-type="float" office:value="343">
            <text:p>34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48">
            <text:p>348</text:p>
          </table:table-cell>
          <table:table-cell office:value-type="float" office:value="323">
            <text:p>323</text:p>
          </table:table-cell>
          <table:table-cell office:value-type="float" office:value="298">
            <text:p>298</text:p>
          </table:table-cell>
          <table:table-cell office:value-type="float" office:value="345">
            <text:p>345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26">
            <text:p>426</text:p>
          </table:table-cell>
          <table:table-cell office:value-type="float" office:value="345">
            <text:p>345</text:p>
          </table:table-cell>
          <table:table-cell office:value-type="float" office:value="315">
            <text:p>315</text:p>
          </table:table-cell>
          <table:table-cell office:value-type="float" office:value="429">
            <text:p>42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348">
            <text:p>348</text:p>
          </table:table-cell>
          <table:table-cell office:value-type="float" office:value="310">
            <text:p>310</text:p>
          </table:table-cell>
          <table:table-cell office:value-type="float" office:value="358">
            <text:p>358</text:p>
          </table:table-cell>
          <table:table-cell office:value-type="float" office:value="326">
            <text:p>326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14">
            <text:p>414</text:p>
          </table:table-cell>
          <table:table-cell office:value-type="float" office:value="332">
            <text:p>332</text:p>
          </table:table-cell>
          <table:table-cell office:value-type="float" office:value="375">
            <text:p>375</text:p>
          </table:table-cell>
          <table:table-cell office:value-type="float" office:value="408">
            <text:p>40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27">
            <text:p>327</text:p>
          </table:table-cell>
          <table:table-cell office:value-type="float" office:value="298">
            <text:p>298</text:p>
          </table:table-cell>
          <table:table-cell office:value-type="float" office:value="263">
            <text:p>263</text:p>
          </table:table-cell>
          <table:table-cell office:value-type="float" office:value="338">
            <text:p>338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392">
            <text:p>392</text:p>
          </table:table-cell>
          <table:table-cell office:value-type="float" office:value="310">
            <text:p>310</text:p>
          </table:table-cell>
          <table:table-cell office:value-type="float" office:value="292">
            <text:p>292</text:p>
          </table:table-cell>
          <table:table-cell office:value-type="float" office:value="416">
            <text:p>416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27">
            <text:p>327</text:p>
          </table:table-cell>
          <table:table-cell office:value-type="float" office:value="311">
            <text:p>311</text:p>
          </table:table-cell>
          <table:table-cell office:value-type="float" office:value="314">
            <text:p>314</text:p>
          </table:table-cell>
          <table:table-cell office:value-type="float" office:value="339">
            <text:p>339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05">
            <text:p>405</text:p>
          </table:table-cell>
          <table:table-cell office:value-type="float" office:value="334">
            <text:p>334</text:p>
          </table:table-cell>
          <table:table-cell office:value-type="float" office:value="342">
            <text:p>342</text:p>
          </table:table-cell>
          <table:table-cell office:value-type="float" office:value="422">
            <text:p>422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34">
            <text:p>334</text:p>
          </table:table-cell>
          <table:table-cell office:value-type="float" office:value="320">
            <text:p>320</text:p>
          </table:table-cell>
          <table:table-cell office:value-type="float" office:value="299">
            <text:p>299</text:p>
          </table:table-cell>
          <table:table-cell office:value-type="float" office:value="347">
            <text:p>347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399">
            <text:p>399</text:p>
          </table:table-cell>
          <table:table-cell office:value-type="float" office:value="331">
            <text:p>331</text:p>
          </table:table-cell>
          <table:table-cell office:value-type="float" office:value="327">
            <text:p>327</text:p>
          </table:table-cell>
          <table:table-cell office:value-type="float" office:value="432">
            <text:p>43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364">
            <text:p>364</text:p>
          </table:table-cell>
          <table:table-cell office:value-type="float" office:value="318">
            <text:p>318</text:p>
          </table:table-cell>
          <table:table-cell office:value-type="float" office:value="349">
            <text:p>349</text:p>
          </table:table-cell>
          <table:table-cell office:value-type="float" office:value="403">
            <text:p>40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29">
            <text:p>429</text:p>
          </table:table-cell>
          <table:table-cell office:value-type="float" office:value="330">
            <text:p>330</text:p>
          </table:table-cell>
          <table:table-cell office:value-type="float" office:value="378">
            <text:p>378</text:p>
          </table:table-cell>
          <table:table-cell office:value-type="float" office:value="428">
            <text:p>428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13">
            <text:p>313</text:p>
          </table:table-cell>
          <table:table-cell office:value-type="float" office:value="293">
            <text:p>293</text:p>
          </table:table-cell>
          <table:table-cell office:value-type="float" office:value="294">
            <text:p>294</text:p>
          </table:table-cell>
          <table:table-cell office:value-type="float" office:value="358">
            <text:p>358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91">
            <text:p>391</text:p>
          </table:table-cell>
          <table:table-cell office:value-type="float" office:value="316">
            <text:p>316</text:p>
          </table:table-cell>
          <table:table-cell office:value-type="float" office:value="321">
            <text:p>321</text:p>
          </table:table-cell>
          <table:table-cell office:value-type="float" office:value="395">
            <text:p>39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28">
            <text:p>328</text:p>
          </table:table-cell>
          <table:table-cell office:value-type="float" office:value="289">
            <text:p>289</text:p>
          </table:table-cell>
          <table:table-cell office:value-type="float" office:value="299">
            <text:p>299</text:p>
          </table:table-cell>
          <table:table-cell office:value-type="float" office:value="341">
            <text:p>34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93">
            <text:p>393</text:p>
          </table:table-cell>
          <table:table-cell office:value-type="float" office:value="311">
            <text:p>311</text:p>
          </table:table-cell>
          <table:table-cell office:value-type="float" office:value="316">
            <text:p>316</text:p>
          </table:table-cell>
          <table:table-cell office:value-type="float" office:value="429">
            <text:p>42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13">
            <text:p>313</text:p>
          </table:table-cell>
          <table:table-cell office:value-type="float" office:value="332">
            <text:p>332</text:p>
          </table:table-cell>
          <table:table-cell office:value-type="float" office:value="314">
            <text:p>314</text:p>
          </table:table-cell>
          <table:table-cell office:value-type="float" office:value="340">
            <text:p>340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77">
            <text:p>377</text:p>
          </table:table-cell>
          <table:table-cell office:value-type="float" office:value="344">
            <text:p>344</text:p>
          </table:table-cell>
          <table:table-cell office:value-type="float" office:value="331">
            <text:p>331</text:p>
          </table:table-cell>
          <table:table-cell office:value-type="float" office:value="426">
            <text:p>426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2">
            <text:p>352</text:p>
          </table:table-cell>
          <table:table-cell office:value-type="float" office:value="319">
            <text:p>319</text:p>
          </table:table-cell>
          <table:table-cell office:value-type="float" office:value="343">
            <text:p>343</text:p>
          </table:table-cell>
          <table:table-cell office:value-type="float" office:value="357">
            <text:p>357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417">
            <text:p>417</text:p>
          </table:table-cell>
          <table:table-cell office:value-type="float" office:value="342">
            <text:p>342</text:p>
          </table:table-cell>
          <table:table-cell office:value-type="float" office:value="361">
            <text:p>361</text:p>
          </table:table-cell>
          <table:table-cell office:value-type="float" office:value="439">
            <text:p>439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35">
            <text:p>335</text:p>
          </table:table-cell>
          <table:table-cell office:value-type="float" office:value="314">
            <text:p>314</text:p>
          </table:table-cell>
          <table:table-cell office:value-type="float" office:value="305">
            <text:p>305</text:p>
          </table:table-cell>
          <table:table-cell office:value-type="float" office:value="372">
            <text:p>372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400">
            <text:p>400</text:p>
          </table:table-cell>
          <table:table-cell office:value-type="float" office:value="325">
            <text:p>325</text:p>
          </table:table-cell>
          <table:table-cell office:value-type="float" office:value="332">
            <text:p>332</text:p>
          </table:table-cell>
          <table:table-cell office:value-type="float" office:value="409">
            <text:p>409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35">
            <text:p>335</text:p>
          </table:table-cell>
          <table:table-cell office:value-type="float" office:value="308">
            <text:p>308</text:p>
          </table:table-cell>
          <table:table-cell office:value-type="float" office:value="299">
            <text:p>299</text:p>
          </table:table-cell>
          <table:table-cell office:value-type="float" office:value="311">
            <text:p>311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99">
            <text:p>399</text:p>
          </table:table-cell>
          <table:table-cell office:value-type="float" office:value="331">
            <text:p>331</text:p>
          </table:table-cell>
          <table:table-cell office:value-type="float" office:value="318">
            <text:p>318</text:p>
          </table:table-cell>
          <table:table-cell office:value-type="float" office:value="389">
            <text:p>38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352">
            <text:p>352</text:p>
          </table:table-cell>
          <table:table-cell office:value-type="float" office:value="303">
            <text:p>303</text:p>
          </table:table-cell>
          <table:table-cell office:value-type="float" office:value="338">
            <text:p>338</text:p>
          </table:table-cell>
          <table:table-cell office:value-type="float" office:value="352">
            <text:p>352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18">
            <text:p>418</text:p>
          </table:table-cell>
          <table:table-cell office:value-type="float" office:value="325">
            <text:p>325</text:p>
          </table:table-cell>
          <table:table-cell office:value-type="float" office:value="358">
            <text:p>358</text:p>
          </table:table-cell>
          <table:table-cell office:value-type="float" office:value="421">
            <text:p>421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32">
            <text:p>332</text:p>
          </table:table-cell>
          <table:table-cell office:value-type="float" office:value="297">
            <text:p>297</text:p>
          </table:table-cell>
          <table:table-cell office:value-type="float" office:value="329">
            <text:p>329</text:p>
          </table:table-cell>
          <table:table-cell office:value-type="float" office:value="342">
            <text:p>342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11">
            <text:p>411</text:p>
          </table:table-cell>
          <table:table-cell office:value-type="float" office:value="309">
            <text:p>309</text:p>
          </table:table-cell>
          <table:table-cell office:value-type="float" office:value="348">
            <text:p>348</text:p>
          </table:table-cell>
          <table:table-cell office:value-type="float" office:value="421">
            <text:p>421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table:number-columns-repeated="2" office:value-type="float" office:value="36">
            <text:p>36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float" office:value="67">
            <text:p>67</text:p>
          </table:table-cell>
          <table:table-cell office:value-type="float" office:value="32">
            <text:p>32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25">
            <text:p>25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29">
            <text:p>29</text:p>
          </table:table-cell>
          <table:table-cell office:value-type="float" office:value="34">
            <text:p>34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number-columns-repeated="2"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number-columns-repeated="2"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25">
            <text:p>25</text:p>
          </table:table-cell>
          <table:table-cell table:number-columns-repeated="3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number-columns-repeated="2"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22">
            <text:p>22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4">
            <text:p>24</text:p>
          </table:table-cell>
          <table:table-cell office:value-type="float" office:value="31">
            <text:p>31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29">
            <text:p>29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1">
            <text:p>31</text:p>
          </table:table-cell>
          <table:table-cell office:value-type="float" office:value="33">
            <text:p>33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28">
            <text:p>28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26">
            <text:p>26</text:p>
          </table:table-cell>
          <table:table-cell office:value-type="float" office:value="23">
            <text:p>23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table:number-columns-repeated="2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28">
            <text:p>28</text:p>
          </table:table-cell>
          <table:table-cell office:value-type="float" office:value="22">
            <text:p>22</text:p>
          </table:table-cell>
          <table:table-cell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4">
            <text:p>24</text:p>
          </table:table-cell>
          <table:table-cell office:value-type="float" office:value="22">
            <text:p>22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29">
            <text:p>29</text:p>
          </table:table-cell>
          <table:table-cell table:number-columns-repeated="2" office:value-type="float" office:value="27">
            <text:p>27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5">
            <text:p>25</text:p>
          </table:table-cell>
          <table:table-cell table:number-columns-repeated="2" office:value-type="float" office:value="23">
            <text:p>23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4">
            <text:p>24</text:p>
          </table:table-cell>
          <table:table-cell office:value-type="float" office:value="26">
            <text:p>26</text:p>
          </table:table-cell>
          <table:table-cell office:value-type="float" office:value="28">
            <text:p>28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9">
            <text:p>29</text:p>
          </table:table-cell>
          <table:table-cell office:value-type="float" office:value="26">
            <text:p>26</text:p>
          </table:table-cell>
          <table:table-cell office:value-type="float" office:value="31">
            <text:p>31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24">
            <text:p>24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22">
            <text:p>22</text:p>
          </table:table-cell>
          <table:table-cell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table:number-columns-repeated="2"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88">
            <text:p>88</text:p>
          </table:table-cell>
          <table:table-cell table:number-columns-repeated="2"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28">
            <text:p>28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table:number-columns-repeated="2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4">
            <text:p>24</text:p>
          </table:table-cell>
          <table:table-cell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office:value-type="float" office:value="27">
            <text:p>27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6">
            <text:p>26</text:p>
          </table:table-cell>
          <table:table-cell table:number-columns-repeated="2" office:value-type="float" office:value="27">
            <text:p>27</text:p>
          </table:table-cell>
          <table:table-cell office:value-type="float" office:value="26">
            <text:p>26</text:p>
          </table:table-cell>
          <table:table-cell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3">
            <text:p>23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07">07/10/2009</text:date>, <text:time>15:33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19T16:42:15</meta:creation-date>
    <dc:date>2009-10-07T15:33:59</dc:date>
    <meta:editing-duration>PT48H59M35S</meta:editing-duration>
    <meta:editing-cycles>178</meta:editing-cycles>
    <meta:generator>OpenOffice.org/3.0$Unix OpenOffice.org_project/300m9$Build-9358</meta:generator>
    <meta:document-statistic meta:table-count="19" meta:cell-count="5377" meta:object-count="2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4.881cm" svg:height="9.682cm" chart:class="chart:scatter" chart:style-name="ch1">
        <chart:legend chart:legend-position="end" svg:x="12.452cm" svg:y="4.184cm" chart:style-name="ch2"/>
        <chart:plot-area chart:style-name="ch3" table:cell-range-address="'Sum 1 job'.A1:'Sum 1 job'.D13" chart:data-source-has-labels="row" svg:x="0.297cm" svg:y="0.193cm" svg:width="11.859cm" svg:height="9.10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um 1 job'.B2:'Sum 1 job'.B13" chart:label-cell-address="'Sum 1 job'.B1:'Sum 1 job'.B1" chart:class="chart:scatter">
            <chart:domain table:cell-range-address="'Sum 1 job'.A2:'Sum 1 job'.A13"/>
            <chart:data-point chart:repeated="12"/>
          </chart:series>
          <chart:series chart:style-name="ch7" chart:values-cell-range-address="'Sum 1 job'.C2:'Sum 1 job'.C13" chart:label-cell-address="'Sum 1 job'.C1:'Sum 1 job'.C1" chart:class="chart:scatter">
            <chart:data-point chart:repeated="12"/>
          </chart:series>
          <chart:series chart:style-name="ch8" chart:values-cell-range-address="'Sum 1 job'.D2:'Sum 1 job'.D13" chart:label-cell-address="'Sum 1 job'.D1:'Sum 1 job'.D1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Sum 1 job'.B1:'Sum 1 job'.B1">Time sqlite</text:p>
              </table:table-cell>
              <table:table-cell office:value-type="string">
                <text:p text:id="'Sum 1 job'.C1:'Sum 1 job'.C1">Time pgsql</text:p>
              </table:table-cell>
              <table:table-cell office:value-type="string">
                <text:p text:id="'Sum 1 job'.D1:'Sum 1 job'.D1">Time mysq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Sum 1 job'.A2:'Sum 1 job'.A13">1</text:p>
              </table:table-cell>
              <table:table-cell office:value-type="float" office:value="62">
                <text:p text:id="'Sum 1 job'.B2:'Sum 1 job'.B13">62</text:p>
              </table:table-cell>
              <table:table-cell office:value-type="float" office:value="727">
                <text:p text:id="'Sum 1 job'.C2:'Sum 1 job'.C13">727</text:p>
              </table:table-cell>
              <table:table-cell office:value-type="float" office:value="268">
                <text:p text:id="'Sum 1 job'.D2:'Sum 1 job'.D13">2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64">
                <text:p>664</text:p>
              </table:table-cell>
              <table:table-cell office:value-type="float" office:value="471">
                <text:p>471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21">
                <text:p>821</text:p>
              </table:table-cell>
              <table:table-cell office:value-type="float" office:value="480">
                <text:p>48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52">
                <text:p>1152</text:p>
              </table:table-cell>
              <table:table-cell office:value-type="float" office:value="495">
                <text:p>49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36">
                <text:p>1736</text:p>
              </table:table-cell>
              <table:table-cell office:value-type="float" office:value="506">
                <text:p>50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67">
                <text:p>2267</text:p>
              </table:table-cell>
              <table:table-cell office:value-type="float" office:value="523">
                <text:p>52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792">
                <text:p>2792</text:p>
              </table:table-cell>
              <table:table-cell office:value-type="float" office:value="540">
                <text:p>54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256">
                <text:p>3256</text:p>
              </table:table-cell>
              <table:table-cell office:value-type="float" office:value="595">
                <text:p>59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517">
                <text:p>3517</text:p>
              </table:table-cell>
              <table:table-cell office:value-type="float" office:value="587">
                <text:p>58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876">
                <text:p>3876</text:p>
              </table:table-cell>
              <table:table-cell office:value-type="float" office:value="699">
                <text:p>69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250">
                <text:p>4250</text:p>
              </table:table-cell>
              <table:table-cell office:value-type="float" office:value="804">
                <text:p>80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686">
                <text:p>4686</text:p>
              </table:table-cell>
              <table:table-cell office:value-type="float" office:value="866">
                <text:p>866</text:p>
              </table:table-cell>
              <table:table-cell office:value-type="float" office:value="544">
                <text:p>5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8.17cm" svg:height="6.678cm" chart:class="chart:scatter" chart:style-name="ch1">
        <chart:legend chart:legend-position="end" svg:x="16.072cm" svg:y="3.057cm" chart:style-name="ch2"/>
        <chart:plot-area chart:style-name="ch3" table:cell-range-address="maous_mysql_2.A56:maous_mysql_2.A91 maous_mysql_2.C12:maous_mysql_2.C12 maous_mysql_2.C56:maous_mysql_2.C91" chart:data-source-has-labels="row" svg:x="0.363cm" svg:y="0.133cm" svg:width="15.347cm" svg:height="6.27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ous_mysql_2.C56:maous_mysql_2.C91" chart:label-cell-address="maous_mysql_2.C12:maous_mysql_2.C12" chart:class="chart:scatter">
            <chart:domain table:cell-range-address="maous_mysql_2.A56:maous_mysql_2.A91"/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maous_mysql_2.C12:maous_mysql_2.C12">Dur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maous_mysql_2.A56:maous_mysql_2.A91">1</text:p>
              </table:table-cell>
              <table:table-cell office:value-type="float" office:value="133">
                <text:p text:id="maous_mysql_2.C56:maous_mysql_2.C91">1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48">
                <text:p>4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2.981cm" svg:height="6.202cm" chart:class="chart:scatter" chart:style-name="ch1">
        <chart:legend chart:legend-position="end" svg:x="10.987cm" svg:y="2.819cm" chart:style-name="ch2"/>
        <chart:plot-area chart:style-name="ch3" table:cell-range-address="maous_mysql_1.A13:maous_mysql_1.A24 maous_mysql_1.C12:maous_mysql_1.C24" chart:data-source-has-labels="row" svg:x="0.259cm" svg:y="0.124cm" svg:width="10.47cm" svg:height="5.8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ous_mysql_1.C13:maous_mysql_1.C24" chart:label-cell-address="maous_mysql_1.C12:maous_mysql_1.C12" chart:class="chart:scatter">
            <chart:domain table:cell-range-address="maous_mysql_1.A13:maous_mysql_1.A24"/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maous_mysql_1.C12:maous_mysql_1.C12">Dur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maous_mysql_1.A13:maous_mysql_1.A24">1</text:p>
              </table:table-cell>
              <table:table-cell office:value-type="float" office:value="268">
                <text:p text:id="maous_mysql_1.C13:maous_mysql_1.C24">2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44">
                <text:p>54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8.808cm" svg:height="10.899cm" chart:class="chart:scatter" chart:style-name="ch1">
        <chart:title svg:x="1.557cm" svg:y="0.224cm" chart:style-name="ch2">
          <text:p>Difference between 8.3, 8.4 and 8.4 + Single File index (1024MB shared_buffer)</text:p>
        </chart:title>
        <chart:legend chart:legend-position="end" svg:x="16.221cm" svg:y="4.792cm" chart:style-name="ch3"/>
        <chart:plot-area chart:style-name="ch4" table:cell-range-address="test1_psql_2.A13:test1_psql_2.A55 test1_psql_2.C12:test1_psql_2.E55" chart:data-source-has-labels="row" svg:x="0.551cm" svg:y="0.938cm" svg:width="15.295cm" svg:height="9.511cm">
          <chart:axis chart:dimension="x" chart:name="primary-x" chart:style-name="ch5">
            <chart:title svg:x="5.969cm" svg:y="10.094cm" chart:style-name="ch6">
              <text:p>Nb job (1.5M, two at the same time)</text:p>
            </chart:title>
          </chart:axis>
          <chart:axis chart:dimension="y" chart:name="primary-y" chart:style-name="ch5">
            <chart:title svg:x="0.377cm" svg:y="6.147cm" chart:style-name="ch7">
              <text:p>Time (sec)</text:p>
            </chart:title>
            <chart:grid chart:style-name="ch8" chart:class="major"/>
          </chart:axis>
          <chart:series chart:style-name="ch9" chart:values-cell-range-address="test1_psql_2.C13:test1_psql_2.C55" chart:label-cell-address="test1_psql_2.C12:test1_psql_2.C12" chart:class="chart:scatter">
            <chart:domain table:cell-range-address="test1_psql_2.A13:test1_psql_2.A55"/>
            <chart:data-point chart:repeated="43"/>
          </chart:series>
          <chart:series chart:style-name="ch10" chart:values-cell-range-address="test1_psql_2.D13:test1_psql_2.D55" chart:label-cell-address="test1_psql_2.D12:test1_psql_2.D12" chart:class="chart:scatter">
            <chart:data-point chart:repeated="43"/>
          </chart:series>
          <chart:series chart:style-name="ch11" chart:values-cell-range-address="test1_psql_2.E13:test1_psql_2.E55" chart:label-cell-address="test1_psql_2.E12:test1_psql_2.E12" chart:class="chart:scatter">
            <chart:data-point chart:repeated="4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test1_psql_2.C12:test1_psql_2.C12">Duration 8.3</text:p>
              </table:table-cell>
              <table:table-cell office:value-type="string">
                <text:p text:id="test1_psql_2.D12:test1_psql_2.D12">Duration 8.4</text:p>
              </table:table-cell>
              <table:table-cell office:value-type="string">
                <text:p text:id="test1_psql_2.E12:test1_psql_2.E12">Duration S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test1_psql_2.A13:test1_psql_2.A55">1</text:p>
              </table:table-cell>
              <table:table-cell office:value-type="float" office:value="224">
                <text:p text:id="test1_psql_2.C13:test1_psql_2.C55">224</text:p>
              </table:table-cell>
              <table:table-cell office:value-type="float" office:value="148">
                <text:p text:id="test1_psql_2.D13:test1_psql_2.D55">148</text:p>
              </table:table-cell>
              <table:table-cell office:value-type="float" office:value="146">
                <text:p text:id="test1_psql_2.E13:test1_psql_2.E55">1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07">
                <text:p>307</text:p>
              </table:table-cell>
              <table:table-cell office:value-type="float" office:value="170">
                <text:p>1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15">
                <text:p>315</text:p>
              </table:table-cell>
              <table:table-cell office:value-type="float" office:value="175">
                <text:p>175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79">
                <text:p>479</text:p>
              </table:table-cell>
              <table:table-cell office:value-type="float" office:value="186">
                <text:p>18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11">
                <text:p>511</text:p>
              </table:table-cell>
              <table:table-cell office:value-type="float" office:value="181">
                <text:p>18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80">
                <text:p>680</text:p>
              </table:table-cell>
              <table:table-cell office:value-type="float" office:value="250">
                <text:p>25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26">
                <text:p>726</text:p>
              </table:table-cell>
              <table:table-cell office:value-type="float" office:value="255">
                <text:p>25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57">
                <text:p>957</text:p>
              </table:table-cell>
              <table:table-cell office:value-type="float" office:value="247">
                <text:p>2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75">
                <text:p>975</text:p>
              </table:table-cell>
              <table:table-cell office:value-type="float" office:value="251">
                <text:p>251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95">
                <text:p>795</text:p>
              </table:table-cell>
              <table:table-cell office:value-type="float" office:value="260">
                <text:p>260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89">
                <text:p>789</text:p>
              </table:table-cell>
              <table:table-cell office:value-type="float" office:value="263">
                <text:p>26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63">
                <text:p>763</text:p>
              </table:table-cell>
              <table:table-cell office:value-type="float" office:value="253">
                <text:p>25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68">
                <text:p>768</text:p>
              </table:table-cell>
              <table:table-cell office:value-type="float" office:value="258">
                <text:p>258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44">
                <text:p>1344</text:p>
              </table:table-cell>
              <table:table-cell office:value-type="float" office:value="550">
                <text:p>55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353">
                <text:p>1353</text:p>
              </table:table-cell>
              <table:table-cell office:value-type="float" office:value="555">
                <text:p>55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352">
                <text:p>1352</text:p>
              </table:table-cell>
              <table:table-cell office:value-type="float" office:value="566">
                <text:p>56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357">
                <text:p>1357</text:p>
              </table:table-cell>
              <table:table-cell office:value-type="float" office:value="561">
                <text:p>56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79">
                <text:p>879</text:p>
              </table:table-cell>
              <table:table-cell office:value-type="float" office:value="780">
                <text:p>78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874">
                <text:p>874</text:p>
              </table:table-cell>
              <table:table-cell office:value-type="float" office:value="775">
                <text:p>7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934">
                <text:p>934</text:p>
              </table:table-cell>
              <table:table-cell office:value-type="float" office:value="843">
                <text:p>843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29">
                <text:p>929</text:p>
              </table:table-cell>
              <table:table-cell office:value-type="float" office:value="838">
                <text:p>838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47">
                <text:p>947</text:p>
              </table:table-cell>
              <table:table-cell office:value-type="float" office:value="1109">
                <text:p>110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942">
                <text:p>942</text:p>
              </table:table-cell>
              <table:table-cell office:value-type="float" office:value="1103">
                <text:p>1103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68">
                <text:p>1068</text:p>
              </table:table-cell>
              <table:table-cell office:value-type="float" office:value="1.#NAN">
                <text:p>1.#NAN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063">
                <text:p>1063</text:p>
              </table:table-cell>
              <table:table-cell office:value-type="float" office:value="1.#NAN">
                <text:p>1.#NAN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040">
                <text:p>1040</text:p>
              </table:table-cell>
              <table:table-cell office:value-type="float" office:value="1.#NAN">
                <text:p>1.#NAN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045">
                <text:p>1045</text:p>
              </table:table-cell>
              <table:table-cell office:value-type="float" office:value="1.#NAN">
                <text:p>1.#NAN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009">
                <text:p>1009</text:p>
              </table:table-cell>
              <table:table-cell office:value-type="float" office:value="1.#NAN">
                <text:p>1.#NAN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014">
                <text:p>1014</text:p>
              </table:table-cell>
              <table:table-cell office:value-type="float" office:value="1.#NAN">
                <text:p>1.#NAN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72">
                <text:p>1072</text:p>
              </table:table-cell>
              <table:table-cell office:value-type="float" office:value="1.#NAN">
                <text:p>1.#NAN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77">
                <text:p>1077</text:p>
              </table:table-cell>
              <table:table-cell office:value-type="float" office:value="1.#NAN">
                <text:p>1.#NAN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35">
                <text:p>1035</text:p>
              </table:table-cell>
              <table:table-cell office:value-type="float" office:value="1.#NAN">
                <text:p>1.#NAN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030">
                <text:p>1030</text:p>
              </table:table-cell>
              <table:table-cell office:value-type="float" office:value="1.#NAN">
                <text:p>1.#NAN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114">
                <text:p>1114</text:p>
              </table:table-cell>
              <table:table-cell office:value-type="float" office:value="1.#NAN">
                <text:p>1.#NAN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09">
                <text:p>1109</text:p>
              </table:table-cell>
              <table:table-cell office:value-type="float" office:value="1.#NAN">
                <text:p>1.#NAN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146">
                <text:p>1146</text:p>
              </table:table-cell>
              <table:table-cell office:value-type="float" office:value="1.#NAN">
                <text:p>1.#NAN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141">
                <text:p>1141</text:p>
              </table:table-cell>
              <table:table-cell office:value-type="float" office:value="1.#NAN">
                <text:p>1.#NAN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273">
                <text:p>1273</text:p>
              </table:table-cell>
              <table:table-cell office:value-type="float" office:value="1.#NAN">
                <text:p>1.#NAN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268">
                <text:p>1268</text:p>
              </table:table-cell>
              <table:table-cell office:value-type="float" office:value="1.#NAN">
                <text:p>1.#NAN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178">
                <text:p>1178</text:p>
              </table:table-cell>
              <table:table-cell office:value-type="float" office:value="1.#NAN">
                <text:p>1.#NAN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183">
                <text:p>1183</text:p>
              </table:table-cell>
              <table:table-cell office:value-type="float" office:value="1.#NAN">
                <text:p>1.#NAN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283">
                <text:p>1283</text:p>
              </table:table-cell>
              <table:table-cell office:value-type="float" office:value="1.#NAN">
                <text:p>1.#NAN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278">
                <text:p>1278</text:p>
              </table:table-cell>
              <table:table-cell office:value-type="float" office:value="1.#NAN">
                <text:p>1.#NAN</text:p>
              </table:table-cell>
              <table:table-cell office:value-type="float" office:value="177">
                <text:p>17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4.029cm" svg:height="7.955cm" chart:class="chart:scatter" chart:style-name="ch1">
        <chart:legend chart:legend-position="end" svg:x="10.903cm" svg:y="3.508cm" chart:style-name="ch2"/>
        <chart:plot-area chart:style-name="ch3" table:cell-range-address="test1_mysql_2.A13:test1_mysql_2.A37 test1_mysql_2.C12:test1_mysql_2.D37" chart:data-source-has-labels="row" svg:x="0.28cm" svg:y="0.159cm" svg:width="10.344cm" svg:height="7.47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1_mysql_2.C13:test1_mysql_2.C37" chart:label-cell-address="test1_mysql_2.C12:test1_mysql_2.C12" chart:class="chart:scatter">
            <chart:domain table:cell-range-address="test1_mysql_2.A13:test1_mysql_2.A37"/>
            <chart:data-point chart:repeated="25"/>
          </chart:series>
          <chart:series chart:style-name="ch7" chart:values-cell-range-address="test1_mysql_2.D13:test1_mysql_2.D37" chart:label-cell-address="test1_mysql_2.D12:test1_mysql_2.D12" chart:class="chart:scatte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test1_mysql_2.C12:test1_mysql_2.C12">Duration nobatch</text:p>
              </table:table-cell>
              <table:table-cell office:value-type="string">
                <text:p text:id="test1_mysql_2.D12:test1_mysql_2.D12">Duration batc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test1_mysql_2.A13:test1_mysql_2.A37">1</text:p>
              </table:table-cell>
              <table:table-cell office:value-type="float" office:value="551">
                <text:p text:id="test1_mysql_2.C13:test1_mysql_2.C37">551</text:p>
              </table:table-cell>
              <table:table-cell office:value-type="float" office:value="219">
                <text:p text:id="test1_mysql_2.D13:test1_mysql_2.D37">2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797">
                <text:p>79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02">
                <text:p>802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954">
                <text:p>95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63">
                <text:p>963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.#NAN">
                <text:p>1.#NAN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.#NAN">
                <text:p>1.#NAN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#NAN">
                <text:p>1.#NAN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.#NAN">
                <text:p>1.#NAN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#NAN">
                <text:p>1.#NAN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.#NAN">
                <text:p>1.#NAN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#NAN">
                <text:p>1.#NAN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.#NAN">
                <text:p>1.#NAN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.#NAN">
                <text:p>1.#NAN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.#NAN">
                <text:p>1.#NAN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.#NAN">
                <text:p>1.#NAN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.#NAN">
                <text:p>1.#NAN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.#NAN">
                <text:p>1.#NAN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.#NAN">
                <text:p>1.#NAN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.#NAN">
                <text:p>1.#NAN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.#NAN">
                <text:p>1.#NAN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.#NAN">
                <text:p>1.#NAN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.#NAN">
                <text:p>1.#NAN</text:p>
              </table:table-cell>
              <table:table-cell office:value-type="float" office:value="452">
                <text:p>4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.#NAN">
                <text:p>1.#NAN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#NAN">
                <text:p>1.#NAN</text:p>
              </table:table-cell>
              <table:table-cell office:value-type="float" office:value="454">
                <text:p>45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258cm" svg:height="8.858cm" chart:class="chart:scatter" chart:style-name="ch1">
        <chart:title svg:x="4.805cm" svg:y="0.181cm" chart:style-name="ch2">
          <text:p>Backup timing stability in the time</text:p>
        </chart:title>
        <chart:subtitle svg:x="4.62cm" svg:y="0.857cm" chart:style-name="ch3">
          <text:p>Running 45 jobs of 1.5M files, two by two</text:p>
        </chart:subtitle>
        <chart:legend chart:legend-position="end" svg:x="13.801cm" svg:y="3.96cm" chart:style-name="ch4"/>
        <chart:plot-area chart:style-name="ch5" table:cell-range-address="info_3.A1:info_3.C44" chart:data-source-has-labels="row" svg:x="0.449cm" svg:y="1.486cm" svg:width="13.028cm" svg:height="7.042cm">
          <chart:axis chart:dimension="x" chart:name="primary-x" chart:style-name="ch6">
            <chart:title svg:x="6.111cm" svg:y="8.133cm" chart:style-name="ch7">
              <text:p>Backup number</text:p>
            </chart:title>
          </chart:axis>
          <chart:axis chart:dimension="y" chart:name="primary-y" chart:style-name="ch6">
            <chart:title svg:x="0.326cm" svg:y="5.465cm" chart:style-name="ch8">
              <text:p>Time (sec)</text:p>
            </chart:title>
            <chart:grid chart:style-name="ch9" chart:class="major"/>
          </chart:axis>
          <chart:series chart:style-name="ch10" chart:values-cell-range-address="info_3.B2:info_3.B44" chart:label-cell-address="info_3.B1:info_3.B1" chart:class="chart:scatter">
            <chart:domain table:cell-range-address="info_3.A2:info_3.A44"/>
            <chart:data-point chart:repeated="43"/>
          </chart:series>
          <chart:series chart:style-name="ch11" chart:values-cell-range-address="info_3.C2:info_3.C44" chart:label-cell-address="info_3.C1:info_3.C1" chart:class="chart:scatter">
            <chart:data-point chart:repeated="4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info_3.B1:info_3.B1">Time mysql</text:p>
              </table:table-cell>
              <table:table-cell office:value-type="string">
                <text:p text:id="info_3.C1:info_3.C1">Time pgsq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info_3.A2:info_3.A44">1</text:p>
              </table:table-cell>
              <table:table-cell office:value-type="float" office:value="219">
                <text:p text:id="info_3.B2:info_3.B44">219</text:p>
              </table:table-cell>
              <table:table-cell office:value-type="float" office:value="146">
                <text:p text:id="info_3.C2:info_3.C44">14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71">
                <text:p>37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49">
                <text:p>449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43">
                <text:p>343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3">
                <text:p>42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54">
                <text:p>35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435">
                <text:p>43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13">
                <text:p>613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93">
                <text:p>693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53">
                <text:p>35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33">
                <text:p>43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83">
                <text:p>38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64">
                <text:p>46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64">
                <text:p>364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50">
                <text:p>4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79">
                <text:p>37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78">
                <text:p>478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71">
                <text:p>37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71">
                <text:p>471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15">
                <text:p>41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04">
                <text:p>504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62">
                <text:p>36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52">
                <text:p>45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64">
                <text:p>364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54">
                <text:p>454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00">
                <text:p>40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04">
                <text:p>50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94">
                <text:p>394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98">
                <text:p>49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17">
                <text:p>41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522">
                <text:p>522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00">
                <text:p>40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92">
                <text:p>492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82">
                <text:p>38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75">
                <text:p>47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93">
                <text:p>393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82">
                <text:p>482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04">
                <text:p>40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96">
                <text:p>496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89">
                <text:p>38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82">
                <text:p>48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80">
                <text:p>38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74">
                <text:p>474</text:p>
              </table:table-cell>
              <table:table-cell office:value-type="float" office:value="177">
                <text:p>177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6.147cm" svg:height="7.211cm" chart:class="chart:scatter" chart:style-name="ch1">
        <chart:title svg:x="6.67cm" svg:y="0.156cm" chart:style-name="ch2">
          <text:p>Backup timing</text:p>
        </chart:title>
        <chart:subtitle svg:x="3.573cm" svg:y="0.792cm" chart:style-name="ch3">
          <text:p>Running 50 incremental jobs 29,000 files, two by two</text:p>
        </chart:subtitle>
        <chart:legend chart:legend-position="end" svg:x="13.693cm" svg:y="3.136cm" chart:style-name="ch4"/>
        <chart:plot-area chart:style-name="ch5" table:cell-range-address="info_3.A45:info_3.C96 info_3.B1:info_3.C1" chart:data-source-has-labels="row" svg:x="0.443cm" svg:y="1.387cm" svg:width="12.929cm" svg:height="5.593cm">
          <chart:axis chart:dimension="x" chart:name="primary-x" chart:style-name="ch6">
            <chart:title svg:x="6.055cm" svg:y="6.552cm" chart:style-name="ch7">
              <text:p>Backup number</text:p>
            </chart:title>
          </chart:axis>
          <chart:axis chart:dimension="y" chart:name="primary-y" chart:style-name="ch6">
            <chart:title svg:x="0.323cm" svg:y="4.641cm" chart:style-name="ch8">
              <text:p>Time (sec)</text:p>
            </chart:title>
            <chart:grid chart:style-name="ch9" chart:class="major"/>
          </chart:axis>
          <chart:series chart:style-name="ch10" chart:values-cell-range-address="info_3.B45:info_3.B96" chart:label-cell-address="info_3.B1:info_3.B1" chart:class="chart:scatter">
            <chart:domain table:cell-range-address="info_3.A45:info_3.A96"/>
            <chart:data-point chart:repeated="52"/>
          </chart:series>
          <chart:series chart:style-name="ch11" chart:values-cell-range-address="info_3.C45:info_3.C96" chart:label-cell-address="info_3.C1:info_3.C1" chart:class="chart:scatter">
            <chart:data-point chart:repeated="5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info_3.B1:info_3.B1">Time mysql</text:p>
              </table:table-cell>
              <table:table-cell office:value-type="string">
                <text:p text:id="info_3.C1:info_3.C1">Time pgsq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">
                <text:p text:id="info_3.A45:info_3.A96">44</text:p>
              </table:table-cell>
              <table:table-cell office:value-type="float" office:value="50">
                <text:p text:id="info_3.B45:info_3.B96">50</text:p>
              </table:table-cell>
              <table:table-cell office:value-type="float" office:value="32">
                <text:p text:id="info_3.C45:info_3.C96">3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57">
                <text:p>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6">
                <text:p>46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29">
                <text:p>2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">
                <text:p>50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1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2">
                <text:p>52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">
                <text:p>53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4">
                <text:p>54</text:p>
              </table:table-cell>
              <table:table-cell office:value-type="float" office:value="29">
                <text:p>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6">
                <text:p>56</text:p>
              </table:table-cell>
              <table:table-cell office:value-type="float" office:value="33">
                <text:p>3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">
                <text:p>57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">
                <text:p>59</text:p>
              </table:table-cell>
              <table:table-cell office:value-type="float" office:value="29">
                <text:p>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1">
                <text:p>61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3">
                <text:p>63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4">
                <text:p>64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5">
                <text:p>65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7">
                <text:p>6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8">
                <text:p>68</text:p>
              </table:table-cell>
              <table:table-cell office:value-type="float" office:value="29">
                <text:p>2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">
                <text:p>69</text:p>
              </table:table-cell>
              <table:table-cell office:value-type="float" office:value="27">
                <text:p>2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1">
                <text:p>71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2">
                <text:p>72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3">
                <text:p>73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4">
                <text:p>74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5">
                <text:p>75</text:p>
              </table:table-cell>
              <table:table-cell office:value-type="float" office:value="28">
                <text:p>28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6">
                <text:p>76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7">
                <text:p>77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8">
                <text:p>78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9">
                <text:p>79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0">
                <text:p>80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1">
                <text:p>81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2">
                <text:p>82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3">
                <text:p>83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">
                <text:p>84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">
                <text:p>85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6">
                <text:p>86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7">
                <text:p>87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">
                <text:p>88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9">
                <text:p>89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">
                <text:p>9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1">
                <text:p>91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2">
                <text:p>92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3">
                <text:p>93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4">
                <text:p>94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5.002cm" svg:height="8.035cm" chart:class="chart:scatter" chart:style-name="ch1">
        <chart:title svg:x="5.142cm" svg:y="0.171cm" chart:style-name="ch2">
          <text:p>Backup timing on mysql</text:p>
        </chart:title>
        <chart:legend chart:legend-position="end" svg:x="12.041cm" svg:y="3.548cm" chart:style-name="ch3"/>
        <chart:plot-area chart:style-name="ch4" table:cell-range-address="bstest_mysql_2.A13:bstest_mysql_2.A55 bstest_mysql_2.C12:bstest_mysql_2.D55" chart:data-source-has-labels="row" svg:x="0.399cm" svg:y="0.824cm" svg:width="11.343cm" svg:height="6.932cm">
          <chart:axis chart:dimension="x" chart:name="primary-x" chart:style-name="ch5">
            <chart:title svg:x="3.931cm" svg:y="7.344cm" chart:style-name="ch6">
              <text:p>Backup number (1.5M two by two)</text:p>
            </chart:title>
          </chart:axis>
          <chart:axis chart:dimension="y" chart:name="primary-y" chart:style-name="ch5">
            <chart:title svg:x="0.301cm" svg:y="4.749cm" chart:style-name="ch7">
              <text:p>Time (sec)</text:p>
            </chart:title>
            <chart:grid chart:style-name="ch8" chart:class="major"/>
          </chart:axis>
          <chart:series chart:style-name="ch9" chart:values-cell-range-address="bstest_mysql_2.C13:bstest_mysql_2.C55" chart:label-cell-address="bstest_mysql_2.C12:bstest_mysql_2.C12" chart:class="chart:scatter">
            <chart:domain table:cell-range-address="bstest_mysql_2.A13:bstest_mysql_2.A55"/>
            <chart:data-point chart:repeated="43"/>
          </chart:series>
          <chart:series chart:style-name="ch10" chart:values-cell-range-address="bstest_mysql_2.D13:bstest_mysql_2.D55" chart:label-cell-address="bstest_mysql_2.D12:bstest_mysql_2.D12" chart:class="chart:scatter">
            <chart:data-point chart:repeated="4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bstest_mysql_2.C12:bstest_mysql_2.C12">Duration innodb</text:p>
              </table:table-cell>
              <table:table-cell office:value-type="string">
                <text:p text:id="bstest_mysql_2.D12:bstest_mysql_2.D12">3.0.2 is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bstest_mysql_2.A13:bstest_mysql_2.A55">1</text:p>
              </table:table-cell>
              <table:table-cell office:value-type="float" office:value="499">
                <text:p text:id="bstest_mysql_2.C13:bstest_mysql_2.C55">499</text:p>
              </table:table-cell>
              <table:table-cell office:value-type="float" office:value="213">
                <text:p text:id="bstest_mysql_2.D13:bstest_mysql_2.D55">21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48">
                <text:p>248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80">
                <text:p>280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76">
                <text:p>276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85">
                <text:p>285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77">
                <text:p>2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96">
                <text:p>296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47">
                <text:p>24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66">
                <text:p>266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249">
                <text:p>249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277">
                <text:p>277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53">
                <text:p>25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81">
                <text:p>281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83">
                <text:p>283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01">
                <text:p>30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70">
                <text:p>27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90">
                <text:p>29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76">
                <text:p>27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95">
                <text:p>295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7">
                <text:p>24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75">
                <text:p>275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85">
                <text:p>28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05">
                <text:p>305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56">
                <text:p>256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75">
                <text:p>275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74">
                <text:p>274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03">
                <text:p>303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64">
                <text:p>264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93">
                <text:p>293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70">
                <text:p>27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00">
                <text:p>30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74">
                <text:p>274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94">
                <text:p>294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69">
                <text:p>26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97">
                <text:p>297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82">
                <text:p>282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74">
                <text:p>274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03">
                <text:p>30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87">
                <text:p>287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09">
                <text:p>309</text:p>
              </table:table-cell>
              <table:table-cell office:value-type="float" office:value="429">
                <text:p>4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7.104cm" svg:height="8.745cm" chart:class="chart:scatter" chart:style-name="ch1">
        <chart:title svg:x="7.149cm" svg:y="0.182cm" chart:style-name="ch2">
          <text:p>Backup timing</text:p>
        </chart:title>
        <chart:subtitle svg:x="6.191cm" svg:y="0.852cm" chart:style-name="ch3">
          <text:p>45 jobs of 1.5M files (2 in //)</text:p>
        </chart:subtitle>
        <chart:legend chart:legend-position="top" svg:x="3.453cm" svg:y="1.477cm" chart:style-name="ch4"/>
        <chart:plot-area chart:style-name="ch5" table:cell-range-address="Info_4.A3:Info_4.E44 Info_4.B1:Info_4.E1" chart:data-source-has-labels="row" svg:x="0.482cm" svg:y="2.214cm" svg:width="15.937cm" svg:height="6.384cm">
          <chart:axis chart:dimension="x" chart:name="primary-x" chart:style-name="ch6">
            <chart:title svg:x="7.599cm" svg:y="8.2cm" chart:style-name="ch7">
              <text:p>Backup number</text:p>
            </chart:title>
          </chart:axis>
          <chart:axis chart:dimension="y" chart:name="primary-y" chart:style-name="ch6">
            <chart:title svg:x="0.343cm" svg:y="5.867cm" chart:style-name="ch8">
              <text:p>Time (sec)</text:p>
            </chart:title>
            <chart:grid chart:style-name="ch9" chart:class="major"/>
          </chart:axis>
          <chart:series chart:style-name="ch10" chart:values-cell-range-address="Info_4.B3:Info_4.B44" chart:label-cell-address="Info_4.B1:Info_4.B1" chart:class="chart:scatter">
            <chart:domain table:cell-range-address="Info_4.A3:Info_4.A44"/>
            <chart:data-point chart:repeated="42"/>
          </chart:series>
          <chart:series chart:style-name="ch11" chart:values-cell-range-address="Info_4.C3:Info_4.C44" chart:label-cell-address="Info_4.C1:Info_4.C1" chart:class="chart:scatter">
            <chart:data-point chart:repeated="42"/>
          </chart:series>
          <chart:series chart:style-name="ch12" chart:values-cell-range-address="Info_4.D3:Info_4.D44" chart:label-cell-address="Info_4.D1:Info_4.D1" chart:class="chart:scatter">
            <chart:data-point chart:repeated="42"/>
          </chart:series>
          <chart:series chart:style-name="ch13" chart:values-cell-range-address="Info_4.E3:Info_4.E44" chart:label-cell-address="Info_4.E1:Info_4.E1" chart:class="chart:scatter">
            <chart:data-point chart:repeated="4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Info_4.B1:Info_4.B1">Duration innodb</text:p>
              </table:table-cell>
              <table:table-cell office:value-type="string">
                <text:p text:id="Info_4.C1:Info_4.C1">3.0.2 isam</text:p>
              </table:table-cell>
              <table:table-cell office:value-type="string">
                <text:p text:id="Info_4.D1:Info_4.D1">Duration psql 8.4</text:p>
              </table:table-cell>
              <table:table-cell office:value-type="string">
                <text:p text:id="Info_4.E1:Info_4.E1">Duration sqlit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Info_4.A3:Info_4.A44">2</text:p>
              </table:table-cell>
              <table:table-cell office:value-type="float" office:value="248">
                <text:p text:id="Info_4.B3:Info_4.B44">248</text:p>
              </table:table-cell>
              <table:table-cell office:value-type="float" office:value="349">
                <text:p text:id="Info_4.C3:Info_4.C44">349</text:p>
              </table:table-cell>
              <table:table-cell office:value-type="float" office:value="204">
                <text:p text:id="Info_4.D3:Info_4.D44">204</text:p>
              </table:table-cell>
              <table:table-cell office:value-type="float" office:value="255">
                <text:p text:id="Info_4.E3:Info_4.E44">2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80">
                <text:p>280</text:p>
              </table:table-cell>
              <table:table-cell office:value-type="float" office:value="425">
                <text:p>425</text:p>
              </table:table-cell>
              <table:table-cell office:value-type="float" office:value="227">
                <text:p>22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76">
                <text:p>276</text:p>
              </table:table-cell>
              <table:table-cell office:value-type="float" office:value="371">
                <text:p>371</text:p>
              </table:table-cell>
              <table:table-cell office:value-type="float" office:value="316">
                <text:p>316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435">
                <text:p>435</text:p>
              </table:table-cell>
              <table:table-cell office:value-type="float" office:value="337">
                <text:p>33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266">
                <text:p>266</text:p>
              </table:table-cell>
              <table:table-cell office:value-type="float" office:value="328">
                <text:p>328</text:p>
              </table:table-cell>
              <table:table-cell office:value-type="float" office:value="294">
                <text:p>29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285">
                <text:p>285</text:p>
              </table:table-cell>
              <table:table-cell office:value-type="float" office:value="391">
                <text:p>391</text:p>
              </table:table-cell>
              <table:table-cell office:value-type="float" office:value="307">
                <text:p>30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77">
                <text:p>277</text:p>
              </table:table-cell>
              <table:table-cell office:value-type="float" office:value="370">
                <text:p>370</text:p>
              </table:table-cell>
              <table:table-cell office:value-type="float" office:value="295">
                <text:p>295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296">
                <text:p>296</text:p>
              </table:table-cell>
              <table:table-cell office:value-type="float" office:value="447">
                <text:p>447</text:p>
              </table:table-cell>
              <table:table-cell office:value-type="float" office:value="319">
                <text:p>319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247">
                <text:p>247</text:p>
              </table:table-cell>
              <table:table-cell office:value-type="float" office:value="360">
                <text:p>360</text:p>
              </table:table-cell>
              <table:table-cell office:value-type="float" office:value="307">
                <text:p>307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266">
                <text:p>266</text:p>
              </table:table-cell>
              <table:table-cell office:value-type="float" office:value="436">
                <text:p>436</text:p>
              </table:table-cell>
              <table:table-cell office:value-type="float" office:value="329">
                <text:p>329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249">
                <text:p>249</text:p>
              </table:table-cell>
              <table:table-cell office:value-type="float" office:value="392">
                <text:p>392</text:p>
              </table:table-cell>
              <table:table-cell office:value-type="float" office:value="303">
                <text:p>3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277">
                <text:p>277</text:p>
              </table:table-cell>
              <table:table-cell office:value-type="float" office:value="456">
                <text:p>456</text:p>
              </table:table-cell>
              <table:table-cell office:value-type="float" office:value="323">
                <text:p>323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253">
                <text:p>253</text:p>
              </table:table-cell>
              <table:table-cell office:value-type="float" office:value="325">
                <text:p>325</text:p>
              </table:table-cell>
              <table:table-cell office:value-type="float" office:value="294">
                <text:p>29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281">
                <text:p>281</text:p>
              </table:table-cell>
              <table:table-cell office:value-type="float" office:value="390">
                <text:p>390</text:p>
              </table:table-cell>
              <table:table-cell office:value-type="float" office:value="317">
                <text:p>317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283">
                <text:p>283</text:p>
              </table:table-cell>
              <table:table-cell office:value-type="float" office:value="356">
                <text:p>356</text:p>
              </table:table-cell>
              <table:table-cell office:value-type="float" office:value="323">
                <text:p>32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301">
                <text:p>301</text:p>
              </table:table-cell>
              <table:table-cell office:value-type="float" office:value="420">
                <text:p>420</text:p>
              </table:table-cell>
              <table:table-cell office:value-type="float" office:value="336">
                <text:p>336</text:p>
              </table:table-cell>
              <table:table-cell office:value-type="float" office:value="456">
                <text:p>4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70">
                <text:p>270</text:p>
              </table:table-cell>
              <table:table-cell office:value-type="float" office:value="346">
                <text:p>346</text:p>
              </table:table-cell>
              <table:table-cell office:value-type="float" office:value="320">
                <text:p>32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90">
                <text:p>290</text:p>
              </table:table-cell>
              <table:table-cell office:value-type="float" office:value="411">
                <text:p>411</text:p>
              </table:table-cell>
              <table:table-cell office:value-type="float" office:value="331">
                <text:p>33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76">
                <text:p>276</text:p>
              </table:table-cell>
              <table:table-cell office:value-type="float" office:value="329">
                <text:p>329</text:p>
              </table:table-cell>
              <table:table-cell office:value-type="float" office:value="298">
                <text:p>298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95">
                <text:p>295</text:p>
              </table:table-cell>
              <table:table-cell office:value-type="float" office:value="407">
                <text:p>407</text:p>
              </table:table-cell>
              <table:table-cell office:value-type="float" office:value="311">
                <text:p>311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47">
                <text:p>247</text:p>
              </table:table-cell>
              <table:table-cell office:value-type="float" office:value="360">
                <text:p>360</text:p>
              </table:table-cell>
              <table:table-cell office:value-type="float" office:value="327">
                <text:p>32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75">
                <text:p>275</text:p>
              </table:table-cell>
              <table:table-cell office:value-type="float" office:value="437">
                <text:p>437</text:p>
              </table:table-cell>
              <table:table-cell office:value-type="float" office:value="349">
                <text:p>349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85">
                <text:p>285</text:p>
              </table:table-cell>
              <table:table-cell office:value-type="float" office:value="329">
                <text:p>329</text:p>
              </table:table-cell>
              <table:table-cell office:value-type="float" office:value="321">
                <text:p>321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305">
                <text:p>305</text:p>
              </table:table-cell>
              <table:table-cell office:value-type="float" office:value="407">
                <text:p>407</text:p>
              </table:table-cell>
              <table:table-cell office:value-type="float" office:value="334">
                <text:p>334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56">
                <text:p>256</text:p>
              </table:table-cell>
              <table:table-cell office:value-type="float" office:value="368">
                <text:p>368</text:p>
              </table:table-cell>
              <table:table-cell office:value-type="float" office:value="315">
                <text:p>315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75">
                <text:p>275</text:p>
              </table:table-cell>
              <table:table-cell office:value-type="float" office:value="446">
                <text:p>446</text:p>
              </table:table-cell>
              <table:table-cell office:value-type="float" office:value="328">
                <text:p>328</text:p>
              </table:table-cell>
              <table:table-cell office:value-type="float" office:value="436">
                <text:p>43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74">
                <text:p>274</text:p>
              </table:table-cell>
              <table:table-cell office:value-type="float" office:value="319">
                <text:p>319</text:p>
              </table:table-cell>
              <table:table-cell office:value-type="float" office:value="302">
                <text:p>302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3">
                <text:p>303</text:p>
              </table:table-cell>
              <table:table-cell office:value-type="float" office:value="397">
                <text:p>397</text:p>
              </table:table-cell>
              <table:table-cell office:value-type="float" office:value="324">
                <text:p>324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264">
                <text:p>264</text:p>
              </table:table-cell>
              <table:table-cell office:value-type="float" office:value="382">
                <text:p>382</text:p>
              </table:table-cell>
              <table:table-cell office:value-type="float" office:value="306">
                <text:p>306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93">
                <text:p>293</text:p>
              </table:table-cell>
              <table:table-cell office:value-type="float" office:value="446">
                <text:p>446</text:p>
              </table:table-cell>
              <table:table-cell office:value-type="float" office:value="329">
                <text:p>329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270">
                <text:p>270</text:p>
              </table:table-cell>
              <table:table-cell office:value-type="float" office:value="319">
                <text:p>319</text:p>
              </table:table-cell>
              <table:table-cell office:value-type="float" office:value="322">
                <text:p>32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00">
                <text:p>300</text:p>
              </table:table-cell>
              <table:table-cell office:value-type="float" office:value="396">
                <text:p>396</text:p>
              </table:table-cell>
              <table:table-cell office:value-type="float" office:value="345">
                <text:p>345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274">
                <text:p>274</text:p>
              </table:table-cell>
              <table:table-cell office:value-type="float" office:value="370">
                <text:p>370</text:p>
              </table:table-cell>
              <table:table-cell office:value-type="float" office:value="323">
                <text:p>323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294">
                <text:p>294</text:p>
              </table:table-cell>
              <table:table-cell office:value-type="float" office:value="447">
                <text:p>447</text:p>
              </table:table-cell>
              <table:table-cell office:value-type="float" office:value="336">
                <text:p>33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269">
                <text:p>269</text:p>
              </table:table-cell>
              <table:table-cell office:value-type="float" office:value="321">
                <text:p>321</text:p>
              </table:table-cell>
              <table:table-cell office:value-type="float" office:value="322">
                <text:p>322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297">
                <text:p>297</text:p>
              </table:table-cell>
              <table:table-cell office:value-type="float" office:value="385">
                <text:p>385</text:p>
              </table:table-cell>
              <table:table-cell office:value-type="float" office:value="336">
                <text:p>33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255">
                <text:p>255</text:p>
              </table:table-cell>
              <table:table-cell office:value-type="float" office:value="403">
                <text:p>403</text:p>
              </table:table-cell>
              <table:table-cell office:value-type="float" office:value="315">
                <text:p>315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282">
                <text:p>282</text:p>
              </table:table-cell>
              <table:table-cell office:value-type="float" office:value="467">
                <text:p>467</text:p>
              </table:table-cell>
              <table:table-cell office:value-type="float" office:value="328">
                <text:p>328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274">
                <text:p>274</text:p>
              </table:table-cell>
              <table:table-cell office:value-type="float" office:value="334">
                <text:p>334</text:p>
              </table:table-cell>
              <table:table-cell office:value-type="float" office:value="309">
                <text:p>309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303">
                <text:p>303</text:p>
              </table:table-cell>
              <table:table-cell office:value-type="float" office:value="399">
                <text:p>399</text:p>
              </table:table-cell>
              <table:table-cell office:value-type="float" office:value="321">
                <text:p>321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287">
                <text:p>287</text:p>
              </table:table-cell>
              <table:table-cell office:value-type="float" office:value="351">
                <text:p>351</text:p>
              </table:table-cell>
              <table:table-cell office:value-type="float" office:value="273">
                <text:p>273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309">
                <text:p>309</text:p>
              </table:table-cell>
              <table:table-cell office:value-type="float" office:value="429">
                <text:p>429</text:p>
              </table:table-cell>
              <table:table-cell office:value-type="float" office:value="297">
                <text:p>297</text:p>
              </table:table-cell>
              <table:table-cell office:value-type="float" office:value="453">
                <text:p>453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9.359cm" svg:height="10.394cm" chart:class="chart:scatter" chart:style-name="ch1">
        <chart:title svg:x="5.888cm" svg:y="0.214cm" chart:style-name="ch2">
          <text:p>Backup timing with new accurate code</text:p>
        </chart:title>
        <chart:subtitle svg:x="7.973cm" svg:y="1.158cm" chart:style-name="ch3">
          <text:p>45 jobs of 1.5M files (2 in //)</text:p>
        </chart:subtitle>
        <chart:legend chart:legend-position="end" svg:x="2.346cm" svg:y="8.505cm" chart:style-name="ch4"/>
        <chart:plot-area chart:style-name="ch5" table:cell-range-address="Info_4.A3:Info_4.A44 Info_4.F1:Info_4.I1 Info_4.F3:Info_4.I44" chart:data-source-has-labels="row" svg:x="0.516cm" svg:y="1.855cm" svg:width="15.766cm" svg:height="7.127cm">
          <chart:axis chart:dimension="x" chart:name="primary-x" chart:style-name="ch6">
            <chart:title svg:x="7.546cm" svg:y="8.618cm" chart:style-name="ch7">
              <text:p>Backup number</text:p>
            </chart:title>
          </chart:axis>
          <chart:axis chart:dimension="y" chart:name="primary-y" chart:style-name="ch6">
            <chart:title svg:x="0.33cm" svg:y="5.881cm" chart:style-name="ch8">
              <text:p>Time (sec)</text:p>
            </chart:title>
            <chart:grid chart:style-name="ch9" chart:class="major"/>
          </chart:axis>
          <chart:series chart:style-name="ch10" chart:values-cell-range-address="Info_4.F3:Info_4.F44" chart:label-cell-address="Info_4.F1:Info_4.F1" chart:class="chart:scatter">
            <chart:domain table:cell-range-address="Info_4.A3:Info_4.A44"/>
            <chart:data-point chart:repeated="42"/>
          </chart:series>
          <chart:series chart:style-name="ch11" chart:values-cell-range-address="Info_4.G3:Info_4.G44" chart:label-cell-address="Info_4.G1:Info_4.G1" chart:class="chart:scatter">
            <chart:data-point chart:repeated="42"/>
          </chart:series>
          <chart:series chart:style-name="ch12" chart:values-cell-range-address="Info_4.H3:Info_4.H44" chart:label-cell-address="Info_4.H1:Info_4.H1" chart:class="chart:scatter">
            <chart:data-point chart:repeated="42"/>
          </chart:series>
          <chart:series chart:style-name="ch13" chart:values-cell-range-address="Info_4.I3:Info_4.I44" chart:label-cell-address="Info_4.I1:Info_4.I1" chart:class="chart:scatter">
            <chart:data-point chart:repeated="4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Info_4.F1:Info_4.F1">3.1.x isam</text:p>
              </table:table-cell>
              <table:table-cell office:value-type="string">
                <text:p text:id="Info_4.G1:Info_4.G1">New psql</text:p>
              </table:table-cell>
              <table:table-cell office:value-type="string">
                <text:p text:id="Info_4.H1:Info_4.H1">New innodb</text:p>
              </table:table-cell>
              <table:table-cell office:value-type="string">
                <text:p text:id="Info_4.I1:Info_4.I1">New sqlit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Info_4.A3:Info_4.A44">2</text:p>
              </table:table-cell>
              <table:table-cell office:value-type="float" office:value="316">
                <text:p text:id="Info_4.F3:Info_4.F44">316</text:p>
              </table:table-cell>
              <table:table-cell office:value-type="float" office:value="172">
                <text:p text:id="Info_4.G3:Info_4.G44">172</text:p>
              </table:table-cell>
              <table:table-cell office:value-type="float" office:value="281">
                <text:p text:id="Info_4.H3:Info_4.H44">281</text:p>
              </table:table-cell>
              <table:table-cell office:value-type="float" office:value="303">
                <text:p text:id="Info_4.I3:Info_4.I44">3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92">
                <text:p>392</text:p>
              </table:table-cell>
              <table:table-cell office:value-type="float" office:value="196">
                <text:p>196</text:p>
              </table:table-cell>
              <table:table-cell office:value-type="float" office:value="298">
                <text:p>29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53">
                <text:p>353</text:p>
              </table:table-cell>
              <table:table-cell office:value-type="float" office:value="297">
                <text:p>297</text:p>
              </table:table-cell>
              <table:table-cell office:value-type="float" office:value="373">
                <text:p>37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416">
                <text:p>416</text:p>
              </table:table-cell>
              <table:table-cell office:value-type="float" office:value="310">
                <text:p>310</text:p>
              </table:table-cell>
              <table:table-cell office:value-type="float" office:value="391">
                <text:p>39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34">
                <text:p>334</text:p>
              </table:table-cell>
              <table:table-cell office:value-type="float" office:value="308">
                <text:p>308</text:p>
              </table:table-cell>
              <table:table-cell office:value-type="float" office:value="304">
                <text:p>30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97">
                <text:p>397</text:p>
              </table:table-cell>
              <table:table-cell office:value-type="float" office:value="320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77">
                <text:p>377</text:p>
              </table:table-cell>
              <table:table-cell office:value-type="float" office:value="301">
                <text:p>301</text:p>
              </table:table-cell>
              <table:table-cell office:value-type="float" office:value="369">
                <text:p>3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455">
                <text:p>455</text:p>
              </table:table-cell>
              <table:table-cell office:value-type="float" office:value="325">
                <text:p>325</text:p>
              </table:table-cell>
              <table:table-cell office:value-type="float" office:value="387">
                <text:p>38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03">
                <text:p>303</text:p>
              </table:table-cell>
              <table:table-cell office:value-type="float" office:value="297">
                <text:p>297</text:p>
              </table:table-cell>
              <table:table-cell office:value-type="float" office:value="314">
                <text:p>31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82">
                <text:p>382</text:p>
              </table:table-cell>
              <table:table-cell office:value-type="float" office:value="319">
                <text:p>319</text:p>
              </table:table-cell>
              <table:table-cell office:value-type="float" office:value="341">
                <text:p>34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67">
                <text:p>367</text:p>
              </table:table-cell>
              <table:table-cell office:value-type="float" office:value="307">
                <text:p>307</text:p>
              </table:table-cell>
              <table:table-cell office:value-type="float" office:value="365">
                <text:p>36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444">
                <text:p>444</text:p>
              </table:table-cell>
              <table:table-cell office:value-type="float" office:value="318">
                <text:p>318</text:p>
              </table:table-cell>
              <table:table-cell office:value-type="float" office:value="393">
                <text:p>39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14">
                <text:p>314</text:p>
              </table:table-cell>
              <table:table-cell office:value-type="float" office:value="288">
                <text:p>288</text:p>
              </table:table-cell>
              <table:table-cell office:value-type="float" office:value="369">
                <text:p>36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80">
                <text:p>380</text:p>
              </table:table-cell>
              <table:table-cell office:value-type="float" office:value="311">
                <text:p>311</text:p>
              </table:table-cell>
              <table:table-cell office:value-type="float" office:value="386">
                <text:p>38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348">
                <text:p>348</text:p>
              </table:table-cell>
              <table:table-cell office:value-type="float" office:value="323">
                <text:p>323</text:p>
              </table:table-cell>
              <table:table-cell office:value-type="float" office:value="298">
                <text:p>29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426">
                <text:p>426</text:p>
              </table:table-cell>
              <table:table-cell office:value-type="float" office:value="345">
                <text:p>345</text:p>
              </table:table-cell>
              <table:table-cell office:value-type="float" office:value="315">
                <text:p>31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348">
                <text:p>348</text:p>
              </table:table-cell>
              <table:table-cell office:value-type="float" office:value="310">
                <text:p>310</text:p>
              </table:table-cell>
              <table:table-cell office:value-type="float" office:value="358">
                <text:p>35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414">
                <text:p>414</text:p>
              </table:table-cell>
              <table:table-cell office:value-type="float" office:value="332">
                <text:p>332</text:p>
              </table:table-cell>
              <table:table-cell office:value-type="float" office:value="375">
                <text:p>37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327">
                <text:p>327</text:p>
              </table:table-cell>
              <table:table-cell office:value-type="float" office:value="298">
                <text:p>298</text:p>
              </table:table-cell>
              <table:table-cell office:value-type="float" office:value="263">
                <text:p>26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392">
                <text:p>392</text:p>
              </table:table-cell>
              <table:table-cell office:value-type="float" office:value="310">
                <text:p>310</text:p>
              </table:table-cell>
              <table:table-cell office:value-type="float" office:value="292">
                <text:p>292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327">
                <text:p>327</text:p>
              </table:table-cell>
              <table:table-cell office:value-type="float" office:value="311">
                <text:p>311</text:p>
              </table:table-cell>
              <table:table-cell office:value-type="float" office:value="314">
                <text:p>31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405">
                <text:p>405</text:p>
              </table:table-cell>
              <table:table-cell office:value-type="float" office:value="334">
                <text:p>334</text:p>
              </table:table-cell>
              <table:table-cell office:value-type="float" office:value="342">
                <text:p>34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334">
                <text:p>334</text:p>
              </table:table-cell>
              <table:table-cell office:value-type="float" office:value="320">
                <text:p>320</text:p>
              </table:table-cell>
              <table:table-cell office:value-type="float" office:value="299">
                <text:p>299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399">
                <text:p>399</text:p>
              </table:table-cell>
              <table:table-cell office:value-type="float" office:value="331">
                <text:p>331</text:p>
              </table:table-cell>
              <table:table-cell office:value-type="float" office:value="327">
                <text:p>327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64">
                <text:p>364</text:p>
              </table:table-cell>
              <table:table-cell office:value-type="float" office:value="318">
                <text:p>318</text:p>
              </table:table-cell>
              <table:table-cell office:value-type="float" office:value="349">
                <text:p>34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429">
                <text:p>429</text:p>
              </table:table-cell>
              <table:table-cell office:value-type="float" office:value="330">
                <text:p>330</text:p>
              </table:table-cell>
              <table:table-cell office:value-type="float" office:value="378">
                <text:p>378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313">
                <text:p>313</text:p>
              </table:table-cell>
              <table:table-cell office:value-type="float" office:value="293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91">
                <text:p>391</text:p>
              </table:table-cell>
              <table:table-cell office:value-type="float" office:value="316">
                <text:p>316</text:p>
              </table:table-cell>
              <table:table-cell office:value-type="float" office:value="321">
                <text:p>32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28">
                <text:p>328</text:p>
              </table:table-cell>
              <table:table-cell office:value-type="float" office:value="289">
                <text:p>289</text:p>
              </table:table-cell>
              <table:table-cell office:value-type="float" office:value="299">
                <text:p>29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93">
                <text:p>393</text:p>
              </table:table-cell>
              <table:table-cell office:value-type="float" office:value="311">
                <text:p>311</text:p>
              </table:table-cell>
              <table:table-cell office:value-type="float" office:value="316">
                <text:p>31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13">
                <text:p>313</text:p>
              </table:table-cell>
              <table:table-cell office:value-type="float" office:value="332">
                <text:p>332</text:p>
              </table:table-cell>
              <table:table-cell office:value-type="float" office:value="314">
                <text:p>31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77">
                <text:p>377</text:p>
              </table:table-cell>
              <table:table-cell office:value-type="float" office:value="344">
                <text:p>344</text:p>
              </table:table-cell>
              <table:table-cell office:value-type="float" office:value="331">
                <text:p>331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2">
                <text:p>352</text:p>
              </table:table-cell>
              <table:table-cell office:value-type="float" office:value="319">
                <text:p>319</text:p>
              </table:table-cell>
              <table:table-cell office:value-type="float" office:value="343">
                <text:p>34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417">
                <text:p>417</text:p>
              </table:table-cell>
              <table:table-cell office:value-type="float" office:value="342">
                <text:p>342</text:p>
              </table:table-cell>
              <table:table-cell office:value-type="float" office:value="361">
                <text:p>361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35">
                <text:p>335</text:p>
              </table:table-cell>
              <table:table-cell office:value-type="float" office:value="314">
                <text:p>314</text:p>
              </table:table-cell>
              <table:table-cell office:value-type="float" office:value="305">
                <text:p>30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400">
                <text:p>400</text:p>
              </table:table-cell>
              <table:table-cell office:value-type="float" office:value="325">
                <text:p>325</text:p>
              </table:table-cell>
              <table:table-cell office:value-type="float" office:value="332">
                <text:p>33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35">
                <text:p>335</text:p>
              </table:table-cell>
              <table:table-cell office:value-type="float" office:value="308">
                <text:p>308</text:p>
              </table:table-cell>
              <table:table-cell office:value-type="float" office:value="299">
                <text:p>29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399">
                <text:p>399</text:p>
              </table:table-cell>
              <table:table-cell office:value-type="float" office:value="331">
                <text:p>331</text:p>
              </table:table-cell>
              <table:table-cell office:value-type="float" office:value="318">
                <text:p>31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52">
                <text:p>352</text:p>
              </table:table-cell>
              <table:table-cell office:value-type="float" office:value="303">
                <text:p>303</text:p>
              </table:table-cell>
              <table:table-cell office:value-type="float" office:value="338">
                <text:p>33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18">
                <text:p>418</text:p>
              </table:table-cell>
              <table:table-cell office:value-type="float" office:value="325">
                <text:p>325</text:p>
              </table:table-cell>
              <table:table-cell office:value-type="float" office:value="358">
                <text:p>35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332">
                <text:p>332</text:p>
              </table:table-cell>
              <table:table-cell office:value-type="float" office:value="297">
                <text:p>297</text:p>
              </table:table-cell>
              <table:table-cell office:value-type="float" office:value="329">
                <text:p>32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11">
                <text:p>411</text:p>
              </table:table-cell>
              <table:table-cell office:value-type="float" office:value="309">
                <text:p>309</text:p>
              </table:table-cell>
              <table:table-cell office:value-type="float" office:value="348">
                <text:p>348</text:p>
              </table:table-cell>
              <table:table-cell office:value-type="float" office:value="421">
                <text:p>421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connect-bars="false"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13.174cm" svg:height="7.265cm" chart:class="chart:scatter" chart:style-name="ch1">
        <chart:title svg:x="3.783cm" svg:y="0.147cm" chart:style-name="ch2">
          <text:p>Backup duration with SQLite</text:p>
        </chart:title>
        <chart:subtitle svg:x="2.936cm" svg:y="0.794cm" chart:style-name="ch3">
          <text:p>Comparison between old and new indexes</text:p>
        </chart:subtitle>
        <chart:legend chart:legend-position="end" svg:x="10.832cm" svg:y="3.163cm" chart:style-name="ch4"/>
        <chart:plot-area chart:style-name="ch5" table:cell-range-address="maous_sqlite_1.A13:maous_sqlite_1.A50 maous_sqlite_1.C12:maous_sqlite_1.D50" chart:data-source-has-labels="row" svg:x="0.325cm" svg:y="1.39cm" svg:width="10.245cm" svg:height="5.641cm">
          <chart:axis chart:dimension="x" chart:name="primary-x" chart:style-name="ch6">
            <chart:title svg:x="4.595cm" svg:y="6.604cm" chart:style-name="ch7">
              <text:p>Backup number</text:p>
            </chart:title>
          </chart:axis>
          <chart:axis chart:dimension="y" chart:name="primary-y" chart:style-name="ch6">
            <chart:title svg:x="0.264cm" svg:y="4.678cm" chart:style-name="ch8">
              <text:p>Time (sec)</text:p>
            </chart:title>
            <chart:grid chart:style-name="ch9" chart:class="major"/>
          </chart:axis>
          <chart:series chart:style-name="ch10" chart:values-cell-range-address="maous_sqlite_1.C13:maous_sqlite_1.C50" chart:label-cell-address="maous_sqlite_1.C12:maous_sqlite_1.C12" chart:class="chart:scatter">
            <chart:domain table:cell-range-address="maous_sqlite_1.A13:maous_sqlite_1.A50"/>
            <chart:data-point chart:repeated="38"/>
          </chart:series>
          <chart:series chart:style-name="ch11" chart:values-cell-range-address="maous_sqlite_1.D13:maous_sqlite_1.D50" chart:label-cell-address="maous_sqlite_1.D12:maous_sqlite_1.D12" chart:class="chart:scatter">
            <chart:data-point chart:repeated="3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maous_sqlite_1.C12:maous_sqlite_1.C12">Old index</text:p>
              </table:table-cell>
              <table:table-cell office:value-type="string">
                <text:p text:id="maous_sqlite_1.D12:maous_sqlite_1.D12">New inde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maous_sqlite_1.A13:maous_sqlite_1.A50">1</text:p>
              </table:table-cell>
              <table:table-cell office:value-type="float" office:value="62">
                <text:p text:id="maous_sqlite_1.C13:maous_sqlite_1.C50">62</text:p>
              </table:table-cell>
              <table:table-cell office:value-type="float" office:value="448">
                <text:p text:id="maous_sqlite_1.D13:maous_sqlite_1.D50">4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64">
                <text:p>66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21">
                <text:p>82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52">
                <text:p>115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36">
                <text:p>173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67">
                <text:p>226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792">
                <text:p>279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256">
                <text:p>325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517">
                <text:p>351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876">
                <text:p>387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250">
                <text:p>425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686">
                <text:p>4686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7">
                <text:p>1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1">
                <text:p>6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5">
                <text:p>7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92">
                <text:p>9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4">
                <text:p>9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18">
                <text:p>1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01">
                <text:p>10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19">
                <text:p>1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99">
                <text:p>9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92">
                <text:p>9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98">
                <text:p>9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16">
                <text:p>1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8">
                <text:p>1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17">
                <text:p>1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04">
                <text:p>10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17">
                <text:p>11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23">
                <text:p>12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01">
                <text:p>10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128cm" svg:height="7.98cm" chart:class="chart:scatter" chart:style-name="ch1">
        <chart:legend chart:legend-position="end" svg:x="12.694cm" svg:y="3.333cm" chart:style-name="ch2"/>
        <chart:plot-area chart:style-name="ch3" table:cell-range-address="'Sum 1 job'.A14:'Sum 1 job'.D39 'Sum 1 job'.B1:'Sum 1 job'.D1" chart:data-source-has-labels="row" svg:x="0.302cm" svg:y="0.159cm" svg:width="12.091cm" svg:height="7.503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um 1 job'.B14:'Sum 1 job'.B39" chart:label-cell-address="'Sum 1 job'.B1:'Sum 1 job'.B1" chart:class="chart:scatter">
            <chart:domain table:cell-range-address="'Sum 1 job'.A14:'Sum 1 job'.A39"/>
            <chart:data-point chart:repeated="26"/>
          </chart:series>
          <chart:series chart:style-name="ch7" chart:values-cell-range-address="'Sum 1 job'.C14:'Sum 1 job'.C39" chart:label-cell-address="'Sum 1 job'.C1:'Sum 1 job'.C1" chart:class="chart:scatter">
            <chart:data-point chart:repeated="26"/>
          </chart:series>
          <chart:series chart:style-name="ch8" chart:values-cell-range-address="'Sum 1 job'.D14:'Sum 1 job'.D39" chart:label-cell-address="'Sum 1 job'.D1:'Sum 1 job'.D1" chart:class="chart:scatter"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Sum 1 job'.B1:'Sum 1 job'.B1">Time sqlite</text:p>
              </table:table-cell>
              <table:table-cell office:value-type="string">
                <text:p text:id="'Sum 1 job'.C1:'Sum 1 job'.C1">Time pgsql</text:p>
              </table:table-cell>
              <table:table-cell office:value-type="string">
                <text:p text:id="'Sum 1 job'.D1:'Sum 1 job'.D1">Time mysq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">
                <text:p text:id="'Sum 1 job'.A14:'Sum 1 job'.A39">13</text:p>
              </table:table-cell>
              <table:table-cell office:value-type="float" office:value="127">
                <text:p text:id="'Sum 1 job'.B14:'Sum 1 job'.B39">127</text:p>
              </table:table-cell>
              <table:table-cell office:value-type="float" office:value="101">
                <text:p text:id="'Sum 1 job'.C14:'Sum 1 job'.C39">101</text:p>
              </table:table-cell>
              <table:table-cell office:value-type="float" office:value="79">
                <text:p text:id="'Sum 1 job'.D14:'Sum 1 job'.D39">7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55">
                <text:p>55</text:p>
              </table:table-cell>
              <table:table-cell office:value-type="float" office:value="43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61">
                <text:p>61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57">
                <text:p>57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  <table:table-cell office:value-type="float" office:value="75">
                <text:p>75</text:p>
              </table:table-cell>
              <table:table-cell office:value-type="float" office:value="72">
                <text:p>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70">
                <text:p>70</text:p>
              </table:table-cell>
              <table:table-cell office:value-type="float" office:value="51">
                <text:p>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92">
                <text:p>92</text:p>
              </table:table-cell>
              <table:table-cell office:value-type="float" office:value="59">
                <text:p>5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94">
                <text:p>94</text:p>
              </table:table-cell>
              <table:table-cell office:value-type="float" office:value="52">
                <text:p>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">
                <text:p>23</text:p>
              </table:table-cell>
              <table:table-cell office:value-type="float" office:value="118">
                <text:p>118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">
                <text:p>24</text:p>
              </table:table-cell>
              <table:table-cell office:value-type="float" office:value="101">
                <text:p>101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119">
                <text:p>119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99">
                <text:p>99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92">
                <text:p>92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">
                <text:p>28</text:p>
              </table:table-cell>
              <table:table-cell office:value-type="float" office:value="98">
                <text:p>98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9">
                <text:p>29</text:p>
              </table:table-cell>
              <table:table-cell office:value-type="float" office:value="116">
                <text:p>116</text:p>
              </table:table-cell>
              <table:table-cell office:value-type="float" office:value="52">
                <text:p>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103">
                <text:p>103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">
                <text:p>31</text:p>
              </table:table-cell>
              <table:table-cell office:value-type="float" office:value="118">
                <text:p>118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  <table:table-cell office:value-type="float" office:value="100">
                <text:p>100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3">
                <text:p>33</text:p>
              </table:table-cell>
              <table:table-cell office:value-type="float" office:value="117">
                <text:p>117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">
                <text:p>34</text:p>
              </table:table-cell>
              <table:table-cell office:value-type="float" office:value="104">
                <text:p>104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5">
                <text:p>35</text:p>
              </table:table-cell>
              <table:table-cell office:value-type="float" office:value="117">
                <text:p>117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6">
                <text:p>36</text:p>
              </table:table-cell>
              <table:table-cell office:value-type="float" office:value="105">
                <text:p>105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123">
                <text:p>123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8">
                <text:p>38</text:p>
              </table:table-cell>
              <table:table-cell office:value-type="float" office:value="101">
                <text:p>101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4.33cm" svg:height="7.317cm" chart:class="chart:scatter" chart:style-name="ch1">
        <chart:title svg:x="4.188cm" svg:y="0.147cm" chart:style-name="ch2">
          <text:p>Backup timing Mysql/MyISAM</text:p>
        </chart:title>
        <chart:subtitle svg:x="5.207cm" svg:y="0.796cm" chart:style-name="ch3">
          <text:p>Full 1.5M files, two in //</text:p>
        </chart:subtitle>
        <chart:legend chart:legend-position="bottom" svg:x="2.913cm" svg:y="6.607cm" chart:style-name="ch4"/>
        <chart:plot-area chart:style-name="ch5" table:cell-range-address="Info_4.A1:Info_4.A44 Info_4.C1:Info_4.C44 Info_4.F1:Info_4.F44 Info_4.J1:Info_4.J44 Info_4.L1:Info_4.L44" chart:data-source-has-labels="row" svg:x="0.371cm" svg:y="1.393cm" svg:width="13.387cm" svg:height="5.124cm">
          <chart:axis chart:dimension="x" chart:name="primary-x" chart:style-name="ch6">
            <chart:title svg:x="6.212cm" svg:y="6.091cm" chart:style-name="ch7">
              <text:p>Backup number</text:p>
            </chart:title>
          </chart:axis>
          <chart:axis chart:dimension="y" chart:name="primary-y" chart:style-name="ch6">
            <chart:title svg:x="0.287cm" svg:y="4.423cm" chart:style-name="ch8">
              <text:p>Time (sec)</text:p>
            </chart:title>
            <chart:grid chart:style-name="ch9" chart:class="major"/>
          </chart:axis>
          <chart:series chart:style-name="ch10" chart:values-cell-range-address="Info_4.C2:Info_4.C44" chart:label-cell-address="Info_4.C1:Info_4.C1" chart:class="chart:scatter">
            <chart:domain table:cell-range-address="Info_4.A2:Info_4.A44"/>
            <chart:data-point chart:repeated="43"/>
          </chart:series>
          <chart:series chart:style-name="ch11" chart:values-cell-range-address="Info_4.F2:Info_4.F44" chart:label-cell-address="Info_4.F1:Info_4.F1" chart:class="chart:scatter">
            <chart:data-point chart:repeated="43"/>
          </chart:series>
          <chart:series chart:style-name="ch12" chart:values-cell-range-address="Info_4.J2:Info_4.J44" chart:label-cell-address="Info_4.J1:Info_4.J1" chart:class="chart:scatter">
            <chart:data-point chart:repeated="43"/>
          </chart:series>
          <chart:series chart:style-name="ch13" chart:values-cell-range-address="Info_4.L2:Info_4.L44" chart:label-cell-address="Info_4.L1:Info_4.L1" chart:class="chart:scatter">
            <chart:data-point chart:repeated="4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Info_4.C1:Info_4.C1">3.0.2 isam</text:p>
              </table:table-cell>
              <table:table-cell office:value-type="string">
                <text:p text:id="Info_4.F1:Info_4.F1">3.1.x isam</text:p>
              </table:table-cell>
              <table:table-cell office:value-type="string">
                <text:p text:id="Info_4.J1:Info_4.J1">2.0.3 MyISAM</text:p>
              </table:table-cell>
              <table:table-cell office:value-type="string">
                <text:p text:id="Info_4.L1:Info_4.L1">2.2.8 MyIS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Info_4.A2:Info_4.A44">1</text:p>
              </table:table-cell>
              <table:table-cell office:value-type="float" office:value="213">
                <text:p text:id="Info_4.C2:Info_4.C44">213</text:p>
              </table:table-cell>
              <table:table-cell office:value-type="float" office:value="194">
                <text:p text:id="Info_4.F2:Info_4.F44">194</text:p>
              </table:table-cell>
              <table:table-cell office:value-type="float" office:value="465">
                <text:p text:id="Info_4.J2:Info_4.J44">465</text:p>
              </table:table-cell>
              <table:table-cell office:value-type="float" office:value="215">
                <text:p text:id="Info_4.L2:Info_4.L44">2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49">
                <text:p>349</text:p>
              </table:table-cell>
              <table:table-cell office:value-type="float" office:value="316">
                <text:p>316</text:p>
              </table:table-cell>
              <table:table-cell office:value-type="float" office:value="700">
                <text:p>70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25">
                <text:p>425</text:p>
              </table:table-cell>
              <table:table-cell office:value-type="float" office:value="392">
                <text:p>392</text:p>
              </table:table-cell>
              <table:table-cell office:value-type="float" office:value="710">
                <text:p>710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71">
                <text:p>371</text:p>
              </table:table-cell>
              <table:table-cell office:value-type="float" office:value="353">
                <text:p>353</text:p>
              </table:table-cell>
              <table:table-cell office:value-type="float" office:value="668">
                <text:p>668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35">
                <text:p>435</text:p>
              </table:table-cell>
              <table:table-cell office:value-type="float" office:value="416">
                <text:p>416</text:p>
              </table:table-cell>
              <table:table-cell office:value-type="float" office:value="675">
                <text:p>675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28">
                <text:p>328</text:p>
              </table:table-cell>
              <table:table-cell office:value-type="float" office:value="334">
                <text:p>334</text:p>
              </table:table-cell>
              <table:table-cell office:value-type="float" office:value="648">
                <text:p>64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91">
                <text:p>391</text:p>
              </table:table-cell>
              <table:table-cell office:value-type="float" office:value="397">
                <text:p>397</text:p>
              </table:table-cell>
              <table:table-cell office:value-type="float" office:value="654">
                <text:p>65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70">
                <text:p>370</text:p>
              </table:table-cell>
              <table:table-cell office:value-type="float" office:value="377">
                <text:p>377</text:p>
              </table:table-cell>
              <table:table-cell office:value-type="float" office:value="654">
                <text:p>654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47">
                <text:p>447</text:p>
              </table:table-cell>
              <table:table-cell office:value-type="float" office:value="455">
                <text:p>455</text:p>
              </table:table-cell>
              <table:table-cell office:value-type="float" office:value="653">
                <text:p>653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60">
                <text:p>360</text:p>
              </table:table-cell>
              <table:table-cell office:value-type="float" office:value="303">
                <text:p>303</text:p>
              </table:table-cell>
              <table:table-cell office:value-type="float" office:value="653">
                <text:p>653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36">
                <text:p>436</text:p>
              </table:table-cell>
              <table:table-cell office:value-type="float" office:value="382">
                <text:p>382</text:p>
              </table:table-cell>
              <table:table-cell office:value-type="float" office:value="660">
                <text:p>660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92">
                <text:p>392</text:p>
              </table:table-cell>
              <table:table-cell office:value-type="float" office:value="367">
                <text:p>367</text:p>
              </table:table-cell>
              <table:table-cell office:value-type="float" office:value="668">
                <text:p>668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56">
                <text:p>456</text:p>
              </table:table-cell>
              <table:table-cell office:value-type="float" office:value="444">
                <text:p>444</text:p>
              </table:table-cell>
              <table:table-cell office:value-type="float" office:value="664">
                <text:p>664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25">
                <text:p>325</text:p>
              </table:table-cell>
              <table:table-cell office:value-type="float" office:value="314">
                <text:p>314</text:p>
              </table:table-cell>
              <table:table-cell office:value-type="float" office:value="679">
                <text:p>679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90">
                <text:p>390</text:p>
              </table:table-cell>
              <table:table-cell office:value-type="float" office:value="380">
                <text:p>380</text:p>
              </table:table-cell>
              <table:table-cell office:value-type="float" office:value="675">
                <text:p>67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56">
                <text:p>356</text:p>
              </table:table-cell>
              <table:table-cell office:value-type="float" office:value="348">
                <text:p>348</text:p>
              </table:table-cell>
              <table:table-cell office:value-type="float" office:value="675">
                <text:p>67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20">
                <text:p>420</text:p>
              </table:table-cell>
              <table:table-cell office:value-type="float" office:value="426">
                <text:p>426</text:p>
              </table:table-cell>
              <table:table-cell office:value-type="float" office:value="685">
                <text:p>685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46">
                <text:p>346</text:p>
              </table:table-cell>
              <table:table-cell office:value-type="float" office:value="348">
                <text:p>348</text:p>
              </table:table-cell>
              <table:table-cell office:value-type="float" office:value="674">
                <text:p>674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11">
                <text:p>411</text:p>
              </table:table-cell>
              <table:table-cell office:value-type="float" office:value="414">
                <text:p>414</text:p>
              </table:table-cell>
              <table:table-cell office:value-type="float" office:value="674">
                <text:p>674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9">
                <text:p>329</text:p>
              </table:table-cell>
              <table:table-cell office:value-type="float" office:value="327">
                <text:p>327</text:p>
              </table:table-cell>
              <table:table-cell office:value-type="float" office:value="663">
                <text:p>66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07">
                <text:p>407</text:p>
              </table:table-cell>
              <table:table-cell office:value-type="float" office:value="392">
                <text:p>392</text:p>
              </table:table-cell>
              <table:table-cell office:value-type="float" office:value="662">
                <text:p>662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60">
                <text:p>360</text:p>
              </table:table-cell>
              <table:table-cell office:value-type="float" office:value="327">
                <text:p>327</text:p>
              </table:table-cell>
              <table:table-cell office:value-type="float" office:value="658">
                <text:p>658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37">
                <text:p>437</text:p>
              </table:table-cell>
              <table:table-cell office:value-type="float" office:value="405">
                <text:p>405</text:p>
              </table:table-cell>
              <table:table-cell office:value-type="float" office:value="666">
                <text:p>666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29">
                <text:p>329</text:p>
              </table:table-cell>
              <table:table-cell office:value-type="float" office:value="334">
                <text:p>334</text:p>
              </table:table-cell>
              <table:table-cell office:value-type="float" office:value="676">
                <text:p>67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407">
                <text:p>407</text:p>
              </table:table-cell>
              <table:table-cell office:value-type="float" office:value="399">
                <text:p>399</text:p>
              </table:table-cell>
              <table:table-cell office:value-type="float" office:value="690">
                <text:p>690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68">
                <text:p>368</text:p>
              </table:table-cell>
              <table:table-cell office:value-type="float" office:value="364">
                <text:p>364</text:p>
              </table:table-cell>
              <table:table-cell office:value-type="float" office:value="683">
                <text:p>683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46">
                <text:p>446</text:p>
              </table:table-cell>
              <table:table-cell office:value-type="float" office:value="429">
                <text:p>429</text:p>
              </table:table-cell>
              <table:table-cell office:value-type="float" office:value="678">
                <text:p>678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19">
                <text:p>319</text:p>
              </table:table-cell>
              <table:table-cell office:value-type="float" office:value="313">
                <text:p>313</text:p>
              </table:table-cell>
              <table:table-cell office:value-type="float" office:value="678">
                <text:p>678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97">
                <text:p>397</text:p>
              </table:table-cell>
              <table:table-cell office:value-type="float" office:value="391">
                <text:p>391</text:p>
              </table:table-cell>
              <table:table-cell office:value-type="float" office:value="674">
                <text:p>674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82">
                <text:p>382</text:p>
              </table:table-cell>
              <table:table-cell office:value-type="float" office:value="328">
                <text:p>328</text:p>
              </table:table-cell>
              <table:table-cell office:value-type="float" office:value="679">
                <text:p>679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46">
                <text:p>446</text:p>
              </table:table-cell>
              <table:table-cell office:value-type="float" office:value="393">
                <text:p>393</text:p>
              </table:table-cell>
              <table:table-cell office:value-type="float" office:value="685">
                <text:p>68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9">
                <text:p>319</text:p>
              </table:table-cell>
              <table:table-cell office:value-type="float" office:value="313">
                <text:p>313</text:p>
              </table:table-cell>
              <table:table-cell office:value-type="float" office:value="665">
                <text:p>66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96">
                <text:p>396</text:p>
              </table:table-cell>
              <table:table-cell office:value-type="float" office:value="377">
                <text:p>377</text:p>
              </table:table-cell>
              <table:table-cell office:value-type="float" office:value="664">
                <text:p>664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70">
                <text:p>370</text:p>
              </table:table-cell>
              <table:table-cell office:value-type="float" office:value="352">
                <text:p>352</text:p>
              </table:table-cell>
              <table:table-cell office:value-type="float" office:value="655">
                <text:p>65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47">
                <text:p>447</text:p>
              </table:table-cell>
              <table:table-cell office:value-type="float" office:value="417">
                <text:p>417</text:p>
              </table:table-cell>
              <table:table-cell office:value-type="float" office:value="652">
                <text:p>652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21">
                <text:p>321</text:p>
              </table:table-cell>
              <table:table-cell office:value-type="float" office:value="335">
                <text:p>335</text:p>
              </table:table-cell>
              <table:table-cell office:value-type="float" office:value="685">
                <text:p>68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85">
                <text:p>385</text:p>
              </table:table-cell>
              <table:table-cell office:value-type="float" office:value="400">
                <text:p>400</text:p>
              </table:table-cell>
              <table:table-cell office:value-type="float" office:value="684">
                <text:p>684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403">
                <text:p>403</text:p>
              </table:table-cell>
              <table:table-cell office:value-type="float" office:value="335">
                <text:p>335</text:p>
              </table:table-cell>
              <table:table-cell office:value-type="float" office:value="678">
                <text:p>678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67">
                <text:p>467</text:p>
              </table:table-cell>
              <table:table-cell office:value-type="float" office:value="399">
                <text:p>399</text:p>
              </table:table-cell>
              <table:table-cell office:value-type="float" office:value="677">
                <text:p>677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34">
                <text:p>334</text:p>
              </table:table-cell>
              <table:table-cell office:value-type="float" office:value="352">
                <text:p>352</text:p>
              </table:table-cell>
              <table:table-cell office:value-type="float" office:value="665">
                <text:p>66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99">
                <text:p>399</text:p>
              </table:table-cell>
              <table:table-cell office:value-type="float" office:value="418">
                <text:p>418</text:p>
              </table:table-cell>
              <table:table-cell office:value-type="float" office:value="670">
                <text:p>67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51">
                <text:p>351</text:p>
              </table:table-cell>
              <table:table-cell office:value-type="float" office:value="332">
                <text:p>332</text:p>
              </table:table-cell>
              <table:table-cell office:value-type="float" office:value="678">
                <text:p>678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29">
                <text:p>429</text:p>
              </table:table-cell>
              <table:table-cell office:value-type="float" office:value="411">
                <text:p>411</text:p>
              </table:table-cell>
              <table:table-cell office:value-type="float" office:value="686">
                <text:p>686</text:p>
              </table:table-cell>
              <table:table-cell office:value-type="float" office:value="417">
                <text:p>417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0.0373659133911pt" style:font-size-asian="10.0373659133911pt" style:font-size-complex="10.0373659133911pt"/>
    </style:style>
    <style:style style:name="ch3" style:family="chart">
      <style:graphic-properties draw:stroke="none" svg:stroke-color="#b3b3b3" draw:fill="none" draw:fill-color="#e6e6e6"/>
      <style:text-properties fo:font-size="6.17684078216553pt" style:font-size-asian="6.17684078216553pt" style:font-size-complex="6.17684078216553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6.94894552230835pt" style:font-size-asian="6.94894552230835pt" style:font-size-complex="6.94894552230835pt"/>
    </style:style>
    <style:style style:name="ch7" style:family="chart">
      <style:chart-properties style:rotation-angle="90"/>
      <style:text-properties fo:font-size="6.94894552230835pt" style:font-size-asian="6.94894552230835pt" style:font-size-complex="6.94894552230835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2.522cm" svg:height="7.263cm" chart:class="chart:scatter" chart:style-name="ch1">
        <chart:title svg:x="4.739cm" svg:y="0.148cm" chart:style-name="ch2">
          <text:p>Speed improvement</text:p>
        </chart:title>
        <chart:legend chart:legend-position="end" svg:x="10.38cm" svg:y="3.162cm" chart:style-name="ch3"/>
        <chart:plot-area chart:style-name="ch4" table:cell-range-address="Info_4.A3:Info_4.A96 Info_4.H1:Info_4.H96 Info_4.K1:Info_4.K96" chart:data-source-has-labels="row" svg:x="0.345cm" svg:y="0.794cm" svg:width="9.786cm" svg:height="6.235cm">
          <chart:axis chart:dimension="x" chart:name="primary-x" chart:style-name="ch5">
            <chart:title svg:x="4.581cm" svg:y="6.603cm" chart:style-name="ch6">
              <text:p>Backup number</text:p>
            </chart:title>
          </chart:axis>
          <chart:axis chart:dimension="y" chart:name="primary-y" chart:style-name="ch5">
            <chart:title svg:x="0.251cm" svg:y="4.377cm" chart:style-name="ch7">
              <text:p>Time (sec)</text:p>
            </chart:title>
            <chart:grid chart:style-name="ch8" chart:class="major"/>
          </chart:axis>
          <chart:series chart:style-name="ch9" chart:values-cell-range-address="Info_4.H2:Info_4.H96" chart:label-cell-address="Info_4.H1:Info_4.H1" chart:class="chart:scatter">
            <chart:domain table:cell-range-address="Info_4.A3:Info_4.A96"/>
            <chart:data-point chart:repeated="95"/>
          </chart:series>
          <chart:series chart:style-name="ch10" chart:values-cell-range-address="Info_4.K2:Info_4.K96" chart:label-cell-address="Info_4.K1:Info_4.K1" chart:class="chart:scatter">
            <chart:data-point chart:repeated="9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Info_4.H1:Info_4.H1">New innodb</text:p>
              </table:table-cell>
              <table:table-cell office:value-type="string">
                <text:p text:id="Info_4.K1:Info_4.K1">2.0.3 innod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">
                <text:p text:id="Info_4.A3:Info_4.A96">2</text:p>
              </table:table-cell>
              <table:table-cell office:value-type="float" office:value="250">
                <text:p text:id="Info_4.H2:Info_4.H96">250</text:p>
              </table:table-cell>
              <table:table-cell office:value-type="float" office:value="1436">
                <text:p text:id="Info_4.K2:Info_4.K96">14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81">
                <text:p>281</text:p>
              </table:table-cell>
              <table:table-cell office:value-type="float" office:value="1861">
                <text:p>18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98">
                <text:p>298</text:p>
              </table:table-cell>
              <table:table-cell office:value-type="float" office:value="1867">
                <text:p>18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73">
                <text:p>373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91">
                <text:p>391</text:p>
              </table:table-cell>
              <table:table-cell office:value-type="float" office:value="2436">
                <text:p>24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304">
                <text:p>304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321">
                <text:p>321</text:p>
              </table:table-cell>
              <table:table-cell office:value-type="float" office:value="2214">
                <text:p>22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369">
                <text:p>369</text:p>
              </table:table-cell>
              <table:table-cell office:value-type="float" office:value="2513">
                <text:p>25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387">
                <text:p>387</text:p>
              </table:table-cell>
              <table:table-cell office:value-type="float" office:value="2518">
                <text:p>2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14">
                <text:p>3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41">
                <text:p>34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65">
                <text:p>36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393">
                <text:p>39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369">
                <text:p>36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386">
                <text:p>38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298">
                <text:p>29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315">
                <text:p>3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358">
                <text:p>35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375">
                <text:p>37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63">
                <text:p>26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92">
                <text:p>29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314">
                <text:p>3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342">
                <text:p>34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99">
                <text:p>29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27">
                <text:p>3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349">
                <text:p>34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378">
                <text:p>37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294">
                <text:p>29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21">
                <text:p>32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299">
                <text:p>29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16">
                <text:p>31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14">
                <text:p>3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31">
                <text:p>3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43">
                <text:p>34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61">
                <text:p>36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05">
                <text:p>30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32">
                <text:p>3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299">
                <text:p>29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318">
                <text:p>3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338">
                <text:p>33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358">
                <text:p>35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329">
                <text:p>32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348">
                <text:p>34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36">
                <text:p>3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28">
                <text:p>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30">
                <text:p>3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26">
                <text:p>2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22">
                <text:p>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27">
                <text:p>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24">
                <text:p>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23">
                <text:p>2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29">
                <text:p>2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23">
                <text:p>2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29">
                <text:p>2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28">
                <text:p>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24">
                <text:p>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20">
                <text:p>2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26">
                <text:p>2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22">
                <text:p>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19">
                <text:p>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25">
                <text:p>2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28">
                <text:p>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24">
                <text:p>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22">
                <text:p>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28">
                <text:p>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27">
                <text:p>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23">
                <text:p>2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22">
                <text:p>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28">
                <text:p>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24">
                <text:p>2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31">
                <text:p>3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21">
                <text:p>2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27">
                <text:p>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23">
                <text:p>2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29">
                <text:p>2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22">
                <text:p>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8">
                <text:p>88</text:p>
              </table:table-cell>
              <table:table-cell office:value-type="float" office:value="28">
                <text:p>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9">
                <text:p>89</text:p>
              </table:table-cell>
              <table:table-cell office:value-type="float" office:value="21">
                <text:p>2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0">
                <text:p>90</text:p>
              </table:table-cell>
              <table:table-cell office:value-type="float" office:value="28">
                <text:p>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1">
                <text:p>91</text:p>
              </table:table-cell>
              <table:table-cell office:value-type="float" office:value="25">
                <text:p>2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2">
                <text:p>92</text:p>
              </table:table-cell>
              <table:table-cell office:value-type="float" office:value="21">
                <text:p>2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3">
                <text:p>93</text:p>
              </table:table-cell>
              <table:table-cell office:value-type="float" office:value="28">
                <text:p>2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4">
                <text:p>94</text:p>
              </table:table-cell>
              <table:table-cell office:value-type="float" office:value="25">
                <text:p>2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5">
                <text:p>95</text:p>
              </table:table-cell>
              <table:table-cell office:value-type="float" office:value="27">
                <text:p>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23">
                <text:p>23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7.162cm" svg:height="7.078cm" chart:class="chart:scatter" chart:style-name="ch1">
        <chart:legend chart:legend-position="end" svg:x="13.999cm" svg:y="3.07cm" chart:style-name="ch2"/>
        <chart:plot-area chart:style-name="ch3" table:cell-range-address="Info_4.A2:Info_4.A96 Info_4.D1:Info_4.D96 Info_4.G1:Info_4.G96" chart:data-source-has-labels="row" svg:x="0.343cm" svg:y="0.141cm" svg:width="13.314cm" svg:height="6.655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Info_4.D2:Info_4.D96" chart:label-cell-address="Info_4.D1:Info_4.D1" chart:class="chart:scatter">
            <chart:domain table:cell-range-address="Info_4.A2:Info_4.A96"/>
            <chart:data-point chart:repeated="95"/>
          </chart:series>
          <chart:series chart:style-name="ch7" chart:values-cell-range-address="Info_4.G2:Info_4.G96" chart:label-cell-address="Info_4.G1:Info_4.G1" chart:class="chart:scatter">
            <chart:data-point chart:repeated="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Info_4.D1:Info_4.D1">Duration psql 8.4</text:p>
              </table:table-cell>
              <table:table-cell office:value-type="string">
                <text:p text:id="Info_4.G1:Info_4.G1">New psq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Info_4.A2:Info_4.A96">1</text:p>
              </table:table-cell>
              <table:table-cell office:value-type="float" office:value="186">
                <text:p text:id="Info_4.D2:Info_4.D96">186</text:p>
              </table:table-cell>
              <table:table-cell office:value-type="float" office:value="154">
                <text:p text:id="Info_4.G2:Info_4.G96">1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04">
                <text:p>20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27">
                <text:p>227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16">
                <text:p>31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37">
                <text:p>337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94">
                <text:p>29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07">
                <text:p>307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295">
                <text:p>29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19">
                <text:p>319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7">
                <text:p>30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29">
                <text:p>32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03">
                <text:p>30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23">
                <text:p>323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94">
                <text:p>294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17">
                <text:p>31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3">
                <text:p>3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336">
                <text:p>33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20">
                <text:p>320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31">
                <text:p>33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98">
                <text:p>298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11">
                <text:p>31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27">
                <text:p>32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49">
                <text:p>349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21">
                <text:p>32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34">
                <text:p>334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15">
                <text:p>31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28">
                <text:p>328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02">
                <text:p>30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24">
                <text:p>324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06">
                <text:p>30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29">
                <text:p>32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22">
                <text:p>322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45">
                <text:p>34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23">
                <text:p>32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36">
                <text:p>336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22">
                <text:p>32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36">
                <text:p>33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15">
                <text:p>315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28">
                <text:p>328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09">
                <text:p>30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21">
                <text:p>321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73">
                <text:p>27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97">
                <text:p>297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76">
                <text:p>7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82">
                <text:p>82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9">
                <text:p>3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2">
                <text:p>3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8.168cm" svg:height="9.549cm" chart:class="chart:scatter" chart:style-name="ch1">
        <chart:title svg:x="6.611cm" svg:y="0.192cm" chart:style-name="ch2">
          <text:p>Test new Accurate query</text:p>
        </chart:title>
        <chart:legend chart:legend-position="end" svg:x="1.741cm" svg:y="7.724cm" chart:style-name="ch3"/>
        <chart:plot-area chart:style-name="ch4" table:cell-range-address="new_accurate.A7:new_accurate.E102" chart:data-source-has-labels="row" svg:x="0.524cm" svg:y="0.924cm" svg:width="14.547cm" svg:height="7.351cm">
          <chart:axis chart:dimension="x" chart:name="primary-x" chart:style-name="ch5">
            <chart:title svg:x="6.945cm" svg:y="7.894cm" chart:style-name="ch6">
              <text:p>Backup number</text:p>
            </chart:title>
          </chart:axis>
          <chart:axis chart:dimension="y" chart:name="primary-y" chart:style-name="ch5">
            <chart:title svg:x="0.361cm" svg:y="5.067cm" chart:style-name="ch7">
              <text:p>Time (sec)</text:p>
            </chart:title>
            <chart:grid chart:style-name="ch8" chart:class="major"/>
          </chart:axis>
          <chart:series chart:style-name="ch9" chart:values-cell-range-address="new_accurate.B8:new_accurate.B102" chart:label-cell-address="new_accurate.B7:new_accurate.B7" chart:class="chart:scatter">
            <chart:domain table:cell-range-address="new_accurate.A8:new_accurate.A102"/>
            <chart:data-point chart:repeated="95"/>
          </chart:series>
          <chart:series chart:style-name="ch10" chart:values-cell-range-address="new_accurate.C8:new_accurate.C102" chart:label-cell-address="new_accurate.C7:new_accurate.C7" chart:class="chart:scatter">
            <chart:data-point chart:repeated="95"/>
          </chart:series>
          <chart:series chart:style-name="ch11" chart:values-cell-range-address="new_accurate.D8:new_accurate.D102" chart:label-cell-address="new_accurate.D7:new_accurate.D7" chart:class="chart:scatter">
            <chart:data-point chart:repeated="95"/>
          </chart:series>
          <chart:series chart:style-name="ch12" chart:values-cell-range-address="new_accurate.E8:new_accurate.E102" chart:label-cell-address="new_accurate.E7:new_accurate.E7" chart:class="chart:scatter">
            <chart:data-point chart:repeated="9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new_accurate.B7:new_accurate.B7">Mysql ISAM</text:p>
              </table:table-cell>
              <table:table-cell office:value-type="string">
                <text:p text:id="new_accurate.C7:new_accurate.C7">Postgresql</text:p>
              </table:table-cell>
              <table:table-cell office:value-type="string">
                <text:p text:id="new_accurate.D7:new_accurate.D7">Mysql Innodb</text:p>
              </table:table-cell>
              <table:table-cell office:value-type="string">
                <text:p text:id="new_accurate.E7:new_accurate.E7">SQLit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new_accurate.A8:new_accurate.A102">1</text:p>
              </table:table-cell>
              <table:table-cell office:value-type="float" office:value="194">
                <text:p text:id="new_accurate.B8:new_accurate.B102">194</text:p>
              </table:table-cell>
              <table:table-cell office:value-type="float" office:value="154">
                <text:p text:id="new_accurate.C8:new_accurate.C102">154</text:p>
              </table:table-cell>
              <table:table-cell office:value-type="float" office:value="250">
                <text:p text:id="new_accurate.D8:new_accurate.D102">250</text:p>
              </table:table-cell>
              <table:table-cell office:value-type="float" office:value="219">
                <text:p text:id="new_accurate.E8:new_accurate.E102">21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16">
                <text:p>316</text:p>
              </table:table-cell>
              <table:table-cell office:value-type="float" office:value="172">
                <text:p>172</text:p>
              </table:table-cell>
              <table:table-cell office:value-type="float" office:value="281">
                <text:p>281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92">
                <text:p>392</text:p>
              </table:table-cell>
              <table:table-cell office:value-type="float" office:value="196">
                <text:p>196</text:p>
              </table:table-cell>
              <table:table-cell office:value-type="float" office:value="298">
                <text:p>298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53">
                <text:p>353</text:p>
              </table:table-cell>
              <table:table-cell office:value-type="float" office:value="297">
                <text:p>297</text:p>
              </table:table-cell>
              <table:table-cell office:value-type="float" office:value="373">
                <text:p>373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16">
                <text:p>416</text:p>
              </table:table-cell>
              <table:table-cell office:value-type="float" office:value="310">
                <text:p>310</text:p>
              </table:table-cell>
              <table:table-cell office:value-type="float" office:value="391">
                <text:p>39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34">
                <text:p>334</text:p>
              </table:table-cell>
              <table:table-cell office:value-type="float" office:value="308">
                <text:p>308</text:p>
              </table:table-cell>
              <table:table-cell office:value-type="float" office:value="304">
                <text:p>30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97">
                <text:p>397</text:p>
              </table:table-cell>
              <table:table-cell office:value-type="float" office:value="320">
                <text:p>320</text:p>
              </table:table-cell>
              <table:table-cell office:value-type="float" office:value="321">
                <text:p>321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77">
                <text:p>377</text:p>
              </table:table-cell>
              <table:table-cell office:value-type="float" office:value="301">
                <text:p>301</text:p>
              </table:table-cell>
              <table:table-cell office:value-type="float" office:value="369">
                <text:p>369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55">
                <text:p>455</text:p>
              </table:table-cell>
              <table:table-cell office:value-type="float" office:value="325">
                <text:p>325</text:p>
              </table:table-cell>
              <table:table-cell office:value-type="float" office:value="387">
                <text:p>38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03">
                <text:p>303</text:p>
              </table:table-cell>
              <table:table-cell office:value-type="float" office:value="297">
                <text:p>297</text:p>
              </table:table-cell>
              <table:table-cell office:value-type="float" office:value="314">
                <text:p>314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382">
                <text:p>382</text:p>
              </table:table-cell>
              <table:table-cell office:value-type="float" office:value="319">
                <text:p>319</text:p>
              </table:table-cell>
              <table:table-cell office:value-type="float" office:value="341">
                <text:p>34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67">
                <text:p>367</text:p>
              </table:table-cell>
              <table:table-cell office:value-type="float" office:value="307">
                <text:p>307</text:p>
              </table:table-cell>
              <table:table-cell office:value-type="float" office:value="365">
                <text:p>36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44">
                <text:p>444</text:p>
              </table:table-cell>
              <table:table-cell office:value-type="float" office:value="318">
                <text:p>318</text:p>
              </table:table-cell>
              <table:table-cell office:value-type="float" office:value="393">
                <text:p>393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14">
                <text:p>314</text:p>
              </table:table-cell>
              <table:table-cell office:value-type="float" office:value="288">
                <text:p>288</text:p>
              </table:table-cell>
              <table:table-cell office:value-type="float" office:value="369">
                <text:p>369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80">
                <text:p>380</text:p>
              </table:table-cell>
              <table:table-cell office:value-type="float" office:value="311">
                <text:p>311</text:p>
              </table:table-cell>
              <table:table-cell office:value-type="float" office:value="386">
                <text:p>38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48">
                <text:p>348</text:p>
              </table:table-cell>
              <table:table-cell office:value-type="float" office:value="323">
                <text:p>323</text:p>
              </table:table-cell>
              <table:table-cell office:value-type="float" office:value="298">
                <text:p>29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26">
                <text:p>426</text:p>
              </table:table-cell>
              <table:table-cell office:value-type="float" office:value="345">
                <text:p>345</text:p>
              </table:table-cell>
              <table:table-cell office:value-type="float" office:value="315">
                <text:p>31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348">
                <text:p>348</text:p>
              </table:table-cell>
              <table:table-cell office:value-type="float" office:value="310">
                <text:p>310</text:p>
              </table:table-cell>
              <table:table-cell office:value-type="float" office:value="358">
                <text:p>35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14">
                <text:p>414</text:p>
              </table:table-cell>
              <table:table-cell office:value-type="float" office:value="332">
                <text:p>332</text:p>
              </table:table-cell>
              <table:table-cell office:value-type="float" office:value="375">
                <text:p>37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7">
                <text:p>327</text:p>
              </table:table-cell>
              <table:table-cell office:value-type="float" office:value="298">
                <text:p>298</text:p>
              </table:table-cell>
              <table:table-cell office:value-type="float" office:value="263">
                <text:p>263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92">
                <text:p>392</text:p>
              </table:table-cell>
              <table:table-cell office:value-type="float" office:value="310">
                <text:p>310</text:p>
              </table:table-cell>
              <table:table-cell office:value-type="float" office:value="292">
                <text:p>292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27">
                <text:p>327</text:p>
              </table:table-cell>
              <table:table-cell office:value-type="float" office:value="311">
                <text:p>311</text:p>
              </table:table-cell>
              <table:table-cell office:value-type="float" office:value="314">
                <text:p>31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05">
                <text:p>405</text:p>
              </table:table-cell>
              <table:table-cell office:value-type="float" office:value="334">
                <text:p>334</text:p>
              </table:table-cell>
              <table:table-cell office:value-type="float" office:value="342">
                <text:p>342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34">
                <text:p>334</text:p>
              </table:table-cell>
              <table:table-cell office:value-type="float" office:value="320">
                <text:p>320</text:p>
              </table:table-cell>
              <table:table-cell office:value-type="float" office:value="299">
                <text:p>299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99">
                <text:p>399</text:p>
              </table:table-cell>
              <table:table-cell office:value-type="float" office:value="331">
                <text:p>331</text:p>
              </table:table-cell>
              <table:table-cell office:value-type="float" office:value="327">
                <text:p>327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64">
                <text:p>364</text:p>
              </table:table-cell>
              <table:table-cell office:value-type="float" office:value="318">
                <text:p>318</text:p>
              </table:table-cell>
              <table:table-cell office:value-type="float" office:value="349">
                <text:p>349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29">
                <text:p>429</text:p>
              </table:table-cell>
              <table:table-cell office:value-type="float" office:value="330">
                <text:p>330</text:p>
              </table:table-cell>
              <table:table-cell office:value-type="float" office:value="378">
                <text:p>378</text:p>
              </table:table-cell>
              <table:table-cell office:value-type="float" office:value="428">
                <text:p>4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13">
                <text:p>313</text:p>
              </table:table-cell>
              <table:table-cell office:value-type="float" office:value="293">
                <text:p>293</text:p>
              </table:table-cell>
              <table:table-cell office:value-type="float" office:value="294">
                <text:p>29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91">
                <text:p>391</text:p>
              </table:table-cell>
              <table:table-cell office:value-type="float" office:value="316">
                <text:p>316</text:p>
              </table:table-cell>
              <table:table-cell office:value-type="float" office:value="321">
                <text:p>321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28">
                <text:p>328</text:p>
              </table:table-cell>
              <table:table-cell office:value-type="float" office:value="289">
                <text:p>289</text:p>
              </table:table-cell>
              <table:table-cell office:value-type="float" office:value="299">
                <text:p>299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93">
                <text:p>393</text:p>
              </table:table-cell>
              <table:table-cell office:value-type="float" office:value="311">
                <text:p>311</text:p>
              </table:table-cell>
              <table:table-cell office:value-type="float" office:value="316">
                <text:p>316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13">
                <text:p>313</text:p>
              </table:table-cell>
              <table:table-cell office:value-type="float" office:value="332">
                <text:p>332</text:p>
              </table:table-cell>
              <table:table-cell office:value-type="float" office:value="314">
                <text:p>31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77">
                <text:p>377</text:p>
              </table:table-cell>
              <table:table-cell office:value-type="float" office:value="344">
                <text:p>344</text:p>
              </table:table-cell>
              <table:table-cell office:value-type="float" office:value="331">
                <text:p>331</text:p>
              </table:table-cell>
              <table:table-cell office:value-type="float" office:value="426">
                <text:p>42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352">
                <text:p>352</text:p>
              </table:table-cell>
              <table:table-cell office:value-type="float" office:value="319">
                <text:p>319</text:p>
              </table:table-cell>
              <table:table-cell office:value-type="float" office:value="343">
                <text:p>34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17">
                <text:p>417</text:p>
              </table:table-cell>
              <table:table-cell office:value-type="float" office:value="342">
                <text:p>342</text:p>
              </table:table-cell>
              <table:table-cell office:value-type="float" office:value="361">
                <text:p>361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35">
                <text:p>335</text:p>
              </table:table-cell>
              <table:table-cell office:value-type="float" office:value="314">
                <text:p>314</text:p>
              </table:table-cell>
              <table:table-cell office:value-type="float" office:value="305">
                <text:p>30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00">
                <text:p>400</text:p>
              </table:table-cell>
              <table:table-cell office:value-type="float" office:value="325">
                <text:p>325</text:p>
              </table:table-cell>
              <table:table-cell office:value-type="float" office:value="332">
                <text:p>33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35">
                <text:p>335</text:p>
              </table:table-cell>
              <table:table-cell office:value-type="float" office:value="308">
                <text:p>308</text:p>
              </table:table-cell>
              <table:table-cell office:value-type="float" office:value="299">
                <text:p>29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399">
                <text:p>399</text:p>
              </table:table-cell>
              <table:table-cell office:value-type="float" office:value="331">
                <text:p>331</text:p>
              </table:table-cell>
              <table:table-cell office:value-type="float" office:value="318">
                <text:p>318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352">
                <text:p>352</text:p>
              </table:table-cell>
              <table:table-cell office:value-type="float" office:value="303">
                <text:p>303</text:p>
              </table:table-cell>
              <table:table-cell office:value-type="float" office:value="338">
                <text:p>33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18">
                <text:p>418</text:p>
              </table:table-cell>
              <table:table-cell office:value-type="float" office:value="325">
                <text:p>325</text:p>
              </table:table-cell>
              <table:table-cell office:value-type="float" office:value="358">
                <text:p>35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332">
                <text:p>332</text:p>
              </table:table-cell>
              <table:table-cell office:value-type="float" office:value="297">
                <text:p>297</text:p>
              </table:table-cell>
              <table:table-cell office:value-type="float" office:value="329">
                <text:p>329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411">
                <text:p>411</text:p>
              </table:table-cell>
              <table:table-cell office:value-type="float" office:value="309">
                <text:p>309</text:p>
              </table:table-cell>
              <table:table-cell office:value-type="float" office:value="348">
                <text:p>348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38">
                <text:p>38</text:p>
              </table:table-cell>
              <table:table-cell office:value-type="float" office:value="67">
                <text:p>67</text:p>
              </table:table-cell>
              <table:table-cell office:value-type="float" office:value="32">
                <text:p>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9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2.458cm" svg:height="6.894cm" chart:class="chart:scatter" chart:style-name="ch1">
        <chart:title svg:x="3.425cm" svg:y="0.137cm" chart:style-name="ch2">
          <text:p>Backup duration with/without 
new  indexes for SQLite</text:p>
        </chart:title>
        <chart:legend chart:legend-position="end" svg:x="10.21cm" svg:y="2.978cm" chart:style-name="ch3"/>
        <chart:plot-area chart:style-name="ch4" table:cell-range-address="maous_sqlite_1.A13:maous_sqlite_1.A24 maous_sqlite_1.C12:maous_sqlite_1.D24" chart:data-source-has-labels="row" svg:x="0.297cm" svg:y="1.281cm" svg:width="9.665cm" svg:height="5.403cm">
          <chart:axis chart:dimension="x" chart:name="primary-x" chart:style-name="ch5">
            <chart:title svg:x="4.277cm" svg:y="6.249cm" chart:style-name="ch6">
              <text:p>Backup number</text:p>
            </chart:title>
          </chart:axis>
          <chart:axis chart:dimension="y" chart:name="primary-y" chart:style-name="ch5">
            <chart:title svg:x="0.249cm" svg:y="4.463cm" chart:style-name="ch7">
              <text:p>Time (sec)</text:p>
            </chart:title>
            <chart:grid chart:style-name="ch8" chart:class="major"/>
          </chart:axis>
          <chart:series chart:style-name="ch9" chart:values-cell-range-address="maous_sqlite_1.C13:maous_sqlite_1.C24" chart:label-cell-address="maous_sqlite_1.C12:maous_sqlite_1.C12" chart:class="chart:scatter">
            <chart:domain table:cell-range-address="maous_sqlite_1.A13:maous_sqlite_1.A24"/>
            <chart:data-point chart:repeated="12"/>
          </chart:series>
          <chart:series chart:style-name="ch10" chart:values-cell-range-address="maous_sqlite_1.D13:maous_sqlite_1.D24" chart:label-cell-address="maous_sqlite_1.D12:maous_sqlite_1.D12" chart:class="chart:scatte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maous_sqlite_1.C12:maous_sqlite_1.C12">Old index</text:p>
              </table:table-cell>
              <table:table-cell office:value-type="string">
                <text:p text:id="maous_sqlite_1.D12:maous_sqlite_1.D12">New index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maous_sqlite_1.A13:maous_sqlite_1.A24">1</text:p>
              </table:table-cell>
              <table:table-cell office:value-type="float" office:value="62">
                <text:p text:id="maous_sqlite_1.C13:maous_sqlite_1.C24">62</text:p>
              </table:table-cell>
              <table:table-cell office:value-type="float" office:value="448">
                <text:p text:id="maous_sqlite_1.D13:maous_sqlite_1.D24">44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64">
                <text:p>664</text:p>
              </table:table-cell>
              <table:table-cell office:value-type="float" office:value="444">
                <text:p>4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821">
                <text:p>82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52">
                <text:p>1152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36">
                <text:p>1736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267">
                <text:p>2267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792">
                <text:p>2792</text:p>
              </table:table-cell>
              <table:table-cell office:value-type="float" office:value="455">
                <text:p>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256">
                <text:p>3256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517">
                <text:p>3517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876">
                <text:p>3876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4250">
                <text:p>4250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686">
                <text:p>4686</text:p>
              </table:table-cell>
              <table:table-cell office:value-type="float" office:value="466">
                <text:p>466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6.751cm" svg:height="8.247cm" chart:class="chart:scatter" chart:style-name="ch1">
        <chart:title svg:x="5.16cm" svg:y="0.167cm" chart:style-name="ch2">
          <text:p>Backup timing with Incrementals</text:p>
        </chart:title>
        <chart:legend chart:legend-position="end" svg:x="13.596cm" svg:y="3.279cm" chart:style-name="ch3"/>
        <chart:plot-area chart:style-name="ch4" table:cell-range-address="Info_4.A47:Info_4.E96 Info_4.B1:Info_4.E1" chart:data-source-has-labels="row" svg:x="0.469cm" svg:y="0.832cm" svg:width="12.793cm" svg:height="7.124cm">
          <chart:axis chart:dimension="x" chart:name="primary-x" chart:style-name="ch5">
            <chart:title svg:x="5.034cm" svg:y="7.548cm" chart:style-name="ch6">
              <text:p>Backup number (28,000 files)</text:p>
            </chart:title>
          </chart:axis>
          <chart:axis chart:dimension="y" chart:name="primary-y" chart:style-name="ch5">
            <chart:title svg:x="0.336cm" svg:y="4.86cm" chart:style-name="ch7">
              <text:p>Time (sec)</text:p>
            </chart:title>
            <chart:grid chart:style-name="ch8" chart:class="major"/>
          </chart:axis>
          <chart:series chart:style-name="ch9" chart:values-cell-range-address="Info_4.B47:Info_4.B96" chart:label-cell-address="Info_4.B1:Info_4.B1" chart:class="chart:scatter">
            <chart:domain table:cell-range-address="Info_4.A47:Info_4.A96"/>
            <chart:data-point chart:repeated="50"/>
          </chart:series>
          <chart:series chart:style-name="ch10" chart:values-cell-range-address="Info_4.C47:Info_4.C96" chart:label-cell-address="Info_4.C1:Info_4.C1" chart:class="chart:scatter">
            <chart:data-point chart:repeated="50"/>
          </chart:series>
          <chart:series chart:style-name="ch11" chart:values-cell-range-address="Info_4.D47:Info_4.D96" chart:label-cell-address="Info_4.D1:Info_4.D1" chart:class="chart:scatter">
            <chart:data-point chart:repeated="50"/>
          </chart:series>
          <chart:series chart:style-name="ch12" chart:values-cell-range-address="Info_4.E47:Info_4.E96" chart:label-cell-address="Info_4.E1:Info_4.E1" chart:class="chart:scatter">
            <chart:data-point chart:repeated="5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Info_4.B1:Info_4.B1">Duration innodb</text:p>
              </table:table-cell>
              <table:table-cell office:value-type="string">
                <text:p text:id="Info_4.C1:Info_4.C1">3.0.2 isam</text:p>
              </table:table-cell>
              <table:table-cell office:value-type="string">
                <text:p text:id="Info_4.D1:Info_4.D1">Duration psql 8.4</text:p>
              </table:table-cell>
              <table:table-cell office:value-type="string">
                <text:p text:id="Info_4.E1:Info_4.E1">Duration sqlit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">
                <text:p text:id="Info_4.A47:Info_4.A96">46</text:p>
              </table:table-cell>
              <table:table-cell office:value-type="float" office:value="23">
                <text:p text:id="Info_4.B47:Info_4.B96">23</text:p>
              </table:table-cell>
              <table:table-cell office:value-type="float" office:value="30">
                <text:p text:id="Info_4.C47:Info_4.C96">30</text:p>
              </table:table-cell>
              <table:table-cell office:value-type="float" office:value="32">
                <text:p text:id="Info_4.D47:Info_4.D96">32</text:p>
              </table:table-cell>
              <table:table-cell office:value-type="float" office:value="30">
                <text:p text:id="Info_4.E47:Info_4.E96">3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7">
                <text:p>47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8">
                <text:p>48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2">
                <text:p>52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">
                <text:p>54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">
                <text:p>55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9">
                <text:p>59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">
                <text:p>60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">
                <text:p>61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">
                <text:p>62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  <table:table-cell office:value-type="float" office:value="28">
                <text:p>28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">
                <text:p>63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4">
                <text:p>64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5">
                <text:p>65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6">
                <text:p>66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9">
                <text:p>69</text:p>
              </table:table-cell>
              <table:table-cell office:value-type="float" office:value="29">
                <text:p>29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0">
                <text:p>70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1">
                <text:p>71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2">
                <text:p>72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3">
                <text:p>73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4">
                <text:p>74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5">
                <text:p>75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6">
                <text:p>76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8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0">
                <text:p>80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1">
                <text:p>81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2">
                <text:p>82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3">
                <text:p>83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4">
                <text:p>84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5">
                <text:p>85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6">
                <text:p>86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7">
                <text:p>87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8">
                <text:p>88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9">
                <text:p>89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0">
                <text:p>90</text:p>
              </table:table-cell>
              <table:table-cell office:value-type="float" office:value="26">
                <text:p>26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1">
                <text:p>91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3">
                <text:p>93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4">
                <text:p>94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5">
                <text:p>95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pline-order="3"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1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2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13" style:family="chart">
      <style:chart-properties chart:symbol-type="none"/>
      <style:graphic-properties draw:stroke="solid" svg:stroke-width="0.088cm" svg:stroke-color="#579d1c" draw:fill-color="#579d1c"/>
      <style:text-properties fo:font-size="6pt" style:font-size-asian="6pt" style:font-size-complex="6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draw:stroke="none" svg:stroke-color="#b3b3b3" draw:fill="solid" draw:fill-color="#cccccc"/>
    </style:style>
  </office:automatic-styles>
  <office:body>
    <office:chart>
      <chart:chart svg:width="14.32cm" svg:height="8.56cm" chart:class="chart:scatter" chart:style-name="ch1">
        <chart:title svg:x="3.852cm" svg:y="0.172cm" chart:style-name="ch2">
          <text:p>Backup timing for Mysql/MyISAM</text:p>
        </chart:title>
        <chart:subtitle svg:x="4.289cm" svg:y="0.846cm" chart:style-name="ch3">
          <text:p>28,000 files incrememtal, two in //</text:p>
        </chart:subtitle>
        <chart:legend chart:legend-position="bottom" svg:x="2.908cm" svg:y="7.825cm" chart:style-name="ch4"/>
        <chart:plot-area chart:style-name="ch5" table:cell-range-address="Info_4.A1:Info_4.A1 Info_4.A46:Info_4.A96 Info_4.C1:Info_4.C1 Info_4.C46:Info_4.C96 Info_4.F1:Info_4.F1 Info_4.F46:Info_4.F96 Info_4.J1:Info_4.J1 Info_4.J46:Info_4.J96 Info_4.L1:Info_4.L1 Info_4.L46:Info_4.L96" chart:data-source-has-labels="row" svg:x="0.418cm" svg:y="1.285cm" svg:width="11.236cm" svg:height="6.54cm">
          <chart:axis chart:dimension="x" chart:name="primary-x" chart:style-name="ch6">
            <chart:title svg:x="5.288cm" svg:y="7.25cm" chart:style-name="ch7">
              <text:p>Backup Number</text:p>
            </chart:title>
          </chart:axis>
          <chart:axis chart:dimension="y" chart:name="primary-y" chart:style-name="ch6">
            <chart:title svg:x="0.333cm" svg:y="5.023cm" chart:style-name="ch8">
              <text:p>Time (sec)</text:p>
            </chart:title>
            <chart:grid chart:style-name="ch9" chart:class="major"/>
          </chart:axis>
          <chart:series chart:style-name="ch10" chart:values-cell-range-address="Info_4.C46:Info_4.C96" chart:label-cell-address="Info_4.C1:Info_4.C1" chart:class="chart:scatter">
            <chart:domain table:cell-range-address="Info_4.A46:Info_4.A96"/>
            <chart:data-point chart:repeated="51"/>
          </chart:series>
          <chart:series chart:style-name="ch11" chart:values-cell-range-address="Info_4.F46:Info_4.F96" chart:label-cell-address="Info_4.F1:Info_4.F1" chart:class="chart:scatter">
            <chart:data-point chart:repeated="51"/>
          </chart:series>
          <chart:series chart:style-name="ch12" chart:values-cell-range-address="Info_4.J46:Info_4.J96" chart:label-cell-address="Info_4.J1:Info_4.J1" chart:class="chart:scatter">
            <chart:data-point chart:repeated="51"/>
          </chart:series>
          <chart:series chart:style-name="ch13" chart:values-cell-range-address="Info_4.L46:Info_4.L96" chart:label-cell-address="Info_4.L1:Info_4.L1" chart:class="chart:scatter">
            <chart:data-point chart:repeated="5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Info_4.C1:Info_4.C1">3.0.2 isam</text:p>
              </table:table-cell>
              <table:table-cell office:value-type="string">
                <text:p text:id="Info_4.F1:Info_4.F1">3.1.x isam</text:p>
              </table:table-cell>
              <table:table-cell office:value-type="string">
                <text:p text:id="Info_4.J1:Info_4.J1">2.0.3 MyISAM</text:p>
              </table:table-cell>
              <table:table-cell office:value-type="string">
                <text:p text:id="Info_4.L1:Info_4.L1">2.2.8 MyIS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 text:id="Info_4.A46:Info_4.A96">45</text:p>
              </table:table-cell>
              <table:table-cell office:value-type="float" office:value="28">
                <text:p text:id="Info_4.C46:Info_4.C96">28</text:p>
              </table:table-cell>
              <table:table-cell office:value-type="float" office:value="38">
                <text:p text:id="Info_4.F46:Info_4.F96">38</text:p>
              </table:table-cell>
              <table:table-cell office:value-type="float" office:value="22">
                <text:p text:id="Info_4.J46:Info_4.J96">22</text:p>
              </table:table-cell>
              <table:table-cell office:value-type="float" office:value="43">
                <text:p text:id="Info_4.L46:Info_4.L96">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7">
                <text:p>47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8">
                <text:p>48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33">
                <text:p>33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">
                <text:p>51</text:p>
              </table:table-cell>
              <table:table-cell office:value-type="float" office:value="23">
                <text:p>23</text:p>
              </table:table-cell>
              <table:table-cell office:value-type="float" office:value="30">
                <text:p>30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2">
                <text:p>52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">
                <text:p>53</text:p>
              </table:table-cell>
              <table:table-cell office:value-type="float" office:value="32">
                <text:p>32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4">
                <text:p>54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6">
                <text:p>56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7">
                <text:p>57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9">
                <text:p>59</text:p>
              </table:table-cell>
              <table:table-cell office:value-type="float" office:value="23">
                <text:p>23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">
                <text:p>60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">
                <text:p>61</text:p>
              </table:table-cell>
              <table:table-cell office:value-type="float" office:value="30">
                <text:p>30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2">
                <text:p>62</text:p>
              </table:table-cell>
              <table:table-cell office:value-type="float" office:value="26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3">
                <text:p>63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6">
                <text:p>66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7">
                <text:p>67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8">
                <text:p>68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9">
                <text:p>69</text:p>
              </table:table-cell>
              <table:table-cell office:value-type="float" office:value="26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0">
                <text:p>70</text:p>
              </table:table-cell>
              <table:table-cell office:value-type="float" office:value="23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">
                <text:p>71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2">
                <text:p>72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3">
                <text:p>73</text:p>
              </table:table-cell>
              <table:table-cell office:value-type="float" office:value="30">
                <text:p>30</text:p>
              </table:table-cell>
              <table:table-cell office:value-type="float" office:value="32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4">
                <text:p>74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5">
                <text:p>75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1">
                <text:p>2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6">
                <text:p>76</text:p>
              </table:table-cell>
              <table:table-cell office:value-type="float" office:value="31">
                <text:p>31</text:p>
              </table:table-cell>
              <table:table-cell office:value-type="float" office:value="29">
                <text:p>29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7">
                <text:p>77</text:p>
              </table:table-cell>
              <table:table-cell office:value-type="float" office:value="27">
                <text:p>27</text:p>
              </table:table-cell>
              <table:table-cell office:value-type="float" office:value="25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8">
                <text:p>78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9">
                <text:p>79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30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1">
                <text:p>81</text:p>
              </table:table-cell>
              <table:table-cell office:value-type="float" office:value="26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2">
                <text:p>82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3">
                <text:p>83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4">
                <text:p>84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5">
                <text:p>85</text:p>
              </table:table-cell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6">
                <text:p>86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7">
                <text:p>87</text:p>
              </table:table-cell>
              <table:table-cell office:value-type="float" office:value="28">
                <text:p>28</text:p>
              </table:table-cell>
              <table:table-cell office:value-type="float" office:value="24">
                <text:p>24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8">
                <text:p>88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9">
                <text:p>89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">
                <text:p>90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1">
                <text:p>91</text:p>
              </table:table-cell>
              <table:table-cell office:value-type="float" office:value="29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">
                <text:p>92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3">
                <text:p>93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  <table:table-cell office:value-type="float" office:value="22">
                <text:p>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4">
                <text:p>94</text:p>
              </table:table-cell>
              <table:table-cell office:value-type="float" office:value="27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1">
                <text:p>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5">
                <text:p>95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6.781cm" svg:height="9.575cm" chart:class="chart:scatter" chart:style-name="ch1">
        <chart:legend chart:legend-position="end" svg:x="14.314cm" svg:y="4.318cm" chart:style-name="ch2"/>
        <chart:plot-area chart:style-name="ch3" table:cell-range-address="'Sum 1 job'.A2:'Sum 1 job'.A13 'Sum 1 job'.C1:'Sum 1 job'.D13" chart:data-source-has-labels="row" svg:x="0.335cm" svg:y="0.191cm" svg:width="13.645cm" svg:height="9.00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um 1 job'.C2:'Sum 1 job'.C13" chart:label-cell-address="'Sum 1 job'.C1:'Sum 1 job'.C1" chart:class="chart:scatter">
            <chart:domain table:cell-range-address="'Sum 1 job'.A2:'Sum 1 job'.A13"/>
            <chart:data-point chart:repeated="12"/>
          </chart:series>
          <chart:series chart:style-name="ch7" chart:values-cell-range-address="'Sum 1 job'.D2:'Sum 1 job'.D13" chart:label-cell-address="'Sum 1 job'.D1:'Sum 1 job'.D1" chart:class="chart:scatte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Sum 1 job'.C1:'Sum 1 job'.C1">Time pgsql</text:p>
              </table:table-cell>
              <table:table-cell office:value-type="string">
                <text:p text:id="'Sum 1 job'.D1:'Sum 1 job'.D1">Time mysq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Sum 1 job'.A2:'Sum 1 job'.A13">1</text:p>
              </table:table-cell>
              <table:table-cell office:value-type="float" office:value="727">
                <text:p text:id="'Sum 1 job'.C2:'Sum 1 job'.C13">727</text:p>
              </table:table-cell>
              <table:table-cell office:value-type="float" office:value="268">
                <text:p text:id="'Sum 1 job'.D2:'Sum 1 job'.D13">26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71">
                <text:p>471</text:p>
              </table:table-cell>
              <table:table-cell office:value-type="float" office:value="544">
                <text:p>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80">
                <text:p>480</text:p>
              </table:table-cell>
              <table:table-cell office:value-type="float" office:value="533">
                <text:p>5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95">
                <text:p>49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06">
                <text:p>506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23">
                <text:p>523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40">
                <text:p>54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95">
                <text:p>595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87">
                <text:p>587</text:p>
              </table:table-cell>
              <table:table-cell office:value-type="float" office:value="538">
                <text:p>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99">
                <text:p>699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04">
                <text:p>804</text:p>
              </table:table-cell>
              <table:table-cell office:value-type="float" office:value="553">
                <text:p>5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866">
                <text:p>866</text:p>
              </table:table-cell>
              <table:table-cell office:value-type="float" office:value="544">
                <text:p>54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6.479cm" svg:height="7.661cm" chart:class="chart:scatter" chart:style-name="ch1">
        <chart:legend chart:legend-position="end" svg:x="14.018cm" svg:y="3.361cm" chart:style-name="ch2"/>
        <chart:plot-area chart:style-name="ch3" table:cell-range-address="'Sum 1 job'.A15:'Sum 1 job'.A39 'Sum 1 job'.C1:'Sum 1 job'.D1 'Sum 1 job'.C15:'Sum 1 job'.D39" chart:data-source-has-labels="row" svg:x="0.329cm" svg:y="0.153cm" svg:width="13.361cm" svg:height="7.202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um 1 job'.C15:'Sum 1 job'.C39" chart:label-cell-address="'Sum 1 job'.C1:'Sum 1 job'.C1" chart:class="chart:scatter">
            <chart:domain table:cell-range-address="'Sum 1 job'.A15:'Sum 1 job'.A39"/>
            <chart:data-point chart:repeated="25"/>
          </chart:series>
          <chart:series chart:style-name="ch7" chart:values-cell-range-address="'Sum 1 job'.D15:'Sum 1 job'.D39" chart:label-cell-address="'Sum 1 job'.D1:'Sum 1 job'.D1" chart:class="chart:scatter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Sum 1 job'.C1:'Sum 1 job'.C1">Time pgsql</text:p>
              </table:table-cell>
              <table:table-cell office:value-type="string">
                <text:p text:id="'Sum 1 job'.D1:'Sum 1 job'.D1">Time mysq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">
                <text:p text:id="'Sum 1 job'.A15:'Sum 1 job'.A39">14</text:p>
              </table:table-cell>
              <table:table-cell office:value-type="float" office:value="43">
                <text:p text:id="'Sum 1 job'.C15:'Sum 1 job'.C39">43</text:p>
              </table:table-cell>
              <table:table-cell office:value-type="float" office:value="43">
                <text:p text:id="'Sum 1 job'.D15:'Sum 1 job'.D39">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41">
                <text:p>4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47">
                <text:p>4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53">
                <text:p>5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72">
                <text:p>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59">
                <text:p>59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">
                <text:p>22</text:p>
              </table:table-cell>
              <table:table-cell office:value-type="float" office:value="52">
                <text:p>5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">
                <text:p>23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">
                <text:p>24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46">
                <text:p>4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7">
                <text:p>27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">
                <text:p>28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">
                <text:p>29</text:p>
              </table:table-cell>
              <table:table-cell office:value-type="float" office:value="52">
                <text:p>5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46">
                <text:p>4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">
                <text:p>33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">
                <text:p>34</text:p>
              </table:table-cell>
              <table:table-cell office:value-type="float" office:value="44">
                <text:p>4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6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7">
                <text:p>37</text:p>
              </table:table-cell>
              <table:table-cell office:value-type="float" office:value="44">
                <text:p>4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1">
                <text:p>4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15.459cm" svg:height="9.762cm" chart:class="chart:scatter" chart:style-name="ch1">
        <chart:legend chart:legend-position="end" svg:x="13.018cm" svg:y="4.224cm" chart:style-name="ch2"/>
        <chart:plot-area chart:style-name="ch3" table:cell-range-address="'Info test'.A1:'Info test'.D13" chart:data-source-has-labels="row" svg:x="0.309cm" svg:y="0.195cm" svg:width="12.401cm" svg:height="9.17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nfo test'.B2:'Info test'.B13" chart:label-cell-address="'Info test'.B1:'Info test'.B1" chart:class="chart:scatter">
            <chart:domain table:cell-range-address="'Info test'.A2:'Info test'.A13"/>
            <chart:data-point chart:repeated="12"/>
          </chart:series>
          <chart:series chart:style-name="ch7" chart:values-cell-range-address="'Info test'.C2:'Info test'.C13" chart:label-cell-address="'Info test'.C1:'Info test'.C1" chart:class="chart:scatter">
            <chart:data-point chart:repeated="12"/>
          </chart:series>
          <chart:series chart:style-name="ch8" chart:values-cell-range-address="'Info test'.D2:'Info test'.D13" chart:label-cell-address="'Info test'.D1:'Info test'.D1" chart:class="chart:scatter">
            <chart:data-point chart:repeated="1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Info test'.B1:'Info test'.B1">Time sqlite</text:p>
              </table:table-cell>
              <table:table-cell office:value-type="string">
                <text:p text:id="'Info test'.C1:'Info test'.C1">Time pgsql</text:p>
              </table:table-cell>
              <table:table-cell office:value-type="string">
                <text:p text:id="'Info test'.D1:'Info test'.D1">Time mysq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Info test'.A2:'Info test'.A13">1</text:p>
              </table:table-cell>
              <table:table-cell office:value-type="float" office:value="154">
                <text:p text:id="'Info test'.B2:'Info test'.B13">154</text:p>
              </table:table-cell>
              <table:table-cell office:value-type="float" office:value="0">
                <text:p text:id="'Info test'.C2:'Info test'.C13">0</text:p>
              </table:table-cell>
              <table:table-cell office:value-type="float" office:value="540">
                <text:p text:id="'Info test'.D2:'Info test'.D13">54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1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71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15">
                <text:p>1115</text:p>
              </table:table-cell>
              <table:table-cell office:value-type="float" office:value="0">
                <text:p>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248">
                <text:p>2248</text:p>
              </table:table-cell>
              <table:table-cell office:value-type="float" office:value="0">
                <text:p>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155">
                <text:p>3155</text:p>
              </table:table-cell>
              <table:table-cell office:value-type="float" office:value="0">
                <text:p>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204">
                <text:p>2204</text:p>
              </table:table-cell>
              <table:table-cell office:value-type="float" office:value="0">
                <text:p>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953">
                <text:p>1953</text:p>
              </table:table-cell>
              <table:table-cell office:value-type="float" office:value="0">
                <text:p>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703">
                <text:p>2703</text:p>
              </table:table-cell>
              <table:table-cell office:value-type="float" office:value="0">
                <text:p>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101">
                <text:p>3101</text:p>
              </table:table-cell>
              <table:table-cell office:value-type="float" office:value="0">
                <text:p>0</text:p>
              </table:table-cell>
              <table:table-cell office:value-type="float" office:value="490">
                <text:p>49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651cm" svg:height="10.001cm" chart:class="chart:scatter" chart:style-name="ch1">
        <chart:legend chart:legend-position="end" svg:x="10.266cm" svg:y="4.531cm" chart:style-name="ch2"/>
        <chart:plot-area chart:style-name="ch3" table:cell-range-address="'Info test'.A2:'Info test'.A13 'Info test'.C1:'Info test'.D13" chart:data-source-has-labels="row" svg:x="0.253cm" svg:y="0.2cm" svg:width="9.761cm" svg:height="9.401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nfo test'.C2:'Info test'.C13" chart:label-cell-address="'Info test'.C1:'Info test'.C1" chart:class="chart:scatter">
            <chart:domain table:cell-range-address="'Info test'.A2:'Info test'.A13"/>
            <chart:data-point chart:repeated="12"/>
          </chart:series>
          <chart:series chart:style-name="ch7" chart:values-cell-range-address="'Info test'.D2:'Info test'.D13" chart:label-cell-address="'Info test'.D1:'Info test'.D1" chart:class="chart:scatte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Info test'.C1:'Info test'.C1">Time pgsql</text:p>
              </table:table-cell>
              <table:table-cell office:value-type="string">
                <text:p text:id="'Info test'.D1:'Info test'.D1">Time mysq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Info test'.A2:'Info test'.A13">1</text:p>
              </table:table-cell>
              <table:table-cell office:value-type="float" office:value="0">
                <text:p text:id="'Info test'.C2:'Info test'.C13">0</text:p>
              </table:table-cell>
              <table:table-cell office:value-type="float" office:value="540">
                <text:p text:id="'Info test'.D2:'Info test'.D13">54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490">
                <text:p>49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draw:stroke="none" svg:stroke-color="#b3b3b3" draw:fill="solid" draw:fill-color="#cccccc"/>
    </style:style>
  </office:automatic-styles>
  <office:body>
    <office:chart>
      <chart:chart svg:width="18.518cm" svg:height="7.655cm" chart:class="chart:scatter" chart:style-name="ch1">
        <chart:legend chart:legend-position="end" svg:x="16.257cm" svg:y="3.545cm" chart:style-name="ch2"/>
        <chart:plot-area chart:style-name="ch3" table:cell-range-address="maous_mysql_2.A13:maous_mysql_2.A55 maous_mysql_2.C12:maous_mysql_2.C55" chart:data-source-has-labels="row" svg:x="0.369cm" svg:y="0.153cm" svg:width="15.519cm" svg:height="7.196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maous_mysql_2.C13:maous_mysql_2.C55" chart:label-cell-address="maous_mysql_2.C12:maous_mysql_2.C12" chart:class="chart:scatter">
            <chart:domain table:cell-range-address="maous_mysql_2.A13:maous_mysql_2.A55"/>
            <chart:data-point chart:repeated="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maous_mysql_2.C12:maous_mysql_2.C12">Dur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maous_mysql_2.A13:maous_mysql_2.A55">1</text:p>
              </table:table-cell>
              <table:table-cell office:value-type="float" office:value="592">
                <text:p text:id="maous_mysql_2.C13:maous_mysql_2.C55">5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782">
                <text:p>78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.43970680236816pt" style:font-size-asian="8.43970680236816pt" style:font-size-complex="8.43970680236816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5.835cm" svg:height="9.038cm" chart:class="chart:scatter" chart:style-name="ch1">
        <chart:legend chart:legend-position="end" svg:x="13.269cm" svg:y="3.986cm" chart:style-name="ch2"/>
        <chart:plot-area chart:style-name="ch3" table:cell-range-address="'Info 2'.A2:'Info 2'.B30 'Info 2'.B1:'Info 2'.B30 'Info 2'.C1:'Info 2'.C44 'Info 2'.A1:'Info 2'.A1" chart:data-source-has-labels="row" svg:x="0.316cm" svg:y="0.179cm" svg:width="12.637cm" svg:height="8.497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Info 2'.B2:'Info 2'.B30" chart:label-cell-address="'Info 2'.B1:'Info 2'.B1" chart:class="chart:scatter">
            <chart:domain table:cell-range-address="'Info 2'.A2:'Info 2'.A30"/>
            <chart:data-point chart:repeated="29"/>
          </chart:series>
          <chart:series chart:style-name="ch7" chart:values-cell-range-address="'Info 2'.C2:'Info 2'.C44" chart:label-cell-address="'Info 2'.C1:'Info 2'.C1" chart:class="chart:scatter">
            <chart:domain table:cell-range-address="'Info 2'.A2:'Info 2'.A44"/>
            <chart:data-point chart:repeated="4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'Info 2'.B1:'Info 2'.B1">Time psql</text:p>
              </table:table-cell>
              <table:table-cell office:value-type="string">
                <text:p>Column A</text:p>
              </table:table-cell>
              <table:table-cell office:value-type="string">
                <text:p text:id="'Info 2'.C1:'Info 2'.C1">Time mysq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'Info 2'.A2:'Info 2'.A30">1</text:p>
              </table:table-cell>
              <table:table-cell office:value-type="float" office:value="637">
                <text:p text:id="'Info 2'.B2:'Info 2'.B30">637</text:p>
              </table:table-cell>
              <table:table-cell office:value-type="float" office:value="1">
                <text:p text:id="'Info 2'.A2:'Info 2'.A44">1</text:p>
              </table:table-cell>
              <table:table-cell office:value-type="float" office:value="592">
                <text:p text:id="'Info 2'.C2:'Info 2'.C44">59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14">
                <text:p>414</text:p>
              </table:table-cell>
              <table:table-cell office:value-type="float" office:value="2">
                <text:p>2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699">
                <text:p>3699</text:p>
              </table:table-cell>
              <table:table-cell office:value-type="float" office:value="3">
                <text:p>3</text:p>
              </table:table-cell>
              <table:table-cell office:value-type="float" office:value="1035">
                <text:p>10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747">
                <text:p>3747</text:p>
              </table:table-cell>
              <table:table-cell office:value-type="float" office:value="4">
                <text:p>4</text:p>
              </table:table-cell>
              <table:table-cell office:value-type="float" office:value="1095">
                <text:p>1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352">
                <text:p>4352</text:p>
              </table:table-cell>
              <table:table-cell office:value-type="float" office:value="5">
                <text:p>5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371">
                <text:p>5371</text:p>
              </table:table-cell>
              <table:table-cell office:value-type="float" office:value="6">
                <text:p>6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137">
                <text:p>11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54">
                <text:p>10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790">
                <text:p>7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679">
                <text:p>6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781">
                <text:p>7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793">
                <text:p>79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683">
                <text:p>6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9">
                <text:p>19</text:p>
              </table:table-cell>
              <table:table-cell office:value-type="float" office:value="786">
                <text:p>78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675">
                <text:p>6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778">
                <text:p>7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804">
                <text:p>8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27">
                <text:p>27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0">
                <text:p>30</text:p>
              </table:table-cell>
              <table:table-cell office:value-type="float" office:value="718">
                <text:p>71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1">
                <text:p>31</text:p>
              </table:table-cell>
              <table:table-cell office:value-type="float" office:value="823">
                <text:p>82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2">
                <text:p>32</text:p>
              </table:table-cell>
              <table:table-cell office:value-type="float" office:value="733">
                <text:p>733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3">
                <text:p>33</text:p>
              </table:table-cell>
              <table:table-cell office:value-type="float" office:value="849">
                <text:p>849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4">
                <text:p>34</text:p>
              </table:table-cell>
              <table:table-cell office:value-type="float" office:value="694">
                <text:p>69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5">
                <text:p>35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6">
                <text:p>3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7">
                <text:p>37</text:p>
              </table:table-cell>
              <table:table-cell office:value-type="float" office:value="810">
                <text:p>810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8">
                <text:p>38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9">
                <text:p>39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0">
                <text:p>4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1">
                <text:p>41</text:p>
              </table:table-cell>
              <table:table-cell office:value-type="float" office:value="794">
                <text:p>794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2">
                <text:p>42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43">
                <text:p>43</text:p>
              </table:table-cell>
              <table:table-cell office:value-type="float" office:value="782">
                <text:p>78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one"/>
      <style:graphic-properties draw:stroke="solid" svg:stroke-width="0.088cm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one"/>
      <style:graphic-properties draw:stroke="solid" svg:stroke-width="0.088cm" svg:stroke-color="#ff420e" draw:fill-color="#ff420e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7.335cm" svg:height="7.337cm" chart:class="chart:scatter" chart:style-name="ch1">
        <chart:title svg:x="6.153cm" svg:y="0.159cm" chart:style-name="ch2">
          <text:p>PostgreSQL performance</text:p>
        </chart:title>
        <chart:legend chart:legend-position="end" svg:x="13.746cm" svg:y="3.199cm" chart:style-name="ch3"/>
        <chart:plot-area chart:style-name="ch4" table:cell-range-address="maous_psql_2.A13:maous_psql_2.A45 maous_psql_2.C12:maous_psql_2.D45" chart:data-source-has-labels="row" svg:x="0.491cm" svg:y="0.796cm" svg:width="12.91cm" svg:height="6.304cm">
          <chart:axis chart:dimension="x" chart:name="primary-x" chart:style-name="ch5">
            <chart:title svg:x="5.194cm" svg:y="6.674cm" chart:style-name="ch6">
              <text:p>Backup number (each 1.5M)</text:p>
            </chart:title>
          </chart:axis>
          <chart:axis chart:dimension="y" chart:name="primary-y" chart:style-name="ch5">
            <chart:title svg:x="0.347cm" svg:y="4.299cm" chart:style-name="ch7">
              <text:p>Time sec</text:p>
            </chart:title>
            <chart:grid chart:style-name="ch8" chart:class="major"/>
          </chart:axis>
          <chart:series chart:style-name="ch9" chart:values-cell-range-address="maous_psql_2.C13:maous_psql_2.C45" chart:label-cell-address="maous_psql_2.C12:maous_psql_2.C12" chart:class="chart:scatter">
            <chart:domain table:cell-range-address="maous_psql_2.A13:maous_psql_2.A45"/>
            <chart:data-point chart:repeated="33"/>
          </chart:series>
          <chart:series chart:style-name="ch10" chart:values-cell-range-address="maous_psql_2.D13:maous_psql_2.D45" chart:label-cell-address="maous_psql_2.D12:maous_psql_2.D12" chart:class="chart:scatter">
            <chart:data-point chart:repeated="3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maous_psql_2.C12:maous_psql_2.C12">Duration MI local</text:p>
              </table:table-cell>
              <table:table-cell office:value-type="string">
                <text:p text:id="maous_psql_2.D12:maous_psql_2.D12">Duration SI networ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 text:id="maous_psql_2.A13:maous_psql_2.A45">1</text:p>
              </table:table-cell>
              <table:table-cell office:value-type="float" office:value="439">
                <text:p text:id="maous_psql_2.C13:maous_psql_2.C45">439</text:p>
              </table:table-cell>
              <table:table-cell office:value-type="float" office:value="637">
                <text:p text:id="maous_psql_2.D13:maous_psql_2.D45">63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98">
                <text:p>598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89">
                <text:p>689</text:p>
              </table:table-cell>
              <table:table-cell office:value-type="float" office:value="3699">
                <text:p>36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92">
                <text:p>692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23">
                <text:p>823</text:p>
              </table:table-cell>
              <table:table-cell office:value-type="float" office:value="4352">
                <text:p>43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77">
                <text:p>677</text:p>
              </table:table-cell>
              <table:table-cell office:value-type="float" office:value="5371">
                <text:p>5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58">
                <text:p>75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79">
                <text:p>77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44">
                <text:p>94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39">
                <text:p>93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068">
                <text:p>106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57">
                <text:p>125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255">
                <text:p>125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47">
                <text:p>164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642">
                <text:p>164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2062">
                <text:p>206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067">
                <text:p>206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448">
                <text:p>244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453">
                <text:p>245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951">
                <text:p>295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943">
                <text:p>294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288">
                <text:p>328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283">
                <text:p>328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636">
                <text:p>363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641">
                <text:p>364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4049">
                <text:p>404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058">
                <text:p>405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4514">
                <text:p>45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4508">
                <text:p>450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570">
                <text:p>4570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565">
                <text:p>456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4523">
                <text:p>452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4528">
                <text:p>4528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